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2" svg:font-family="'Wingdings 2'" style:font-charset="x-symbol"/>
    <style:font-face style:name="OpenSymbol1" svg:font-family="OpenSymbol" style:font-adornments="Regular" style:font-pitch="variable"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 svg:font-family="Arial" style:font-family-generic="roman" style:font-pitch="variable"/>
    <style:font-face style:name="Droid Serif" svg:font-family="'Droid Serif'"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Droid Serif1" svg:font-family="'Droid Serif'"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egoe UI" svg:font-family="'Segoe UI'"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Tahoma" svg:font-family="Tahoma"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automatic-styles>
    <style:style style:name="Table1" style:family="table">
      <style:table-properties style:width="3.6979in" fo:margin-left="0.0486in" fo:margin-top="0in" fo:margin-bottom="0in" table:align="left" style:writing-mode="lr-tb"/>
    </style:style>
    <style:style style:name="Table1.A" style:family="table-column">
      <style:table-column-properties style:column-width="1.9458in"/>
    </style:style>
    <style:style style:name="Table1.B" style:family="table-column">
      <style:table-column-properties style:column-width="0.875in"/>
    </style:style>
    <style:style style:name="Table1.C" style:family="table-column">
      <style:table-column-properties style:column-width="0.8771in"/>
    </style:style>
    <style:style style:name="Table1.1" style:family="table-row">
      <style:table-row-properties style:min-row-height="0.3229in" fo:keep-together="auto"/>
    </style:style>
    <style:style style:name="Table1.A1" style:family="table-cell">
      <style:table-cell-properties fo:background-color="transparent" fo:padding="0.0694in" fo:border="1pt solid #000000">
        <style:background-image/>
      </style:table-cell-properties>
    </style:style>
    <style:style style:name="Table1.2" style:family="table-row">
      <style:table-row-properties style:min-row-height="0.2813in" fo:keep-together="auto"/>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2" style:family="table">
      <style:table-properties style:width="3.6875in" fo:margin-left="0in" fo:margin-top="0in" fo:margin-bottom="0in" table:align="left" style:writing-mode="lr-tb"/>
    </style:style>
    <style:style style:name="Table2.A" style:family="table-column">
      <style:table-column-properties style:column-width="3.6875in"/>
    </style:style>
    <style:style style:name="Table2.1" style:family="table-row">
      <style:table-row-properties fo:keep-together="auto"/>
    </style:style>
    <style:style style:name="Table2.A1" style:family="table-cell">
      <style:table-cell-properties fo:background-color="transparent" fo:padding="0.0694in" fo:border="1pt solid #980000">
        <style:background-image/>
      </style:table-cell-properties>
    </style:style>
    <style:style style:name="Table3" style:family="table">
      <style:table-properties style:width="3.3153in" fo:margin-left="0.3028in" fo:margin-top="0in" fo:margin-bottom="0in" table:align="left" style:writing-mode="lr-tb"/>
    </style:style>
    <style:style style:name="Table3.A" style:family="table-column">
      <style:table-column-properties style:column-width="3.3153in"/>
    </style:style>
    <style:style style:name="Table3.1" style:family="table-row">
      <style:table-row-properties fo:keep-together="auto"/>
    </style:style>
    <style:style style:name="Table3.A1" style:family="table-cell">
      <style:table-cell-properties fo:background-color="transparent" fo:padding="0.0694in" fo:border="1pt solid #980000">
        <style:background-image/>
      </style:table-cell-properties>
    </style:style>
    <style:style style:name="Table4" style:family="table">
      <style:table-properties style:width="7.309in" fo:margin-left="0.1319in" fo:margin-top="0in" fo:margin-bottom="0in" table:align="left" style:writing-mode="lr-tb"/>
    </style:style>
    <style:style style:name="Table4.A" style:family="table-column">
      <style:table-column-properties style:column-width="1.0306in"/>
    </style:style>
    <style:style style:name="Table4.B" style:family="table-column">
      <style:table-column-properties style:column-width="1.0604in"/>
    </style:style>
    <style:style style:name="Table4.C" style:family="table-column">
      <style:table-column-properties style:column-width="0.9896in"/>
    </style:style>
    <style:style style:name="Table4.D" style:family="table-column">
      <style:table-column-properties style:column-width="1.5639in"/>
    </style:style>
    <style:style style:name="Table4.E" style:family="table-column">
      <style:table-column-properties style:column-width="0.3854in"/>
    </style:style>
    <style:style style:name="Table4.F" style:family="table-column">
      <style:table-column-properties style:column-width="1.0167in"/>
    </style:style>
    <style:style style:name="Table4.G" style:family="table-column">
      <style:table-column-properties style:column-width="1.2618in"/>
    </style:style>
    <style:style style:name="Table4.1" style:family="table-row">
      <style:table-row-properties style:min-row-height="0.3229in" fo:keep-together="auto"/>
    </style:style>
    <style:style style:name="Table4.A1" style:family="table-cell">
      <style:table-cell-properties fo:background-color="transparent" fo:padding="0.0694in" fo:border="1pt solid #000000">
        <style:background-image/>
      </style:table-cell-properties>
    </style:style>
    <style:style style:name="Table4.E1" style:family="table-cell">
      <style:table-cell-properties fo:background-color="transparent" fo:padding="0.0694in" fo:border-left="1pt solid #000000" fo:border-right="1pt solid #000000" fo:border-top="none" fo:border-bottom="none">
        <style:background-image/>
      </style:table-cell-properties>
    </style:style>
    <style:style style:name="Table4.2" style:family="table-row">
      <style:table-row-properties style:min-row-height="0.2917in" fo:keep-together="auto"/>
    </style:style>
    <style:style style:name="Table4.3" style:family="table-row">
      <style:table-row-properties style:min-row-height="0.3438in" fo:keep-together="auto"/>
    </style:style>
    <style:style style:name="Table4.4" style:family="table-row">
      <style:table-row-properties fo:keep-together="auto"/>
    </style:style>
    <style:style style:name="Table4.5" style:family="table-row">
      <style:table-row-properties fo:keep-together="auto"/>
    </style:style>
    <style:style style:name="Table4.6" style:family="table-row">
      <style:table-row-properties fo:keep-together="auto"/>
    </style:style>
    <style:style style:name="Table5" style:family="table">
      <style:table-properties style:width="3.6875in" fo:margin-left="0in" fo:margin-top="0in" fo:margin-bottom="0in" fo:break-before="column" table:align="left" style:writing-mode="lr-tb"/>
    </style:style>
    <style:style style:name="Table5.A" style:family="table-column">
      <style:table-column-properties style:column-width="3.6875in"/>
    </style:style>
    <style:style style:name="Table5.1" style:family="table-row">
      <style:table-row-properties style:min-row-height="1.8021in" fo:keep-together="auto"/>
    </style:style>
    <style:style style:name="Table5.A1" style:family="table-cell">
      <style:table-cell-properties fo:background-color="transparent" fo:padding="0.0694in" fo:border="1pt solid #980000">
        <style:background-image/>
      </style:table-cell-properties>
    </style:style>
    <style:style style:name="Table6" style:family="table">
      <style:table-properties style:width="3.6979in" fo:margin-left="0in" fo:margin-top="0in" fo:margin-bottom="0in" table:align="left" style:writing-mode="lr-tb"/>
    </style:style>
    <style:style style:name="Table6.A" style:family="table-column">
      <style:table-column-properties style:column-width="0.5715in"/>
    </style:style>
    <style:style style:name="Table6.B" style:family="table-column">
      <style:table-column-properties style:column-width="0.8431in"/>
    </style:style>
    <style:style style:name="Table6.C" style:family="table-column">
      <style:table-column-properties style:column-width="1.0104in"/>
    </style:style>
    <style:style style:name="Table6.D" style:family="table-column">
      <style:table-column-properties style:column-width="1.2722in"/>
    </style:style>
    <style:style style:name="Table6.1" style:family="table-row">
      <style:table-row-properties style:min-row-height="0.2778in" fo:keep-together="auto"/>
    </style:style>
    <style:style style:name="Table6.A1" style:family="table-cell">
      <style:table-cell-properties fo:background-color="transparent" fo:padding="0.0694in" fo:border="1pt solid #000000">
        <style:background-image/>
      </style:table-cell-properties>
    </style:style>
    <style:style style:name="Table6.2" style:family="table-row">
      <style:table-row-properties fo:keep-together="auto"/>
    </style:style>
    <style:style style:name="Table6.3" style:family="table-row">
      <style:table-row-properties fo:keep-together="auto"/>
    </style:style>
    <style:style style:name="Table6.4" style:family="table-row">
      <style:table-row-properties fo:keep-together="auto"/>
    </style:style>
    <style:style style:name="Table6.5" style:family="table-row">
      <style:table-row-properties fo:keep-together="auto"/>
    </style:style>
    <style:style style:name="Table6.6" style:family="table-row">
      <style:table-row-properties fo:keep-together="auto"/>
    </style:style>
    <style:style style:name="Table6.7" style:family="table-row">
      <style:table-row-properties fo:keep-together="auto"/>
    </style:style>
    <style:style style:name="Table6.8" style:family="table-row">
      <style:table-row-properties fo:keep-together="auto"/>
    </style:style>
    <style:style style:name="Table7" style:family="table">
      <style:table-properties style:width="3.6875in" fo:margin-left="0in" fo:margin-top="0in" fo:margin-bottom="0in" table:align="left" style:writing-mode="lr-tb"/>
    </style:style>
    <style:style style:name="Table7.A" style:family="table-column">
      <style:table-column-properties style:column-width="3.6875in"/>
    </style:style>
    <style:style style:name="Table7.1" style:family="table-row">
      <style:table-row-properties style:min-row-height="0.8542in" fo:keep-together="auto"/>
    </style:style>
    <style:style style:name="Table7.A1" style:family="table-cell">
      <style:table-cell-properties fo:background-color="transparent" fo:padding="0.0694in" fo:border="1pt solid #980000">
        <style:background-image/>
      </style:table-cell-properties>
    </style:style>
    <style:style style:name="Table8" style:family="table">
      <style:table-properties style:width="3.6875in" fo:margin-left="0in" fo:margin-top="0in" fo:margin-bottom="0in" table:align="left" style:writing-mode="lr-tb"/>
    </style:style>
    <style:style style:name="Table8.A" style:family="table-column">
      <style:table-column-properties style:column-width="3.6875in"/>
    </style:style>
    <style:style style:name="Table8.1" style:family="table-row">
      <style:table-row-properties fo:keep-together="auto"/>
    </style:style>
    <style:style style:name="Table8.A1" style:family="table-cell">
      <style:table-cell-properties fo:background-color="transparent" fo:padding="0.0694in" fo:border="1pt solid #980000">
        <style:background-image/>
      </style:table-cell-properties>
    </style:style>
    <style:style style:name="Table9" style:family="table">
      <style:table-properties style:width="3.6875in" fo:margin-left="0in" fo:margin-top="0in" fo:margin-bottom="0in" table:align="left" style:writing-mode="lr-tb"/>
    </style:style>
    <style:style style:name="Table9.A" style:family="table-column">
      <style:table-column-properties style:column-width="3.6875in"/>
    </style:style>
    <style:style style:name="Table9.1" style:family="table-row">
      <style:table-row-properties style:min-row-height="1.9028in" fo:keep-together="auto"/>
    </style:style>
    <style:style style:name="Table9.A1" style:family="table-cell">
      <style:table-cell-properties fo:background-color="transparent" fo:padding="0.0694in" fo:border="1pt solid #980000">
        <style:background-image/>
      </style:table-cell-properties>
    </style:style>
    <style:style style:name="Table10" style:family="table">
      <style:table-properties style:width="3.6875in" fo:margin-left="0in" fo:margin-top="0in" fo:margin-bottom="0in" table:align="left" style:writing-mode="lr-tb"/>
    </style:style>
    <style:style style:name="Table10.A" style:family="table-column">
      <style:table-column-properties style:column-width="3.6875in"/>
    </style:style>
    <style:style style:name="Table10.1" style:family="table-row">
      <style:table-row-properties fo:keep-together="auto"/>
    </style:style>
    <style:style style:name="Table10.A1" style:family="table-cell">
      <style:table-cell-properties fo:background-color="transparent" fo:padding="0.0694in" fo:border="1pt solid #980000">
        <style:background-image/>
      </style:table-cell-properties>
    </style:style>
    <style:style style:name="Table11" style:family="table">
      <style:table-properties style:width="3.6875in" fo:margin-left="0in" fo:margin-top="0in" fo:margin-bottom="0in" table:align="left" style:writing-mode="lr-tb"/>
    </style:style>
    <style:style style:name="Table11.A" style:family="table-column">
      <style:table-column-properties style:column-width="3.6875in"/>
    </style:style>
    <style:style style:name="Table11.1" style:family="table-row">
      <style:table-row-properties fo:keep-together="auto"/>
    </style:style>
    <style:style style:name="Table11.A1" style:family="table-cell">
      <style:table-cell-properties fo:background-color="transparent" fo:padding="0.0694in" fo:border="1pt solid #980000">
        <style:background-image/>
      </style:table-cell-properties>
    </style:style>
    <style:style style:name="Table12" style:family="table">
      <style:table-properties style:width="3.6875in" fo:margin-left="0in" fo:margin-top="0in" fo:margin-bottom="0in" table:align="left" style:writing-mode="lr-tb"/>
    </style:style>
    <style:style style:name="Table12.A" style:family="table-column">
      <style:table-column-properties style:column-width="3.6875in"/>
    </style:style>
    <style:style style:name="Table12.1" style:family="table-row">
      <style:table-row-properties style:min-row-height="0.9167in" fo:keep-together="auto"/>
    </style:style>
    <style:style style:name="Table12.A1" style:family="table-cell">
      <style:table-cell-properties fo:background-color="transparent" fo:padding="0.0694in" fo:border="1pt solid #980000">
        <style:background-image/>
      </style:table-cell-properties>
    </style:style>
    <style:style style:name="Table13" style:family="table">
      <style:table-properties style:width="3.5076in" fo:margin-left="0in" fo:margin-top="0in" fo:margin-bottom="0in" table:align="left" style:writing-mode="lr-tb"/>
    </style:style>
    <style:style style:name="Table13.A" style:family="table-column">
      <style:table-column-properties style:column-width="0.5306in"/>
    </style:style>
    <style:style style:name="Table13.B" style:family="table-column">
      <style:table-column-properties style:column-width="0.9778in"/>
    </style:style>
    <style:style style:name="Table13.C" style:family="table-column">
      <style:table-column-properties style:column-width="1.0743in"/>
    </style:style>
    <style:style style:name="Table13.D" style:family="table-column">
      <style:table-column-properties style:column-width="0.9243in"/>
    </style:style>
    <style:style style:name="Table13.1" style:family="table-row">
      <style:table-row-properties style:min-row-height="0.3056in" fo:keep-together="auto"/>
    </style:style>
    <style:style style:name="Table13.A1" style:family="table-cell">
      <style:table-cell-properties fo:background-color="transparent" fo:padding="0.0694in" fo:border="1pt solid #000000">
        <style:background-image/>
      </style:table-cell-properties>
    </style:style>
    <style:style style:name="Table13.2" style:family="table-row">
      <style:table-row-properties fo:keep-together="auto"/>
    </style:style>
    <style:style style:name="Table13.3" style:family="table-row">
      <style:table-row-properties fo:keep-together="auto"/>
    </style:style>
    <style:style style:name="Table13.4" style:family="table-row">
      <style:table-row-properties fo:keep-together="auto"/>
    </style:style>
    <style:style style:name="Table13.5" style:family="table-row">
      <style:table-row-properties fo:keep-together="auto"/>
    </style:style>
    <style:style style:name="Table13.6" style:family="table-row">
      <style:table-row-properties style:min-row-height="0.3229in" fo:keep-together="auto"/>
    </style:style>
    <style:style style:name="Table13.7" style:family="table-row">
      <style:table-row-properties fo:keep-together="auto"/>
    </style:style>
    <style:style style:name="Table13.8" style:family="table-row">
      <style:table-row-properties fo:keep-together="auto"/>
    </style:style>
    <style:style style:name="Table13.9" style:family="table-row">
      <style:table-row-properties fo:keep-together="auto"/>
    </style:style>
    <style:style style:name="Table13.10" style:family="table-row">
      <style:table-row-properties fo:keep-together="auto"/>
    </style:style>
    <style:style style:name="Table13.11" style:family="table-row">
      <style:table-row-properties fo:keep-together="auto"/>
    </style:style>
    <style:style style:name="Table14" style:family="table">
      <style:table-properties style:width="3.6667in" fo:margin-left="0in" fo:margin-top="0in" fo:margin-bottom="0in" table:align="left" style:writing-mode="lr-tb"/>
    </style:style>
    <style:style style:name="Table14.A" style:family="table-column">
      <style:table-column-properties style:column-width="0.5188in"/>
    </style:style>
    <style:style style:name="Table14.B" style:family="table-column">
      <style:table-column-properties style:column-width="3.1472in"/>
    </style:style>
    <style:style style:name="Table14.1" style:family="table-row">
      <style:table-row-properties style:min-row-height="0.3056in" fo:keep-together="auto"/>
    </style:style>
    <style:style style:name="Table14.A1" style:family="table-cell">
      <style:table-cell-properties fo:background-color="transparent" fo:padding="0.0694in" fo:border="1pt solid #000000">
        <style:background-image/>
      </style:table-cell-properties>
    </style:style>
    <style:style style:name="Table14.2" style:family="table-row">
      <style:table-row-properties fo:keep-together="auto"/>
    </style:style>
    <style:style style:name="Table14.3" style:family="table-row">
      <style:table-row-properties fo:keep-together="auto"/>
    </style:style>
    <style:style style:name="Table14.4" style:family="table-row">
      <style:table-row-properties fo:keep-together="auto"/>
    </style:style>
    <style:style style:name="Table14.5" style:family="table-row">
      <style:table-row-properties fo:keep-together="auto"/>
    </style:style>
    <style:style style:name="Table14.6" style:family="table-row">
      <style:table-row-properties fo:keep-together="auto"/>
    </style:style>
    <style:style style:name="Table14.7" style:family="table-row">
      <style:table-row-properties fo:keep-together="auto"/>
    </style:style>
    <style:style style:name="Table14.8" style:family="table-row">
      <style:table-row-properties fo:keep-together="auto"/>
    </style:style>
    <style:style style:name="Table14.9" style:family="table-row">
      <style:table-row-properties fo:keep-together="auto"/>
    </style:style>
    <style:style style:name="Table14.10" style:family="table-row">
      <style:table-row-properties fo:keep-together="auto"/>
    </style:style>
    <style:style style:name="Table14.11" style:family="table-row">
      <style:table-row-properties fo:keep-together="auto"/>
    </style:style>
    <style:style style:name="Table14.12" style:family="table-row">
      <style:table-row-properties fo:keep-together="auto"/>
    </style:style>
    <style:style style:name="Table15" style:family="table">
      <style:table-properties style:width="3.6875in" fo:margin-left="0in" fo:margin-top="0in" fo:margin-bottom="0in" table:align="left" style:writing-mode="lr-tb"/>
    </style:style>
    <style:style style:name="Table15.A" style:family="table-column">
      <style:table-column-properties style:column-width="3.6875in"/>
    </style:style>
    <style:style style:name="Table15.1" style:family="table-row">
      <style:table-row-properties fo:keep-together="auto"/>
    </style:style>
    <style:style style:name="Table15.A1" style:family="table-cell">
      <style:table-cell-properties fo:background-color="transparent" fo:padding="0.0694in" fo:border="1pt solid #980000">
        <style:background-image/>
      </style:table-cell-properties>
    </style:style>
    <style:style style:name="Table16" style:family="table">
      <style:table-properties style:width="3.6875in" fo:margin-left="0in" fo:margin-top="0in" fo:margin-bottom="0in" table:align="left" style:writing-mode="lr-tb"/>
    </style:style>
    <style:style style:name="Table16.A" style:family="table-column">
      <style:table-column-properties style:column-width="3.6875in"/>
    </style:style>
    <style:style style:name="Table16.1" style:family="table-row">
      <style:table-row-properties fo:keep-together="auto"/>
    </style:style>
    <style:style style:name="Table16.A1" style:family="table-cell">
      <style:table-cell-properties fo:background-color="transparent" fo:padding="0.0694in" fo:border="1pt solid #980000">
        <style:background-image/>
      </style:table-cell-properties>
    </style:style>
    <style:style style:name="Table17" style:family="table">
      <style:table-properties style:width="3.6875in" fo:margin-left="0in" fo:margin-top="0in" fo:margin-bottom="0in" table:align="left" style:writing-mode="lr-tb"/>
    </style:style>
    <style:style style:name="Table17.A" style:family="table-column">
      <style:table-column-properties style:column-width="3.6875in"/>
    </style:style>
    <style:style style:name="Table17.1" style:family="table-row">
      <style:table-row-properties fo:keep-together="auto"/>
    </style:style>
    <style:style style:name="Table17.A1" style:family="table-cell">
      <style:table-cell-properties fo:background-color="transparent" fo:padding="0.0694in" fo:border="1pt solid #980000">
        <style:background-image/>
      </style:table-cell-properties>
    </style:style>
    <style:style style:name="Table18" style:family="table">
      <style:table-properties style:width="3.6875in" fo:margin-left="0in" fo:margin-top="0in" fo:margin-bottom="0in" table:align="left" style:writing-mode="lr-tb"/>
    </style:style>
    <style:style style:name="Table18.A" style:family="table-column">
      <style:table-column-properties style:column-width="3.6875in"/>
    </style:style>
    <style:style style:name="Table18.1" style:family="table-row">
      <style:table-row-properties fo:keep-together="auto"/>
    </style:style>
    <style:style style:name="Table18.A1" style:family="table-cell">
      <style:table-cell-properties fo:background-color="transparent" fo:padding="0.0694in" fo:border="1pt solid #980000">
        <style:background-image/>
      </style:table-cell-properties>
    </style:style>
    <style:style style:name="Table19" style:family="table">
      <style:table-properties style:width="3.6875in" fo:margin-left="0in" fo:margin-top="0in" fo:margin-bottom="0in" table:align="left" style:writing-mode="lr-tb"/>
    </style:style>
    <style:style style:name="Table19.A" style:family="table-column">
      <style:table-column-properties style:column-width="3.6875in"/>
    </style:style>
    <style:style style:name="Table19.1" style:family="table-row">
      <style:table-row-properties fo:keep-together="auto"/>
    </style:style>
    <style:style style:name="Table19.A1" style:family="table-cell">
      <style:table-cell-properties fo:background-color="transparent" fo:padding="0.0694in" fo:border="1pt solid #980000">
        <style:background-image/>
      </style:table-cell-properties>
    </style:style>
    <style:style style:name="Table20" style:family="table">
      <style:table-properties style:width="3.6875in" fo:margin-left="0in" fo:margin-top="0in" fo:margin-bottom="0in" table:align="left" style:writing-mode="lr-tb"/>
    </style:style>
    <style:style style:name="Table20.A" style:family="table-column">
      <style:table-column-properties style:column-width="3.6875in"/>
    </style:style>
    <style:style style:name="Table20.1" style:family="table-row">
      <style:table-row-properties fo:keep-together="auto"/>
    </style:style>
    <style:style style:name="Table20.A1" style:family="table-cell">
      <style:table-cell-properties fo:background-color="transparent" fo:padding="0.0694in" fo:border="1pt solid #980000">
        <style:background-image/>
      </style:table-cell-properties>
    </style:style>
    <style:style style:name="Table21" style:family="table">
      <style:table-properties style:width="3.6875in" fo:margin-left="0in" fo:margin-top="0in" fo:margin-bottom="0in" table:align="left" style:writing-mode="lr-tb"/>
    </style:style>
    <style:style style:name="Table21.A" style:family="table-column">
      <style:table-column-properties style:column-width="3.6875in"/>
    </style:style>
    <style:style style:name="Table21.1" style:family="table-row">
      <style:table-row-properties fo:keep-together="auto"/>
    </style:style>
    <style:style style:name="Table21.A1" style:family="table-cell">
      <style:table-cell-properties fo:background-color="transparent" fo:padding="0.0694in" fo:border="1pt solid #980000">
        <style:background-image/>
      </style:table-cell-properties>
    </style:style>
    <style:style style:name="Table22" style:family="table">
      <style:table-properties style:width="3.6875in" fo:margin-left="0in" fo:margin-top="0in" fo:margin-bottom="0in" table:align="left" style:writing-mode="lr-tb"/>
    </style:style>
    <style:style style:name="Table22.A" style:family="table-column">
      <style:table-column-properties style:column-width="3.6875in"/>
    </style:style>
    <style:style style:name="Table22.1" style:family="table-row">
      <style:table-row-properties fo:keep-together="auto"/>
    </style:style>
    <style:style style:name="Table22.A1" style:family="table-cell">
      <style:table-cell-properties fo:background-color="transparent" fo:padding="0.0694in" fo:border="1pt solid #980000">
        <style:background-image/>
      </style:table-cell-properties>
    </style:style>
    <style:style style:name="Table23" style:family="table">
      <style:table-properties style:width="3.6875in" fo:margin-left="0in" fo:margin-top="0in" fo:margin-bottom="0in" table:align="left" style:writing-mode="lr-tb"/>
    </style:style>
    <style:style style:name="Table23.A" style:family="table-column">
      <style:table-column-properties style:column-width="3.6875in"/>
    </style:style>
    <style:style style:name="Table23.1" style:family="table-row">
      <style:table-row-properties fo:keep-together="auto"/>
    </style:style>
    <style:style style:name="Table23.A1" style:family="table-cell">
      <style:table-cell-properties fo:background-color="transparent" fo:padding="0.0694in" fo:border="1pt solid #980000">
        <style:background-image/>
      </style:table-cell-properties>
    </style:style>
    <style:style style:name="Table24" style:family="table">
      <style:table-properties style:width="3.6875in" fo:margin-left="0in" fo:margin-top="0in" fo:margin-bottom="0in" table:align="left" style:writing-mode="lr-tb"/>
    </style:style>
    <style:style style:name="Table24.A" style:family="table-column">
      <style:table-column-properties style:column-width="3.6875in"/>
    </style:style>
    <style:style style:name="Table24.1" style:family="table-row">
      <style:table-row-properties fo:keep-together="auto"/>
    </style:style>
    <style:style style:name="Table24.A1" style:family="table-cell">
      <style:table-cell-properties fo:background-color="transparent" fo:padding="0.0694in" fo:border="1pt solid #980000">
        <style:background-image/>
      </style:table-cell-properties>
    </style:style>
    <style:style style:name="Table25" style:family="table">
      <style:table-properties style:width="3.6875in" fo:margin-left="0in" fo:margin-top="0in" fo:margin-bottom="0in" table:align="left" style:writing-mode="lr-tb"/>
    </style:style>
    <style:style style:name="Table25.A" style:family="table-column">
      <style:table-column-properties style:column-width="3.6875in"/>
    </style:style>
    <style:style style:name="Table25.1" style:family="table-row">
      <style:table-row-properties fo:keep-together="auto"/>
    </style:style>
    <style:style style:name="Table25.A1" style:family="table-cell">
      <style:table-cell-properties fo:background-color="transparent" fo:padding="0.0694in" fo:border="1pt solid #980000">
        <style:background-image/>
      </style:table-cell-properties>
    </style:style>
    <style:style style:name="Table26" style:family="table">
      <style:table-properties style:width="3.6875in" fo:margin-left="0in" fo:margin-top="0in" fo:margin-bottom="0in" table:align="left" style:writing-mode="lr-tb"/>
    </style:style>
    <style:style style:name="Table26.A" style:family="table-column">
      <style:table-column-properties style:column-width="3.6875in"/>
    </style:style>
    <style:style style:name="Table26.1" style:family="table-row">
      <style:table-row-properties fo:keep-together="auto"/>
    </style:style>
    <style:style style:name="Table26.A1" style:family="table-cell">
      <style:table-cell-properties fo:background-color="transparent" fo:padding="0.0694in" fo:border="1pt solid #980000">
        <style:background-image/>
      </style:table-cell-properties>
    </style:style>
    <style:style style:name="Table27" style:family="table">
      <style:table-properties style:width="3.6667in" fo:margin-left="0in" fo:margin-top="0in" fo:margin-bottom="0in" table:align="left" style:writing-mode="lr-tb"/>
    </style:style>
    <style:style style:name="Table27.A" style:family="table-column">
      <style:table-column-properties style:column-width="0.4979in"/>
    </style:style>
    <style:style style:name="Table27.B" style:family="table-column">
      <style:table-column-properties style:column-width="3.1681in"/>
    </style:style>
    <style:style style:name="Table27.1" style:family="table-row">
      <style:table-row-properties style:min-row-height="0.2778in" fo:keep-together="auto"/>
    </style:style>
    <style:style style:name="Table27.A1" style:family="table-cell">
      <style:table-cell-properties fo:background-color="transparent" fo:padding="0.0694in" fo:border="1pt solid #000000">
        <style:background-image/>
      </style:table-cell-properties>
    </style:style>
    <style:style style:name="Table27.2" style:family="table-row">
      <style:table-row-properties fo:keep-together="auto"/>
    </style:style>
    <style:style style:name="Table27.3" style:family="table-row">
      <style:table-row-properties fo:keep-together="auto"/>
    </style:style>
    <style:style style:name="Table27.4" style:family="table-row">
      <style:table-row-properties fo:keep-together="auto"/>
    </style:style>
    <style:style style:name="Table27.5" style:family="table-row">
      <style:table-row-properties style:min-row-height="0.3194in" fo:keep-together="auto"/>
    </style:style>
    <style:style style:name="Table27.6" style:family="table-row">
      <style:table-row-properties fo:keep-together="auto"/>
    </style:style>
    <style:style style:name="Table27.7" style:family="table-row">
      <style:table-row-properties fo:keep-together="auto"/>
    </style:style>
    <style:style style:name="Table28" style:family="table">
      <style:table-properties style:width="3.7396in" fo:margin-left="0in" fo:margin-top="0in" fo:margin-bottom="0in" table:align="left" style:writing-mode="lr-tb"/>
    </style:style>
    <style:style style:name="Table28.A" style:family="table-column">
      <style:table-column-properties style:column-width="0.55in"/>
    </style:style>
    <style:style style:name="Table28.B" style:family="table-column">
      <style:table-column-properties style:column-width="0.9271in"/>
    </style:style>
    <style:style style:name="Table28.C" style:family="table-column">
      <style:table-column-properties style:column-width="0.7813in"/>
    </style:style>
    <style:style style:name="Table28.D" style:family="table-column">
      <style:table-column-properties style:column-width="0.5833in"/>
    </style:style>
    <style:style style:name="Table28.E" style:family="table-column">
      <style:table-column-properties style:column-width="0.8979in"/>
    </style:style>
    <style:style style:name="Table28.1" style:family="table-row">
      <style:table-row-properties style:min-row-height="0.4167in" fo:keep-together="auto"/>
    </style:style>
    <style:style style:name="Table28.A1" style:family="table-cell">
      <style:table-cell-properties fo:background-color="transparent" fo:padding="0.0694in" fo:border="1pt solid #000000">
        <style:background-image/>
      </style:table-cell-properties>
    </style:style>
    <style:style style:name="Table28.B1" style:family="table-cell">
      <style:table-cell-properties fo:background-color="transparent" fo:padding="0.0694in" fo:border-left="1pt solid #000000" fo:border-right="0.75pt solid #000000" fo:border-top="1pt solid #000000" fo:border-bottom="1pt solid #000000">
        <style:background-image/>
      </style:table-cell-properties>
    </style:style>
    <style:style style:name="Table28.C1" style:family="table-cell">
      <style:table-cell-properties fo:background-color="transparent" fo:padding="0.0694in" fo:border="0.75pt solid #000000">
        <style:background-image/>
      </style:table-cell-properties>
    </style:style>
    <style:style style:name="Table28.D1" style:family="table-cell">
      <style:table-cell-properties fo:background-color="transparent" fo:padding="0.0694in" fo:border-left="0.75pt solid #000000" fo:border-right="1pt solid #000000" fo:border-top="1pt solid #000000" fo:border-bottom="1pt solid #000000">
        <style:background-image/>
      </style:table-cell-properties>
    </style:style>
    <style:style style:name="Table28.2" style:family="table-row">
      <style:table-row-properties fo:keep-together="auto"/>
    </style:style>
    <style:style style:name="Table28.3" style:family="table-row">
      <style:table-row-properties fo:keep-together="auto"/>
    </style:style>
    <style:style style:name="Table28.4" style:family="table-row">
      <style:table-row-properties fo:keep-together="auto"/>
    </style:style>
    <style:style style:name="Table28.5" style:family="table-row">
      <style:table-row-properties fo:keep-together="auto"/>
    </style:style>
    <style:style style:name="Table28.6" style:family="table-row">
      <style:table-row-properties fo:keep-together="auto"/>
    </style:style>
    <style:style style:name="Table28.7" style:family="table-row">
      <style:table-row-properties fo:keep-together="auto"/>
    </style:style>
    <style:style style:name="Table28.8" style:family="table-row">
      <style:table-row-properties fo:keep-together="auto"/>
    </style:style>
    <style:style style:name="Table29" style:family="table">
      <style:table-properties style:width="3.6875in" fo:margin-left="0in" fo:margin-top="0in" fo:margin-bottom="0in" table:align="left" style:writing-mode="lr-tb"/>
    </style:style>
    <style:style style:name="Table29.A" style:family="table-column">
      <style:table-column-properties style:column-width="3.6875in"/>
    </style:style>
    <style:style style:name="Table29.1" style:family="table-row">
      <style:table-row-properties fo:keep-together="auto"/>
    </style:style>
    <style:style style:name="Table29.A1" style:family="table-cell">
      <style:table-cell-properties fo:background-color="transparent" fo:padding="0.0694in" fo:border="1pt solid #980000">
        <style:background-image/>
      </style:table-cell-properties>
    </style:style>
    <style:style style:name="Table30" style:family="table">
      <style:table-properties style:width="3.6875in" fo:margin-left="0in" fo:margin-top="0in" fo:margin-bottom="0in" table:align="left" style:writing-mode="lr-tb"/>
    </style:style>
    <style:style style:name="Table30.A" style:family="table-column">
      <style:table-column-properties style:column-width="3.6875in"/>
    </style:style>
    <style:style style:name="Table30.1" style:family="table-row">
      <style:table-row-properties fo:keep-together="auto"/>
    </style:style>
    <style:style style:name="Table30.A1" style:family="table-cell">
      <style:table-cell-properties fo:background-color="transparent" fo:padding="0.0694in" fo:border="1pt solid #980000">
        <style:background-image/>
      </style:table-cell-properties>
    </style:style>
    <style:style style:name="Table31" style:family="table">
      <style:table-properties style:width="3.6875in" fo:margin-left="0in" fo:margin-top="0in" fo:margin-bottom="0in" table:align="left" style:writing-mode="lr-tb"/>
    </style:style>
    <style:style style:name="Table31.A" style:family="table-column">
      <style:table-column-properties style:column-width="3.6875in"/>
    </style:style>
    <style:style style:name="Table31.1" style:family="table-row">
      <style:table-row-properties style:min-row-height="1.1667in" fo:keep-together="auto"/>
    </style:style>
    <style:style style:name="Table31.A1" style:family="table-cell">
      <style:table-cell-properties fo:background-color="transparent" fo:padding="0.0694in" fo:border="1pt solid #980000">
        <style:background-image/>
      </style:table-cell-properties>
    </style:style>
    <style:style style:name="Table32" style:family="table">
      <style:table-properties style:width="3.6875in" fo:margin-left="0in" fo:margin-top="0in" fo:margin-bottom="0in" table:align="left" style:writing-mode="lr-tb"/>
    </style:style>
    <style:style style:name="Table32.A" style:family="table-column">
      <style:table-column-properties style:column-width="3.6875in"/>
    </style:style>
    <style:style style:name="Table32.1" style:family="table-row">
      <style:table-row-properties style:min-row-height="0.6458in" fo:keep-together="auto"/>
    </style:style>
    <style:style style:name="Table32.A1" style:family="table-cell">
      <style:table-cell-properties fo:background-color="transparent" fo:padding="0.0694in" fo:border="1pt solid #980000">
        <style:background-image/>
      </style:table-cell-properties>
    </style:style>
    <style:style style:name="Table33" style:family="table">
      <style:table-properties style:width="3.6875in" fo:margin-left="0in" fo:margin-top="0in" fo:margin-bottom="0in" table:align="left" style:writing-mode="lr-tb"/>
    </style:style>
    <style:style style:name="Table33.A" style:family="table-column">
      <style:table-column-properties style:column-width="3.6875in"/>
    </style:style>
    <style:style style:name="Table33.1" style:family="table-row">
      <style:table-row-properties style:min-row-height="1.1667in" fo:keep-together="auto"/>
    </style:style>
    <style:style style:name="Table33.A1" style:family="table-cell">
      <style:table-cell-properties fo:background-color="transparent" fo:padding="0.0694in" fo:border="1pt solid #980000">
        <style:background-image/>
      </style:table-cell-properties>
    </style:style>
    <style:style style:name="Table34" style:family="table">
      <style:table-properties style:width="3.6875in" fo:margin-left="0in" fo:margin-top="0in" fo:margin-bottom="0in" table:align="left" style:writing-mode="lr-tb"/>
    </style:style>
    <style:style style:name="Table34.A" style:family="table-column">
      <style:table-column-properties style:column-width="3.6875in"/>
    </style:style>
    <style:style style:name="Table34.1" style:family="table-row">
      <style:table-row-properties style:min-row-height="1.1667in" fo:keep-together="auto"/>
    </style:style>
    <style:style style:name="Table34.A1" style:family="table-cell">
      <style:table-cell-properties fo:background-color="transparent" fo:padding="0.0694in" fo:border="1pt solid #980000">
        <style:background-image/>
      </style:table-cell-properties>
    </style:style>
    <style:style style:name="Table35" style:family="table">
      <style:table-properties style:width="3.6875in" fo:margin-left="0in" fo:margin-top="0in" fo:margin-bottom="0in" table:align="left" style:writing-mode="lr-tb"/>
    </style:style>
    <style:style style:name="Table35.A" style:family="table-column">
      <style:table-column-properties style:column-width="3.6875in"/>
    </style:style>
    <style:style style:name="Table35.1" style:family="table-row">
      <style:table-row-properties style:min-row-height="0.8542in" fo:keep-together="auto"/>
    </style:style>
    <style:style style:name="Table35.A1" style:family="table-cell">
      <style:table-cell-properties fo:background-color="transparent" fo:padding="0.0694in" fo:border="1pt solid #980000">
        <style:background-image/>
      </style:table-cell-properties>
    </style:style>
    <style:style style:name="P1" style:family="paragraph" style:parent-style-name="Exalted">
      <style:paragraph-properties fo:text-align="center" style:justify-single-word="false"/>
    </style:style>
    <style:style style:name="P2" style:family="paragraph" style:parent-style-name="Exalted">
      <style:paragraph-properties fo:line-height="100%"/>
    </style:style>
    <style:style style:name="P3" style:family="paragraph" style:parent-style-name="Exalted">
      <style:paragraph-properties fo:line-height="100%" fo:text-align="center" style:justify-single-word="false"/>
    </style:style>
    <style:style style:name="P4" style:family="paragraph" style:parent-style-name="Exalted">
      <style:paragraph-properties fo:text-align="center" style:justify-single-word="false"/>
      <style:text-properties fo:color="#1155cc" style:text-underline-style="solid" style:text-underline-width="auto" style:text-underline-color="font-color"/>
    </style:style>
    <style:style style:name="P5" style:family="paragraph" style:parent-style-name="Exalted">
      <style:text-properties fo:font-weight="bold" style:font-weight-asian="bold"/>
    </style:style>
    <style:style style:name="P6" style:family="paragraph" style:parent-style-name="Exalted">
      <style:paragraph-properties fo:text-align="start" style:justify-single-word="false"/>
    </style:style>
    <style:style style:name="P7" style:family="paragraph" style:parent-style-name="Exalted">
      <style:paragraph-properties fo:orphans="0" fo:widows="0"/>
    </style:style>
    <style:style style:name="P8" style:family="paragraph" style:parent-style-name="Exalted">
      <style:text-properties fo:font-size="24pt" style:font-size-asian="24pt" style:font-size-complex="24pt"/>
    </style:style>
    <style:style style:name="P9" style:family="paragraph" style:parent-style-name="Exalted">
      <style:paragraph-properties fo:text-align="center" style:justify-single-word="false"/>
      <style:text-properties fo:color="#0b5394" style:font-name="Modern Antiqua" fo:font-size="18pt" style:font-name-asian="Modern Antiqua1" style:font-size-asian="18pt" style:font-name-complex="Modern Antiqua1" style:font-size-complex="18pt"/>
    </style:style>
    <style:style style:name="P10" style:family="paragraph" style:parent-style-name="Exalted">
      <style:paragraph-properties fo:margin-top="0in" fo:margin-bottom="0in" loext:contextual-spacing="false" fo:line-height="100%"/>
      <style:text-properties fo:font-size="10pt" style:font-size-asian="10pt" style:font-size-complex="10pt"/>
    </style:style>
    <style:style style:name="P11" style:family="paragraph" style:parent-style-name="Exalted">
      <style:paragraph-properties fo:margin-top="0in" fo:margin-bottom="0in" loext:contextual-spacing="false" fo:line-height="100%"/>
    </style:style>
    <style:style style:name="P12" style:family="paragraph" style:parent-style-name="Exalted">
      <style:paragraph-properties fo:margin-top="0in" fo:margin-bottom="0in" loext:contextual-spacing="false" fo:line-height="100%" fo:text-align="center" style:justify-single-word="false"/>
    </style:style>
    <style:style style:name="P13" style:family="paragraph" style:parent-style-name="Exalted">
      <style:paragraph-properties fo:margin-top="0in" fo:margin-bottom="0in" loext:contextual-spacing="false" fo:line-height="100%" fo:text-align="center" style:justify-single-word="false" fo:orphans="0" fo:widows="0"/>
    </style:style>
    <style:style style:name="P14" style:family="paragraph" style:parent-style-name="Exalted">
      <style:paragraph-properties fo:margin-top="0in" fo:margin-bottom="0in" loext:contextual-spacing="false" fo:line-height="100%" fo:text-align="center" style:justify-single-word="false" fo:keep-together="always"/>
    </style:style>
    <style:style style:name="P15" style:family="paragraph" style:parent-style-name="Exalted">
      <style:paragraph-properties fo:margin-top="0in" fo:margin-bottom="0in" loext:contextual-spacing="false" fo:line-height="100%" fo:text-align="start" style:justify-single-word="false"/>
    </style:style>
    <style:style style:name="P16" style:family="paragraph" style:parent-style-name="Exalted">
      <style:paragraph-properties fo:margin-top="0in" fo:margin-bottom="0in" loext:contextual-spacing="false" fo:line-height="100%" fo:text-align="start" style:justify-single-word="false" fo:orphans="0" fo:widows="0"/>
    </style:style>
    <style:style style:name="P17" style:family="paragraph" style:parent-style-name="Exalted">
      <style:paragraph-properties fo:margin-top="0in" fo:margin-bottom="0in" loext:contextual-spacing="false" fo:line-height="100%" fo:text-align="start" style:justify-single-word="false" fo:keep-together="always"/>
    </style:style>
    <style:style style:name="P18" style:family="paragraph" style:parent-style-name="Exalted">
      <style:paragraph-properties fo:margin-top="0in" fo:margin-bottom="0in" loext:contextual-spacing="false" fo:line-height="100%" fo:orphans="0" fo:widows="0"/>
    </style:style>
    <style:style style:name="P19" style:family="paragraph" style:parent-style-name="Exalted">
      <style:paragraph-properties fo:margin-top="0in" fo:margin-bottom="0in" loext:contextual-spacing="false" fo:line-height="100%" fo:text-align="end" style:justify-single-word="false" fo:orphans="0" fo:widows="0"/>
    </style:style>
    <style:style style:name="P20" style:family="paragraph" style:parent-style-name="Exalted">
      <style:paragraph-properties fo:margin-top="0in" fo:margin-bottom="0in" loext:contextual-spacing="false" fo:line-height="100%" fo:text-align="start" style:justify-single-word="false" fo:orphans="0" fo:widows="0"/>
      <style:text-properties fo:font-size="9pt" fo:font-weight="bold" style:font-size-asian="9pt" style:font-weight-asian="bold" style:font-size-complex="9pt"/>
    </style:style>
    <style:style style:name="P21" style:family="paragraph" style:parent-style-name="Exalted">
      <style:paragraph-properties fo:margin-top="0in" fo:margin-bottom="0in" loext:contextual-spacing="false" fo:line-height="100%"/>
      <style:text-properties fo:font-weight="bold" style:font-weight-asian="bold"/>
    </style:style>
    <style:style style:name="P22" style:family="paragraph" style:parent-style-name="Exalted">
      <style:paragraph-properties fo:margin-top="0in" fo:margin-bottom="0in" loext:contextual-spacing="false" fo:line-height="100%" fo:text-align="start" style:justify-single-word="false" fo:orphans="0" fo:widows="0"/>
      <style:text-properties fo:font-weight="bold" style:font-weight-asian="bold"/>
    </style:style>
    <style:style style:name="P23" style:family="paragraph" style:parent-style-name="Exalted">
      <style:paragraph-properties fo:margin-top="0in" fo:margin-bottom="0in" loext:contextual-spacing="false" fo:line-height="115%"/>
    </style:style>
    <style:style style:name="P24" style:family="paragraph" style:parent-style-name="Exalted">
      <style:paragraph-properties fo:margin-top="0in" fo:margin-bottom="0.1in" loext:contextual-spacing="false" fo:line-height="100%" fo:text-align="start" style:justify-single-word="false" fo:orphans="2" fo:widows="2" style:writing-mode="lr-tb"/>
    </style:style>
    <style:style style:name="P25" style:family="paragraph" style:parent-style-name="Exalted">
      <style:paragraph-properties fo:margin-top="0in" fo:margin-bottom="0.1in" loext:contextual-spacing="false" fo:text-align="end" style:justify-single-word="false"/>
    </style:style>
    <style:style style:name="P26" style:family="paragraph" style:parent-style-name="Exalted">
      <style:paragraph-properties fo:margin-top="0in" fo:margin-bottom="0.1in" loext:contextual-spacing="false" fo:orphans="0" fo:widows="0"/>
    </style:style>
    <style:style style:name="P27" style:family="paragraph" style:parent-style-name="Exalted">
      <style:paragraph-properties fo:break-before="column"/>
    </style:style>
    <style:style style:name="P28" style:family="paragraph" style:parent-style-name="Exalted">
      <style:paragraph-properties fo:text-align="center" style:justify-single-word="false" fo:break-before="column"/>
      <style:text-properties fo:color="#0b5394" style:font-name="Modern Antiqua" fo:font-size="18pt" style:font-name-asian="Modern Antiqua1" style:font-size-asian="18pt" style:font-name-complex="Modern Antiqua1" style:font-size-complex="18pt"/>
    </style:style>
    <style:style style:name="P29" style:family="paragraph" style:parent-style-name="Exalted">
      <style:paragraph-properties fo:text-align="center" style:justify-single-word="false" fo:break-before="column" fo:padding-left="0in" fo:padding-right="0in" fo:padding-top="0in" fo:padding-bottom="0.028in" fo:border-left="none" fo:border-right="none" fo:border-top="none" fo:border-bottom="1.5pt solid #1c4587"/>
      <style:text-properties fo:color="#0b5394" style:font-name="Modern Antiqua" fo:font-size="18pt" style:font-name-asian="Modern Antiqua1" style:font-size-asian="18pt" style:font-name-complex="Modern Antiqua1" style:font-size-complex="18pt"/>
    </style:style>
    <style:style style:name="P30" style:family="paragraph" style:parent-style-name="Exalted">
      <style:paragraph-properties fo:margin-top="0in" fo:margin-bottom="0.139in" loext:contextual-spacing="false" fo:line-height="100%"/>
    </style:style>
    <style:style style:name="P31" style:family="paragraph" style:parent-style-name="Exalted" style:list-style-name="WWNum4">
      <style:paragraph-properties fo:margin-top="0in" fo:margin-bottom="0.139in" loext:contextual-spacing="false" fo:line-height="100%" fo:text-align="start" style:justify-single-word="false"/>
    </style:style>
    <style:style style:name="P32" style:family="paragraph" style:parent-style-name="Exalted">
      <style:paragraph-properties fo:margin-top="0in" fo:margin-bottom="0.139in" loext:contextual-spacing="false" fo:line-height="100%" fo:text-align="start" style:justify-single-word="false" fo:orphans="0" fo:widows="0"/>
    </style:style>
    <style:style style:name="P33" style:family="paragraph" style:parent-style-name="Exalted">
      <style:paragraph-properties fo:margin-top="0in" fo:margin-bottom="0.139in" loext:contextual-spacing="false" fo:line-height="115%"/>
    </style:style>
    <style:style style:name="P34" style:family="paragraph" style:parent-style-name="Exalted" style:list-style-name="WWNum58">
      <style:paragraph-properties fo:margin-left="0.3126in" fo:margin-right="0in" fo:margin-top="0in" fo:margin-bottom="0in" loext:contextual-spacing="false" fo:text-indent="-0.25in" style:auto-text-indent="false"/>
    </style:style>
    <style:style style:name="P35" style:family="paragraph" style:parent-style-name="Exalted" style:list-style-name="WWNum28">
      <style:paragraph-properties fo:margin-left="0.3126in" fo:margin-right="0in" fo:margin-top="0in" fo:margin-bottom="0in" loext:contextual-spacing="false" fo:text-indent="-0.25in" style:auto-text-indent="false"/>
    </style:style>
    <style:style style:name="P36" style:family="paragraph" style:parent-style-name="Exalted" style:list-style-name="WWNum52">
      <style:paragraph-properties fo:margin-left="0.3126in" fo:margin-right="0in" fo:margin-top="0in" fo:margin-bottom="0in" loext:contextual-spacing="false" fo:text-indent="-0.25in" style:auto-text-indent="false"/>
    </style:style>
    <style:style style:name="P37" style:family="paragraph" style:parent-style-name="Exalted" style:list-style-name="WWNum62">
      <style:paragraph-properties fo:margin-left="0.3126in" fo:margin-right="0in" fo:margin-top="0in" fo:margin-bottom="0in" loext:contextual-spacing="false" fo:text-indent="-0.25in" style:auto-text-indent="false"/>
    </style:style>
    <style:style style:name="P38" style:family="paragraph" style:parent-style-name="Exalted" style:list-style-name="WWNum32">
      <style:paragraph-properties fo:margin-left="0.3126in" fo:margin-right="0in" fo:margin-top="0in" fo:margin-bottom="0in" loext:contextual-spacing="false" fo:text-indent="-0.25in" style:auto-text-indent="false"/>
    </style:style>
    <style:style style:name="P39" style:family="paragraph" style:parent-style-name="Exalted" style:list-style-name="WWNum58">
      <style:paragraph-properties fo:margin-left="0.3126in" fo:margin-right="0in" fo:text-indent="-0.25in" style:auto-text-indent="false"/>
    </style:style>
    <style:style style:name="P40" style:family="paragraph" style:parent-style-name="Exalted" style:list-style-name="WWNum28">
      <style:paragraph-properties fo:margin-left="0.3126in" fo:margin-right="0in" fo:text-indent="-0.25in" style:auto-text-indent="false"/>
    </style:style>
    <style:style style:name="P41" style:family="paragraph" style:parent-style-name="Exalted" style:list-style-name="WWNum52">
      <style:paragraph-properties fo:margin-left="0.3126in" fo:margin-right="0in" fo:text-indent="-0.25in" style:auto-text-indent="false"/>
    </style:style>
    <style:style style:name="P42" style:family="paragraph" style:parent-style-name="Exalted" style:list-style-name="WWNum62">
      <style:paragraph-properties fo:margin-left="0.3126in" fo:margin-right="0in" fo:text-indent="-0.25in" style:auto-text-indent="false"/>
    </style:style>
    <style:style style:name="P43" style:family="paragraph" style:parent-style-name="Exalted" style:list-style-name="WWNum32">
      <style:paragraph-properties fo:margin-left="0.3126in" fo:margin-right="0in" fo:text-indent="-0.25in" style:auto-text-indent="false"/>
    </style:style>
    <style:style style:name="P44" style:family="paragraph" style:parent-style-name="Exalted">
      <style:paragraph-properties fo:margin-left="0in" fo:margin-right="0in" fo:text-indent="0in" style:auto-text-indent="false"/>
    </style:style>
    <style:style style:name="P45" style:family="paragraph" style:parent-style-name="Exalted">
      <style:paragraph-properties fo:margin-left="0in" fo:margin-right="0in" fo:text-indent="0in" style:auto-text-indent="false"/>
      <style:text-properties fo:font-weight="bold" style:font-weight-asian="bold"/>
    </style:style>
    <style:style style:name="P46" style:family="paragraph" style:parent-style-name="Exalted">
      <style:paragraph-properties fo:margin-left="0in" fo:margin-right="0in" fo:margin-top="0in" fo:margin-bottom="0.0555in" loext:contextual-spacing="false" fo:line-height="100%" fo:text-indent="0in" style:auto-text-indent="false"/>
    </style:style>
    <style:style style:name="P47" style:family="paragraph" style:parent-style-name="Exalted">
      <style:paragraph-properties fo:margin-left="0in" fo:margin-right="0in" fo:margin-top="0in" fo:margin-bottom="0.139in" loext:contextual-spacing="false" fo:line-height="100%" fo:text-indent="0in" style:auto-text-indent="false"/>
    </style:style>
    <style:style style:name="P48" style:family="paragraph" style:parent-style-name="Exalted">
      <style:paragraph-properties fo:margin-left="0in" fo:margin-right="0in" fo:margin-top="0in" fo:margin-bottom="0.1in" loext:contextual-spacing="false" fo:text-indent="0in" style:auto-text-indent="false"/>
    </style:style>
    <style:style style:name="P49" style:family="paragraph" style:parent-style-name="Exalted" style:list-style-name="WWNum2">
      <style:paragraph-properties fo:margin-left="0.5in" fo:margin-right="0in" fo:text-indent="-0.25in" style:auto-text-indent="false"/>
    </style:style>
    <style:style style:name="P50" style:family="paragraph" style:parent-style-name="Exalted" style:list-style-name="WWNum56">
      <style:paragraph-properties fo:margin-left="0.5in" fo:margin-right="0in" fo:text-indent="-0.25in" style:auto-text-indent="false"/>
    </style:style>
    <style:style style:name="P51" style:family="paragraph" style:parent-style-name="Exalted" style:list-style-name="WWNum25">
      <style:paragraph-properties fo:margin-left="0.5in" fo:margin-right="0in" fo:text-indent="-0.25in" style:auto-text-indent="false"/>
    </style:style>
    <style:style style:name="P52" style:family="paragraph" style:parent-style-name="Exalted" style:list-style-name="WWNum22">
      <style:paragraph-properties fo:margin-left="0.5in" fo:margin-right="0in" fo:text-indent="-0.25in" style:auto-text-indent="false"/>
    </style:style>
    <style:style style:name="P53" style:family="paragraph" style:parent-style-name="Exalted" style:list-style-name="WWNum55">
      <style:paragraph-properties fo:margin-left="0.5in" fo:margin-right="0in" fo:text-indent="-0.25in" style:auto-text-indent="false"/>
    </style:style>
    <style:style style:name="P54" style:family="paragraph" style:parent-style-name="Exalted" style:list-style-name="WWNum13">
      <style:paragraph-properties fo:margin-left="0.5in" fo:margin-right="0in" fo:text-indent="-0.25in" style:auto-text-indent="false"/>
    </style:style>
    <style:style style:name="P55" style:family="paragraph" style:parent-style-name="Exalted" style:list-style-name="WWNum39">
      <style:paragraph-properties fo:margin-left="0.5in" fo:margin-right="0in" fo:text-indent="-0.25in" style:auto-text-indent="false"/>
    </style:style>
    <style:style style:name="P56" style:family="paragraph" style:parent-style-name="Exalted" style:list-style-name="WWNum9">
      <style:paragraph-properties fo:margin-left="0.5in" fo:margin-right="0in" fo:text-indent="-0.25in" style:auto-text-indent="false"/>
    </style:style>
    <style:style style:name="P57" style:family="paragraph" style:parent-style-name="Exalted" style:list-style-name="WWNum6">
      <style:paragraph-properties fo:margin-left="0.5in" fo:margin-right="0in" fo:text-indent="-0.25in" style:auto-text-indent="false"/>
    </style:style>
    <style:style style:name="P58" style:family="paragraph" style:parent-style-name="Exalted" style:list-style-name="WWNum37">
      <style:paragraph-properties fo:margin-left="0.5in" fo:margin-right="0in" fo:text-indent="-0.25in" style:auto-text-indent="false"/>
    </style:style>
    <style:style style:name="P59" style:family="paragraph" style:parent-style-name="Exalted" style:list-style-name="WWNum59">
      <style:paragraph-properties fo:margin-left="0.5in" fo:margin-right="0in" fo:text-indent="-0.25in" style:auto-text-indent="false"/>
    </style:style>
    <style:style style:name="P60" style:family="paragraph" style:parent-style-name="Exalted" style:list-style-name="WWNum16">
      <style:paragraph-properties fo:margin-left="0.5in" fo:margin-right="0in" fo:text-indent="-0.25in" style:auto-text-indent="false"/>
    </style:style>
    <style:style style:name="P61" style:family="paragraph" style:parent-style-name="Exalted" style:list-style-name="WWNum14">
      <style:paragraph-properties fo:margin-left="0.5in" fo:margin-right="0in" fo:text-indent="-0.25in" style:auto-text-indent="false"/>
    </style:style>
    <style:style style:name="P62" style:family="paragraph" style:parent-style-name="Exalted" style:list-style-name="WWNum61">
      <style:paragraph-properties fo:margin-left="0.5in" fo:margin-right="0in" fo:text-align="start" style:justify-single-word="false" fo:text-indent="-0.25in" style:auto-text-indent="false"/>
    </style:style>
    <style:style style:name="P63" style:family="paragraph" style:parent-style-name="Exalted" style:list-style-name="WWNum24">
      <style:paragraph-properties fo:margin-left="0.5in" fo:margin-right="0in" fo:text-indent="-0.25in" style:auto-text-indent="false"/>
    </style:style>
    <style:style style:name="P64" style:family="paragraph" style:parent-style-name="Exalted" style:list-style-name="WWNum15">
      <style:paragraph-properties fo:margin-left="0.5in" fo:margin-right="0in" fo:text-indent="-0.25in" style:auto-text-indent="false"/>
    </style:style>
    <style:style style:name="P65" style:family="paragraph" style:parent-style-name="Exalted" style:list-style-name="WWNum33">
      <style:paragraph-properties fo:margin-left="0.5in" fo:margin-right="0in" fo:text-indent="-0.25in" style:auto-text-indent="false"/>
    </style:style>
    <style:style style:name="P66" style:family="paragraph" style:parent-style-name="Exalted" style:list-style-name="WWNum57">
      <style:paragraph-properties fo:margin-left="0.5in" fo:margin-right="0in" fo:text-indent="-0.25in" style:auto-text-indent="false"/>
    </style:style>
    <style:style style:name="P67" style:family="paragraph" style:parent-style-name="Exalted" style:list-style-name="WWNum26">
      <style:paragraph-properties fo:margin-left="0.5in" fo:margin-right="0in" fo:text-indent="-0.25in" style:auto-text-indent="false"/>
    </style:style>
    <style:style style:name="P68" style:family="paragraph" style:parent-style-name="Exalted" style:list-style-name="WWNum27">
      <style:paragraph-properties fo:margin-left="0.5in" fo:margin-right="0in" fo:text-indent="-0.25in" style:auto-text-indent="false"/>
    </style:style>
    <style:style style:name="P69" style:family="paragraph" style:parent-style-name="Exalted" style:list-style-name="WWNum11">
      <style:paragraph-properties fo:margin-left="0.5in" fo:margin-right="0in" fo:text-indent="-0.25in" style:auto-text-indent="false"/>
    </style:style>
    <style:style style:name="P70" style:family="paragraph" style:parent-style-name="Exalted" style:list-style-name="WWNum41">
      <style:paragraph-properties fo:margin-left="0.5in" fo:margin-right="0in" fo:text-indent="-0.25in" style:auto-text-indent="false"/>
    </style:style>
    <style:style style:name="P71" style:family="paragraph" style:parent-style-name="Exalted" style:list-style-name="WWNum8">
      <style:paragraph-properties fo:margin-left="0.5in" fo:margin-right="0in" fo:text-indent="-0.25in" style:auto-text-indent="false"/>
    </style:style>
    <style:style style:name="P72" style:family="paragraph" style:parent-style-name="Exalted" style:list-style-name="WWNum20">
      <style:paragraph-properties fo:margin-left="0.5in" fo:margin-right="0in" fo:text-indent="-0.25in" style:auto-text-indent="false"/>
    </style:style>
    <style:style style:name="P73" style:family="paragraph" style:parent-style-name="Exalted" style:list-style-name="WWNum45">
      <style:paragraph-properties fo:margin-left="0.5in" fo:margin-right="0in" fo:text-indent="-0.25in" style:auto-text-indent="false"/>
    </style:style>
    <style:style style:name="P74" style:family="paragraph" style:parent-style-name="Exalted" style:list-style-name="WWNum48">
      <style:paragraph-properties fo:margin-left="0.5in" fo:margin-right="0in" fo:text-indent="-0.25in" style:auto-text-indent="false"/>
    </style:style>
    <style:style style:name="P75" style:family="paragraph" style:parent-style-name="Exalted" style:list-style-name="WWNum51">
      <style:paragraph-properties fo:margin-left="0.5in" fo:margin-right="0in" fo:text-indent="-0.25in" style:auto-text-indent="false"/>
    </style:style>
    <style:style style:name="P76" style:family="paragraph" style:parent-style-name="Exalted" style:list-style-name="WWNum35">
      <style:paragraph-properties fo:margin-left="0.5in" fo:margin-right="0in" fo:text-indent="-0.25in" style:auto-text-indent="false"/>
    </style:style>
    <style:style style:name="P77" style:family="paragraph" style:parent-style-name="Exalted" style:list-style-name="WWNum46">
      <style:paragraph-properties fo:margin-left="0.5in" fo:margin-right="0in" fo:text-indent="-0.25in" style:auto-text-indent="false"/>
    </style:style>
    <style:style style:name="P78" style:family="paragraph" style:parent-style-name="Exalted" style:list-style-name="WWNum36">
      <style:paragraph-properties fo:margin-left="0.5in" fo:margin-right="0in" fo:text-indent="-0.25in" style:auto-text-indent="false"/>
    </style:style>
    <style:style style:name="P79" style:family="paragraph" style:parent-style-name="Exalted" style:list-style-name="WWNum49">
      <style:paragraph-properties fo:margin-left="0.5in" fo:margin-right="0in" fo:text-indent="-0.25in" style:auto-text-indent="false"/>
    </style:style>
    <style:style style:name="P80" style:family="paragraph" style:parent-style-name="Exalted" style:list-style-name="WWNum17">
      <style:paragraph-properties fo:margin-left="0.5in" fo:margin-right="0in" fo:text-indent="-0.25in" style:auto-text-indent="false"/>
    </style:style>
    <style:style style:name="P81" style:family="paragraph" style:parent-style-name="Exalted" style:list-style-name="WWNum5">
      <style:paragraph-properties fo:margin-left="0.5in" fo:margin-right="0in" fo:text-indent="-0.25in" style:auto-text-indent="false"/>
    </style:style>
    <style:style style:name="P82" style:family="paragraph" style:parent-style-name="Exalted" style:list-style-name="WWNum60">
      <style:paragraph-properties fo:margin-left="0.5in" fo:margin-right="0in" fo:text-indent="-0.25in" style:auto-text-indent="false"/>
    </style:style>
    <style:style style:name="P83" style:family="paragraph" style:parent-style-name="Exalted" style:list-style-name="WWNum53">
      <style:paragraph-properties fo:margin-left="0.5in" fo:margin-right="0in" fo:text-indent="-0.25in" style:auto-text-indent="false"/>
    </style:style>
    <style:style style:name="P84" style:family="paragraph" style:parent-style-name="Exalted" style:list-style-name="WWNum10">
      <style:paragraph-properties fo:margin-left="0.5in" fo:margin-right="0in" fo:text-indent="-0.25in" style:auto-text-indent="false"/>
      <style:text-properties fo:color="#000000" style:font-name="Spectral" fo:font-size="10pt" style:font-name-asian="Spectral1" style:font-size-asian="10pt" style:font-name-complex="Spectral1" style:font-size-complex="10pt"/>
    </style:style>
    <style:style style:name="P85" style:family="paragraph" style:parent-style-name="Exalted" style:list-style-name="WWNum29">
      <style:paragraph-properties fo:margin-left="0.5in" fo:margin-right="0in" fo:text-indent="-0.25in" style:auto-text-indent="false"/>
    </style:style>
    <style:style style:name="P86" style:family="paragraph" style:parent-style-name="Exalted" style:list-style-name="WWNum21">
      <style:paragraph-properties fo:margin-left="0.5in" fo:margin-right="0in" fo:text-indent="-0.25in" style:auto-text-indent="false"/>
    </style:style>
    <style:style style:name="P87" style:family="paragraph" style:parent-style-name="Exalted" style:list-style-name="WWNum4">
      <style:paragraph-properties fo:margin-left="0.5in" fo:margin-right="0in" fo:margin-top="0in" fo:margin-bottom="0.139in" loext:contextual-spacing="false" fo:line-height="100%" fo:text-align="start" style:justify-single-word="false" fo:text-indent="-0.25in" style:auto-text-indent="false"/>
    </style:style>
    <style:style style:name="P88" style:family="paragraph" style:parent-style-name="Exalted" style:list-style-name="WWNum3">
      <style:paragraph-properties fo:margin-left="0.5in" fo:margin-right="0in" fo:margin-top="0in" fo:margin-bottom="0.139in" loext:contextual-spacing="false" fo:line-height="100%" fo:text-indent="-0.25in" style:auto-text-indent="false"/>
    </style:style>
    <style:style style:name="P89" style:family="paragraph" style:parent-style-name="Exalted" style:list-style-name="WWNum18">
      <style:paragraph-properties fo:margin-left="0.5in" fo:margin-right="0in" fo:margin-top="0in" fo:margin-bottom="0.139in" loext:contextual-spacing="false" fo:line-height="100%" fo:text-indent="-0.25in" style:auto-text-indent="false"/>
    </style:style>
    <style:style style:name="P90" style:family="paragraph" style:parent-style-name="Exalted" style:list-style-name="WWNum38">
      <style:paragraph-properties fo:margin-left="0.5in" fo:margin-right="0in" fo:margin-top="0in" fo:margin-bottom="0.139in" loext:contextual-spacing="false" fo:line-height="100%" fo:text-indent="-0.25in" style:auto-text-indent="false"/>
    </style:style>
    <style:style style:name="P91" style:family="paragraph" style:parent-style-name="Exalted" style:list-style-name="WWNum1">
      <style:paragraph-properties fo:margin-left="0.5in" fo:margin-right="0in" fo:margin-top="0in" fo:margin-bottom="0.139in" loext:contextual-spacing="false" fo:line-height="100%" fo:text-indent="-0.25in" style:auto-text-indent="false"/>
    </style:style>
    <style:style style:name="P92" style:family="paragraph" style:parent-style-name="Exalted" style:list-style-name="WWNum40">
      <style:paragraph-properties fo:margin-left="0.5in" fo:margin-right="0in" fo:margin-top="0in" fo:margin-bottom="0.139in" loext:contextual-spacing="false" fo:line-height="100%" fo:text-indent="-0.25in" style:auto-text-indent="false"/>
    </style:style>
    <style:style style:name="P93" style:family="paragraph" style:parent-style-name="Exalted" style:list-style-name="WWNum44">
      <style:paragraph-properties fo:margin-left="0.5in" fo:margin-right="0in" fo:margin-top="0in" fo:margin-bottom="0.139in" loext:contextual-spacing="false" fo:line-height="100%" fo:text-indent="-0.25in" style:auto-text-indent="false"/>
    </style:style>
    <style:style style:name="P94" style:family="paragraph" style:parent-style-name="Exalted" style:list-style-name="WWNum43">
      <style:paragraph-properties fo:margin-left="0.5in" fo:margin-right="0in" fo:margin-top="0in" fo:margin-bottom="0.139in" loext:contextual-spacing="false" fo:line-height="100%" fo:text-indent="-0.25in" style:auto-text-indent="false"/>
    </style:style>
    <style:style style:name="P95" style:family="paragraph" style:parent-style-name="Exalted" style:list-style-name="WWNum30">
      <style:paragraph-properties fo:margin-left="0.5in" fo:margin-right="0in" fo:margin-top="0in" fo:margin-bottom="0in" loext:contextual-spacing="false" fo:line-height="100%" fo:text-align="start" style:justify-single-word="false" fo:text-indent="-0.25in" style:auto-text-indent="false"/>
    </style:style>
    <style:style style:name="P96" style:family="paragraph" style:parent-style-name="Exalted" style:list-style-name="WWNum30">
      <style:paragraph-properties fo:margin-left="0.5in" fo:margin-right="0in" fo:margin-top="0in" fo:margin-bottom="0in" loext:contextual-spacing="false" fo:line-height="100%" fo:text-indent="-0.25in" style:auto-text-indent="false"/>
    </style:style>
    <style:style style:name="P97" style:family="paragraph" style:parent-style-name="Exalted" style:list-style-name="WWNum3">
      <style:paragraph-properties fo:margin-left="0.5in" fo:margin-right="0in" fo:margin-top="0in" fo:margin-bottom="0in" loext:contextual-spacing="false" fo:line-height="100%" fo:text-indent="-0.25in" style:auto-text-indent="false"/>
    </style:style>
    <style:style style:name="P98" style:family="paragraph" style:parent-style-name="Exalted" style:list-style-name="WWNum7">
      <style:paragraph-properties fo:margin-left="0.5in" fo:margin-right="0in" fo:margin-top="0in" fo:margin-bottom="0in" loext:contextual-spacing="false" fo:line-height="100%" fo:text-indent="-0.25in" style:auto-text-indent="false"/>
    </style:style>
    <style:style style:name="P99" style:family="paragraph" style:parent-style-name="Exalted" style:list-style-name="WWNum12">
      <style:paragraph-properties fo:margin-left="0.5in" fo:margin-right="0in" fo:margin-top="0in" fo:margin-bottom="0in" loext:contextual-spacing="false" fo:line-height="100%" fo:text-indent="-0.25in" style:auto-text-indent="false"/>
    </style:style>
    <style:style style:name="P100" style:family="paragraph" style:parent-style-name="Exalted" style:list-style-name="WWNum23">
      <style:paragraph-properties fo:margin-left="0.5in" fo:margin-right="0in" fo:margin-top="0in" fo:margin-bottom="0in" loext:contextual-spacing="false" fo:line-height="100%" fo:text-indent="-0.25in" style:auto-text-indent="false"/>
    </style:style>
    <style:style style:name="P101" style:family="paragraph" style:parent-style-name="Exalted">
      <style:paragraph-properties fo:margin-left="0.5in" fo:margin-right="0in" fo:margin-top="0in" fo:margin-bottom="0in" loext:contextual-spacing="false" fo:line-height="100%" fo:text-align="start" style:justify-single-word="false" fo:orphans="0" fo:widows="0" fo:text-indent="-0.25in" style:auto-text-indent="false"/>
      <style:text-properties fo:font-weight="bold" style:font-weight-asian="bold"/>
    </style:style>
    <style:style style:name="P102" style:family="paragraph" style:parent-style-name="Exalted" style:list-style-name="WWNum56">
      <style:paragraph-properties fo:margin-left="0.5in" fo:margin-right="0in" fo:margin-top="0in" fo:margin-bottom="0in" loext:contextual-spacing="false" fo:text-indent="-0.25in" style:auto-text-indent="false"/>
    </style:style>
    <style:style style:name="P103" style:family="paragraph" style:parent-style-name="Exalted" style:list-style-name="WWNum25">
      <style:paragraph-properties fo:margin-left="0.5in" fo:margin-right="0in" fo:margin-top="0in" fo:margin-bottom="0in" loext:contextual-spacing="false" fo:text-indent="-0.25in" style:auto-text-indent="false"/>
    </style:style>
    <style:style style:name="P104" style:family="paragraph" style:parent-style-name="Exalted" style:list-style-name="WWNum55">
      <style:paragraph-properties fo:margin-left="0.5in" fo:margin-right="0in" fo:margin-top="0in" fo:margin-bottom="0in" loext:contextual-spacing="false" fo:text-indent="-0.25in" style:auto-text-indent="false"/>
    </style:style>
    <style:style style:name="P105" style:family="paragraph" style:parent-style-name="Exalted" style:list-style-name="WWNum13">
      <style:paragraph-properties fo:margin-left="0.5in" fo:margin-right="0in" fo:margin-top="0in" fo:margin-bottom="0in" loext:contextual-spacing="false" fo:text-indent="-0.25in" style:auto-text-indent="false"/>
    </style:style>
    <style:style style:name="P106" style:family="paragraph" style:parent-style-name="Exalted" style:list-style-name="WWNum39">
      <style:paragraph-properties fo:margin-left="0.5in" fo:margin-right="0in" fo:margin-top="0in" fo:margin-bottom="0in" loext:contextual-spacing="false" fo:text-indent="-0.25in" style:auto-text-indent="false"/>
    </style:style>
    <style:style style:name="P107" style:family="paragraph" style:parent-style-name="Exalted" style:list-style-name="WWNum9">
      <style:paragraph-properties fo:margin-left="0.5in" fo:margin-right="0in" fo:margin-top="0in" fo:margin-bottom="0in" loext:contextual-spacing="false" fo:text-indent="-0.25in" style:auto-text-indent="false"/>
    </style:style>
    <style:style style:name="P108" style:family="paragraph" style:parent-style-name="Exalted" style:list-style-name="WWNum6">
      <style:paragraph-properties fo:margin-left="0.5in" fo:margin-right="0in" fo:margin-top="0in" fo:margin-bottom="0in" loext:contextual-spacing="false" fo:text-indent="-0.25in" style:auto-text-indent="false"/>
    </style:style>
    <style:style style:name="P109" style:family="paragraph" style:parent-style-name="Exalted" style:list-style-name="WWNum37">
      <style:paragraph-properties fo:margin-left="0.5in" fo:margin-right="0in" fo:margin-top="0in" fo:margin-bottom="0in" loext:contextual-spacing="false" fo:text-indent="-0.25in" style:auto-text-indent="false"/>
    </style:style>
    <style:style style:name="P110" style:family="paragraph" style:parent-style-name="Exalted" style:list-style-name="WWNum59">
      <style:paragraph-properties fo:margin-left="0.5in" fo:margin-right="0in" fo:margin-top="0in" fo:margin-bottom="0in" loext:contextual-spacing="false" fo:text-indent="-0.25in" style:auto-text-indent="false"/>
    </style:style>
    <style:style style:name="P111" style:family="paragraph" style:parent-style-name="Exalted" style:list-style-name="WWNum16">
      <style:paragraph-properties fo:margin-left="0.5in" fo:margin-right="0in" fo:margin-top="0in" fo:margin-bottom="0in" loext:contextual-spacing="false" fo:text-indent="-0.25in" style:auto-text-indent="false"/>
    </style:style>
    <style:style style:name="P112" style:family="paragraph" style:parent-style-name="Exalted" style:list-style-name="WWNum14">
      <style:paragraph-properties fo:margin-left="0.5in" fo:margin-right="0in" fo:margin-top="0in" fo:margin-bottom="0in" loext:contextual-spacing="false" fo:text-indent="-0.25in" style:auto-text-indent="false"/>
    </style:style>
    <style:style style:name="P113" style:family="paragraph" style:parent-style-name="Exalted" style:list-style-name="WWNum61">
      <style:paragraph-properties fo:margin-left="0.5in" fo:margin-right="0in" fo:margin-top="0in" fo:margin-bottom="0in" loext:contextual-spacing="false" fo:text-align="start" style:justify-single-word="false" fo:text-indent="-0.25in" style:auto-text-indent="false"/>
    </style:style>
    <style:style style:name="P114" style:family="paragraph" style:parent-style-name="Exalted" style:list-style-name="WWNum24">
      <style:paragraph-properties fo:margin-left="0.5in" fo:margin-right="0in" fo:margin-top="0in" fo:margin-bottom="0in" loext:contextual-spacing="false" fo:text-indent="-0.25in" style:auto-text-indent="false"/>
    </style:style>
    <style:style style:name="P115" style:family="paragraph" style:parent-style-name="Exalted" style:list-style-name="WWNum15">
      <style:paragraph-properties fo:margin-left="0.5in" fo:margin-right="0in" fo:margin-top="0in" fo:margin-bottom="0in" loext:contextual-spacing="false" fo:text-indent="-0.25in" style:auto-text-indent="false"/>
    </style:style>
    <style:style style:name="P116" style:family="paragraph" style:parent-style-name="Exalted" style:list-style-name="WWNum33">
      <style:paragraph-properties fo:margin-left="0.5in" fo:margin-right="0in" fo:margin-top="0in" fo:margin-bottom="0in" loext:contextual-spacing="false" fo:text-indent="-0.25in" style:auto-text-indent="false"/>
    </style:style>
    <style:style style:name="P117" style:family="paragraph" style:parent-style-name="Exalted" style:list-style-name="WWNum57">
      <style:paragraph-properties fo:margin-left="0.5in" fo:margin-right="0in" fo:margin-top="0in" fo:margin-bottom="0in" loext:contextual-spacing="false" fo:text-indent="-0.25in" style:auto-text-indent="false"/>
    </style:style>
    <style:style style:name="P118" style:family="paragraph" style:parent-style-name="Exalted" style:list-style-name="WWNum26">
      <style:paragraph-properties fo:margin-left="0.5in" fo:margin-right="0in" fo:margin-top="0in" fo:margin-bottom="0in" loext:contextual-spacing="false" fo:text-indent="-0.25in" style:auto-text-indent="false"/>
    </style:style>
    <style:style style:name="P119" style:family="paragraph" style:parent-style-name="Exalted" style:list-style-name="WWNum27">
      <style:paragraph-properties fo:margin-left="0.5in" fo:margin-right="0in" fo:margin-top="0in" fo:margin-bottom="0in" loext:contextual-spacing="false" fo:text-indent="-0.25in" style:auto-text-indent="false"/>
    </style:style>
    <style:style style:name="P120" style:family="paragraph" style:parent-style-name="Exalted" style:list-style-name="WWNum11">
      <style:paragraph-properties fo:margin-left="0.5in" fo:margin-right="0in" fo:margin-top="0in" fo:margin-bottom="0in" loext:contextual-spacing="false" fo:text-indent="-0.25in" style:auto-text-indent="false"/>
    </style:style>
    <style:style style:name="P121" style:family="paragraph" style:parent-style-name="Exalted" style:list-style-name="WWNum41">
      <style:paragraph-properties fo:margin-left="0.5in" fo:margin-right="0in" fo:margin-top="0in" fo:margin-bottom="0in" loext:contextual-spacing="false" fo:text-indent="-0.25in" style:auto-text-indent="false"/>
    </style:style>
    <style:style style:name="P122" style:family="paragraph" style:parent-style-name="Exalted" style:list-style-name="WWNum8">
      <style:paragraph-properties fo:margin-left="0.5in" fo:margin-right="0in" fo:margin-top="0in" fo:margin-bottom="0in" loext:contextual-spacing="false" fo:text-indent="-0.25in" style:auto-text-indent="false"/>
    </style:style>
    <style:style style:name="P123" style:family="paragraph" style:parent-style-name="Exalted" style:list-style-name="WWNum20">
      <style:paragraph-properties fo:margin-left="0.5in" fo:margin-right="0in" fo:margin-top="0in" fo:margin-bottom="0in" loext:contextual-spacing="false" fo:text-indent="-0.25in" style:auto-text-indent="false"/>
    </style:style>
    <style:style style:name="P124" style:family="paragraph" style:parent-style-name="Exalted" style:list-style-name="WWNum45">
      <style:paragraph-properties fo:margin-left="0.5in" fo:margin-right="0in" fo:margin-top="0in" fo:margin-bottom="0in" loext:contextual-spacing="false" fo:text-indent="-0.25in" style:auto-text-indent="false"/>
    </style:style>
    <style:style style:name="P125" style:family="paragraph" style:parent-style-name="Exalted" style:list-style-name="WWNum42">
      <style:paragraph-properties fo:margin-left="0.5in" fo:margin-right="0in" fo:margin-top="0in" fo:margin-bottom="0in" loext:contextual-spacing="false" fo:text-indent="-0.25in" style:auto-text-indent="false"/>
    </style:style>
    <style:style style:name="P126" style:family="paragraph" style:parent-style-name="Exalted" style:list-style-name="WWNum48">
      <style:paragraph-properties fo:margin-left="0.5in" fo:margin-right="0in" fo:margin-top="0in" fo:margin-bottom="0in" loext:contextual-spacing="false" fo:text-indent="-0.25in" style:auto-text-indent="false"/>
    </style:style>
    <style:style style:name="P127" style:family="paragraph" style:parent-style-name="Exalted" style:list-style-name="WWNum51">
      <style:paragraph-properties fo:margin-left="0.5in" fo:margin-right="0in" fo:margin-top="0in" fo:margin-bottom="0in" loext:contextual-spacing="false" fo:text-indent="-0.25in" style:auto-text-indent="false"/>
    </style:style>
    <style:style style:name="P128" style:family="paragraph" style:parent-style-name="Exalted" style:list-style-name="WWNum35">
      <style:paragraph-properties fo:margin-left="0.5in" fo:margin-right="0in" fo:margin-top="0in" fo:margin-bottom="0in" loext:contextual-spacing="false" fo:text-indent="-0.25in" style:auto-text-indent="false"/>
    </style:style>
    <style:style style:name="P129" style:family="paragraph" style:parent-style-name="Exalted" style:list-style-name="WWNum46">
      <style:paragraph-properties fo:margin-left="0.5in" fo:margin-right="0in" fo:margin-top="0in" fo:margin-bottom="0in" loext:contextual-spacing="false" fo:text-indent="-0.25in" style:auto-text-indent="false"/>
    </style:style>
    <style:style style:name="P130" style:family="paragraph" style:parent-style-name="Exalted" style:list-style-name="WWNum47">
      <style:paragraph-properties fo:margin-left="0.5in" fo:margin-right="0in" fo:margin-top="0in" fo:margin-bottom="0in" loext:contextual-spacing="false" fo:text-indent="-0.25in" style:auto-text-indent="false"/>
    </style:style>
    <style:style style:name="P131" style:family="paragraph" style:parent-style-name="Exalted" style:list-style-name="WWNum31">
      <style:paragraph-properties fo:margin-left="0.5in" fo:margin-right="0in" fo:margin-top="0in" fo:margin-bottom="0in" loext:contextual-spacing="false" fo:text-indent="-0.25in" style:auto-text-indent="false"/>
    </style:style>
    <style:style style:name="P132" style:family="paragraph" style:parent-style-name="Exalted" style:list-style-name="WWNum36">
      <style:paragraph-properties fo:margin-left="0.5in" fo:margin-right="0in" fo:margin-top="0in" fo:margin-bottom="0in" loext:contextual-spacing="false" fo:text-indent="-0.25in" style:auto-text-indent="false"/>
    </style:style>
    <style:style style:name="P133" style:family="paragraph" style:parent-style-name="Exalted" style:list-style-name="WWNum49">
      <style:paragraph-properties fo:margin-left="0.5in" fo:margin-right="0in" fo:margin-top="0in" fo:margin-bottom="0in" loext:contextual-spacing="false" fo:text-indent="-0.25in" style:auto-text-indent="false"/>
    </style:style>
    <style:style style:name="P134" style:family="paragraph" style:parent-style-name="Exalted" style:list-style-name="WWNum17">
      <style:paragraph-properties fo:margin-left="0.5in" fo:margin-right="0in" fo:margin-top="0in" fo:margin-bottom="0in" loext:contextual-spacing="false" fo:text-indent="-0.25in" style:auto-text-indent="false"/>
    </style:style>
    <style:style style:name="P135" style:family="paragraph" style:parent-style-name="Exalted" style:list-style-name="WWNum5">
      <style:paragraph-properties fo:margin-left="0.5in" fo:margin-right="0in" fo:margin-top="0in" fo:margin-bottom="0in" loext:contextual-spacing="false" fo:text-indent="-0.25in" style:auto-text-indent="false"/>
    </style:style>
    <style:style style:name="P136" style:family="paragraph" style:parent-style-name="Exalted" style:list-style-name="WWNum60">
      <style:paragraph-properties fo:margin-left="0.5in" fo:margin-right="0in" fo:margin-top="0in" fo:margin-bottom="0in" loext:contextual-spacing="false" fo:text-indent="-0.25in" style:auto-text-indent="false"/>
    </style:style>
    <style:style style:name="P137" style:family="paragraph" style:parent-style-name="Exalted" style:list-style-name="WWNum53">
      <style:paragraph-properties fo:margin-left="0.5in" fo:margin-right="0in" fo:margin-top="0in" fo:margin-bottom="0in" loext:contextual-spacing="false" fo:text-indent="-0.25in" style:auto-text-indent="false"/>
    </style:style>
    <style:style style:name="P138" style:family="paragraph" style:parent-style-name="Exalted" style:list-style-name="WWNum10">
      <style:paragraph-properties fo:margin-left="0.5in" fo:margin-right="0in" fo:margin-top="0in" fo:margin-bottom="0in" loext:contextual-spacing="false" fo:text-indent="-0.25in" style:auto-text-indent="false"/>
    </style:style>
    <style:style style:name="P139" style:family="paragraph" style:parent-style-name="Exalted" style:list-style-name="WWNum34">
      <style:paragraph-properties fo:margin-left="0.5in" fo:margin-right="0in" fo:margin-top="0in" fo:margin-bottom="0in" loext:contextual-spacing="false" fo:text-indent="-0.25in" style:auto-text-indent="false"/>
    </style:style>
    <style:style style:name="P140" style:family="paragraph" style:parent-style-name="Exalted" style:list-style-name="WWNum29">
      <style:paragraph-properties fo:margin-left="0.5in" fo:margin-right="0in" fo:margin-top="0in" fo:margin-bottom="0in" loext:contextual-spacing="false" fo:text-indent="-0.25in" style:auto-text-indent="false"/>
    </style:style>
    <style:style style:name="P141" style:family="paragraph" style:parent-style-name="Exalted" style:list-style-name="WWNum50">
      <style:paragraph-properties fo:margin-left="0.5in" fo:margin-right="0in" fo:margin-top="0in" fo:margin-bottom="0in" loext:contextual-spacing="false" fo:text-indent="-0.25in" style:auto-text-indent="false"/>
    </style:style>
    <style:style style:name="P142" style:family="paragraph" style:parent-style-name="Exalted" style:list-style-name="WWNum21">
      <style:paragraph-properties fo:margin-left="0.5in" fo:margin-right="0in" fo:margin-top="0in" fo:margin-bottom="0in" loext:contextual-spacing="false" fo:text-indent="-0.25in" style:auto-text-indent="false"/>
    </style:style>
    <style:style style:name="P143" style:family="paragraph" style:parent-style-name="Exalted" style:list-style-name="WWNum19">
      <style:paragraph-properties fo:margin-left="0.5in" fo:margin-right="0in" fo:margin-top="0in" fo:margin-bottom="0in" loext:contextual-spacing="false" fo:text-indent="-0.25in" style:auto-text-indent="false"/>
    </style:style>
    <style:style style:name="P144" style:family="paragraph" style:parent-style-name="Exalted" style:list-style-name="WWNum4">
      <style:paragraph-properties fo:margin-left="0.5in" fo:margin-right="0in" fo:margin-top="0.0693in" fo:margin-bottom="0in" loext:contextual-spacing="false" fo:line-height="100%" fo:text-align="start" style:justify-single-word="false" fo:keep-together="always" fo:text-indent="-0.25in" style:auto-text-indent="false"/>
    </style:style>
    <style:style style:name="P145" style:family="paragraph" style:parent-style-name="Exalted">
      <style:paragraph-properties fo:margin-top="0in" fo:margin-bottom="0.0555in" loext:contextual-spacing="false" fo:line-height="100%"/>
    </style:style>
    <style:style style:name="P146" style:family="paragraph" style:parent-style-name="Exalted" style:list-style-name="WWNum4">
      <style:paragraph-properties fo:margin-left="1in" fo:margin-right="0in" fo:margin-top="0in" fo:margin-bottom="0in" loext:contextual-spacing="false" fo:line-height="100%" fo:text-align="start" style:justify-single-word="false" fo:text-indent="-0.25in" style:auto-text-indent="false"/>
    </style:style>
    <style:style style:name="P147" style:family="paragraph" style:parent-style-name="Exalted" style:list-style-name="WWNum7">
      <style:paragraph-properties fo:margin-left="1in" fo:margin-right="0in" fo:margin-top="0in" fo:margin-bottom="0in" loext:contextual-spacing="false" fo:line-height="100%" fo:text-indent="-0.25in" style:auto-text-indent="false"/>
    </style:style>
    <style:style style:name="P148" style:family="paragraph" style:parent-style-name="Exalted" style:list-style-name="WWNum47">
      <style:paragraph-properties fo:margin-left="1in" fo:margin-right="0in" fo:margin-top="0in" fo:margin-bottom="0in" loext:contextual-spacing="false" fo:text-indent="-0.25in" style:auto-text-indent="false"/>
    </style:style>
    <style:style style:name="P149" style:family="paragraph" style:parent-style-name="Exalted" style:list-style-name="WWNum36">
      <style:paragraph-properties fo:margin-left="1in" fo:margin-right="0in" fo:margin-top="0in" fo:margin-bottom="0in" loext:contextual-spacing="false" fo:text-indent="-0.25in" style:auto-text-indent="false"/>
    </style:style>
    <style:style style:name="P150" style:family="paragraph" style:parent-style-name="Exalted" style:list-style-name="WWNum17">
      <style:paragraph-properties fo:margin-left="1in" fo:margin-right="0in" fo:margin-top="0in" fo:margin-bottom="0in" loext:contextual-spacing="false" fo:text-indent="-0.25in" style:auto-text-indent="false"/>
    </style:style>
    <style:style style:name="P151" style:family="paragraph" style:parent-style-name="Exalted" style:list-style-name="WWNum34">
      <style:paragraph-properties fo:margin-left="1in" fo:margin-right="0in" fo:margin-top="0in" fo:margin-bottom="0in" loext:contextual-spacing="false" fo:text-indent="-0.25in" style:auto-text-indent="false"/>
    </style:style>
    <style:style style:name="P152" style:family="paragraph" style:parent-style-name="Exalted" style:list-style-name="WWNum29">
      <style:paragraph-properties fo:margin-left="1in" fo:margin-right="0in" fo:margin-top="0in" fo:margin-bottom="0in" loext:contextual-spacing="false" fo:text-indent="-0.25in" style:auto-text-indent="false"/>
    </style:style>
    <style:style style:name="P153" style:family="paragraph" style:parent-style-name="Exalted" style:list-style-name="WWNum50">
      <style:paragraph-properties fo:margin-left="1in" fo:margin-right="0in" fo:margin-top="0in" fo:margin-bottom="0in" loext:contextual-spacing="false" fo:text-indent="-0.25in" style:auto-text-indent="false"/>
    </style:style>
    <style:style style:name="P154" style:family="paragraph" style:parent-style-name="Exalted" style:list-style-name="WWNum42">
      <style:paragraph-properties fo:margin-left="1in" fo:margin-right="0in" fo:text-indent="-0.25in" style:auto-text-indent="false"/>
    </style:style>
    <style:style style:name="P155" style:family="paragraph" style:parent-style-name="Exalted" style:list-style-name="WWNum31">
      <style:paragraph-properties fo:margin-left="1in" fo:margin-right="0in" fo:text-indent="-0.25in" style:auto-text-indent="false"/>
    </style:style>
    <style:style style:name="P156" style:family="paragraph" style:parent-style-name="Exalted" style:list-style-name="WWNum10">
      <style:paragraph-properties fo:margin-left="1in" fo:margin-right="0in" fo:text-indent="-0.25in" style:auto-text-indent="false"/>
    </style:style>
    <style:style style:name="P157" style:family="paragraph" style:parent-style-name="Exalted" style:list-style-name="WWNum34">
      <style:paragraph-properties fo:margin-left="1in" fo:margin-right="0in" fo:text-indent="-0.25in" style:auto-text-indent="false"/>
    </style:style>
    <style:style style:name="P158" style:family="paragraph" style:parent-style-name="Exalted" style:list-style-name="WWNum50">
      <style:paragraph-properties fo:margin-left="1in" fo:margin-right="0in" fo:text-indent="-0.25in" style:auto-text-indent="false"/>
    </style:style>
    <style:style style:name="P159" style:family="paragraph" style:parent-style-name="Exalted">
      <style:paragraph-properties fo:margin-left="1in" fo:margin-right="0in" fo:margin-top="0in" fo:margin-bottom="0in" loext:contextual-spacing="false" fo:line-height="100%" fo:text-align="start" style:justify-single-word="false" fo:text-indent="0in" style:auto-text-indent="false"/>
    </style:style>
    <style:style style:name="P160" style:family="paragraph" style:parent-style-name="Exalted" style:list-style-name="WWNum30">
      <style:paragraph-properties fo:margin-left="0.6874in" fo:margin-right="0in" fo:margin-top="0in" fo:margin-bottom="0in" loext:contextual-spacing="false" fo:line-height="100%" fo:text-align="start" style:justify-single-word="false" fo:text-indent="-0.25in" style:auto-text-indent="false"/>
    </style:style>
    <style:style style:name="P161" style:family="paragraph" style:parent-style-name="Exalted" style:list-style-name="">
      <style:paragraph-properties fo:margin-left="1.25in" fo:margin-right="0in" fo:margin-top="0.0693in" fo:margin-bottom="0in" loext:contextual-spacing="false" fo:line-height="100%" fo:text-align="start" style:justify-single-word="false" fo:text-indent="0in" style:auto-text-indent="false"/>
    </style:style>
    <style:style style:name="P162" style:family="paragraph" style:parent-style-name="Exalted" style:list-style-name="WWNum4">
      <style:paragraph-properties fo:margin-top="0.0693in" fo:margin-bottom="0in" loext:contextual-spacing="false" fo:line-height="100%" fo:text-align="start" style:justify-single-word="false" fo:break-before="column"/>
    </style:style>
    <style:style style:name="P163" style:family="paragraph" style:parent-style-name="Exalted">
      <style:paragraph-properties fo:margin-top="0in" fo:margin-bottom="0.0693in" loext:contextual-spacing="false" fo:line-height="100%"/>
    </style:style>
    <style:style style:name="P164" style:family="paragraph" style:parent-style-name="Exalted">
      <style:paragraph-properties fo:margin-top="0in" fo:margin-bottom="0.0693in" loext:contextual-spacing="false" fo:line-height="100%" fo:text-align="start" style:justify-single-word="false"/>
    </style:style>
    <style:style style:name="P165" style:family="paragraph" style:parent-style-name="Exalted">
      <style:paragraph-properties fo:margin-left="0.1252in" fo:margin-right="0in" fo:text-align="start" style:justify-single-word="false" fo:text-indent="0in" style:auto-text-indent="false"/>
    </style:style>
    <style:style style:name="P166" style:family="paragraph" style:parent-style-name="Exalted">
      <style:paragraph-properties fo:margin-left="0.1874in" fo:margin-right="0in" fo:margin-top="0in" fo:margin-bottom="0.139in" loext:contextual-spacing="false" fo:line-height="100%" fo:text-indent="0in" style:auto-text-indent="false"/>
    </style:style>
    <style:style style:name="P167" style:family="paragraph" style:parent-style-name="Exalted">
      <style:paragraph-properties fo:margin-left="0.25in" fo:margin-right="0in" fo:margin-top="0in" fo:margin-bottom="0.139in" loext:contextual-spacing="false" fo:line-height="100%" fo:text-indent="0in" style:auto-text-indent="false"/>
    </style:style>
    <style:style style:name="P168" style:family="paragraph" style:parent-style-name="Exalted">
      <style:paragraph-properties fo:margin-left="0.25in" fo:margin-right="0in" fo:text-indent="0in" style:auto-text-indent="false"/>
    </style:style>
    <style:style style:name="P169" style:family="paragraph" style:parent-style-name="Exalted">
      <loext:graphic-properties draw:fill="none"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transparent" fo:keep-with-next="auto"/>
    </style:style>
    <style:style style:name="P170" style:family="paragraph" style:parent-style-name="Exalted">
      <loext:graphic-properties draw:fill="none"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transparent" fo:keep-with-next="auto"/>
      <style:text-properties fo:font-weight="bold" style:font-weight-asian="bold"/>
    </style:style>
    <style:style style:name="P171" style:family="paragraph" style:parent-style-name="Exalted">
      <style:paragraph-properties fo:margin-left="0in" fo:margin-right="0in" fo:text-indent="0in" style:auto-text-indent="false"/>
    </style:style>
    <style:style style:name="P172" style:family="paragraph" style:parent-style-name="Exalted">
      <style:paragraph-properties fo:margin-left="0in" fo:margin-right="0in" fo:text-indent="0.5in" style:auto-text-indent="false"/>
    </style:style>
    <style:style style:name="P173" style:family="paragraph" style:parent-style-name="Exalted" style:list-style-name="WWNum32">
      <style:paragraph-properties fo:margin-left="0.6252in" fo:margin-right="0in" fo:margin-top="0in" fo:margin-bottom="0in" loext:contextual-spacing="false" fo:text-indent="-0.25in" style:auto-text-indent="false"/>
    </style:style>
    <style:style style:name="P174" style:family="paragraph" style:parent-style-name="Exalted" style:list-style-name="WWNum19">
      <style:paragraph-properties fo:margin-left="0.6252in" fo:margin-right="0in" fo:margin-top="0in" fo:margin-bottom="0in" loext:contextual-spacing="false" fo:text-indent="-0.25in" style:auto-text-indent="false"/>
    </style:style>
    <style:style style:name="P175" style:family="paragraph" style:parent-style-name="Exalted" style:list-style-name="WWNum19">
      <style:paragraph-properties fo:margin-left="0.6252in" fo:margin-right="0in" fo:text-indent="-0.25in" style:auto-text-indent="false"/>
    </style:style>
    <style:style style:name="P176" style:family="paragraph" style:parent-style-name="Exalted">
      <style:paragraph-properties fo:text-align="center" style:justify-single-word="false" fo:padding-left="0in" fo:padding-right="0in" fo:padding-top="0in" fo:padding-bottom="0.028in" fo:border-left="none" fo:border-right="none" fo:border-top="none" fo:border-bottom="1.5pt solid #1c4587"/>
    </style:style>
    <style:style style:name="P177" style:family="paragraph" style:parent-style-name="Exalted">
      <style:paragraph-properties fo:text-align="center" style:justify-single-word="false" fo:padding-left="0in" fo:padding-right="0in" fo:padding-top="0in" fo:padding-bottom="0.028in" fo:border-left="none" fo:border-right="none" fo:border-top="none" fo:border-bottom="1.5pt solid #1c4587"/>
      <style:text-properties fo:color="#0b5394" style:font-name="Modern Antiqua" fo:font-size="18pt" style:font-name-asian="Modern Antiqua1" style:font-size-asian="18pt" style:font-name-complex="Modern Antiqua1" style:font-size-complex="18pt"/>
    </style:style>
    <style:style style:name="P178" style:family="paragraph" style:parent-style-name="Exalted">
      <style:paragraph-properties fo:margin-left="0in" fo:margin-right="0in" fo:text-indent="0in" style:auto-text-indent="false"/>
    </style:style>
    <style:style style:name="P179" style:family="paragraph" style:parent-style-name="Exalted" style:list-style-name="WWNum54">
      <style:paragraph-properties fo:margin-left="0.5in" fo:margin-right="0in" fo:margin-top="0in" fo:margin-bottom="0.139in" loext:contextual-spacing="false" fo:line-height="100%" fo:text-indent="-0.25in" style:auto-text-indent="false"/>
    </style:style>
    <style:style style:name="P180" style:family="paragraph" style:parent-style-name="Heading_20_1">
      <style:paragraph-properties fo:break-before="column"/>
    </style:style>
    <style:style style:name="P181" style:family="paragraph" style:parent-style-name="Heading_20_1">
      <style:paragraph-properties fo:line-height="100%"/>
    </style:style>
    <style:style style:name="P182" style:family="paragraph" style:parent-style-name="Heading_20_1">
      <style:paragraph-properties fo:text-align="start" style:justify-single-word="false"/>
    </style:style>
    <style:style style:name="P183" style:family="paragraph" style:parent-style-name="Heading_20_1">
      <style:paragraph-properties fo:text-align="center" style:justify-single-word="false"/>
    </style:style>
    <style:style style:name="P184" style:family="paragraph" style:parent-style-name="Heading_20_1">
      <style:paragraph-properties fo:text-align="start" style:justify-single-word="false"/>
      <style:text-properties fo:font-size="24pt" style:font-size-asian="24pt" style:font-size-complex="24pt"/>
    </style:style>
    <style:style style:name="P185" style:family="paragraph" style:parent-style-name="Heading_20_1">
      <style:paragraph-properties fo:text-align="center" style:justify-single-word="false"/>
      <style:text-properties fo:font-size="24pt" style:font-size-asian="24pt" style:font-size-complex="24pt"/>
    </style:style>
    <style:style style:name="P186" style:family="paragraph" style:parent-style-name="Heading_20_1">
      <style:text-properties style:font-name="Arial" fo:font-size="11pt" style:font-name-asian="Arial1" style:font-size-asian="11pt" style:font-name-complex="Arial1" style:font-size-complex="11pt"/>
    </style:style>
    <style:style style:name="P187" style:family="paragraph" style:parent-style-name="Heading_20_1">
      <style:paragraph-properties fo:break-before="page"/>
    </style:style>
    <style:style style:name="P188" style:family="paragraph" style:parent-style-name="Heading_20_1">
      <style:paragraph-properties fo:text-align="center" style:justify-single-word="false" fo:break-before="page"/>
    </style:style>
    <style:style style:name="P189" style:family="paragraph" style:parent-style-name="Heading_20_1">
      <style:paragraph-properties fo:text-align="start" style:justify-single-word="false" fo:break-before="page"/>
      <style:text-properties fo:font-size="24pt" style:font-size-asian="24pt" style:font-size-complex="24pt"/>
    </style:style>
    <style:style style:name="P190" style:family="paragraph" style:parent-style-name="Heading_20_1">
      <style:paragraph-properties fo:margin-left="0in" fo:margin-right="0in" fo:text-align="center" style:justify-single-word="false" fo:text-indent="0in" style:auto-text-indent="false"/>
      <style:text-properties fo:font-size="24pt" style:font-size-asian="24pt" style:font-size-complex="24pt"/>
    </style:style>
    <style:style style:name="P191" style:family="paragraph" style:parent-style-name="Heading_20_1">
      <style:paragraph-properties fo:margin-left="0in" fo:margin-right="0in" fo:text-align="center" style:justify-single-word="false" fo:text-indent="0in" style:auto-text-indent="false" fo:break-before="page"/>
    </style:style>
    <style:style style:name="P192" style:family="paragraph" style:parent-style-name="Heading_20_1">
      <style:paragraph-properties fo:margin-top="0.25in" fo:margin-bottom="0in" loext:contextual-spacing="false" fo:line-height="100%"/>
    </style:style>
    <style:style style:name="P193" style:family="paragraph" style:parent-style-name="Heading_20_1">
      <style:paragraph-properties fo:margin-top="0.25in" fo:margin-bottom="0in" loext:contextual-spacing="false" fo:line-height="100%" fo:text-align="center" style:justify-single-word="false" fo:break-before="page"/>
    </style:style>
    <style:style style:name="P194" style:family="paragraph" style:parent-style-name="Heading_20_2">
      <style:paragraph-properties fo:line-height="100%"/>
    </style:style>
    <style:style style:name="P195" style:family="paragraph" style:parent-style-name="Heading_20_2">
      <style:paragraph-properties fo:text-align="start" style:justify-single-word="false"/>
    </style:style>
    <style:style style:name="P196" style:family="paragraph" style:parent-style-name="Heading_20_2">
      <style:paragraph-properties fo:text-align="center" style:justify-single-word="false"/>
    </style:style>
    <style:style style:name="P197" style:family="paragraph" style:parent-style-name="Heading_20_2">
      <style:paragraph-properties fo:margin-top="0in" fo:margin-bottom="0.0555in" loext:contextual-spacing="false" fo:line-height="100%"/>
    </style:style>
    <style:style style:name="P198" style:family="paragraph" style:parent-style-name="Heading_20_2">
      <style:paragraph-properties fo:margin-top="0in" fo:margin-bottom="0.0555in" loext:contextual-spacing="false" fo:line-height="100%" fo:break-before="page"/>
    </style:style>
    <style:style style:name="P199" style:family="paragraph" style:parent-style-name="Heading_20_2">
      <style:paragraph-properties fo:break-before="column"/>
    </style:style>
    <style:style style:name="P200" style:family="paragraph" style:parent-style-name="Heading_20_2">
      <style:paragraph-properties fo:break-before="page"/>
    </style:style>
    <style:style style:name="P201" style:family="paragraph" style:parent-style-name="Heading_20_2">
      <style:paragraph-properties fo:text-align="start" style:justify-single-word="false" fo:break-before="page"/>
    </style:style>
    <style:style style:name="P202" style:family="paragraph" style:parent-style-name="Heading_20_2">
      <style:paragraph-properties fo:margin-top="0in" fo:margin-bottom="0in" loext:contextual-spacing="false" fo:line-height="100%"/>
    </style:style>
    <style:style style:name="P203" style:family="paragraph" style:parent-style-name="Heading_20_2">
      <style:paragraph-properties fo:margin-left="0in" fo:margin-right="0in" fo:text-indent="0in" style:auto-text-indent="false"/>
    </style:style>
    <style:style style:name="P204" style:family="paragraph" style:parent-style-name="Heading_20_2">
      <style:paragraph-properties fo:margin-top="0.25in" fo:margin-bottom="0in" loext:contextual-spacing="false" fo:line-height="100%"/>
    </style:style>
    <style:style style:name="P205" style:family="paragraph" style:parent-style-name="Heading_20_2">
      <style:paragraph-properties fo:margin-top="0.139in" fo:margin-bottom="0in" loext:contextual-spacing="false" fo:line-height="100%"/>
    </style:style>
    <style:style style:name="P206" style:family="paragraph" style:parent-style-name="Heading_20_3">
      <style:paragraph-properties fo:text-align="start" style:justify-single-word="false"/>
    </style:style>
    <style:style style:name="P207" style:family="paragraph" style:parent-style-name="Heading_20_3">
      <style:paragraph-properties fo:margin-top="0in" fo:margin-bottom="0in" loext:contextual-spacing="false" fo:line-height="100%"/>
    </style:style>
    <style:style style:name="P208" style:family="paragraph" style:parent-style-name="Heading_20_3">
      <style:paragraph-properties fo:margin-top="0in" fo:margin-bottom="0in" loext:contextual-spacing="false" fo:line-height="100%" fo:text-align="center" style:justify-single-word="false"/>
    </style:style>
    <style:style style:name="P209" style:family="paragraph" style:parent-style-name="Heading_20_3">
      <style:paragraph-properties fo:margin-top="0.139in" fo:margin-bottom="0.139in" loext:contextual-spacing="false" fo:line-height="100%"/>
    </style:style>
    <style:style style:name="P210" style:family="paragraph" style:parent-style-name="Heading_20_3">
      <style:paragraph-properties fo:margin-top="0.139in" fo:margin-bottom="0.0835in" loext:contextual-spacing="false" fo:line-height="100%"/>
    </style:style>
    <style:style style:name="P211" style:family="paragraph" style:parent-style-name="Heading_20_4">
      <style:paragraph-properties fo:text-align="start" style:justify-single-word="false"/>
    </style:style>
    <style:style style:name="P212" style:family="paragraph" style:parent-style-name="Heading_20_4">
      <style:paragraph-properties fo:margin-top="0in" fo:margin-bottom="0.139in" loext:contextual-spacing="false" fo:line-height="100%"/>
    </style:style>
    <style:style style:name="P213" style:family="paragraph" style:parent-style-name="Heading_20_4">
      <style:paragraph-properties fo:margin-top="0in" fo:margin-bottom="0.0835in" loext:contextual-spacing="false" fo:line-height="100%"/>
    </style:style>
    <style:style style:name="P214" style:family="paragraph" style:parent-style-name="Heading_20_5">
      <style:paragraph-properties fo:margin-top="0in" fo:margin-bottom="0.139in" loext:contextual-spacing="false" fo:line-height="100%"/>
    </style:style>
    <style:style style:name="P215" style:family="paragraph" style:parent-style-name="Subtitle">
      <style:paragraph-properties fo:margin-top="0in" fo:margin-bottom="0in" loext:contextual-spacing="false" fo:line-height="100%" fo:text-align="center" style:justify-single-word="false"/>
    </style:style>
    <style:style style:name="P216" style:family="paragraph" style:parent-style-name="Title" style:master-page-name="First_20_Page">
      <style:paragraph-properties fo:margin-left="0in" fo:margin-right="0in" fo:margin-top="0in" fo:margin-bottom="0in" loext:contextual-spacing="false" fo:line-height="100%" fo:text-align="center" style:justify-single-word="false" fo:text-indent="0.5in" style:auto-text-indent="false" style:page-number="1"/>
    </style:style>
    <style:style style:name="P217" style:family="paragraph">
      <loext:graphic-properties draw:fill="solid" draw:fill-color="#a0a0a0"/>
      <style:paragraph-properties fo:text-align="start"/>
      <style:text-properties fo:font-size="18pt"/>
    </style:style>
    <style:style style:name="T1" style:family="text">
      <style:text-properties fo:color="#ff9900" style:font-name="Envision Roman"/>
    </style:style>
    <style:style style:name="T2" style:family="text">
      <style:text-properties fo:color="#ff9900" fo:font-size="18pt" fo:font-style="italic" style:font-size-asian="18pt" style:font-style-asian="italic" style:font-size-complex="18pt"/>
    </style:style>
    <style:style style:name="T3" style:family="text">
      <style:text-properties fo:color="#ff9900" style:font-name="Modern Antiqua" fo:font-size="14pt" style:font-name-asian="Modern Antiqua1" style:font-size-asian="14pt" style:font-name-complex="Modern Antiqua1" style:font-size-complex="14pt"/>
    </style:style>
    <style:style style:name="T4" style:family="text">
      <style:text-properties fo:color="#000000" style:font-name="Sorts Mill Goudy" fo:font-size="12pt" style:font-name-asian="Sorts Mill Goudy1" style:font-size-asian="12pt" style:font-name-complex="Sorts Mill Goudy1" style:font-size-complex="12pt"/>
    </style:style>
    <style:style style:name="T5" style:family="text">
      <style:text-properties fo:color="#000000" style:font-name="Sorts Mill Goudy" fo:font-size="10pt" style:font-name-asian="Sorts Mill Goudy1" style:font-size-asian="10pt" style:font-name-complex="Sorts Mill Goudy1" style:font-size-complex="10pt"/>
    </style:style>
    <style:style style:name="T6" style:family="text">
      <style:text-properties fo:color="#000000" style:font-name="Spectral" fo:font-size="10pt" fo:font-weight="bold" style:font-name-asian="Spectral1" style:font-size-asian="10pt" style:font-weight-asian="bold" style:font-name-complex="Spectral1" style:font-size-complex="10pt"/>
    </style:style>
    <style:style style:name="T7" style:family="text">
      <style:text-properties fo:color="#000000" style:font-name="Spectral" fo:font-size="10pt" style:font-name-asian="Spectral1" style:font-size-asian="10pt" style:font-name-complex="Spectral1" style:font-size-complex="10pt"/>
    </style:style>
    <style:style style:name="T8" style:family="text">
      <style:text-properties fo:color="#000000" style:font-name="Spectral" fo:font-size="9pt" fo:font-weight="bold" style:font-name-asian="Spectral1" style:font-size-asian="9pt" style:font-weight-asian="bold" style:font-name-complex="Spectral1" style:font-size-complex="9pt"/>
    </style:style>
    <style:style style:name="T9" style:family="text">
      <style:text-properties fo:font-weight="bold" style:font-weight-asian="bold"/>
    </style:style>
    <style:style style:name="T10" style:family="text">
      <style:text-properties fo:font-weight="bold" style:font-weight-asian="bold" style:font-weight-complex="bold"/>
    </style:style>
    <style:style style:name="T11" style:family="text">
      <style:text-properties fo:color="#1155cc" style:text-underline-style="solid" style:text-underline-width="auto" style:text-underline-color="font-color"/>
    </style:style>
    <style:style style:name="T12" style:family="text">
      <style:text-properties fo:color="#1155cc" style:text-underline-style="solid" style:text-underline-width="auto" style:text-underline-color="font-color" fo:font-weight="bold" style:font-weight-asian="bold"/>
    </style:style>
    <style:style style:name="T13" style:family="text">
      <style:text-properties fo:color="#1155cc" style:font-name="Spectral" fo:font-size="10pt" style:text-underline-style="solid" style:text-underline-width="auto" style:text-underline-color="font-color" fo:font-weight="bold" style:font-name-asian="Spectral1" style:font-size-asian="10pt" style:font-weight-asian="bold" style:font-name-complex="Spectral1" style:font-size-complex="10pt"/>
    </style:style>
    <style:style style:name="T14" style:family="text">
      <style:text-properties fo:font-size="11pt" fo:font-style="italic" style:font-size-asian="11pt" style:font-style-asian="italic" style:font-size-complex="11pt"/>
    </style:style>
    <style:style style:name="T15" style:family="text">
      <style:text-properties fo:font-style="italic" style:font-style-asian="italic"/>
    </style:style>
    <style:style style:name="T16" style:family="text">
      <style:text-properties fo:font-style="italic" fo:font-weight="bold" style:font-style-asian="italic" style:font-weight-asian="bold"/>
    </style:style>
    <style:style style:name="T17" style:family="text">
      <style:text-properties fo:font-size="22pt" style:font-size-asian="22pt" style:font-size-complex="22pt"/>
    </style:style>
    <style:style style:name="T18" style:family="text">
      <style:text-properties fo:font-size="9pt" fo:font-weight="bold" style:font-size-asian="9pt" style:font-weight-asian="bold" style:font-size-complex="9pt"/>
    </style:style>
    <style:style style:name="T19" style:family="text">
      <style:text-properties fo:font-size="9pt" style:font-size-asian="9pt" style:font-size-complex="9pt"/>
    </style:style>
    <style:style style:name="T20" style:family="text">
      <style:text-properties fo:color="#980000" style:font-name="Modern Antiqua" fo:font-weight="bold" style:font-name-asian="Modern Antiqua1" style:font-weight-asian="bold" style:font-name-complex="Modern Antiqua1"/>
    </style:style>
    <style:style style:name="T21" style:family="text">
      <style:text-properties style:text-underline-style="none"/>
    </style:style>
    <style:style style:name="T22" style:family="text">
      <style:text-properties fo:font-size="30pt" style:font-size-asian="30pt" style:font-size-complex="30pt"/>
    </style:style>
    <style:style style:name="T23" style:family="text">
      <style:text-properties style:font-name="Droid Serif" fo:font-size="11pt" fo:font-weight="bold" style:font-name-asian="Droid Serif1" style:font-size-asian="11pt" style:font-weight-asian="bold" style:font-name-complex="Droid Serif1" style:font-size-complex="11pt"/>
    </style:style>
    <style:style style:name="T24" style:family="text">
      <style:text-properties fo:color="#3d85c6" style:font-name="Modern Antiqua" fo:font-size="12pt" style:font-name-asian="Modern Antiqua1" style:font-size-asian="12pt" style:font-name-complex="Modern Antiqua1" style:font-size-complex="12pt"/>
    </style:style>
    <style:style style:name="T25" style:family="text">
      <style:text-properties fo:font-size="24pt" style:font-size-asian="24pt" style:font-size-complex="24pt"/>
    </style:style>
    <style:style style:name="T26" style:family="text">
      <style:text-properties style:font-name="Times New Roman"/>
    </style:style>
    <style:style style:name="T27" style:family="text">
      <style:text-properties fo:font-size="12pt" fo:font-weight="bold" style:font-size-asian="12pt" style:font-weight-asian="bold" style:font-size-complex="12pt"/>
    </style:style>
    <style:style style:name="T28" style:family="text">
      <style:text-properties style:font-name="Sorts Mill Goudy" style:font-name-asian="Sorts Mill Goudy1" style:font-name-complex="Sorts Mill Goudy1"/>
    </style:style>
    <style:style style:name="T29" style:family="text">
      <style:text-properties style:font-name="Sorts Mill Goudy" fo:font-size="12pt" style:font-name-asian="Sorts Mill Goudy1" style:font-size-asian="12pt" style:font-name-complex="Sorts Mill Goudy1" style:font-size-complex="12pt"/>
    </style:style>
    <style:style style:name="T30" style:family="text">
      <style:text-properties style:font-name="Sorts Mill Goudy" fo:font-weight="bold" style:font-name-asian="Sorts Mill Goudy1" style:font-weight-asian="bold" style:font-name-complex="Sorts Mill Goudy1"/>
    </style:style>
    <style:style style:name="T31" style:family="text">
      <style:text-properties fo:font-size="18pt" style:font-size-asian="18pt" style:font-size-complex="18pt"/>
    </style:style>
    <style:style style:name="T32" style:family="text">
      <style:text-properties fo:color="#0b5394" style:font-name="Modern Antiqua" fo:font-size="18pt" style:font-name-asian="Modern Antiqua1" style:font-size-asian="18pt" style:font-name-complex="Modern Antiqua1" style:font-size-complex="18pt"/>
    </style:style>
    <style:style style:name="T33" style:family="text">
      <style:text-properties fo:color="#0b5394" style:font-name="Modern Antiqua" fo:font-size="14pt" style:font-name-asian="Modern Antiqua1" style:font-size-asian="14pt" style:font-name-complex="Modern Antiqua1" style:font-size-complex="14pt"/>
    </style:style>
    <style:style style:name="T34" style:family="text">
      <style:text-properties fo:color="#45818e"/>
    </style:style>
    <style:style style:name="T35" style:family="text">
      <style:text-properties fo:color="#1c4587" fo:font-size="16pt" style:font-size-asian="16pt" style:font-size-complex="16pt"/>
    </style:style>
    <style:style style:name="T36" style:family="text">
      <style:text-properties fo:font-size="14pt" style:font-size-asian="14pt" style:font-size-complex="14pt"/>
    </style:style>
    <style:style style:name="T37" style:family="text">
      <style:text-properties style:font-name="Arial" fo:font-size="20pt" style:font-name-asian="Arial1" style:font-size-asian="20pt" style:font-name-complex="Arial1" style:font-size-complex="20pt"/>
    </style:style>
    <style:style style:name="T38" style:family="text">
      <style:text-properties style:font-name="Liberation Serif" fo:font-size="12pt" fo:language="en" fo:country="US" style:font-name-asian="Segoe UI" style:font-size-asian="12pt" style:language-asian="en" style:country-asian="US" style:font-name-complex="Tahoma" style:font-size-complex="12pt" style:language-complex="en" style:country-complex="US"/>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writing-mode="lr-tb" style:editable="false">
        <style:columns fo:column-count="1" fo:column-gap="0in"/>
      </style:section-properties>
    </style:style>
    <style:style style:name="Sect3" style:family="section">
      <style:section-properties text:dont-balance-text-columns="true" style:writing-mode="lr-tb" style:editable="false">
        <style:columns fo:column-count="2" fo:column-gap="0.2in">
          <style:column style:rel-width="32767*" fo:start-indent="0in" fo:end-indent="0.1in"/>
          <style:column style:rel-width="32768*" fo:start-indent="0.1in" fo:end-indent="0in"/>
        </style:columns>
      </style:section-properties>
    </style:style>
    <style:style style:name="gr1" style:family="graphic">
      <style:graphic-properties draw:stroke="none" svg:stroke-width="0in" draw:fill="solid" draw:fill-color="#a0a0a0" draw:textarea-vertical-align="top" draw:auto-grow-height="false" fo:min-height="0in" fo:min-width="7.3043in" fo:padding-top="0.0492in" fo:padding-bottom="0.0492in" fo:padding-left="0.0984in" fo:padding-right="0.0984in" fo:wrap-option="wrap" style:run-through="foreground" style:vertical-pos="top" style:vertical-rel="baseline" style:horizontal-pos="from-left" style:horizontal-rel="paragraph" draw:wrap-influence-on-position="once-concurrent" style:flow-with-text="false" loext:rel-width-rel="page"/>
    </style:style>
    <style:style style:name="gr2" style:family="graphic">
      <style:graphic-properties draw:stroke="none" svg:stroke-width="0in" draw:fill="solid" draw:fill-color="#a0a0a0" draw:textarea-vertical-align="top" draw:auto-grow-height="false" fo:min-height="0in" fo:min-width="7.3047in" fo:padding-top="0.0492in" fo:padding-bottom="0.0492in" fo:padding-left="0.0984in" fo:padding-right="0.0984in" fo:wrap-option="wrap" style:run-through="foreground" style:vertical-pos="top" style:vertical-rel="baseline" style:horizontal-pos="from-left" style:horizontal-rel="paragraph" draw:wrap-influence-on-position="once-concurrent" style:flow-with-text="false" loext:rel-width-rel="page"/>
    </style:style>
    <style:style style:name="gr3" style:family="graphic">
      <style:graphic-properties draw:stroke="none" svg:stroke-width="0in" draw:fill="solid" draw:fill-color="#a0a0a0" draw:textarea-vertical-align="top" draw:auto-grow-height="false" fo:min-height="0in" fo:min-width="0in" fo:padding-top="0.0492in" fo:padding-bottom="0.0492in" fo:padding-left="0.0984in" fo:padding-right="0.0984in" fo:wrap-option="wrap" style:run-through="foreground" style:vertical-pos="top" style:vertical-rel="baseline" style:horizontal-pos="from-left" style:horizontal-rel="paragraph" draw:wrap-influence-on-position="once-concurrent" style:flow-with-text="false" loext:rel-width-rel="pag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6"><text:span text:style-name="T1">Exalted Reincarnated</text:span></text:p>
      <text:p text:style-name="P215"><text:span text:style-name="T5">Dragonmystic</text:span></text:p>
      <text:p text:style-name="P10"/>
      <text:p text:style-name="P1"><text:span text:style-name="T10">Contributors from and Special Thanks to:</text:span></text:p>
      <text:p text:style-name="P3">Codex, DeProf Gaming, Effendoor, Exthalion, Insuling, <text:line-break/>Jancarius, Kaleth, Ortha, Redman808, The Red One, SkyBoundFencer, <text:line-break/>Soarin1, Sponsored by Nobody, Tsurumah, and Zeus</text:p>
      <text:p text:style-name="P1"><text:a xlink:type="simple" xlink:href="https://discord.gg/JxmYUSD" text:style-name="ListLabel_20_559" text:visited-style-name="ListLabel_20_559"><text:span text:style-name="T11">Development Discord Channel</text:span></text:a></text:p>
      <text:p text:style-name="P4"/>
      <text:p text:style-name="P4"/>
      <text:section text:style-name="Sect1" text:name="TextSection">
        <text:p text:style-name="Exalted"><text:span text:style-name="T14">Upon your brow lies the mark of a God: a brand of power that sets you apart from mortals, given in a moment of transcendent glory--regardless of your desire for the power.</text:span></text:p>
        <text:p text:style-name="Exalted"><text:span text:style-name="T14">With it, a vast wealth of supernatural power lies at your fingertips: tasks that you once toiled and struggled against are easily swept aside. Tasks that you deemed impossible suddenly a very real possibility.</text:span></text:p>
        <text:p text:style-name="Exalted"><text:span text:style-name="T14">Yet this land you reside in, this Creation, is filled with dangerous creatures, monsters, Spirits and Gods that is now your responsibility to deal with.</text:span></text:p>
        <text:p text:style-name="Exalted"><text:span text:style-name="T14">It is for you to decide what should be protected, what should be furthered; what is ultimately right and wrong.</text:span></text:p>
        <text:p text:style-name="Exalted"><text:span text:style-name="T14">But you are not alone. There are other Exalts that wander the world, each with their own agenda, ideas, and morality.</text:span></text:p>
        <text:p text:style-name="Exalted"><text:span text:style-name="T14"><text:s/>You are Chosen, you are EXALTED.</text:span></text:p>
        <text:p text:style-name="P180">Preface</text:p>
        <text:p text:style-name="Exalted"><text:span text:style-name="T9">Exalted</text:span>, by <text:span text:style-name="T9">Onyx Path Publishing,</text:span> is a role-playing game blending together high-action combat, social intrigue, and epic-scale actions from demigod heroes.</text:p>
        <text:p text:style-name="P30">The setting is full of rich lore, intricacies, and horrors that inspire and captivate the mind, begging to be explored by a hero of grand scale.</text:p>
        <text:p text:style-name="P30">However, the complexity and sheer size of the rules structure makes playing the game a daunting task, even for experienced role-players.</text:p>
        <text:p text:style-name="Exalted"><text:span text:style-name="T9">Exalted Reincarnated</text:span> is a fan-made work to rebuild and recreate Exalted from the ground up to better match its rich Lore, Setting, and Style.</text:p>
        <text:p text:style-name="Heading_20_2">Unofficial</text:p>
        <text:p text:style-name="P2">This is Fan-Made material. It is unofficial, and makes no claims of ownership over Onyx Path Publishing materials.</text:p>
        <text:p text:style-name="P2">You will need the official <text:span text:style-name="T15">Exalted </text:span>books for lore, setting and reference material. <text:span text:style-name="T15">Exalted Reincarnated</text:span> makes assumptions based off of Third Edition, but can be played with any of the editions.</text:p>
        <text:p text:style-name="P194">Feedback</text:p>
        <text:p text:style-name="P2">This project is constantly evolving and changing. If you find problems or want to simply share suggestions, please do so! </text:p>
        <text:p text:style-name="P2"/>
        <text:p text:style-name="P3"><text:span text:style-name="T2">Have fun!</text:span></text:p>
        <text:p text:style-name="P181"/>
        <text:p text:style-name="Heading_20_1"/>
        <text:p text:style-name="P187">Links</text:p>
        <text:p text:style-name="Exalted">Documents that are Actively being focused on are marked as “In Progress”.</text:p>
        <text:p text:style-name="Exalted">“Stubs” are collections of notes and ideas that are not actively being worked on, but still can </text:p>
        <text:p text:style-name="Exalted">The entirety of Exalted Reincarnated is constantly evolving, being modified, and growing, even if it isn’t currently marked as In Progress.</text:p>
        <text:p text:style-name="Heading_20_2">Tools</text:p>
        <text:list xml:id="list422073733" text:style-name="WWNum58">
          <text:list-item>
            <text:p text:style-name="P34"><text:a xlink:type="simple" xlink:href="https://drive.google.com/drive/folders/1Tvyc8eX5ICpKcWwEYOuWaB_10pEBPRhz?usp=sharing" text:style-name="ListLabel_20_560" text:visited-style-name="ListLabel_20_560"><text:span text:style-name="T12">Character Sheets</text:span></text:a></text:p>
          </text:list-item>
          <text:list-item>
            <text:p text:style-name="P39"><text:a xlink:type="simple" xlink:href="https://docs.google.com/document/d/1433hzM6thJa7jc9XQjppqku72j32QkfNAMHTsSkJ-Bg/edit?usp=sharing" text:style-name="ListLabel_20_560" text:visited-style-name="ListLabel_20_560"><text:span text:style-name="T12">Rules Summary (Cheat Sheet)</text:span></text:a></text:p>
          </text:list-item>
        </text:list>
        <text:p text:style-name="P45"/>
        <text:p text:style-name="Heading_20_2">Exaltations</text:p>
        <text:p text:style-name="Heading_20_3"><text:a xlink:type="simple" xlink:href="https://drive.google.com/open?id=1XankpewoVqt_6oCOcsM5vnUH__ZgwGbQGPq2kfpJyPw" text:style-name="ListLabel_20_559" text:visited-style-name="ListLabel_20_559"><text:span text:style-name="T11">Solars</text:span></text:a> [In Progress]</text:p>
        <text:p text:style-name="Exalted">Paragons of mankind, Solars turn their blessing inwards to heighten their already impressive skills and abilities. With their Supernal Ability, Solars may access and master greater powers faster than any other Exalt.</text:p>
        <text:list xml:id="list2746002511" text:style-name="WWNum28">
          <text:list-item>
            <text:p text:style-name="P35"><text:a xlink:type="simple" xlink:href="https://docs.google.com/document/d/1bZ2nKKIgMgKyawnxnvC8jolhTrzpwzfnVgSVziCcrJA/edit?usp=sharing" text:style-name="ListLabel_20_560" text:visited-style-name="ListLabel_20_560"><text:span text:style-name="T12">Lunars</text:span></text:a><text:span text:style-name="T9"> [Stub]</text:span></text:p>
          </text:list-item>
          <text:list-item>
            <text:p text:style-name="P35"><text:a xlink:type="simple" xlink:href="https://docs.google.com/document/d/1SEFhDy39HPQXDAefMX_UvrCYDD7ByXMi33mt1FDNDcY/edit?usp=sharing" text:style-name="ListLabel_20_560" text:visited-style-name="ListLabel_20_560"><text:span text:style-name="T12">Sidereals</text:span></text:a><text:span text:style-name="T9"> [Stub]</text:span></text:p>
          </text:list-item>
          <text:list-item>
            <text:p text:style-name="P35"><text:a xlink:type="simple" xlink:href="https://docs.google.com/document/d/1THqKtj6OXrj-TW2BXa6qkTEnYrSrqf4HqcmC-sZelhw/edit?usp=sharing" text:style-name="ListLabel_20_560" text:visited-style-name="ListLabel_20_560"><text:span text:style-name="T12">Dragonblooded</text:span></text:a><text:span text:style-name="T9"> [Stub]</text:span></text:p>
          </text:list-item>
          <text:list-item>
            <text:p text:style-name="P35"><text:a xlink:type="simple" xlink:href="https://docs.google.com/document/d/1R-0k59PQcGkuKDj-tdcE6xInMSFnFtqk5I3Jo5ZfSkQ/edit?usp=sharing" text:style-name="ListLabel_20_560" text:visited-style-name="ListLabel_20_560"><text:span text:style-name="T12">Fae</text:span></text:a><text:span text:style-name="T9"> [Stub]</text:span></text:p>
          </text:list-item>
          <text:list-item>
            <text:p text:style-name="P35"><text:a xlink:type="simple" xlink:href="https://docs.google.com/document/d/100hQ54PSMxaNx3o_c0yVFOELc3ELoNnjVh38mZWRu5E/edit?usp=sharing" text:style-name="ListLabel_20_560" text:visited-style-name="ListLabel_20_560"><text:span text:style-name="T12">Abyssals </text:span></text:a><text:span text:style-name="T9">[Stub]</text:span></text:p>
          </text:list-item>
          <text:list-item>
            <text:p text:style-name="P35"><text:a xlink:type="simple" xlink:href="https://docs.google.com/document/d/1fYIHhI8EsQgemKarb0qP-QIzxa_CDtRBGKsaO860JXc/edit?usp=sharing" text:style-name="ListLabel_20_560" text:visited-style-name="ListLabel_20_560"><text:span text:style-name="T12">Alchemicals </text:span></text:a><text:span text:style-name="T9">[Stub]</text:span></text:p>
          </text:list-item>
          <text:list-item>
            <text:p text:style-name="P40"><text:a xlink:type="simple" xlink:href="https://docs.google.com/document/d/1J-m1e4Axqas0eX2mcGI1K1S1m2Rbrmvtki82N1xMOII/edit?usp=sharing" text:style-name="ListLabel_20_560" text:visited-style-name="ListLabel_20_560"><text:span text:style-name="T12">Infernals </text:span></text:a><text:span text:style-name="T9">[Stub]</text:span></text:p>
          </text:list-item>
        </text:list>
        <text:p text:style-name="Exalted"><text:span text:style-name="T9">(Need more information)</text:span></text:p>
        <text:list xml:id="list91508589011573" text:continue-numbering="true" text:style-name="WWNum28">
          <text:list-item>
            <text:p text:style-name="P35"><text:span text:style-name="T9">Getimian</text:span></text:p>
          </text:list-item>
          <text:list-item>
            <text:p text:style-name="P35"><text:span text:style-name="T9">Liminals</text:span></text:p>
          </text:list-item>
          <text:list-item>
            <text:p text:style-name="P40"><text:span text:style-name="T9">Exigents</text:span></text:p>
          </text:list-item>
        </text:list>
        <text:p text:style-name="Exalted"><text:span text:style-name="T9">Shards</text:span></text:p>
        <text:list xml:id="list431216837" text:style-name="WWNum2">
          <text:list-item>
            <text:p text:style-name="P49">Fan-Made and “Shard” Exaltations are welcome, once the core Exaltations are done.</text:p>
          </text:list-item>
        </text:list>
        <text:p text:style-name="Exalted"><text:a xlink:type="simple" xlink:href="https://docs.google.com/document/d/1-v0WGGSiK0ZOpIa2S3Ro73YPNzf7bf9yGEmydPyE8AI/edit?usp=sharing" text:style-name="ListLabel_20_561" text:visited-style-name="ListLabel_20_561"><text:span text:style-name="T13">Nocturnals </text:span></text:a><text:span text:style-name="T6">[Stub]</text:span></text:p>
        <text:p text:style-name="Exalted"/>
        <text:p text:style-name="P187"><text:span text:style-name="T17">Introduction</text:span></text:p>
        <text:p text:style-name="Exalted">Exalted is a game where the heroes are demigods, fonts of power. <text:s/>That which mortals toil and test against fall easily against the might of the Exalts, and the Exalts now test their mettle against the monsters and problems of the world: from the chaotic fae beasts which rip at the edges of the world, to the horrid effects of greed and systemic corruption that hides in the hearts of man.</text:p>
        <text:p text:style-name="Exalted">More often than not, they will succeed in what they have set their mind to-yet they must explore the consequences and repercussions of such actions.</text:p>
        <text:p text:style-name="Exalted">To play Exalted, there are a few core setting themes that should be followed:</text:p>
        <text:p text:style-name="Exalted">Actions are Momentous</text:p>
        <text:p text:style-name="Exalted">The Player Character is the right person at the right time to change the world--for better or for worse. <text:s/>This blessing and burden cannot be given to another, and the Gods are restrained in their actions for reasons ranging from arcane laws, to being involved in their own machinations, to being too weak to do anything.</text:p>
        <text:p text:style-name="Exalted">From the small, personal stories to world-shattering changes, the Exalt stands at the center of it.</text:p>
        <text:p text:style-name="Exalted"><text:span text:style-name="T3">What is Done Cannot be Undone</text:span></text:p>
        <text:p text:style-name="Exalted">Exaltations cannot be rescinded, the dead cannot return to life except in a hollow mockery of what they once were, and the progress of time is constantly moving forward. Exalts must face the consequences of all their actions. </text:p>
        <text:p text:style-name="Exalted"><text:span text:style-name="T3">The Heroes are Flawed</text:span></text:p>
        <text:p text:style-name="P145">Despite all of their powers and might, Exalts are still human and carry with them their flaws--and this does not make them any less of a hero.</text:p>
        <text:p text:style-name="P197">Dice</text:p>
        <text:p text:style-name="Exalted"><text:span text:style-name="T15">Exalted Reincarnated </text:span>uses multiple ten-sided dice (d10s). It is suggested to have fifteen dice (real or virtual). The dice will represent digits between 1 and 10. <text:s/>(Some dice will have a 0, treat that as a 10).</text:p>
        <text:p text:style-name="P30">As well, having an allotment of various tokens-such as coins or poker chips-can help keep track of values that change within a scene.</text:p>
        <text:p text:style-name="Heading_20_2"/>
        <text:p text:style-name="P199">Setting</text:p>
        <text:p text:style-name="P30">Creation trembles, poised at the turn of a new age. She strains as the systems and rules which long held her together collapse around her. Her population have become thrown into chaos, a time uncertain: a Time of Tumult.,</text:p>
        <text:p text:style-name="P30">The mighty Realm, whose reach expanded even out of the Blessed Isle, has lost her Empress with no heir declared. Now, each Dragonblooded Clan vies to claim the throne for their own, whether it be by politics or by force--ignoring all else that goes on around them.</text:p>
        <text:p text:style-name="P30">The Silver Pact, that loose association only tied together by their hatred and resistance to the Realm, find their alliances crumbling. Their stances mutate and shift just as their Lunar leaders do. <text:s/>Deep rivalries and opposing systems clash as they turn their attention from the faltering and collapsing Realm onto each other.</text:p>
        <text:p text:style-name="P30">The Great City of Thorns has fallen, another wellspring of Death and her servants bubbling up from the ever-present threat of the Underworld.</text:p>
        <text:p text:style-name="P30">The silent and secretive Sidereals, those Seers from their hidden places, watch, attempting to hold together what strands of Fate and Reality they might, bickering on what Is and what Shall Be.</text:p>
        <text:p text:style-name="P30">All the while, the minor powers seek to claim their own lands and hold in this uncertain time.</text:p>
        <text:p text:style-name="P30">In this time, the Sun has brought his Chosen back, those great heroes, those terrible Mad Emperors.</text:p>
      </text:section>
      <text:section text:style-name="Sect2" text:name="Section1">
        <text:p text:style-name="P30"/>
        <text:p text:style-name="P188">Character Creation</text:p>
        <text:p text:style-name="P1"/>
        <text:p text:style-name="P1"/>
      </text:section>
      <text:section text:style-name="Sect1" text:name="Section2">
        <text:p text:style-name="P46">Aspects of the character are measured in <text:span text:style-name="T9">Dot Ratings</text:span>, the higher number representing greater proficiency.</text:p>
        <text:p text:style-name="P46">A <text:span text:style-name="T9">Power</text:span> is a general term to refer to Charms, Martial Arts Techniques, Martial Arts Form, Spells, and Evocations.</text:p>
        <text:p text:style-name="P145"><text:a xlink:type="simple" xlink:href="https://drive.google.com/drive/folders/1Tvyc8eX5ICpKcWwEYOuWaB_10pEBPRhz?usp=sharing" text:style-name="ListLabel_20_559" text:visited-style-name="ListLabel_20_559"><text:span text:style-name="T11">Character Sheets</text:span></text:a> are provided.</text:p>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13"><text:span text:style-name="T18">Experience Costs</text:span></text:p>
            </table:table-cell>
            <table:covered-table-cell/>
            <table:covered-table-cell/>
          </table:table-row>
          <table:table-row table:style-name="Table1.2">
            <table:table-cell table:style-name="Table1.A1" office:value-type="string">
              <text:p text:style-name="P20"/>
            </table:table-cell>
            <table:table-cell table:style-name="Table1.A1" office:value-type="string">
              <text:p text:style-name="P13"><text:span text:style-name="T18">Standard</text:span></text:p>
            </table:table-cell>
            <table:table-cell table:style-name="Table1.A1" office:value-type="string">
              <text:p text:style-name="P13"><text:span text:style-name="T18">Favored</text:span></text:p>
            </table:table-cell>
          </table:table-row>
          <table:table-row table:style-name="Table1.3">
            <table:table-cell table:style-name="Table1.A1" office:value-type="string">
              <text:p text:style-name="P16"><text:span text:style-name="T18">Attribute Rating</text:span></text:p>
            </table:table-cell>
            <table:table-cell table:style-name="Table1.A1" office:value-type="string">
              <text:p text:style-name="P16"><text:span text:style-name="T19">4</text:span></text:p>
            </table:table-cell>
            <table:table-cell table:style-name="Table1.A1" office:value-type="string">
              <text:p text:style-name="P16"><text:span text:style-name="T19">--</text:span></text:p>
            </table:table-cell>
          </table:table-row>
          <table:table-row table:style-name="Table1.4">
            <table:table-cell table:style-name="Table1.A1" office:value-type="string">
              <text:p text:style-name="P16"><text:span text:style-name="T18">Ability Rating</text:span></text:p>
            </table:table-cell>
            <table:table-cell table:style-name="Table1.A1" office:value-type="string">
              <text:p text:style-name="P16"><text:span text:style-name="T19">3</text:span></text:p>
            </table:table-cell>
            <table:table-cell table:style-name="Table1.A1" office:value-type="string">
              <text:p text:style-name="P16"><text:span text:style-name="T19">2</text:span></text:p>
            </table:table-cell>
          </table:table-row>
          <table:table-row table:style-name="Table1.5">
            <table:table-cell table:style-name="Table1.A1" office:value-type="string">
              <text:p text:style-name="P16"><text:span text:style-name="T18">Lesser Power</text:span></text:p>
            </table:table-cell>
            <table:table-cell table:style-name="Table1.A1" office:value-type="string">
              <text:p text:style-name="P16"><text:span text:style-name="T19">5</text:span></text:p>
            </table:table-cell>
            <table:table-cell table:style-name="Table1.A1" office:value-type="string">
              <text:p text:style-name="P16"><text:span text:style-name="T19">4</text:span></text:p>
            </table:table-cell>
          </table:table-row>
          <table:table-row table:style-name="Table1.6">
            <table:table-cell table:style-name="Table1.A1" office:value-type="string">
              <text:p text:style-name="P16"><text:span text:style-name="T18">Greater Power <text:line-break/></text:span><text:span text:style-name="T19">(Requires Essence 3)</text:span></text:p>
            </table:table-cell>
            <table:table-cell table:style-name="Table1.A1" office:value-type="string">
              <text:p text:style-name="P16"><text:span text:style-name="T19">10</text:span></text:p>
            </table:table-cell>
            <table:table-cell table:style-name="Table1.A1" office:value-type="string">
              <text:p text:style-name="P16"><text:span text:style-name="T19">8</text:span></text:p>
            </table:table-cell>
          </table:table-row>
        </table:table>
        <text:p text:style-name="Heading_20_2"/>
        <text:p text:style-name="Heading_20_2">Steps</text:p>
        <text:list xml:id="list363446410" text:style-name="WWNum4">
          <text:list-item>
            <text:p text:style-name="P31">Choose your <text:span text:style-name="T9">Exaltation </text:span>and a <text:span text:style-name="T9">Caste/Aspect</text:span>, noting down any special abilities granted. <text:s/>Your Exaltation will influence everything about your character, ranging from what Charms can be chosen, Strife Expression, and Great Curse.</text:p>
          </text:list-item>
          <text:list-item>
            <text:p text:style-name="P31">Choose your character’s <text:a xlink:type="simple" xlink:href="#_l9b98etvmlp9" text:style-name="ListLabel_20_560" text:visited-style-name="ListLabel_20_560"><text:span text:style-name="T12">Great Curse</text:span></text:a>, the character flaw which your Exalt struggles with day in and day out. Often, your character’s flaw will flare up, causing them to Botch their rolls, fail their actions, or otherwise veer them off of their intended course.<text:line-break/><text:line-break/>The Great Curse is often influenced by their Exaltation--Solars tend to have a flaw of Ego, Lunars by their loss of identity, and Sidereals by their complicated relationship with Fate, for example.</text:p>
          </text:list-item>
          <text:list-item>
            <text:p text:style-name="P31">Choose Three <text:a xlink:type="simple" xlink:href="#_26dfewrlr8wx" text:style-name="ListLabel_20_560" text:visited-style-name="ListLabel_20_560"><text:span text:style-name="T12">Intimacies</text:span></text:a>, which represent your devotions or relations to ideas, people, or history.</text:p>
          </text:list-item>
          <text:list-item>
            <text:p text:style-name="P31"><text:span text:style-name="T9">Distribute 26 dots to Attributes</text:span>. No single Attribute may be lower than 1, nor higher than 5.<text:line-break/><text:line-break/><text:span text:style-name="T15">Suggested Method: <text:s/></text:span><text:span text:style-name="T9">Set all Attributes to 1.</text:span> Choose which Categories (Physical, Social, Mental) are Primary, Secondary, and Tertiary. Then add:</text:p>
            <text:list>
              <text:list-item>
                <text:p text:style-name="P146"><text:span text:style-name="T9">9 Dots</text:span> to Primary.</text:p>
              </text:list-item>
              <text:list-item>
                <text:p text:style-name="P146"><text:span text:style-name="T9">5 Dots</text:span> to Secondary.</text:p>
              </text:list-item>
              <text:list-item>
                <text:p text:style-name="P146"><text:span text:style-name="T9">3 Dots</text:span> to Tertiary.</text:p>
              </text:list-item>
            </text:list>
          </text:list-item>
        </text:list>
        <text:p text:style-name="P159"/>
        <text:list xml:id="list91508718062876" text:continue-numbering="true" text:style-name="WWNum4">
          <text:list-item>
            <text:p text:style-name="P31">Mark <text:span text:style-name="T9">5 </text:span>Abilities as <text:span text:style-name="T9">Favored</text:span>, and <text:span text:style-name="T9">immediately gain 1 dot rating in each.</text:span> <text:line-break/><text:line-break/>Most Exaltations will grant an additional specific Favored Ability (with its own free dot rating), bringing the total to<text:span text:style-name="T9"> 6.</text:span></text:p>
            <text:list>
              <text:list-item>
                <text:p text:style-name="P87">Use <text:span text:style-name="T9">9 dots </text:span>to increase Favored Abilities, with no single Ability being higher than <text:span text:style-name="T9">5</text:span>.</text:p>
              </text:list-item>
              <text:list-item>
                <text:p text:style-name="P87"><text:span text:style-name="T9">6 dots</text:span> in <text:span text:style-name="T15">non-Favored</text:span> Abilities, with no single Ability raised higher than <text:span text:style-name="T9">3 </text:span>during this phase.</text:p>
              </text:list-item>
            </text:list>
          </text:list-item>
          <text:list-item>
            <text:p text:style-name="P31">Choose Three Ability <text:s/><text:span text:style-name="T9">Specialities, </text:span>in three favored Abilities.<text:span text:style-name="T9"> </text:span></text:p>
          </text:list-item>
          <text:list-item>
            <text:p text:style-name="P31">Choose a <text:a xlink:type="simple" xlink:href="#_3t4ra6h9kwgj" text:style-name="ListLabel_20_560" text:visited-style-name="ListLabel_20_560"><text:span text:style-name="T12">Martial Arts Style</text:span></text:a>. Martial Arts dictates how your character interacts during combat, ranging from animal styles to esoteric and strange supernatural styles.</text:p>
          </text:list-item>
          <text:list-item>
            <text:p text:style-name="P31">Gain 15 <text:a xlink:type="simple" xlink:href="#_fin1amntrxu" text:style-name="ListLabel_20_560" text:visited-style-name="ListLabel_20_560"><text:span text:style-name="T12">Resources</text:span></text:a>, which may immediately be spent on Merits. During character creation, Obstruction rolls are ignored. </text:p>
          </text:list-item>
          <text:list-item>
            <text:p text:style-name="P31">Gain <text:span text:style-name="T9">3 Lesser Powers, </text:span>each in an Ability that is <text:span text:style-name="T9">Favored.</text:span></text:p>
          </text:list-item>
        </text:list>
        <table:table table:name="Table2" table:style-name="Table2">
          <table:table-column table:style-name="Table2.A"/>
          <table:table-row table:style-name="Table2.1">
            <table:table-cell table:style-name="Table2.A1" office:value-type="string">
              <text:p text:style-name="P16"><text:span text:style-name="T20">Summary</text:span></text:p>
              <text:p text:style-name="P15">At this point, you should have a total of: </text:p>
              <text:list xml:id="list1177946506" text:style-name="WWNum30">
                <text:list-item>
                  <text:p text:style-name="P95"><text:span text:style-name="T9">26 </text:span>Attribute Points</text:p>
                </text:list-item>
                <text:list-item>
                  <text:p text:style-name="P95"><text:span text:style-name="T9">14 </text:span>Favored Ability Points</text:p>
                  <text:list>
                    <text:list-item>
                      <text:p text:style-name="P160"><text:span text:style-name="T9">+1 </text:span>from Exaltation/Caste</text:p>
                    </text:list-item>
                  </text:list>
                </text:list-item>
                <text:list-item>
                  <text:p text:style-name="P95"><text:span text:style-name="T9">6</text:span> Non-Favored Ability Points</text:p>
                </text:list-item>
                <text:list-item>
                  <text:p text:style-name="P95"><text:span text:style-name="T9">3</text:span> Lesser Powers (Favored) </text:p>
                </text:list-item>
                <text:list-item>
                  <text:p text:style-name="P95"><text:span text:style-name="T9">1</text:span> Martial Arts Form </text:p>
                </text:list-item>
                <text:list-item>
                  <text:p text:style-name="P95"><text:span text:style-name="T9">15</text:span> Project Resources</text:p>
                </text:list-item>
                <text:list-item>
                  <text:p text:style-name="P95"><text:span text:style-name="T9">3 </text:span>Specialities</text:p>
                </text:list-item>
              </text:list>
            </table:table-cell>
          </table:table-row>
        </table:table>
        <text:list xml:id="list91509291113131" text:continue-list="list91508718062876" text:style-name="WWNum4">
          <text:list-item>
            <text:p text:style-name="P31">Spend <text:span text:style-name="T9">30 xp</text:span> as desired.</text:p>
          </text:list-item>
          <text:list-item>
            <text:p text:style-name="P31">Specify Equipment the character carries, considering their background. <text:s/>Unlike other systems, Exalted does not require an extensive list of what equipment or tools the Exalt has on their person---so long as it is reasonable for them to have an item, they are considered to be carrying it. Mundane armor and weapons are included.<text:line-break/><text:line-break/>All Weapons and Armor are grouped into categories, <text:s/>which grants general bonuses, such as a “Medium Sword”. This represents the general size and weight of the equipment, and whether it favors accuracy, damage, soak, or evasion.<text:line-break/><text:line-break/>When making attacks, the weapon also determines whether the character primarily uses Force (Strength) or Finesse (Dexterity) in their attacks.</text:p>
          </text:list-item>
          <text:list-item>
            <text:p text:style-name="P31">Once the character sheet has been finalized, calculate the <text:span text:style-name="T9">Derived Static Values. (</text:span>The provided character sheets will do this for you automatically). <text:s/></text:p>
          </text:list-item>
          <text:list-item>
            <text:p text:style-name="P31"><text:span text:style-name="T9">General Static Values</text:span></text:p>
            <text:list>
              <text:list-item>
                <text:p text:style-name="P144"><text:soft-page-break/><text:span text:style-name="T9">Personal Motes<text:line-break/></text:span><text:span text:style-name="T15">10 + (Essence)</text:span><text:line-break/>The amount of essence the Exalt may use for their various Powers that will <text:span text:style-name="T15">not</text:span> inflame their <text:a xlink:type="simple" xlink:href="#_wzcu53g1hrn6" text:style-name="ListLabel_20_559" text:visited-style-name="ListLabel_20_559"><text:span text:style-name="T11">Anima Banner</text:span></text:a>. Personal Motes regain slowly over time.</text:p>
              </text:list-item>
              <text:list-item>
                <text:p text:style-name="P144"><text:span text:style-name="T9">Peripheral Motes<text:line-break/></text:span><text:span text:style-name="T15">15 <text:s/>+ (Essence) x2</text:span><text:line-break/>The amount of essence the Exalt may use for their various Powers. These motes <text:span text:style-name="T15">will </text:span>inflame their <text:a xlink:type="simple" xlink:href="#_wzcu53g1hrn6" text:style-name="ListLabel_20_559" text:visited-style-name="ListLabel_20_559"><text:span text:style-name="T11">Anima Banner</text:span></text:a>. Peripheral Motes are fully regained at the start of a new Scene.</text:p>
              </text:list-item>
              <text:list-item>
                <text:p text:style-name="P144"><text:span text:style-name="T9">Guile<text:line-break/></text:span><text:span text:style-name="T15">(Composure + Deception)/2</text:span><text:line-break/>The Measure of how secretive a character can be, used to hide their intentions, Intimacies, and reactions to Social Influence.</text:p>
              </text:list-item>
              <text:list-item>
                <text:p text:style-name="P144"><text:span text:style-name="T9">Resolve<text:line-break/></text:span>(<text:span text:style-name="T15">Will + Integrity)/2</text:span><text:line-break/>How resistant a character is to Mental influence, and not being swayed to do actions they do not agree with.</text:p>
              </text:list-item>
            </text:list>
          </text:list-item>
        </text:list>
        <text:p text:style-name="P161"/>
        <table:table table:name="Table3" table:style-name="Table3">
          <table:table-column table:style-name="Table3.A"/>
          <table:table-row table:style-name="Table3.1">
            <table:table-cell table:style-name="Table3.A1" office:value-type="string">
              <text:p text:style-name="P16"><text:span text:style-name="T20">Rounding</text:span></text:p>
              <text:p text:style-name="P11">For everything in Exalted, always round up to the nearest whole number.</text:p>
            </table:table-cell>
          </table:table-row>
        </table:table>
        <text:p text:style-name="P101"/>
        <text:list xml:id="list91508382475710" text:continue-numbering="true" text:style-name="WWNum4">
          <text:list-item>
            <text:p text:style-name="P162"><text:span text:style-name="T9">Combat Static Values</text:span></text:p>
            <text:list>
              <text:list-item>
                <text:p text:style-name="P144"><text:span text:style-name="T9">Initiative Bonus</text:span><text:line-break/><text:span text:style-name="T15">(Cunning + Awareness)</text:span><text:line-break/>How quickly a character can react when a battle breaks out.</text:p>
              </text:list-item>
              <text:list-item>
                <text:p text:style-name="P144"><text:span text:style-name="T9">Endurance: <text:line-break/></text:span><text:span text:style-name="T15">10+(Stamina+Athletics+Physique)x2+(Essence) x3</text:span><text:line-break/>Endurance is the measure of how much beating and wear a character can take in a combat before collapsing. <text:line-break/>As a note, Exalts naturally reinforce and steady themselves through the use of personal Essence. Mortals have a different Endurance Calculation as explained in the Antagonists section.</text:p>
              </text:list-item>
              <text:list-item>
                <text:p text:style-name="P144"><text:span text:style-name="T9">DV</text:span><text:line-break/><text:span text:style-name="T15">Greater of Evasion or Soak</text:span><text:line-break/>DV, or Defense Value, is the widely-applicable static defense value a character has against attacks.</text:p>
              </text:list-item>
              <text:list-item>
                <text:p text:style-name="P144"><text:span text:style-name="T9">Evasion <text:line-break/></text:span><text:span text:style-name="T15">(Dexterity + Athletics)/2 - (Armor Penalty)</text:span><text:span text:style-name="T9"><text:line-break/></text:span>The skill to avoid being hit, or turn hits away from vital organs. Attacks that ignore Evasion are called <text:span text:style-name="T15">undodgeable</text:span>, such as room-filling explosions and environmental damages (e.g. gravity).</text:p>
              </text:list-item>
              <text:list-item>
                <text:p text:style-name="P144"><text:span text:style-name="T9">Soak</text:span> <text:s/><text:tab/> <text:s text:c="4"/><text:line-break/><text:span text:style-name="T15">(Stamina + Physique)/2 + (Armor Modifier)</text:span><text:line-break/>Mitigation of attacks through training, armor, and force of body. Attacks that ignore Soak are called <text:span text:style-name="T15">unsoakable</text:span>, and contain things such as targetted or piercing damage.</text:p>
              </text:list-item>
              <text:list-item>
                <text:p text:style-name="P144"><text:span text:style-name="T9">Base Damage:</text:span> <text:line-break/><text:span text:style-name="T15">(Strength + Essence)/2 + (Weapon Bonus)</text:span><text:line-break/>The base amount of attack an attack will do, regardless of chance or accuracy.</text:p>
              </text:list-item>
            </text:list>
          </text:list-item>
        </text:list>
      </text:section>
      <text:section text:style-name="Sect2" text:name="Section3">
        <text:p text:style-name="P161"/>
        <text:p text:style-name="P16"/>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style-name="Table4.1">
            <table:table-cell table:style-name="Table4.A1" table:number-columns-spanned="4" office:value-type="string">
              <text:p text:style-name="P13"><text:span text:style-name="T9">Weapons</text:span></text:p>
            </table:table-cell>
            <table:covered-table-cell/>
            <table:covered-table-cell/>
            <table:covered-table-cell/>
            <table:table-cell table:style-name="Table4.E1" office:value-type="string">
              <text:p text:style-name="P16"/>
            </table:table-cell>
            <table:table-cell table:style-name="Table4.A1" table:number-columns-spanned="2" office:value-type="string">
              <text:p text:style-name="P13"><text:span text:style-name="T9">Armor</text:span></text:p>
            </table:table-cell>
            <table:covered-table-cell/>
          </table:table-row>
          <table:table-row table:style-name="Table4.2">
            <table:table-cell table:style-name="Table4.A1" office:value-type="string">
              <text:p text:style-name="P16"/>
            </table:table-cell>
            <table:table-cell table:style-name="Table4.A1" office:value-type="string">
              <text:p text:style-name="P16"><text:span text:style-name="T9">Attribute</text:span></text:p>
            </table:table-cell>
            <table:table-cell table:style-name="Table4.A1" office:value-type="string">
              <text:p text:style-name="P16"><text:span text:style-name="T9">Accuracy </text:span></text:p>
            </table:table-cell>
            <table:table-cell table:style-name="Table4.A1" office:value-type="string">
              <text:p text:style-name="P16"><text:span text:style-name="T9">Base Damage Bonus</text:span></text:p>
            </table:table-cell>
            <table:table-cell table:style-name="Table4.E1" office:value-type="string">
              <text:p text:style-name="P22"/>
            </table:table-cell>
            <table:table-cell table:style-name="Table4.A1" office:value-type="string">
              <text:p text:style-name="P16"><text:span text:style-name="T9">Soak Bonus</text:span></text:p>
            </table:table-cell>
            <table:table-cell table:style-name="Table4.A1" office:value-type="string">
              <text:p text:style-name="P16"><text:span text:style-name="T9">Evasion Penalty</text:span></text:p>
            </table:table-cell>
          </table:table-row>
          <table:table-row table:style-name="Table4.3">
            <table:table-cell table:style-name="Table4.A1" office:value-type="string">
              <text:p text:style-name="P16"><text:span text:style-name="T9">Unarmed/<text:line-break/>No Armor</text:span></text:p>
            </table:table-cell>
            <table:table-cell table:style-name="Table4.A1" office:value-type="string">
              <text:p text:style-name="P16">Dexterity or</text:p>
              <text:p text:style-name="P16">Strength</text:p>
            </table:table-cell>
            <table:table-cell table:style-name="Table4.A1" office:value-type="string">
              <text:p text:style-name="P16">+3</text:p>
            </table:table-cell>
            <table:table-cell table:style-name="Table4.A1" office:value-type="string">
              <text:p text:style-name="P16">+0</text:p>
            </table:table-cell>
            <table:table-cell table:style-name="Table4.E1" office:value-type="string">
              <text:p text:style-name="P16"/>
            </table:table-cell>
            <table:table-cell table:style-name="Table4.A1" office:value-type="string">
              <text:p text:style-name="P16">+0</text:p>
            </table:table-cell>
            <table:table-cell table:style-name="Table4.A1" office:value-type="string">
              <text:p text:style-name="P16">-0</text:p>
            </table:table-cell>
          </table:table-row>
          <table:table-row table:style-name="Table4.4">
            <table:table-cell table:style-name="Table4.A1" office:value-type="string">
              <text:p text:style-name="P16"><text:span text:style-name="T9">Light</text:span></text:p>
            </table:table-cell>
            <table:table-cell table:style-name="Table4.A1" office:value-type="string">
              <text:p text:style-name="P16">Dexterity</text:p>
            </table:table-cell>
            <table:table-cell table:style-name="Table4.A1" office:value-type="string">
              <text:p text:style-name="P16">+2</text:p>
            </table:table-cell>
            <table:table-cell table:style-name="Table4.A1" office:value-type="string">
              <text:p text:style-name="P16">+1</text:p>
            </table:table-cell>
            <table:table-cell table:style-name="Table4.E1" office:value-type="string">
              <text:p text:style-name="P16"/>
            </table:table-cell>
            <table:table-cell table:style-name="Table4.A1" office:value-type="string">
              <text:p text:style-name="P16">+1</text:p>
            </table:table-cell>
            <table:table-cell table:style-name="Table4.A1" office:value-type="string">
              <text:p text:style-name="P16">-0</text:p>
            </table:table-cell>
          </table:table-row>
          <table:table-row table:style-name="Table4.5">
            <table:table-cell table:style-name="Table4.A1" office:value-type="string">
              <text:p text:style-name="P16"><text:span text:style-name="T9">Medium</text:span></text:p>
            </table:table-cell>
            <table:table-cell table:style-name="Table4.A1" office:value-type="string">
              <text:p text:style-name="P16">Dexterity or</text:p>
              <text:p text:style-name="P16">Strength</text:p>
            </table:table-cell>
            <table:table-cell table:style-name="Table4.A1" office:value-type="string">
              <text:p text:style-name="P16">+1</text:p>
            </table:table-cell>
            <table:table-cell table:style-name="Table4.A1" office:value-type="string">
              <text:p text:style-name="P16">+2</text:p>
            </table:table-cell>
            <table:table-cell table:style-name="Table4.E1" office:value-type="string">
              <text:p text:style-name="P16"/>
            </table:table-cell>
            <table:table-cell table:style-name="Table4.A1" office:value-type="string">
              <text:p text:style-name="P16">+2</text:p>
            </table:table-cell>
            <table:table-cell table:style-name="Table4.A1" office:value-type="string">
              <text:p text:style-name="P16">-1</text:p>
            </table:table-cell>
          </table:table-row>
          <table:table-row table:style-name="Table4.6">
            <table:table-cell table:style-name="Table4.A1" office:value-type="string">
              <text:p text:style-name="P16"><text:span text:style-name="T9">Heavy</text:span></text:p>
            </table:table-cell>
            <table:table-cell table:style-name="Table4.A1" office:value-type="string">
              <text:p text:style-name="P16">Strength</text:p>
            </table:table-cell>
            <table:table-cell table:style-name="Table4.A1" office:value-type="string">
              <text:p text:style-name="P16">+0</text:p>
            </table:table-cell>
            <table:table-cell table:style-name="Table4.A1" office:value-type="string">
              <text:p text:style-name="P16">+3</text:p>
            </table:table-cell>
            <table:table-cell table:style-name="Table4.E1" office:value-type="string">
              <text:p text:style-name="P16"/>
            </table:table-cell>
            <table:table-cell table:style-name="Table4.A1" office:value-type="string">
              <text:p text:style-name="P16">+3</text:p>
            </table:table-cell>
            <table:table-cell table:style-name="Table4.A1" office:value-type="string">
              <text:p text:style-name="P16">-2</text:p>
            </table:table-cell>
          </table:table-row>
        </table:table>
        <text:p text:style-name="P164"/>
        <text:p text:style-name="P197"/>
        <text:p text:style-name="P198">Advancement</text:p>
        <text:p text:style-name="Exalted">Essence increases automatically depending on how much xp has accumulated after Character Creation:</text:p>
        <text:list xml:id="list1265260001" text:style-name="WWNum56">
          <text:list-item>
            <text:p text:style-name="P102">Essence 2: <text:tab/>25 xp</text:p>
          </text:list-item>
          <text:list-item>
            <text:p text:style-name="P102">Essence 3: <text:tab/>50 xp</text:p>
          </text:list-item>
          <text:list-item>
            <text:p text:style-name="P102">Essence 4: <text:tab/>100 xp</text:p>
          </text:list-item>
          <text:list-item>
            <text:p text:style-name="P50">Essence 5: <text:tab/>200 xp</text:p>
          </text:list-item>
        </text:list>
        <text:p text:style-name="Exalted">Player Characters in the same group should be kept at the same amount of experience points, so that no single character gets significantly ahead or behind others.</text:p>
        <text:p text:style-name="Exalted">For each session, each player should be given <text:span text:style-name="T9">Five XP </text:span>and <text:span text:style-name="T9">Two RES</text:span>, in addition to any Extra XP or RES they may have earned.</text:p>
        <text:p text:style-name="Heading_20_3">Extra XP</text:p>
        <text:p text:style-name="Exalted">The Storyteller may grant extra xp (+2 each) for roleplay. All player characters receive this bonus--while one character may initiate it, it is a shared and cooperative experience to bring that about.</text:p>
        <text:list xml:id="list1235915777" text:style-name="WWNum25">
          <text:list-item>
            <text:p text:style-name="P103">Reaching a milestone in a player character’s personal story.</text:p>
          </text:list-item>
          <text:list-item>
            <text:p text:style-name="P103">Suffering a defeat, or otherwise being impeded in their journeys.</text:p>
          </text:list-item>
          <text:list-item>
            <text:p text:style-name="P51">A character falling to their Great Curse, which changes the course of the story in a non-insignificant manner.</text:p>
          </text:list-item>
        </text:list>
        <text:p text:style-name="Heading_20_3">Gaining Resources</text:p>
        <text:p text:style-name="Exalted">Resources should be sought out, and rewarded, based on the Player's actions in the story. <text:s/>If they manage to acquire riches, or recruit helpers to work, give them Resources to represent such actions.</text:p>
        <text:p text:style-name="Exalted">Each individual <text:span text:style-name="T9">Keystone </text:span><text:span text:style-name="T15">must</text:span> be intentionally sought out by the player, and requires anywhere from a Scene to a full Story to acquire.</text:p>
        <text:p text:style-name="Exalted">Each source of Resource should be added together when combined. For example, by having access to the wealth and income of an entire city (20) for a Season (50) would result in 70 RES.</text:p>
        <text:p text:style-name="P163"/>
        <table:table table:name="Table5" table:style-name="Table5">
          <table:table-column table:style-name="Table5.A"/>
          <table:table-row table:style-name="Table5.1">
            <table:table-cell table:style-name="Table5.A1" office:value-type="string">
              <text:p text:style-name="P16"><text:span text:style-name="T20">XP Generation</text:span></text:p>
              <text:p text:style-name="P11">If you prefer pure xp <text:s/>generation, character creation ends at 150xp, with the following minimums:</text:p>
              <text:list xml:id="list91508570280036" text:continue-list="list1177946506" text:style-name="WWNum30">
                <text:list-item>
                  <text:p text:style-name="P96">Attributes: <text:s/>68 xp</text:p>
                </text:list-item>
                <text:list-item>
                  <text:p text:style-name="P96">Favored Abilities: 18xp</text:p>
                </text:list-item>
                <text:list-item>
                  <text:p text:style-name="P96">Non-Favored Abilities: 18xp</text:p>
                </text:list-item>
                <text:list-item>
                  <text:p text:style-name="P96">Lesser Powers: <text:s/>12xp</text:p>
                </text:list-item>
                <text:list-item>
                  <text:p text:style-name="P96">Martial Arts Form: 4xp</text:p>
                </text:list-item>
                <text:list-item>
                  <text:p text:style-name="P96"><text:span text:style-name="T9">15</text:span> Project Resources</text:p>
                </text:list-item>
                <text:list-item>
                  <text:p text:style-name="P96"><text:span text:style-name="T9">3 </text:span>Specialities</text:p>
                </text:list-item>
              </text:list>
            </table:table-cell>
          </table:table-row>
        </table:table>
        <text:p text:style-name="P163"/>
        <table:table table:name="Table6" table:style-name="Table6">
          <table:table-column table:style-name="Table6.A"/>
          <table:table-column table:style-name="Table6.B"/>
          <table:table-column table:style-name="Table6.C"/>
          <table:table-column table:style-name="Table6.D"/>
          <table:table-row table:style-name="Table6.1">
            <table:table-cell table:style-name="Table6.A1" table:number-columns-spanned="4" office:value-type="string">
              <text:p text:style-name="P14"><text:span text:style-name="T9">Resources</text:span></text:p>
            </table:table-cell>
            <table:covered-table-cell/>
            <table:covered-table-cell/>
            <table:covered-table-cell/>
          </table:table-row>
          <table:table-row table:style-name="Table6.2">
            <table:table-cell table:style-name="Table6.A1" office:value-type="string">
              <text:p text:style-name="P17"/>
            </table:table-cell>
            <table:table-cell table:style-name="Table6.A1" office:value-type="string">
              <text:p text:style-name="P17"><text:span text:style-name="T9">Manpower</text:span></text:p>
            </table:table-cell>
            <table:table-cell table:style-name="Table6.A1" office:value-type="string">
              <text:p text:style-name="P17"><text:span text:style-name="T9">Wealth</text:span></text:p>
            </table:table-cell>
            <table:table-cell table:style-name="Table6.A1" office:value-type="string">
              <text:p text:style-name="P17"><text:span text:style-name="T9">Time</text:span></text:p>
            </table:table-cell>
          </table:table-row>
          <table:table-row table:style-name="Table6.3">
            <table:table-cell table:style-name="Table6.A1" office:value-type="string">
              <text:p text:style-name="P17">1</text:p>
            </table:table-cell>
            <table:table-cell table:style-name="Table6.A1" office:value-type="string">
              <text:p text:style-name="P17">Hamlet</text:p>
            </table:table-cell>
            <table:table-cell table:style-name="Table6.A1" office:value-type="string">
              <text:p text:style-name="P17">-</text:p>
            </table:table-cell>
            <table:table-cell table:style-name="Table6.A1" office:value-type="string">
              <text:p text:style-name="P17">Day</text:p>
            </table:table-cell>
          </table:table-row>
          <table:table-row table:style-name="Table6.4">
            <table:table-cell table:style-name="Table6.A1" office:value-type="string">
              <text:p text:style-name="P17">5</text:p>
            </table:table-cell>
            <table:table-cell table:style-name="Table6.A1" office:value-type="string">
              <text:p text:style-name="P17">Village</text:p>
            </table:table-cell>
            <table:table-cell table:style-name="Table6.A1" office:value-type="string">
              <text:p text:style-name="P17">Merchant</text:p>
            </table:table-cell>
            <table:table-cell table:style-name="Table6.A1" office:value-type="string">
              <text:p text:style-name="P17">Week</text:p>
            </table:table-cell>
          </table:table-row>
          <table:table-row table:style-name="Table6.5">
            <table:table-cell table:style-name="Table6.A1" office:value-type="string">
              <text:p text:style-name="P17">10</text:p>
            </table:table-cell>
            <table:table-cell table:style-name="Table6.A1" office:value-type="string">
              <text:p text:style-name="P17">Town</text:p>
            </table:table-cell>
            <table:table-cell table:style-name="Table6.A1" office:value-type="string">
              <text:p text:style-name="P17">Caravan</text:p>
            </table:table-cell>
            <table:table-cell table:style-name="Table6.A1" office:value-type="string">
              <text:p text:style-name="P17">Month</text:p>
            </table:table-cell>
          </table:table-row>
          <table:table-row table:style-name="Table6.6">
            <table:table-cell table:style-name="Table6.A1" office:value-type="string">
              <text:p text:style-name="P17">20</text:p>
            </table:table-cell>
            <table:table-cell table:style-name="Table6.A1" office:value-type="string">
              <text:p text:style-name="P17">City</text:p>
            </table:table-cell>
            <table:table-cell table:style-name="Table6.A1" office:value-type="string">
              <text:p text:style-name="P17">City Income</text:p>
            </table:table-cell>
            <table:table-cell table:style-name="Table6.A1" office:value-type="string">
              <text:p text:style-name="P17">Season</text:p>
            </table:table-cell>
          </table:table-row>
          <table:table-row table:style-name="Table6.7">
            <table:table-cell table:style-name="Table6.A1" office:value-type="string">
              <text:p text:style-name="P17">50</text:p>
            </table:table-cell>
            <table:table-cell table:style-name="Table6.A1" office:value-type="string">
              <text:p text:style-name="P17">Prefecture</text:p>
            </table:table-cell>
            <table:table-cell table:style-name="Table6.A1" office:value-type="string">
              <text:p text:style-name="P17">Trading Network</text:p>
            </table:table-cell>
            <table:table-cell table:style-name="Table6.A1" office:value-type="string">
              <text:p text:style-name="P17">Year</text:p>
            </table:table-cell>
          </table:table-row>
          <table:table-row table:style-name="Table6.8">
            <table:table-cell table:style-name="Table6.A1" office:value-type="string">
              <text:p text:style-name="P17">75</text:p>
            </table:table-cell>
            <table:table-cell table:style-name="Table6.A1" office:value-type="string">
              <text:p text:style-name="P17">Province</text:p>
            </table:table-cell>
            <table:table-cell table:style-name="Table6.A1" office:value-type="string">
              <text:p text:style-name="P17">Nation</text:p>
            </table:table-cell>
            <table:table-cell table:style-name="Table6.A1" office:value-type="string">
              <text:p text:style-name="P17">Decade</text:p>
            </table:table-cell>
          </table:table-row>
        </table:table>
        <text:p text:style-name="Exalted"/>
        <text:p text:style-name="P183"/>
      </text:section>
      <text:section text:style-name="Sect2" text:name="Section4">
        <text:p text:style-name="P183"><text:span text:style-name="T22">System</text:span></text:p>
        <text:p text:style-name="Exalted"/>
        <text:p text:style-name="Exalted"/>
      </text:section>
      <text:section text:style-name="Sect3" text:name="Section5">
        <text:p text:style-name="Heading_20_2">Action Rolls</text:p>
        <text:p text:style-name="Exalted">When a character encounters a situation where their success is uncertain, the Storyteller should call for an Action Roll to determine the outcome. </text:p>
        <text:p text:style-name="Exalted">The Storyteller will ask for a combination of an Attribute and Ability that is appropriate for the situation, and then determine an appropriate Difficulty for the roll.</text:p>
        <text:p text:style-name="Exalted">The Player will then roll a number of Ten-Sided Dice (d10’s) equal to the combined rating of the selected Attribute and Ability--this combined number is called the Dice Pool. </text:p>
        <text:p text:style-name="Exalted">This will be referred to as [Att+Abi] xd10’s.</text:p>
        <table:table table:name="Table7" table:style-name="Table7">
          <table:table-column table:style-name="Table7.A"/>
          <table:table-row table:style-name="Table7.1">
            <table:table-cell table:style-name="Table7.A1" office:value-type="string">
              <text:p text:style-name="P7"><text:span text:style-name="T20">Only roll if the Result is unknown</text:span></text:p>
              <text:p text:style-name="P26">If the outcome of an action is already known beforehand (either as a failure or a success), there is no need for a roll--simply declare what happens and continue on with the story.</text:p>
            </table:table-cell>
          </table:table-row>
        </table:table>
        <text:p text:style-name="Heading_20_3">Successes</text:p>
        <text:p text:style-name="Exalted">After rolling their Dice Pool, the player needs to count the number of dice that are showing digits equal or greater than the Target Number of 7. Examine the results of six rolled dice:</text:p>
        <text:p text:style-name="P12"><text:span text:style-name="T23">1, 4, 4, 7, 8 , 8</text:span></text:p>
        <text:p text:style-name="Exalted">The values of 7, 8, and 8 are greater than or equal to <text:s/>(7), so they are each counted as a success, meaning this particular roll would result in 4Successes.</text:p>
        <text:p text:style-name="Heading_20_3">Double 10’s</text:p>
        <text:p text:style-name="Exalted">A die that shows 10 is counted as two successes, rather than one. If the roll had instead been:</text:p>
        <text:p text:style-name="P12"><text:span text:style-name="T23">1, 4, 4, 7, 8, 10</text:span></text:p>
        <text:p text:style-name="P145">7 and 8 would be counted once, and 10 counted twice, making 4 successes on the roll.</text:p>
        <text:p text:style-name="Heading_20_3"><text:soft-page-break/>Difficulty</text:p>
        <text:p text:style-name="P11"><text:span text:style-name="T15">Before a roll is performed</text:span>, the Storyteller should determine the <text:span text:style-name="T9">Difficulty</text:span> of the roll--the number of successes that the roll must match or exceed for the action to be considered a success.</text:p>
        <text:list xml:id="list3450791778" text:style-name="WWNum22">
          <text:list-item>
            <text:p text:style-name="P52"><text:span text:style-name="T9">Difficulty 1 (Easy)</text:span>- This task is expected to be passed by a skilled mortal, but there is still a reasonable risk of failing.</text:p>
          </text:list-item>
          <text:list-item>
            <text:p text:style-name="P52"><text:span text:style-name="T9">Difficulty 3 (Typical)</text:span>- This task is challenging to a mere mortal, but a hero is expected to pass it. Picking a lock, calming an irate guardsman, or basic first aid would fall under this category.</text:p>
          </text:list-item>
          <text:list-item>
            <text:p text:style-name="P52"><text:span text:style-name="T9">Difficulty 5</text:span> <text:span text:style-name="T9">(Difficult)</text:span>- Tasks which are daunting fall in this category--climbing a sheer cliff in winds, charming a staunch Dynast with sweet words, or avoiding the bite of a venomous beast.</text:p>
          </text:list-item>
          <text:list-item>
            <text:p text:style-name="P52"><text:span text:style-name="T9">Difficulty 7 (Challenging)</text:span>- Tasks which should be near-impossible for any mortal. Such as noticing things in pitch darkness, or landing on a precise spot hundreds of feet below.</text:p>
          </text:list-item>
          <text:list-item>
            <text:p text:style-name="P52"><text:span text:style-name="T9">Difficulty 9 (Impossible)</text:span>- Tasks a mortal could not possibly do, no matter the <text:s/>circumstances. Running straight up a building, leaping across a chasm unassisted, or keeping a patient alive without a heart for hours at a time with their bare hands.</text:p>
          </text:list-item>
        </text:list>
        <text:p text:style-name="Heading_20_3">Threshold Successes</text:p>
        <text:p text:style-name="P30">Some rolls are not as much concerned with <text:span text:style-name="T15">whether</text:span> the character succeeds, but <text:span text:style-name="T15">by how much</text:span>. This is simply the difference between the total Number of Successes rolled, and the Difficulty.</text:p>
        <text:p text:style-name="P30">If a Player rolled Four (4) Successes on a Difficulty One (1) task, they would then have Three (3) Threshold Successes.</text:p>
        <text:p text:style-name="Heading_20_3">Contested Actions</text:p>
        <text:p text:style-name="Exalted">Certain actions are contested between abilities of two or more characters, rather than a simple difficulty.</text:p>
        <text:p text:style-name="Exalted">In this case, all characters simply roll their appropriate Dice Pool, and compare who got the highest number of Successes.</text:p>
        <text:p text:style-name="Heading_20_4">Taking the Average</text:p>
        <text:p text:style-name="Exalted">The Storyteller should take the average number of successes for non-player characters as ½ their Dice pool, which is their [Att + Ability +/- Modifiers]</text:p>
        <text:p text:style-name="P165"><text:span text:style-name="T15">There are two characters in the scene: a guard and a thief. The guard is keeping watch, and the thief is attempting to sneak past them. The dice pool for the player-controlled thief would be Dexterity + Stealth.</text:span></text:p>
        <text:p text:style-name="P165"><text:span text:style-name="T15">Since this is a NPC, and there are no dice-affecting powers active, the storyteller simply takes the average: (Cunning + Awareness)/2. <text:s/>Should the thief match or surpass that number, they successfully sneak past. Should they not, the guard discovers them</text:span>.</text:p>
        <text:p text:style-name="P195">Drawbacks</text:p>
        <text:p text:style-name="Exalted">Exalts can push themselves past their mortal limits and achieve the impossible--but it often comes at a price.</text:p>
        <text:p text:style-name="Exalted">Ater the Player rolls and all effects finalized, the Player may choose to <text:span text:style-name="T9">Take a Drawback</text:span>. In exchange, they gain <text:span text:style-name="T9">+2 successes </text:span>to a roll, or <text:span text:style-name="T9">+1</text:span> <text:span text:style-name="T9">Defense</text:span>. <text:s/>Only one drawback may be taken per action.</text:p>
        <text:p text:style-name="Exalted"><text:span text:style-name="T9">Note: </text:span>Drawbacks cannot be taken for Luck Rolls, Limit Break, Join Battle or anything else that uses a 1d10 as its roll.</text:p>
        <text:p text:style-name="Exalted">A Drawback can be any sort of action that the Storyteller deems to be a proper <text:span text:style-name="T9">Price to Pay</text:span> for succeeding (or exceeding) their roll. </text:p>
        <text:p text:style-name="Exalted">The following are a list of Examples, but should not be treated as exhaustive or exclusive:</text:p>
        <text:p text:style-name="Heading_20_3">Gain Limit</text:p>
        <text:p text:style-name="Exalted"><text:span text:style-name="T15">Immediately Limit Break at 10.</text:span></text:p>
        <text:p text:style-name="Exalted">The character gains 1 point of <text:a xlink:type="simple" xlink:href="#_5avzvqnvq7v" text:style-name="ListLabel_20_559" text:visited-style-name="ListLabel_20_559"><text:span text:style-name="T11">Limit</text:span></text:a>, representing the spiritual stress required to do the task.</text:p>
        <text:p text:style-name="Heading_20_3">Wound/Exhaustion</text:p>
        <text:p text:style-name="Exalted"><text:span text:style-name="T15">Cannot take more than (-5) total Wounds/Exhaustions at a time.</text:span></text:p>
        <text:p text:style-name="Exalted">The strain from pushing beyond their natural constraints causes the character to become injured or exhausted.</text:p>
        <text:p text:style-name="Exalted">For the remainder of the scene, and then until the character can take an uninterrupted, restful night’s sleep, the character suffers (-1) dice to any roll made with the Attribute Category (Physical, Social, or Mental) they used on this roll.</text:p>
        <text:p text:style-name="Heading_20_3">The Scene Turns Sour</text:p>
        <text:p text:style-name="Exalted"><text:span text:style-name="T15">This Drawback may only be taken once per scene.</text:span></text:p>
        <text:p text:style-name="Exalted">After this action, the scene becomes negative, if not mildly hostile, towards the character. Perhaps they offended a vital character with their action, or they accidentally gave a secret up to the Antagonist that they can use.</text:p>
        <text:p text:style-name="Heading_20_2">Botching</text:p>
        <text:p text:style-name="Exalted">If a character fails their action, they may choose to <text:span text:style-name="T15">worsen</text:span> their failure dramatically, as represented by taking a Drawback. In exchange, they will gain a <text:s/><text:a xlink:type="simple" xlink:href="#_5u2fxpbk3md5" text:style-name="ListLabel_20_560" text:visited-style-name="ListLabel_20_560"><text:span text:style-name="T12">Strife Point</text:span></text:a>.</text:p>
        <text:p text:style-name="Exalted">If at all possible, the Player should try to include their <text:span text:style-name="T9">Great Curse</text:span> as reasoning for this Botch. <text:s/>Perhaps a prideful character could not help but reveal a secret in their boasting; a compassionate one unable to hide their disgust at conditions of the city when talking to an official.</text:p>
        <text:p text:style-name="P195">Advantages and Disadvantages</text:p>
        <text:p text:style-name="Exalted">The difficulty of an action can be modified by various conditions, whether it be environmental, helpful, or antagonistic. Advantages and Disadvantages are collectively called <text:span text:style-name="T9">Modifiers</text:span>.</text:p>
        <text:p text:style-name="Exalted">Advantages grant characters extra dice to roll with on their action, whereas Disadvantages increase the difficulty of the roll. <text:s/></text:p>
        <text:p text:style-name="Exalted"><text:soft-page-break/>For clarity, Advantages are written as (+X) dice, whereas Disadvantages are written as (-X)--as they can also be interpreted as losing successes from a roll. </text:p>
        <text:p text:style-name="Exalted">Any <text:span text:style-name="T9">Modifier</text:span> should be something significant to the scene--something that would perturb even an Exalt. <text:s/>A light rain, while thematic, would not count as a disadvantage. Only when the levels of pummeling rain (-1), or even a raging Typhoon (-4)</text:p>
        <table:table table:name="Table8" table:style-name="Table8">
          <table:table-column table:style-name="Table8.A"/>
          <table:table-row table:style-name="Table8.1">
            <table:table-cell table:style-name="Table8.A1" office:value-type="string">
              <text:p text:style-name="P23"><text:span text:style-name="T20">Natural Modifiers and Difficulty</text:span></text:p>
              <text:p text:style-name="P18">Difficulty is a measure of “Base difficulty + all <text:s/>Disadvantages”. This can often be forgotten when choosing a Difficulty for a task, or when countering specific modifiers.</text:p>
              <text:p text:style-name="P18"/>
              <text:p text:style-name="P18">If a player removes the “visual impairment” modifier from a Difficulty 7 task, it is up to the Storyteller to decide how much of the Difficulty for the task was a result of “visual impairment”, and how much is simply the base difficulty of the task.</text:p>
            </table:table-cell>
          </table:table-row>
        </table:table>
        <text:p text:style-name="Heading_20_2">Stunting</text:p>
        <text:p text:style-name="Exalted">The setting of <text:span text:style-name="T15">Exalted</text:span> encourages wild, ambitious, and perhaps dangerous actions of the characters. When a player describes their character doing a “cool” action, the Storyteller should reward them.</text:p>
        <text:p text:style-name="Exalted">When a player performs a stunt, they get <text:span text:style-name="T9">+2 Dice</text:span> for their action. </text:p>
        <text:p text:style-name="Exalted">But the true power is that-should they succeed on the roll-what the player describes is what actually happens in the setting. What is impossible becomes temporarily possible. A list of example Stunts is provided with each Ability, as inspiration.</text:p>
        <text:p text:style-name="Exalted">There are limits to Stunting. A Player cannot dictate the actions or emotions of characters, for example, and the Storyteller reserves the right to reject or alter the stated effects of the stunt as needed.</text:p>
        <text:p text:style-name="Exalted">The guiding philosophy of stunts is the “Rule of Cool.” If the stated action is “cool” and enhances an existing action, it should both be allowed and encouraged.</text:p>
        <text:p text:style-name="Heading_20_3">Assisting<office:annotation><dc:creator>Samuel Smith</dc:creator><dc:date>2020-10-17T14:36:53</dc:date><text:p><text:span text:style-name="T38">I'm wondering if Assisting is too weak for consuming a Primary Action.</text:span></text:p></office:annotation></text:p>
        <text:p text:style-name="Exalted">A player may assist another character, granting them +2 dice. The receiving character may only accept one Assist per roll.</text:p>
        <text:p text:style-name="Exalted">The Receiving Player may both accept an Assist, as well as stunt their own action.</text:p>
        <text:p text:style-name="Exalted">Assisting is considered a Primary Action.</text:p>
        <text:p text:style-name="P202">Essence</text:p>
        <text:p text:style-name="Exalted">Essence is the fundamental energy that flows through the world, all creatures, and mortals. Exalts are able to guide their own Essence flows to create powerful effects upon the world, called Charms. </text:p>
        <text:p text:style-name="Exalted">A character’s Essence Rating is a measure of how in tune the character is with the flows of energy through and surrounding them. Much like an Attribute, it has a Rating ranging between One and Five. <text:s/>(Mortals have a Rating of Zero.)</text:p>
        <text:p text:style-name="Exalted">The Rating of Essence cannot be directly trained. Instead, it only increases in rating as the character gains xp.</text:p>
        <table:table table:name="Table9" table:style-name="Table9">
          <table:table-column table:style-name="Table9.A"/>
          <table:table-row table:style-name="Table9.1">
            <table:table-cell table:style-name="Table9.A1" office:value-type="string">
              <text:p text:style-name="P32"><text:span text:style-name="T20">The Uniqueness of Player Characters</text:span></text:p>
              <text:p text:style-name="P30">Player Characters are unusual in the sheer speed and heights they can reach with Essence. The constant stress and challenge of adventure accelerates the gain of Essence far beyond what is normal in the world of Exalted.</text:p>
              <text:p text:style-name="P30">Non-Player Characters do not follow the same rapid gain of Essence that Player Characters do, and are often constrained and capped, limiting what Essence Rating they can reach based on their circumstances.</text:p>
              <text:p text:style-name="P30">Dragonblooded, for example, would find it takes a lifetime to even reach Essence 3--only the eldest of their kind would have access to Major Charms.</text:p>
            </table:table-cell>
          </table:table-row>
        </table:table>
        <text:p text:style-name="Heading_20_3">Motes</text:p>
        <text:p text:style-name="P30">Essence expenditure is measured in <text:span text:style-name="T15">Motes</text:span>. When activating a Power that requires motes of Essence the exalt will drain from their mote pools: <text:span text:style-name="T9">Personal</text:span> and/or <text:span text:style-name="T9">Peripheral.</text:span></text:p>
        <text:p text:style-name="P30"><text:span text:style-name="T9">Personal Motes</text:span> <text:s/>are intrinsic to the character. Expenditure of these motes are subtle and do not agitate their anima banner. However, they regain more slowly at a rate of<text:span text:style-name="T9"> 2 Motes per Hour </text:span>of non-strenuous activity.</text:p>
        <text:p text:style-name="P30"><text:span text:style-name="T9">Peripheral Motes</text:span> are the character’s ability to manipulate the world immediately surrounding them, channelling it to their will. Using these motes will <text:span text:style-name="T9">expose their anima banner</text:span>.</text:p>
        <text:p text:style-name="P30">Peripheral Mote pools are automatically refilled at the start of each Scene. </text:p>
        <text:p text:style-name="P212">Antagonistic Locations</text:p>
        <text:p text:style-name="P30">There are certain locations that are either devoid of Essence, such as the <text:span text:style-name="T9">Underworld</text:span>, or are filled with antagonistic Essence that cannot be easily drawn inward, like <text:span text:style-name="T9">The Wyld</text:span>.</text:p>
        <text:p text:style-name="P30">In these locations, all characters will suffer a Penalty to their Peripheral Mote pool, lowering their capacity.. For example, the penalty suffered by Underworld would be as follows, as the characters descends deeper away from Creation:</text:p>
        <text:list xml:id="list644402070" text:style-name="WWNum3">
          <text:list-item>
            <text:p text:style-name="P97">Shadowlands:<text:tab/><text:tab/>-5</text:p>
          </text:list-item>
          <text:list-item>
            <text:p text:style-name="P97">Underworld: <text:tab/><text:tab/>-10</text:p>
          </text:list-item>
          <text:list-item>
            <text:p text:style-name="P97">The Labyrinth:<text:tab/><text:tab/>-15</text:p>
          </text:list-item>
          <text:list-item>
            <text:p text:style-name="P88">The Void:<text:tab/><text:tab/>-20</text:p>
          </text:list-item>
        </text:list>
        <text:p text:style-name="Heading_20_2">Anima Banner</text:p>
        <text:p text:style-name="Exalted">Exalts are brimming with energy, their souls suffused with the crackling energy.</text:p>
        <text:p text:style-name="Exalted">Whenever a character <text:span text:style-name="T9">uses Peripheral Motes</text:span>, this energy crackles to life, and their very soul starts to show to the world in the form of the <text:span text:style-name="T9">Anima Banner</text:span>--a display of light that starts as a <text:soft-page-break/>soft glow and eventually escalates to a towering bonfire of personal iconography and symbols deeply personal to the character.</text:p>
        <text:p text:style-name="P30"><text:span text:style-name="T9">Using enough Peripheral Motes in a single action</text:span> will inflame the anima banner:</text:p>
        <text:list xml:id="list2472017763" text:style-name="WWNum52">
          <text:list-item>
            <text:p text:style-name="P36"><text:span text:style-name="T9">(0m) Dim</text:span><text:tab/>The natural state of the anima. It is invisible to all natural senses, but may be seen by those that can peek into the Spirit Realm.</text:p>
          </text:list-item>
          <text:list-item>
            <text:p text:style-name="P36"><text:span text:style-name="T9">(1-5m) Glowing</text:span><text:tab/>A thin outline of the anima appears around the character, with the respective Caste Mark appearing on their brow. Characters may still disguise and hide their anima through mundane means, such as clothes.</text:p>
          </text:list-item>
          <text:list-item>
            <text:p text:style-name="P36"><text:span text:style-name="T9">(6-10m) Burning</text:span><text:tab/>Essence burns and sheds from the Exalts body, much like the burning of a fire. Hiding the anima at this level is impossible through mundane means.</text:p>
          </text:list-item>
          <text:list-item>
            <text:p text:style-name="P41"><text:span text:style-name="T9">(11m+) Bonfire </text:span>A grand display of solidified Essence wraps around the body, shining its personal iconography to all of those in the scene.</text:p>
          </text:list-item>
        </text:list>
        <text:p text:style-name="Exalted">Anima Flare takes 15 minutes to naturally abate and decrease in rating, so long that no action inflames them again. Often, this means that the Burning and Bonfire Levels will be active for an entire scene.</text:p>
        <text:p text:style-name="Exalted">Exalts may choose to intentionally increase their anima to any desired level by committing One Mote (as a Reflexive Action.). This effect immediately dissipates after releasing the mote to its natural state, and does not need time to abate.</text:p>
        <text:p text:style-name="Heading_20_4">Splitting Motes</text:p>
        <text:p text:style-name="Exalted">When taking an action, a Player may split their motes between their Personal and Peripheral motes in order to avoid their Anima banner flare. </text:p>
        <text:p text:style-name="Exalted">For example, activating a 10m charm can avoid a Burning Bonfire anima level by paying 5m from the Personal Mote pool, and 5m from the Peripheral Mote pool. <text:s/>Doing so would only activate the Glowing Anima level.</text:p>
        <text:p text:style-name="Heading_20_2">The Great Curse</text:p>
        <text:p text:style-name="Exalted">Exaltation is a great and wondrous blessing from the Gods, but with it comes a great and terrible Curse. Perhaps, as the ancient and lost stories speak, the slain Enemies of the Gods lay this Curse upon their servants as a last, spiteful word in their dying breath. Or perhaps it is simply inalienable nature of man, exemplified and given root in power.</text:p>
        <text:p text:style-name="Exalted">Regardless of its source, every Exalt carries with them the Great Curse, an aggrandized character flaw that can interrupt and sabotage a character’s well meaning in spite of their better nature.</text:p>
        <text:p text:style-name="Exalted">Each Exaltation carries with a different interpretation and influence of the Great Curse:</text:p>
        <text:list xml:id="list2857242565" text:style-name="WWNum62">
          <text:list-item>
            <text:p text:style-name="P37"><text:span text:style-name="T9">Solars</text:span> suffer by their own Ego. They are those that tirelessly seek greatness and perfection, and may find others or even themselves not up to the standards they desire.</text:p>
          </text:list-item>
          <text:list-item>
            <text:p text:style-name="P37"><text:span text:style-name="T9">Lunars</text:span> suffer from being trapped between worlds and are conflicted by the unknown. Are they man or beast? A part of society or apart from it? Their form is constantly shifting, so who are they really?</text:p>
          </text:list-item>
          <text:list-item>
            <text:p text:style-name="P42"><text:span text:style-name="T9">Abyssals</text:span> have a portion of their self consumed by the void: something that is lost and that can never be reclaimed. It may be their name and relations; their lost vitality; a loss of emotion and feeling.</text:p>
          </text:list-item>
        </text:list>
        <text:p text:style-name="Exalted">Each individual Exaltation book details their Great Curse, but it is important to know that these are all <text:span text:style-name="T15"><text:s/>suggestions</text:span>. So long as a character has a flaw that affects their decision, it is an acceptable Great Curse.</text:p>
        <text:p text:style-name="Heading_20_3">Limit</text:p>
        <text:p text:style-name="Exalted">The stress and wear of an Exalt’s life will build and press upon them, eventually driving them to a breaking point. This is represented by <text:span text:style-name="T9">Limit Points</text:span>.</text:p>
        <text:p text:style-name="Exalted">Ranging from 0-10, <text:span text:style-name="T9">Limit Points</text:span> represent how strained the Exalt is--how much wear and tear their psyche and soul is under.</text:p>
        <text:p text:style-name="Exalted">A character gains limit by:</text:p>
        <text:list xml:id="list1943586758" text:style-name="WWNum18">
          <text:list-item>
            <text:p text:style-name="P89">Choosing it as a Drawback.</text:p>
          </text:list-item>
          <text:list-item>
            <text:p text:style-name="P89">Acting against one of their Intimacies, or other deeply-held beliefs. (One Limit per scene). <text:line-break/><text:line-break/>This can range from directly suppressing Intimacies in order to proceed with the “greater good”, to being tricked and swindled into taking action against your Intimacies, such as through Social Influence.<text:line-break/><text:line-break/>Ultimately, the decision of whether or not the Character has “acted against their Intimacy” is a personal one, and should be at sole discretion of the Player.</text:p>
          </text:list-item>
        </text:list>
        <text:p text:style-name="P30">If the character reaches <text:span text:style-name="T9">10 Limit</text:span>, or if they fail on their <text:span text:style-name="T9">Limit Trigger</text:span>, the character will enter into a <text:span text:style-name="T9">Limit Break.</text:span></text:p>
        <text:p text:style-name="P30">At the end of a Limit Break, reset to 0 Limit.</text:p>
        <table:table table:name="Table10" table:style-name="Table10">
          <table:table-column table:style-name="Table10.A"/>
          <table:table-row table:style-name="Table10.1">
            <table:table-cell table:style-name="Table10.A1" office:value-type="string">
              <text:p text:style-name="P23"><text:span text:style-name="T20">The Calming Effect of Time</text:span></text:p>
              <text:p text:style-name="P18">Typically, Limit <text:span text:style-name="T15">only</text:span> resets after a Limit Break. <text:s/>However, long spans of rest, meditation, and peace may ease the Exalt down from their stressed life.</text:p>
              <text:p text:style-name="P18"/>
              <text:p text:style-name="P18">So long as the time breaks are particularly restful, the Exalt may lose 1 Limit per week.</text:p>
            </table:table-cell>
          </table:table-row>
        </table:table>
        <text:p text:style-name="Heading_20_3">Limit Triggers</text:p>
        <text:p text:style-name="Exalted">When detailing out their Great Curse, the Player will also need to decide what sort of events will<text:span text:style-name="T9"> inflame</text:span> their Great Curse. This is called the <text:span text:style-name="T9">Limit Trigger.</text:span></text:p>
        <text:p text:style-name="Exalted">A compassionate character might balk whenever they see a wanton, senseless act of cruelty upon another--such as a slave being whipped. Another might be the sense of failure and dejection when a plan spirals out of control.</text:p>
        <text:p text:style-name="Exalted">When this event occurs (and the character has at least 2 Limit,) the Player must roll a 1d10. If the die roll matches or exceeds <text:soft-page-break/>their current Limit, the Character is able to control their emotions for the remainder of the scene. (They do not have to roll multiple times in a scene).</text:p>
        <text:p text:style-name="Exalted">However, if the roll is <text:span text:style-name="T9">under</text:span> the current Limit, the Character enters a <text:span text:style-name="T9">Limit Break</text:span>.</text:p>
        <text:p text:style-name="Heading_20_3">Limit Break</text:p>
        <text:p text:style-name="Exalted">When a character <text:span text:style-name="T9">Limit Breaks, </text:span>they lose all perspective on anything that does not align with their <text:span text:style-name="T9">Great Curse</text:span> and will make active and considered effort to fulfill it, damn the consequences. </text:p>
        <text:p text:style-name="Exalted">A character Limit Breaking does not lose their faculties, nor do they forget their Intimacies--but those are simply <text:span text:style-name="T15">secondary</text:span> to their Great Curse. Often they will use convoluted and strange reasoning to justify their actions.</text:p>
        <text:p text:style-name="Exalted">A Limit Break lasts for an entire scene. Only performing a grave offense against their own deeply-held Intimacies would be enough to snap the character out of their actions.</text:p>
        <text:p text:style-name="Exalted">At the end of a Limit Break, reset Limit to 0.</text:p>
        <table:table table:name="Table11" table:style-name="Table11">
          <table:table-column table:style-name="Table11.A"/>
          <table:table-row table:style-name="Table11.1">
            <table:table-cell table:style-name="Table11.A1" office:value-type="string">
              <text:p text:style-name="P23"><text:span text:style-name="T20">Ticking Time Bomb</text:span></text:p>
              <text:p text:style-name="P18">There will be occasions when a character enters Limit Break, but turning it into a Limit Break Scene just doesn’t fit--it occurred during a lighthearted scene, or when the Exalt is in the middle of nowhere on their own, or the scene was just wrapping up...</text:p>
              <text:p text:style-name="P18"/>
              <text:p text:style-name="P18">If this occurs, with both the Storyteller and Player in agreement, the Character can postpone the Limit Break to a more appropriate scene--just don’t wait <text:span text:style-name="T15">too </text:span>long.</text:p>
            </table:table-cell>
          </table:table-row>
        </table:table>
        <text:p text:style-name="Exalted"/>
        <text:p text:style-name="Heading_20_2">Strifes</text:p>
        <text:p text:style-name="Exalted">The world of Creation will push even the mighty Exalted to the brink, and in those moments of desperation, forcing them to delve into reserves they did not know they had. <text:s/>This moment is called a <text:span text:style-name="T9">Strife</text:span>.</text:p>
        <text:p text:style-name="Exalted">Players are restricted to keeping no more than <text:span text:style-name="T9">5 Strife Points </text:span>at a time. <text:s/>If Strife is gained above this limit, it must immediately be spent in the Scene or be lost.</text:p>
        <text:p text:style-name="P206">Using Strife</text:p>
        <text:p text:style-name="P211">Strife Expression</text:p>
        <text:p text:style-name="Exalted">Each Exalt and their Caste, has a unique <text:span text:style-name="T9">Expression </text:span>that can boost their Dice rolls. </text:p>
        <text:p text:style-name="Exalted">For example, Solars may double a favored dice, while Sidereals manipulate what the Target Number of a roll will be.</text:p>
        <text:p text:style-name="Exalted">Each Exalt’s particular Strife Expression is detailed in their respective book.</text:p>
        <text:p text:style-name="P211">Turn the Scene</text:p>
        <text:p text:style-name="Exalted">In addition to their Exalt and Caste Strife Expressions, all players may use a strife point to <text:span text:style-name="T9">Turn the Scene</text:span> (typically in their Favor.)</text:p>
        <text:p text:style-name="Exalted">There is no roll required: the Player describes the actions their character does, and it simply happens.</text:p>
        <text:p text:style-name="P30">So long as a character <text:span text:style-name="T15">should</text:span> be able to do something, and it is <text:span text:style-name="T15">cool</text:span> for them to do so, it <text:span text:style-name="T15">does.</text:span> In this way, Turning the Scene can be thought of as a more powerful Stunt.</text:p>
        <text:p text:style-name="P30">There are a few guiding restrictions to keep in mind, similar to a Stunt:</text:p>
        <text:list xml:id="list3006246326" text:style-name="WWNum38">
          <text:list-item>
            <text:p text:style-name="P90">Other character’s actions cannot be dictated: only those under control of the Player’s.</text:p>
          </text:list-item>
          <text:list-item>
            <text:p text:style-name="P90">The Action cannot <text:span text:style-name="T15">directly</text:span> solve the scene; it can only assist and guide it.</text:p>
          </text:list-item>
          <text:list-item>
            <text:p text:style-name="P90">The Action should flow naturally from the character--a Solar cannot suddenly shapeshift, for example.</text:p>
          </text:list-item>
        </text:list>
        <text:p text:style-name="P214">Example 1</text:p>
        <text:p text:style-name="P166"><text:span text:style-name="T15">The Archer turns from the Dragonblood threatening her and focusing her essence into a point on their arrow. With a sharp hiss of air, she lets it loose into the nearest mountain, watching as the arrow explodes in an impressive show of Anima. The mountain rumbles as the snow dislodges, causing the newly-fallen snow to groan, rumble, and then start cascading into a deadly avalanche which rushes into the passage, sealing it and cutting off the dynasts reinforcements.</text:span></text:p>
        <text:p text:style-name="P47">“I’m going to use my archery to cause an avalanche”. This example accomplishes two dramatic things: it changes the environment, but ultimately it is about stopping the Antagonist’s time constraint on their battle. <text:s/>It assists the Player and their scene, but does not solve the pressing issue--the fight with the Dragonblooded.</text:p>
        <text:p text:style-name="P214">Example 2</text:p>
        <text:p text:style-name="P167"><text:span text:style-name="T15">The Sorcerer looks apprehensive at his map. The desert has become inhospitable to their travels, and the rations for their mortal followers slim--if a solution isn’t found, they will arrive exhausted, or be forced to take a detour through the Guild’s controlled areas. <text:s/>His brown furrows, then suddenly shoots up: “Turn the caravan west, I see a Dragonline I can tap for water!”</text:span></text:p>
        <text:p text:style-name="P47">“He’s going to use Sorcery to pull up water from the ground.” <text:s/>In this situation, the problem being addressed is exhaustion or avoiding a bad decision--preventing a negative.</text:p>
        <text:p text:style-name="P214">Example 3</text:p>
        <text:p text:style-name="P167"><text:span text:style-name="T15">The Crafter analyzes the complex door in front of them, which is blocking their way, the code shifting and twisting before their eyes. “I can simply craft a new key to the puzzle. Hold on for a moment.”</text:span></text:p>
        <text:p text:style-name="P47">“The door is locked? I can just open it with crafting.” Is <text:span text:style-name="T9">bad </text:span>because the main objective of this scene is to get past the door blocking their path. In a different scene where the door was not <text:soft-page-break/>the main obstacle, this <text:span text:style-name="T15">might</text:span> be acceptable. <text:s/>Instead, an alteration can be suggested:</text:p>
        <text:p text:style-name="P167"><text:span text:style-name="T15"><text:s/>The Crafter analyzes the shifting patterns of the door, then with a swift kick, lodges one of the panels shut, stopping the patterns from constantly moving. “There, that should be easier to read now.”</text:span></text:p>
        <text:p text:style-name="P47">“The puzzle glyphs are moving? I’m going to jam them down so it lowers the difficulty.”</text:p>
        <text:p text:style-name="P206">Gaining Strife</text:p>
        <text:p text:style-name="Exalted">Strife may be gained through two ways: <text:span text:style-name="T9">Botches </text:span>and <text:span text:style-name="T9">Scene Complications</text:span>.</text:p>
        <text:p text:style-name="Exalted"><text:a xlink:type="simple" xlink:href="#_3gfhss6epsri" text:style-name="ListLabel_20_559" text:visited-style-name="ListLabel_20_559"><text:span text:style-name="T11">Botches</text:span></text:a> are Player-driven choices to drive their character's failure into a <text:span text:style-name="T15">magnificent</text:span> failure--a low so that they may later rise to even greater heights.</text:p>
        <text:p text:style-name="Heading_20_4">Complications</text:p>
        <text:p text:style-name="Exalted">A <text:span text:style-name="T9">Complication</text:span> is a tool for the Storyteller to inject danger, twists, and story momentum into the Story--<text:span text:style-name="T15">without Player Characters being able to meaningfully react.</text:span> (The Characters will almost certainly react, but the outcome is a forgone conclusion.)</text:p>
        <text:p text:style-name="Exalted">In other words, while Players can spend Strife to Turn the Scene in their <text:span text:style-name="T15">favor</text:span>, Storytellers can give Strife to Turn the Scene <text:span text:style-name="T15">against</text:span> the Players--not simply describe challenges or consequences of actions.</text:p>
        <text:p text:style-name="Exalted">The Storyteller gifts a Strife Point to all Players who are affected by this event--and this single Strife Point guarantees the <text:span text:style-name="T15">outcome</text:span> of the event in the Scene, no matter how many attempts are made.</text:p>
        <text:p text:style-name="Exalted"><text:span text:style-name="T9">Examples:</text:span></text:p>
        <text:list xml:id="list3862209304" text:style-name="WWNum1">
          <text:list-item>
            <text:p text:style-name="P91">An Antagonist group escapes after their defeat in a fight, slipping the bonds or escaping pursuit.</text:p>
          </text:list-item>
          <text:list-item>
            <text:p text:style-name="P91">The Caves the Party is in start rumbling, warning of an imminent collapse in but two short Rounds.</text:p>
          </text:list-item>
          <text:list-item>
            <text:p text:style-name="P91">A source of information shoots down interrogation techniques, refusing to divulge important details.</text:p>
          </text:list-item>
        </text:list>
        <table:table table:name="Table12" table:style-name="Table12">
          <table:table-column table:style-name="Table12.A"/>
          <table:table-row table:style-name="Table12.1">
            <table:table-cell table:style-name="Table12.A1" office:value-type="string">
              <text:p text:style-name="P32"><text:span text:style-name="T20">Rejecting Strife</text:span></text:p>
              <text:p text:style-name="P30">Players, by accepting the Strife, are giving up their ability to change the course of the event.</text:p>
              <text:p text:style-name="P30">They have the option of refusing to take the Strife Point, defying the Storyteller's influence. (This must be an all-or-nothing decision between all Players receiving the Strife--all must reject, or else all must accept.)</text:p>
              <text:p text:style-name="P30">If this happens, the Storyteller must let the Player Characters challenge the event in a fair manner.</text:p>
              <text:p text:style-name="P30">The Storyteller should also take care not to <text:span text:style-name="T15">abuse</text:span> the Complication mechanic to the point where it becomes unfun--if they find that Players are constantly rejecting Strife, or grumbling and accepting, make sure to talk with the Players to see if the direction of the game is what everyone agrees with.</text:p>
            </table:table-cell>
          </table:table-row>
        </table:table>
        <text:p text:style-name="P206"/>
        <text:p text:style-name="Exalted"/>
        <text:p text:style-name="Exalted">The main source of Strife is gained by players choosing to <text:span text:style-name="T9">Botch</text:span> their rolls.</text:p>
        <text:p text:style-name="Exalted">Another source is being gifted a point by the Storyteller in exchange for letting certain events unfold as described--in spite of Player actions. <text:s/>For example, after a combat scene with a recurring antagonist, the Storyteller would grant a Strife point to allow the antagonist to escape without a (successful) pursuit, so they can lick their wounds and try again.</text:p>
        <text:p text:style-name="Heading_20_2">Elsewhere and Equipment</text:p>
        <text:p text:style-name="Exalted">The mechanisms of reality are flawed. Items, particularly those not paid attention to, have a tendency to reappear and move to alternate locations. Mortals will often attribute this forgetfulness, or not recognize the incongruity at all, when in reality it is the tireless motions of the Loom taking shortcuts.</text:p>
        <text:p text:style-name="Exalted">Exalts, long ago, learned how to quietly and easily exploit this--simply though sleight of hand, they can store their physical items in places and not feel the weight nor brunt of the equipment. It is not unusual for an Exalt to suddenly pull out a large daiklaive from little more than a handbag’s opening.</text:p>
        <text:p text:style-name="Exalted">Sidereals have labeled this flaw as “Elsewhere,” since the items are neither here nor there, but somewhere “else..” <text:s/>It is certainly a problem that needs to be fixed...eventually.</text:p>
        <text:p text:style-name="Exalted">Elsewhere is not all-powerful. The Exalt must reasonably be able to carry the items in the first place, and it must not be something that has a particularly close and important tie to <text:s/>reality. For example: living creatures or anything with sapience. <text:s/>As well, while time does not affect items inside of Elsewhere, it will rapidly catch up once pulled out.</text:p>
        <text:p text:style-name="Exalted">Items stored in Elsewhere of a dead Exalt will eventually reassert themselves into reality--often by finding themselves in nearby containers that may not have existed until needed for this precise purpose.</text:p>
        <text:p text:style-name="Heading_20_2">Storyteller Timelines</text:p>
        <text:p text:style-name="Exalted">Rather than count the exact minutes and hours of effects, Exalted rely on a more cinematic approach. A charm’s duration may be declared as a <text:span text:style-name="T15">Scene</text:span>, for example.<text:tab/></text:p>
        <text:list xml:id="list3020933161" text:style-name="WWNum55">
          <text:list-item>
            <text:p text:style-name="P104"><text:span text:style-name="T9">Round</text:span><text:tab/>How long it takes for all characters to <text:s/>each perform a set of Actions, typically in Combat or an Encounter.</text:p>
          </text:list-item>
          <text:list-item>
            <text:p text:style-name="P104"><text:span text:style-name="T9">Scene</text:span><text:tab/>Long enough to set out and accomplish a single, dedicated task. Combat from start to finish would be a scene, as would characters searching for clues in an old abandoned monastery. This typically spans minutes to hours.</text:p>
          </text:list-item>
          <text:list-item>
            <text:p text:style-name="P104"><text:soft-page-break/><text:span text:style-name="T9">Session</text:span><text:tab/> A single sitting of when Players begin and end roleplaying, spanning an entire night.</text:p>
          </text:list-item>
          <text:list-item>
            <text:p text:style-name="P104"><text:span text:style-name="T9">Story</text:span><text:tab/>Several sessions that form a full narrative arch: from establishing a threat to reaching the resolution.</text:p>
          </text:list-item>
          <text:list-item>
            <text:p text:style-name="P53"><text:span text:style-name="T9">Chronicle</text:span><text:tab/>A complete game, encompassing all the stories relevant to a set of characters.</text:p>
          </text:list-item>
        </text:list>
        <text:p text:style-name="Heading_20_2">Magnitudes</text:p>
        <text:p text:style-name="Exalted"><text:span text:style-name="T15">Exalted</text:span> is styled in more of a cinematic, broad-sweeping style game rather than a precise simulation wargame. Instead of detailing out every person, time frame, or area, it will instead deal with measures of <text:span text:style-name="T15">magnitude.</text:span></text:p>
        <text:p text:style-name="Exalted">Some Powers will declare an increase (or decrease) in a <text:span text:style-name="T15">magnitude</text:span>. Those magnitude definitions are as follows:</text:p>
        <table:table table:name="Table13" table:style-name="Table13">
          <table:table-column table:style-name="Table13.A"/>
          <table:table-column table:style-name="Table13.B"/>
          <table:table-column table:style-name="Table13.C"/>
          <table:table-column table:style-name="Table13.D"/>
          <table:table-row table:style-name="Table13.1">
            <table:table-cell table:style-name="Table13.A1" table:number-columns-spanned="4" office:value-type="string">
              <text:p text:style-name="P208">Group Magnitudes</text:p>
            </table:table-cell>
            <table:covered-table-cell/>
            <table:covered-table-cell/>
            <table:covered-table-cell/>
          </table:table-row>
          <table:table-row table:style-name="Table13.2">
            <table:table-cell table:style-name="Table13.A1" office:value-type="string">
              <text:p text:style-name="P16"><text:span text:style-name="T9">Scale</text:span></text:p>
            </table:table-cell>
            <table:table-cell table:style-name="Table13.A1" office:value-type="string">
              <text:p text:style-name="P16"><text:span text:style-name="T9">Population</text:span></text:p>
            </table:table-cell>
            <table:table-cell table:style-name="Table13.A1" office:value-type="string">
              <text:p text:style-name="P169"><text:span text:style-name="T9">Name</text:span></text:p>
            </table:table-cell>
            <table:table-cell table:style-name="Table13.A1" office:value-type="string">
              <text:p text:style-name="P169"><text:span text:style-name="T9">Military Designation</text:span></text:p>
            </table:table-cell>
          </table:table-row>
          <table:table-row table:style-name="Table13.3">
            <table:table-cell table:style-name="Table13.A1" office:value-type="string">
              <text:p text:style-name="P16">0</text:p>
            </table:table-cell>
            <table:table-cell table:style-name="Table13.A1" office:value-type="string">
              <text:p text:style-name="P16">1</text:p>
            </table:table-cell>
            <table:table-cell table:style-name="Table13.A1" office:value-type="string">
              <text:p text:style-name="P169">Individual</text:p>
            </table:table-cell>
            <table:table-cell table:style-name="Table13.A1" office:value-type="string">
              <text:p text:style-name="P169">-</text:p>
            </table:table-cell>
          </table:table-row>
          <table:table-row table:style-name="Table13.4">
            <table:table-cell table:style-name="Table13.A1" office:value-type="string">
              <text:p text:style-name="P16">1</text:p>
            </table:table-cell>
            <table:table-cell table:style-name="Table13.A1" office:value-type="string">
              <text:p text:style-name="P16">10</text:p>
            </table:table-cell>
            <table:table-cell table:style-name="Table13.A1" office:value-type="string">
              <text:p text:style-name="P169">Party/Group</text:p>
            </table:table-cell>
            <table:table-cell table:style-name="Table13.A1" office:value-type="string">
              <text:p text:style-name="P169">Squad</text:p>
            </table:table-cell>
          </table:table-row>
          <table:table-row table:style-name="Table13.5">
            <table:table-cell table:style-name="Table13.A1" office:value-type="string">
              <text:p text:style-name="P169">2</text:p>
            </table:table-cell>
            <table:table-cell table:style-name="Table13.A1" office:value-type="string">
              <text:p text:style-name="P169">50</text:p>
            </table:table-cell>
            <table:table-cell table:style-name="Table13.A1" office:value-type="string">
              <text:p text:style-name="P169">Crowd</text:p>
            </table:table-cell>
            <table:table-cell table:style-name="Table13.A1" office:value-type="string">
              <text:p text:style-name="P169">Troop</text:p>
            </table:table-cell>
          </table:table-row>
          <table:table-row table:style-name="Table13.6">
            <table:table-cell table:style-name="Table13.A1" office:value-type="string">
              <text:p text:style-name="P169">3</text:p>
            </table:table-cell>
            <table:table-cell table:style-name="Table13.A1" office:value-type="string">
              <text:p text:style-name="P169">100</text:p>
            </table:table-cell>
            <table:table-cell table:style-name="Table13.A1" office:value-type="string">
              <text:p text:style-name="P169">Hamlet</text:p>
            </table:table-cell>
            <table:table-cell table:style-name="Table13.A1" office:value-type="string">
              <text:p text:style-name="P169">Company</text:p>
            </table:table-cell>
          </table:table-row>
          <table:table-row table:style-name="Table13.7">
            <table:table-cell table:style-name="Table13.A1" office:value-type="string">
              <text:p text:style-name="P169">4</text:p>
            </table:table-cell>
            <table:table-cell table:style-name="Table13.A1" office:value-type="string">
              <text:p text:style-name="P169">500</text:p>
            </table:table-cell>
            <table:table-cell table:style-name="Table13.A1" office:value-type="string">
              <text:p text:style-name="P169">Village</text:p>
            </table:table-cell>
            <table:table-cell table:style-name="Table13.A1" office:value-type="string">
              <text:p text:style-name="P169">Battalion</text:p>
            </table:table-cell>
          </table:table-row>
          <table:table-row table:style-name="Table13.8">
            <table:table-cell table:style-name="Table13.A1" office:value-type="string">
              <text:p text:style-name="P169">5</text:p>
            </table:table-cell>
            <table:table-cell table:style-name="Table13.A1" office:value-type="string">
              <text:p text:style-name="P169">1,000</text:p>
            </table:table-cell>
            <table:table-cell table:style-name="Table13.A1" office:value-type="string">
              <text:p text:style-name="P169">Town</text:p>
            </table:table-cell>
            <table:table-cell table:style-name="Table13.A1" office:value-type="string">
              <text:p text:style-name="P169">Regiment</text:p>
            </table:table-cell>
          </table:table-row>
          <table:table-row table:style-name="Table13.9">
            <table:table-cell table:style-name="Table13.A1" office:value-type="string">
              <text:p text:style-name="P169">6</text:p>
            </table:table-cell>
            <table:table-cell table:style-name="Table13.A1" office:value-type="string">
              <text:p text:style-name="P169">10,000</text:p>
            </table:table-cell>
            <table:table-cell table:style-name="Table13.A1" office:value-type="string">
              <text:p text:style-name="P169">City</text:p>
            </table:table-cell>
            <table:table-cell table:style-name="Table13.A1" office:value-type="string">
              <text:p text:style-name="P169">Army</text:p>
            </table:table-cell>
          </table:table-row>
          <table:table-row table:style-name="Table13.10">
            <table:table-cell table:style-name="Table13.A1" office:value-type="string">
              <text:p text:style-name="P169">7</text:p>
            </table:table-cell>
            <table:table-cell table:style-name="Table13.A1" office:value-type="string">
              <text:p text:style-name="P169">100,000</text:p>
            </table:table-cell>
            <table:table-cell table:style-name="Table13.A1" office:value-type="string">
              <text:p text:style-name="P169">Prefecture</text:p>
            </table:table-cell>
            <table:table-cell table:style-name="Table13.A1" office:value-type="string">
              <text:p text:style-name="P169">-</text:p>
            </table:table-cell>
          </table:table-row>
          <table:table-row table:style-name="Table13.11">
            <table:table-cell table:style-name="Table13.A1" office:value-type="string">
              <text:p text:style-name="P169">8</text:p>
            </table:table-cell>
            <table:table-cell table:style-name="Table13.A1" office:value-type="string">
              <text:p text:style-name="P169">1,000,000</text:p>
            </table:table-cell>
            <table:table-cell table:style-name="Table13.A1" office:value-type="string">
              <text:p text:style-name="P169">Province</text:p>
            </table:table-cell>
            <table:table-cell table:style-name="Table13.A1" office:value-type="string">
              <text:p text:style-name="P169">-</text:p>
            </table:table-cell>
          </table:table-row>
        </table:table>
        <text:p text:style-name="Exalted"/>
        <table:table table:name="Table14" table:style-name="Table14">
          <table:table-column table:style-name="Table14.A"/>
          <table:table-column table:style-name="Table14.B"/>
          <table:table-row table:style-name="Table14.1">
            <table:table-cell table:style-name="Table14.A1" table:number-columns-spanned="2" office:value-type="string">
              <text:p text:style-name="P13"><text:span text:style-name="T24">Time Magnitudes</text:span></text:p>
            </table:table-cell>
            <table:covered-table-cell/>
          </table:table-row>
          <table:table-row table:style-name="Table14.2">
            <table:table-cell table:style-name="Table14.A1" office:value-type="string">
              <text:p text:style-name="P11"><text:span text:style-name="T9">Scale</text:span></text:p>
            </table:table-cell>
            <table:table-cell table:style-name="Table14.A1" office:value-type="string">
              <text:p text:style-name="P11"><text:span text:style-name="T9">Name</text:span></text:p>
            </table:table-cell>
          </table:table-row>
          <table:table-row table:style-name="Table14.3">
            <table:table-cell table:style-name="Table14.A1" office:value-type="string">
              <text:p text:style-name="P11">0</text:p>
            </table:table-cell>
            <table:table-cell table:style-name="Table14.A1" office:value-type="string">
              <text:p text:style-name="P11">Second (Instant)</text:p>
            </table:table-cell>
          </table:table-row>
          <table:table-row table:style-name="Table14.4">
            <table:table-cell table:style-name="Table14.A1" office:value-type="string">
              <text:p text:style-name="P11">1</text:p>
            </table:table-cell>
            <table:table-cell table:style-name="Table14.A1" office:value-type="string">
              <text:p text:style-name="P11">Minute (Moment)</text:p>
            </table:table-cell>
          </table:table-row>
          <table:table-row table:style-name="Table14.5">
            <table:table-cell table:style-name="Table14.A1" office:value-type="string">
              <text:p text:style-name="P11">2</text:p>
            </table:table-cell>
            <table:table-cell table:style-name="Table14.A1" office:value-type="string">
              <text:p text:style-name="P11">Hour</text:p>
            </table:table-cell>
          </table:table-row>
          <table:table-row table:style-name="Table14.6">
            <table:table-cell table:style-name="Table14.A1" office:value-type="string">
              <text:p text:style-name="P11">3</text:p>
            </table:table-cell>
            <table:table-cell table:style-name="Table14.A1" office:value-type="string">
              <text:p text:style-name="P11">Day</text:p>
            </table:table-cell>
          </table:table-row>
          <table:table-row table:style-name="Table14.7">
            <table:table-cell table:style-name="Table14.A1" office:value-type="string">
              <text:p text:style-name="P11">4</text:p>
            </table:table-cell>
            <table:table-cell table:style-name="Table14.A1" office:value-type="string">
              <text:p text:style-name="P11">Week</text:p>
            </table:table-cell>
          </table:table-row>
          <table:table-row table:style-name="Table14.8">
            <table:table-cell table:style-name="Table14.A1" office:value-type="string">
              <text:p text:style-name="P11">5</text:p>
            </table:table-cell>
            <table:table-cell table:style-name="Table14.A1" office:value-type="string">
              <text:p text:style-name="P11">Month</text:p>
            </table:table-cell>
          </table:table-row>
          <table:table-row table:style-name="Table14.9">
            <table:table-cell table:style-name="Table14.A1" office:value-type="string">
              <text:p text:style-name="P11">6</text:p>
            </table:table-cell>
            <table:table-cell table:style-name="Table14.A1" office:value-type="string">
              <text:p text:style-name="P11">Season</text:p>
            </table:table-cell>
          </table:table-row>
          <table:table-row table:style-name="Table14.10">
            <table:table-cell table:style-name="Table14.A1" office:value-type="string">
              <text:p text:style-name="P11">7</text:p>
            </table:table-cell>
            <table:table-cell table:style-name="Table14.A1" office:value-type="string">
              <text:p text:style-name="P11">Year</text:p>
            </table:table-cell>
          </table:table-row>
          <table:table-row table:style-name="Table14.11">
            <table:table-cell table:style-name="Table14.A1" office:value-type="string">
              <text:p text:style-name="P11">8</text:p>
            </table:table-cell>
            <table:table-cell table:style-name="Table14.A1" office:value-type="string">
              <text:p text:style-name="P11">Decade</text:p>
            </table:table-cell>
          </table:table-row>
          <table:table-row table:style-name="Table14.12">
            <table:table-cell table:style-name="Table14.A1" office:value-type="string">
              <text:p text:style-name="P11">9</text:p>
            </table:table-cell>
            <table:table-cell table:style-name="Table14.A1" office:value-type="string">
              <text:p text:style-name="P11">Century</text:p>
            </table:table-cell>
          </table:table-row>
        </table:table>
        <text:p text:style-name="P44"/>
      </text:section>
      <text:section text:style-name="Sect2" text:name="Section6">
        <text:p text:style-name="Heading_20_1"><text:soft-page-break/></text:p>
        <text:p text:style-name="P187"/>
        <text:p text:style-name="P183"><text:span text:style-name="T25">Attributes</text:span></text:p>
        <text:p text:style-name="P8"/>
        <text:p text:style-name="Exalted">Attributes are a character’s raw, innate skills. They represent the capacity and limitations of the body, mind, and soul. Attributes may be trained and expanded on, but often take quite a bit of time and effort to do so.</text:p>
        <text:p text:style-name="Exalted">Each Attribute is categorized as either <text:span text:style-name="T9">Force, Finesse</text:span>, or <text:span text:style-name="T9">Resilience. </text:span>These characterizations represent how the Attribute is typically used in the style of play.</text:p>
        <text:p text:style-name="Exalted">All Attributes start at <text:s/>Rating One, and may reach up to Rating Five. There is nothing, save death, that can decrease a character’s Attribute below One.</text:p>
        <text:p text:style-name="Heading_20_2">Physical</text:p>
        <text:p text:style-name="Heading_20_3">Strength</text:p>
        <text:p text:style-name="Exalted"><text:span text:style-name="T9">Force</text:span></text:p>
        <text:p text:style-name="Exalted">Strength represents both the raw muscular strength a character contains, as well as the intuition and practice to use it effectively. It is used to calculate <text:span text:style-name="T9">Base Damage, </text:span>the <text:span text:style-name="T9">Attack Roll</text:span> of Heavy Weapons, as well as feats of strength such as lifting, breaking, and climbing.</text:p>
        <text:p text:style-name="Heading_20_3">Dexterity</text:p>
        <text:p text:style-name="Exalted"><text:span text:style-name="T9">Finesse</text:span></text:p>
        <text:p text:style-name="Exalted">Dexterity is the fine control, reflexes, and agility a character has over their own body. It is used to calculate the <text:span text:style-name="T9">Attack Roll </text:span>of Light Weapons, as well as <text:span text:style-name="T9">Evasion</text:span>, and can help with various tasks such as balance, dancing, and lockpicking.</text:p>
        <text:p text:style-name="Heading_20_3">Stamina</text:p>
        <text:p text:style-name="Exalted"><text:span text:style-name="T9">Resilience</text:span></text:p>
        <text:p text:style-name="Exalted">Stamina is how characters sustain physical activity over a period of time. Everything from running a marathon to holding still against forces. It is used to calculate <text:span text:style-name="T9">Endurance </text:span>value.</text:p>
        <text:p text:style-name="Heading_20_2">Social</text:p>
        <text:p text:style-name="P207">Charisma</text:p>
        <text:p text:style-name="Exalted"><text:span text:style-name="T9">Force</text:span></text:p>
        <text:p text:style-name="Exalted">Charisma is a measure of how a character can outwardly express themselves to others through <text:span text:style-name="T15">active </text:span>communication. It is used for actions such as <text:span text:style-name="T9">Influence Intimacy</text:span> and <text:span text:style-name="T9">Perform Task</text:span>.</text:p>
        <text:p text:style-name="Heading_20_3">Insight</text:p>
        <text:p text:style-name="Exalted"><text:span text:style-name="T9">Finesse</text:span></text:p>
        <text:p text:style-name="Exalted">Insight is a measure of how a character can understand others by observing their actions, words, and expressions. A character with high Insight would be able to correctly guess and understand another's motivation to predict their next actions. It is used for actions such as <text:span text:style-name="T9">Read Intentions</text:span> and <text:span text:style-name="T9">Discover Intimacy.</text:span></text:p>
        <text:p text:style-name="Heading_20_3">Composure</text:p>
        <text:p text:style-name="Exalted"><text:span text:style-name="T9">Resilience</text:span></text:p>
        <text:p text:style-name="Exalted">Composure is a measure of how a character communicates through <text:span text:style-name="T15">passive </text:span>communication. This controls how a person uses their body language, and how they can hide their true intentions through masks of reaction or non-reaction. It is used to calculate <text:span text:style-name="T9">Guile.</text:span></text:p>
        <text:p text:style-name="Heading_20_2">Mental</text:p>
        <text:p text:style-name="Heading_20_3">Intelligence</text:p>
        <text:p text:style-name="Exalted"><text:span text:style-name="T9">Force</text:span></text:p>
        <text:p text:style-name="Exalted"><text:soft-page-break/>Intelligence is a measure of how a character can think logically, organize thoughts, absorb information, and connect together disparate pieces of information.</text:p>
        <text:p text:style-name="Heading_20_3">Cunning</text:p>
        <text:p text:style-name="Exalted"><text:span text:style-name="T9">Finesse</text:span></text:p>
        <text:p text:style-name="Exalted">Cunning is a measure of intuition, common sense, and fast-thinking. </text:p>
        <text:p text:style-name="Heading_20_3">Will</text:p>
        <text:p text:style-name="Exalted"><text:span text:style-name="T9">Resilience</text:span></text:p>
        <text:p text:style-name="Exalted">Will is the mental fortitude of a character, their ability to endure hard times, and power through and complete their own ideas and thoughts. It is used to calculate <text:span text:style-name="T9">Resolve.</text:span></text:p>
        <text:p text:style-name="P185"/>
        <text:p text:style-name="P183"><text:span text:style-name="T25">Abilities</text:span><office:annotation><dc:creator>Samuel Smith</dc:creator><dc:date>2020-08-04T00:30:36</dc:date><text:p><text:span text:style-name="T38">For each ability, I need to add:</text:span></text:p><text:p><text:span text:style-name="T38">1. Sample Specialties</text:span></text:p><text:p><text:span text:style-name="T38">2. What you can do with the ability (Difficulties)</text:span></text:p><text:p><text:span text:style-name="T38">3. Example Projects</text:span></text:p></office:annotation><office:annotation><dc:creator>Samuel Smith</dc:creator><dc:date>2020-08-12T04:12:22</dc:date><text:p><text:span text:style-name="T38">Also make sure to detail how Exalts can use their Essence to magically express these abilities, as stunt-fodder.</text:span></text:p></office:annotation></text:p>
        <text:p text:style-name="P8"/>
        <text:p text:style-name="Exalted">Abilities are skills that have been honed, trained, and developed through education and experience. Abilities may range from Zero (0) to Five (5).</text:p>
        <text:p text:style-name="Exalted">There are two types of abilities: <text:span text:style-name="T9">Natural, and Supernatural.</text:span> Natural Abilities are those that any mortal (and thus Exalt) has the capacity to learn, improve, and perform upon. Characters may always roll with a <text:span text:style-name="T9">Natural</text:span> <text:span text:style-name="T9">Ability, </text:span>even if they have Rating Zero (0) in it. </text:p>
        <text:p text:style-name="Exalted"><text:span text:style-name="T9">Supernatural Abilities</text:span> are those that only may be accessed by dealing with the supernatural aspects of the world. Sorcery, Necromancy, Shapeshifting, and control of Fire are all examples.</text:p>
        <text:p text:style-name="Heading_20_2">Specialities</text:p>
        <text:p text:style-name="Exalted">Abilities are broad fields of human accomplishment and skill. For an Exalt, the variance in competence across these subsets of the Ability is generally so small it does not affect the dice roll.</text:p>
        <text:p text:style-name="Exalted">However, there are a small number of smaller skills that the Exalt <text:span text:style-name="T15">excels</text:span> at. These are called <text:span text:style-name="T15">Specialities.</text:span></text:p>
        <text:p text:style-name="Exalted">When Rolling in an Ability Speciality, roll with an additional dice (+1).</text:p>
        <text:p text:style-name="Exalted">Specialities do <text:span text:style-name="T9">not </text:span>affect Static Values.</text:p>
        <text:p text:style-name="Heading_20_2">Natural Abilities</text:p>
        <text:p text:style-name="Heading_20_3">Archery</text:p>
        <text:p text:style-name="Exalted">Mastery of ranged weapons that propel projectiles. The bow and arrow is the dominant form, but other examples range from the mechanical crossbow, to slings, to even the exotic flampiece that shoots streamers of fire.</text:p>
        <text:p text:style-name="Heading_20_4">Sample Specialites</text:p>
        <text:list xml:id="list2132279037" text:style-name="WWNum13">
          <text:list-item>
            <text:p text:style-name="P105">Bow</text:p>
          </text:list-item>
          <text:list-item>
            <text:p text:style-name="P105">Crossbow</text:p>
          </text:list-item>
          <text:list-item>
            <text:p text:style-name="P105">Flamepiece</text:p>
          </text:list-item>
          <text:list-item>
            <text:p text:style-name="P54">Slings</text:p>
          </text:list-item>
        </text:list>
        <table:table table:name="Table15" table:style-name="Table15">
          <table:table-column table:style-name="Table15.A"/>
          <table:table-row table:style-name="Table15.1">
            <table:table-cell table:style-name="Table15.A1" office:value-type="string">
              <text:p text:style-name="P11"><text:span text:style-name="T20">Ammunition</text:span></text:p>
              <text:p text:style-name="P18"><text:span text:style-name="T15">Exalted</text:span> does not require the Player to keep track of their character’s <text:s/>ammunition. It is simply assumed that the character has crafted or procured enough ammunition to perform their actions.</text:p>
            </table:table-cell>
          </table:table-row>
        </table:table>
        <text:p text:style-name="Heading_20_3">Athletics</text:p>
        <text:p text:style-name="Exalted">Athletics is a measure of <text:span text:style-name="T15">physical motion.</text:span> It is useful for all ranges of activity, both prolonged marathons and quick sprints.</text:p>
        <text:p text:style-name="Exalted"><text:soft-page-break/>Athletics is used to calculate the Static Values <text:span text:style-name="T9">Evasion </text:span>and <text:span text:style-name="T9">Endurance.</text:span></text:p>
        <text:p text:style-name="Heading_20_4">Sample Specialites</text:p>
        <text:list xml:id="list2591955778" text:style-name="WWNum39">
          <text:list-item>
            <text:p text:style-name="P106">Running</text:p>
          </text:list-item>
          <text:list-item>
            <text:p text:style-name="P106">Climbing</text:p>
          </text:list-item>
          <text:list-item>
            <text:p text:style-name="P55">Swimming</text:p>
          </text:list-item>
        </text:list>
        <text:p text:style-name="Heading_20_3">Awareness</text:p>
        <text:p text:style-name="Exalted">Awareness is a measure of alertness and impromptu understanding of events through any and all of the senses. Characters with high Awareness are in tune-consciously or subconsciously-of everything that happens around them.</text:p>
        <text:p text:style-name="Heading_20_4">Sample Specialites</text:p>
        <text:p text:style-name="Exalted">Specialities in Awareness are location dependent, reflecting what sort of background the character grew up in. Those born out in the wilderness would find themselves overwhelmed by the large crowds in a city, for example.</text:p>
        <text:list xml:id="list1317176676" text:style-name="WWNum9">
          <text:list-item>
            <text:p text:style-name="P107">Wilderness</text:p>
          </text:list-item>
          <text:list-item>
            <text:p text:style-name="P107">Cities</text:p>
          </text:list-item>
          <text:list-item>
            <text:p text:style-name="P56">Political Gatherings</text:p>
          </text:list-item>
        </text:list>
        <text:p text:style-name="Heading_20_3">Brawl</text:p>
        <text:p text:style-name="Exalted">Mastery of form that uses the body itself as a natural weapon. Punches, kicks, grapples, and leg sweeps are but a fraction of the endless ways generations have devised ways of harming each other.</text:p>
        <text:p text:style-name="Exalted">Brawl is <text:span text:style-name="T15">generally</text:span> performed Unarmed, but weapons that strengthen or reinforce the natural body form--such as brass knuckles, tiger claws, or even spike-tipped boots--are still part of the Brawling Ability.</text:p>
        <text:p text:style-name="Heading_20_4">Sample Specialites</text:p>
        <text:list xml:id="list2444678205" text:style-name="WWNum6">
          <text:list-item>
            <text:p text:style-name="P108">Punching</text:p>
          </text:list-item>
          <text:list-item>
            <text:p text:style-name="P108">Kicking</text:p>
          </text:list-item>
          <text:list-item>
            <text:p text:style-name="P57">Grappling/Restraints</text:p>
          </text:list-item>
        </text:list>
        <text:p text:style-name="Heading_20_3">Craft</text:p>
        <text:p text:style-name="Exalted">Craft is used to produce, analyze, and repair physical constructs and moving parts. A crafter knows how to take even raw discard material and turn it into a wondrous, complicated machine intended for a variety of mechanical purposes, from fending off attacks to plowing a field.</text:p>
        <text:p text:style-name="Heading_20_4">Sample Specialites</text:p>
        <text:list xml:id="list1635119347" text:style-name="WWNum37">
          <text:list-item>
            <text:p text:style-name="P109">Carpentry</text:p>
          </text:list-item>
          <text:list-item>
            <text:p text:style-name="P109">Jerry-Rigging</text:p>
          </text:list-item>
          <text:list-item>
            <text:p text:style-name="P109">Blacksmithing</text:p>
          </text:list-item>
          <text:list-item>
            <text:p text:style-name="P109">Stoneworking</text:p>
          </text:list-item>
          <text:list-item>
            <text:p text:style-name="P58">Clothworking</text:p>
          </text:list-item>
        </text:list>
        <text:p text:style-name="Heading_20_3">Deception</text:p>
        <text:p text:style-name="Exalted">Deception is the art of lying, trickery, and manipulation. Its masters are adept at getting people to do what they want without them even realizing an outside influence is even there. Deception is used to calculate <text:span text:style-name="T9">Guile</text:span>.</text:p>
        <text:p text:style-name="Heading_20_4">Sample Specialites</text:p>
        <text:list xml:id="list818239368" text:style-name="WWNum59">
          <text:list-item>
            <text:p text:style-name="P110">Forgery</text:p>
          </text:list-item>
          <text:list-item>
            <text:p text:style-name="P110">Sleight of Hand</text:p>
          </text:list-item>
          <text:list-item>
            <text:p text:style-name="P59">Conceal evidence</text:p>
          </text:list-item>
        </text:list>
        <text:p text:style-name="Heading_20_3">Integrity</text:p>
        <text:p text:style-name="Exalted">Integrity is a measure of how tightly a character can keep to their convictions, goals, and objectives. It is used to calculate the Static Value of <text:span text:style-name="T9">Resolve</text:span>.</text:p>
        <text:p text:style-name="Exalted">Uniquely, Integrity does <text:span text:style-name="T15">not </text:span>have specialties. Rather, this is handled through the <text:span text:style-name="T9">Intimacy</text:span> system.</text:p>
        <text:p text:style-name="Heading_20_3">Leadership</text:p>
        <text:p text:style-name="Exalted">Leadership covers the skills necessary to manage, inspire, and otherwise command large groups of people to act as one unified whole.</text:p>
        <text:p text:style-name="Heading_20_4"><text:soft-page-break/>Sample Specialites</text:p>
        <text:list xml:id="list104806643" text:style-name="WWNum16">
          <text:list-item>
            <text:p text:style-name="P111">Oratory</text:p>
          </text:list-item>
          <text:list-item>
            <text:p text:style-name="P111">Organization</text:p>
          </text:list-item>
          <text:list-item>
            <text:p text:style-name="P60">Tactics</text:p>
          </text:list-item>
        </text:list>
        <text:p text:style-name="Heading_20_3">Lore</text:p>
        <text:p text:style-name="Exalted">Lore is both the breadth and depth of understanding in the world, ranging from geographic knowledge to religion and philosophy.</text:p>
        <text:p text:style-name="Exalted">While Lore is the most broad application of knowledge, it is <text:span text:style-name="T9">not exclusive. </text:span>All Abilities can attempt an (Int+Ability) roll to know about their particular subject. Recognizing a famous swordsman, for example, could both be an (Int + Melee) and (Int + Lore) roll.</text:p>
        <text:p text:style-name="Heading_20_4">Sample Specialites</text:p>
        <text:list xml:id="list893607989" text:style-name="WWNum14">
          <text:list-item>
            <text:p text:style-name="P112">Geography</text:p>
          </text:list-item>
          <text:list-item>
            <text:p text:style-name="P112">History</text:p>
          </text:list-item>
          <text:list-item>
            <text:p text:style-name="P61">Cryptography</text:p>
          </text:list-item>
        </text:list>
        <table:table table:name="Table16" table:style-name="Table16">
          <table:table-column table:style-name="Table16.A"/>
          <table:table-row table:style-name="Table16.1">
            <table:table-cell table:style-name="Table16.A1" office:value-type="string">
              <text:p text:style-name="P32"><text:span text:style-name="T20">The Non-Omniscient Scholar<text:line-break/></text:span>Having a high Lore does not confer <text:span text:style-name="T15">absolute truths</text:span> upon a character-rather it represents being well-versed in what is known--and often as much as what is unknown.</text:p>
              <text:p text:style-name="P32">It is a fact that the Immaculate Order claims that Solars and Lunars are Anathema. It is a fact that many other societies claim. <text:s/>High lore will allow knowledge that these two facts exist, but not which one of them are right.</text:p>
              <text:p text:style-name="P32">Storytellers should keep a character’s background (and speciality) in mind when revealing information to players--phrasing information through such natural biases.</text:p>
            </table:table-cell>
          </table:table-row>
        </table:table>
        <text:p text:style-name="Heading_20_3">Medicine</text:p>
        <text:p text:style-name="Exalted">Medicine is the diagnosis and healing of the mind, body, and soul. Those with high Medicine have an intense knowledge of the bone and muscle structure, herbal remedies, as well as precise chakras.</text:p>
        <text:p text:style-name="Heading_20_4">Sample Specialites</text:p>
        <text:list xml:id="list3350302223" text:style-name="WWNum61">
          <text:list-item>
            <text:p text:style-name="P113">Alchemy</text:p>
          </text:list-item>
          <text:list-item>
            <text:p text:style-name="P113">Chi</text:p>
          </text:list-item>
          <text:list-item>
            <text:p text:style-name="P113">Surgery</text:p>
          </text:list-item>
          <text:list-item>
            <text:p text:style-name="P62">Medicinal Plants</text:p>
          </text:list-item>
        </text:list>
        <text:p text:style-name="Heading_20_3">Melee</text:p>
        <text:p text:style-name="Exalted">Mastery of close range combat that uses a weapon as their primary method of felling their foe.</text:p>
        <text:p text:style-name="Exalted">Over the millennia of human history, there have been countless styles and forms of weapons made. Specialities therefore are <text:span text:style-name="T15">representative</text:span> of how the weapon is used: A spear could be used as a Sword, Staff, or Spear, for example.</text:p>
        <text:p text:style-name="Heading_20_4">Sample Specialites</text:p>
        <text:list xml:id="list1446403893" text:style-name="WWNum24">
          <text:list-item>
            <text:p text:style-name="P114">Swords </text:p>
          </text:list-item>
          <text:list-item>
            <text:p text:style-name="P114">Clubs </text:p>
          </text:list-item>
          <text:list-item>
            <text:p text:style-name="P63">Staff</text:p>
          </text:list-item>
        </text:list>
        <text:p text:style-name="Heading_20_3">Navigation</text:p>
        <text:p text:style-name="Exalted">Navigation is the ability to traverse terrains--from land, to sea, to jungle--and come out unscathed and on time. <text:s/>A trained Navigator will know their hand at reigns, the stern of a ship, how to survive in a city’s underworld, as well as be able to tell you which wild fruit is poisonous or edible.</text:p>
        <text:p text:style-name="Heading_20_4">Sample Specialites</text:p>
        <text:list xml:id="list526041602" text:style-name="WWNum15">
          <text:list-item>
            <text:p text:style-name="P115">Ocean </text:p>
          </text:list-item>
          <text:list-item>
            <text:p text:style-name="P115">Wilderness</text:p>
          </text:list-item>
          <text:list-item>
            <text:p text:style-name="P115"><text:soft-page-break/>Urban</text:p>
          </text:list-item>
          <text:list-item>
            <text:p text:style-name="P64">Tracking (long term)</text:p>
          </text:list-item>
        </text:list>
        <text:p text:style-name="Heading_20_3">Performance</text:p>
        <text:p text:style-name="Exalted">Performance is the measure of not only how well a character is in the technical nature of singing, dancing, or other such artistic expression, but the ability to convey meaning and thoughts through those actions. A skilled performer not only knows how to entertain their crowd, but also knows how to incite that crowd into a frenzied riot should they desire.</text:p>
        <text:p text:style-name="Heading_20_4">Sample Specialites</text:p>
        <text:list xml:id="list1037957746" text:style-name="WWNum33">
          <text:list-item>
            <text:p text:style-name="P116">Dance</text:p>
          </text:list-item>
          <text:list-item>
            <text:p text:style-name="P116">Singing</text:p>
          </text:list-item>
          <text:list-item>
            <text:p text:style-name="P116">Acting</text:p>
          </text:list-item>
          <text:list-item>
            <text:p text:style-name="P65">Poetry/Linguistics</text:p>
          </text:list-item>
        </text:list>
        <text:p text:style-name="Heading_20_3">Persuasion</text:p>
        <text:p text:style-name="Exalted">Persuasive characters know how to talk and charm people with their bright personality, ultimately with a goal in mind. It is used to both extract as well as impart information and tasks.</text:p>
        <text:p text:style-name="Heading_20_4">Sample Specialites</text:p>
        <text:list xml:id="list940597140" text:style-name="WWNum57">
          <text:list-item>
            <text:p text:style-name="P117">Charm</text:p>
          </text:list-item>
          <text:list-item>
            <text:p text:style-name="P117">Beguilement</text:p>
          </text:list-item>
          <text:list-item>
            <text:p text:style-name="P66">Fast-Talking</text:p>
          </text:list-item>
        </text:list>
        <text:p text:style-name="Heading_20_3">Physique</text:p>
        <text:p text:style-name="Exalted">Physique is the measure of fortitude and wellbeing, strength and hardiness: the ability to shrug off attacks, poisons, and any debilitations of the body. As well, it is used for tests of endurance, and for feats of Strength. Physique is used to calculate <text:span text:style-name="T9">Soak</text:span>, as well as <text:span text:style-name="T9">Endurance</text:span>.</text:p>
        <text:p text:style-name="Heading_20_4">Sample Specialites</text:p>
        <text:list xml:id="list91508937124334" text:continue-list="list1446403893" text:style-name="WWNum24">
          <text:list-item>
            <text:p text:style-name="P114">Lifting</text:p>
          </text:list-item>
          <text:list-item>
            <text:p text:style-name="P114">Crushing</text:p>
          </text:list-item>
          <text:list-item>
            <text:p text:style-name="P63">Resistance (poisons/toxins)</text:p>
          </text:list-item>
        </text:list>
        <text:p text:style-name="Heading_20_3">Politics</text:p>
        <text:p text:style-name="Exalted">Politics is the maneuvering and manipulation of groups of ideological-similar people. M A character skilled in Politics will be able to manipulate peoples according to their will.</text:p>
        <text:p text:style-name="Exalted">Specialities in Politics focus on either the <text:span text:style-name="T15">type</text:span> of politics at work (Bureaucracy, Small-town), or specific political parties. <text:s/>Generally speaking, the larger and more powerful a Political Party, the more necessary the specialization needs to be tailor-made for them.</text:p>
        <text:p text:style-name="Heading_20_4">Sample Specialites</text:p>
        <text:list xml:id="list91509674174212" text:continue-list="list104806643" text:style-name="WWNum16">
          <text:list-item>
            <text:p text:style-name="P111">Bureaucracy</text:p>
          </text:list-item>
          <text:list-item>
            <text:p text:style-name="P111">Guild</text:p>
          </text:list-item>
          <text:list-item>
            <text:p text:style-name="P111">Specific Political Party</text:p>
          </text:list-item>
          <text:list-item>
            <text:p text:style-name="P60">Undercity</text:p>
          </text:list-item>
        </text:list>
        <text:p text:style-name="Heading_20_3">Stealth</text:p>
        <text:p text:style-name="Exalted">Stealth is the ability to avoid detection-through any sense. They know how to carry their body, which ways shadows cast, as well as creating disguises and blending into crowds.</text:p>
        <text:p text:style-name="Heading_20_4">Sample Specialites</text:p>
        <text:list xml:id="list720413947" text:style-name="WWNum26">
          <text:list-item>
            <text:p text:style-name="P118">Disguise</text:p>
          </text:list-item>
          <text:list-item>
            <text:p text:style-name="P118">Crowds</text:p>
          </text:list-item>
          <text:list-item>
            <text:p text:style-name="P118">Hiding</text:p>
          </text:list-item>
          <text:list-item>
            <text:p text:style-name="P118">Pickpocketing</text:p>
          </text:list-item>
          <text:list-item>
            <text:p text:style-name="P118">Shadowing</text:p>
          </text:list-item>
        </text:list>
        <text:p text:style-name="Heading_20_3">Thrown</text:p>
        <text:p text:style-name="Exalted">Thrown focuses on Ranged Combat where the entire (or vast majority) of the weapon is hurled at the opponent, rather than projectiles.</text:p>
        <text:p text:style-name="Heading_20_4"><text:soft-page-break/>Sample Specialites</text:p>
        <text:list xml:id="list91509708620933" text:continue-numbering="true" text:style-name="WWNum26">
          <text:list-item>
            <text:p text:style-name="P118">Javelin (Spear, Atlatl, dart)</text:p>
          </text:list-item>
          <text:list-item>
            <text:p text:style-name="P118">Bladed (knives, shuriken, kunai, dart, axes)</text:p>
          </text:list-item>
          <text:list-item>
            <text:p text:style-name="P118">Simple (Sling, blowgun, boomerang)</text:p>
          </text:list-item>
          <text:list-item>
            <text:p text:style-name="P67">Chakram</text:p>
          </text:list-item>
        </text:list>
        <text:p text:style-name="P195"><draw:custom-shape text:anchor-type="as-char" style:rel-width="100%" draw:z-index="0" draw:style-name="gr1" draw:text-style-name="P217" svg:width="7.5012in" svg:height="0.0224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Heading_20_2">Supernatural Abilities<office:annotation><dc:creator>Samuel Smith</dc:creator><dc:date>2020-09-26T20:10:29</dc:date><text:p><text:span text:style-name="T38">supernatural abilities granted by Exaltation can be rolled at with 0 as well.</text:span></text:p></office:annotation></text:p>
        <text:p text:style-name="Exalted"><text:span text:style-name="T9">Supernatural</text:span> <text:span text:style-name="T9">Abilities </text:span>are those that are beyond the reach of even the most talented mortal. No amount of training or skill can induct a mortal into an Supernatural Ability-only by special circumstances will the domain of the Gods be opened to them-such as Exaltation. Even then, it is often a limited selection. </text:p>
        <text:p text:style-name="Exalted">For example, those chosen to be a Dragon-Blooded are opened up to the Elemental Abilities of Fire, Water, Air, Earth, and Wood, but are restricted from the Lunar’s Shapeshifting Ability.</text:p>
        <text:p text:style-name="Exalted">A minimum of Rating One is required to perform any Supernatural Ability, and it cannot be learned without a specific Merit or Exaltation.</text:p>
        <text:p text:style-name="Exalted">Since Supernatural Abilities are so closely tied with an Exaltation, Gods, or Creature of Power, they will be detailed in their respective books. </text:p>
        <text:p text:style-name="Heading_20_3">Sorcery</text:p>
        <text:p text:style-name="Exalted"><text:span text:style-name="T9">[[Hey it’s sorcery! ]]</text:span></text:p>
        <text:p text:style-name="Heading_20_3">Necromancy</text:p>
        <text:p text:style-name="Exalted"><text:span text:style-name="T9">[[and I’m Necromancy! ]]</text:span></text:p>
        <text:p text:style-name="P195"><draw:custom-shape text:anchor-type="as-char" style:rel-width="100%" draw:z-index="1" draw:style-name="gr1" draw:text-style-name="P217" svg:width="7.5012in" svg:height="0.0224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Heading_20_2">Creating New Abilities<office:annotation><dc:creator>Max</dc:creator><dc:date>2020-08-03T00:33:40</dc:date><text:p><text:span text:style-name="T38">Perhaps some warning text regarding things like Craft bloat or 3E's every martial art is its own ability.</text:span></text:p></office:annotation><office:annotation><dc:creator>Samuel Smith</dc:creator><dc:date>2020-08-03T00:38:15</dc:date><text:p><text:span text:style-name="T38">Good point. A section on "common pitfalls" is as useful as "common patterns"</text:span></text:p></office:annotation><office:annotation><dc:creator>Sorain1</dc:creator><dc:date>2020-08-05T22:57:17</dc:date><text:p><text:span text:style-name="T38">Second on the suggestion. It might be worth it to also make a counter example of 'Small Arms' and 'Long Arms', despite being analogous to thrown and archery for range of effect being better covered under a single 'Firearms' ability. Mentioning they might be valid Specializations is worth that as well.</text:span></text:p></office:annotation></text:p>
        <text:p text:style-name="Exalted">The provided Abilities are not considered comprehensive or exclusive list-simply a selection that is expected to be most useful in the <text:s/><text:span text:style-name="T15">Exalted</text:span> setting. New Abilities may be made as needed or desired. For example, a modern setting would ask for the abilities <text:span text:style-name="T15">Firearms </text:span>and <text:span text:style-name="T15">Drive.</text:span></text:p>
        <text:p text:style-name="Exalted">Abilities do not need to be exclusive from each other, nor do their descending Charms. It is perfectly acceptable to have two abilities that overlap.</text:p>
        <text:p text:style-name="Heading_20_3">Example: Drive</text:p>
        <text:p text:style-name="Exalted">[[An example on how to create a <text:span text:style-name="T15">Broad</text:span> Ability]</text:p>
        <text:p text:style-name="P183"><text:span text:style-name="T25">Social Influence</text:span></text:p>
        <text:p text:style-name="P8"/>
        <text:p text:style-name="Heading_20_2">Intimacies</text:p>
        <text:p text:style-name="Exalted">All characters have various ideals, desires, and loved ones. An Intimacy is a representation of their core being, who the person is--for better or for worse. <text:s/></text:p>
        <text:p text:style-name="Exalted">An <text:span text:style-name="T15">Intimacy</text:span> is a step above a person’s natural likes and dislikes--it is some aspect that defines them in some way.</text:p>
        <text:p text:style-name="Exalted">Intimacies should be specific and close to your character’s definition and goals:</text:p>
        <text:list xml:id="list3898981208" text:style-name="WWNum27">
          <text:list-item>
            <text:p text:style-name="P119">“Hatred of the Realm’s Slavery Trade”</text:p>
          </text:list-item>
          <text:list-item>
            <text:p text:style-name="P68">“Trust <text:s/>that inner enlightenment will bring about external good”</text:p>
          </text:list-item>
        </text:list>
        <text:p text:style-name="Exalted">Intimacies are both a boon and a bane to characters--they have a resistance to any social influence that runs contrary to that Intimacy (+2 Resolve). </text:p>
        <text:p text:style-name="Exalted">However, those same Intimacies may be used to pull the character into increasingly difficult tasks. (+2 Dice).</text:p>
        <table:table table:name="Table17" table:style-name="Table17">
          <table:table-column table:style-name="Table17.A"/>
          <table:table-row table:style-name="Table17.1">
            <table:table-cell table:style-name="Table17.A1" office:value-type="string">
              <text:p text:style-name="P16"><text:span text:style-name="T20">Assumed Intimacies</text:span></text:p>
              <text:p text:style-name="P11">There are common intimacies to all mortal kinds that don’t need to be explicitly written down, such as the Desire for <text:soft-page-break/>Safety and Health, and the Fear of Death.</text:p>
              <text:p text:style-name="P11"/>
              <text:p text:style-name="P11">The list of Intimacies written for a character should only be written down if they are notable in their strength.</text:p>
            </table:table-cell>
          </table:table-row>
        </table:table>
        <text:p text:style-name="Heading_20_3">Unacceptable Influence</text:p>
        <text:p text:style-name="Exalted">There are certain actions and requests that a character will refuse to do, regardless of how convincing, persuasive, or manipulative an Exalt is, <text:span text:style-name="T9">they will not do it. </text:span></text:p>
        <text:p text:style-name="Exalted">Unacceptable Influence protects those actions that the character considered antithetical to their very nature, such as betraying loyal causes, violating self preservation, or harming those dearly loved.</text:p>
        <text:p text:style-name="Exalted">Players, as they know their characters much better than the Storyteller, reserve the sole right to declare if Influence is <text:span text:style-name="T15">Unacceptable</text:span>--though they should justify it to the rest of the group.</text:p>
        <text:p text:style-name="Heading_20_3">Defining Intimacy</text:p>
        <text:p text:style-name="Exalted">Some characters have an Intimacy so central to their character, that it is considered their <text:span text:style-name="T9">Defining Intimacy</text:span>. </text:p>
        <text:p text:style-name="Exalted">Characters cannot be made to work <text:span text:style-name="T15">against </text:span>their Defining Intimacy--it is Unacceptable Influence.</text:p>
        <text:p text:style-name="Exalted">However, they are much more susceptible to its influence. Any valid attempt to leverage the <text:span text:style-name="T9">Defining Intimacy </text:span>will have a bonus to do their task. (+4 Dice)</text:p>
        <text:p text:style-name="Exalted">A character may have only <text:span text:style-name="T9">1 </text:span>Defining Intimacy. Most characters do not have a Defining Intimacy at all.</text:p>
        <text:p text:style-name="Heading_20_3">Changing Intimacies</text:p>
        <text:p text:style-name="Exalted">At the completion of every <text:span text:style-name="T9">Story, </text:span>both the Players and the Storyteller should reevaluate their respective characters and readjust Intimacies as appropriate to reflect what has happened in the Story.</text:p>
        <table:table table:name="Table18" table:style-name="Table18">
          <table:table-column table:style-name="Table18.A"/>
          <table:table-row table:style-name="Table18.1">
            <table:table-cell table:style-name="Table18.A1" office:value-type="string">
              <text:p text:style-name="P16"><text:span text:style-name="T20">Respect Your Group</text:span></text:p>
              <text:p text:style-name="P11">Throughout history people have committed horrific acts against each other--acts which still continue to this day. You may desire to show it as a proper challenge to overcome, to the levels that a character will sink to--even so called heroes. <text:s/>That said:</text:p>
              <text:p text:style-name="P21"/>
              <text:p text:style-name="P11"><text:span text:style-name="T9">No Person should ever feel uncomfortable at the table.<text:line-break/></text:span></text:p>
              <text:p text:style-name="P11">At the end of the day, this is a game that you and your friends are playing in modern times, surrounded by modern schools of morality.</text:p>
              <text:p text:style-name="P11"/>
              <text:p text:style-name="P11">Any Player (including the Storyteller) should be allowed to raise their concerns about scenes, direction of story, or other such aspects of the game, and their concern should be respected without question. <text:s/>Move the theme aside and don’t bring it up again.</text:p>
              <text:p text:style-name="P11"/>
              <text:p text:style-name="P11">A good tool to <text:span text:style-name="T15">minimize</text:span> these concerns is to have a “Session 0”, where all Players discuss what themes they expect out of a game, and what to avoid. However, this should not be seen as a substitute for listening to your Players at the moment. Often, they will not know what bothered them until it comes up.</text:p>
            </table:table-cell>
          </table:table-row>
        </table:table>
        <text:p text:style-name="P195">Social Actions</text:p>
        <text:p text:style-name="Exalted">Social actions are dependent on how they are approached. <text:s/>Using an inappropriate action for a desired outcome will not work (no roll required) or at least have severe penalties applied.</text:p>
        <text:p text:style-name="Exalted">For example, no matter how well you roll, you cannot threaten someone into gaining a positive intimacy towards you.</text:p>
        <text:p text:style-name="Exalted">While the <text:span text:style-name="T9">Social Category</text:span> Attributes are the majority fit for Social Actions, they are not exclusive. </text:p>
        <text:p text:style-name="Exalted"><text:soft-page-break/>For example, Intimidation may be done with (Strength + Physique), or bamboozlement with (Cunning + Deception). Finding creative interpretations of the character’s strengths is perfectly valid! </text:p>
        <text:p text:style-name="P206">Groups</text:p>
        <text:p text:style-name="Exalted">Social actions against groups of people, rather than individuals, suffer from the lack of intimacy--in addition to the natural logistical issues. </text:p>
        <text:p text:style-name="Exalted">Characters in groups of magnitude of “Crowd” or larger gain Resolve according to their <text:span text:style-name="T9">Scale</text:span>. i.e. Crowd gains +2, Village +4, and City +6.</text:p>
        <text:p text:style-name="Exalted">A City is the largest Magnitude that a Social Action may naturally address--and that in itself requires logistics such as a scaled tower, or distributed writings.</text:p>
        <text:p text:style-name="Heading_20_3">Perform Task</text:p>
        <text:p text:style-name="Exalted"><text:span text:style-name="T9">(Roll) vs. Resolve</text:span></text:p>
        <text:p text:style-name="Exalted">The character attempts to get another to perform a task, and are categorized into three tiers:</text:p>
        <text:list xml:id="list1766978163" text:style-name="WWNum40">
          <text:list-item>
            <text:p text:style-name="P92"><text:span text:style-name="T9">Inconvenient task</text:span><text:line-break/>There is at most mild danger, opposition, or time devoted to this task. At most the task will take a few hours--maybe a day.</text:p>
          </text:list-item>
          <text:list-item>
            <text:p text:style-name="P92"><text:span text:style-name="T9">Serious Task<text:line-break/></text:span>(+1 Resolve)<text:line-break/>Must leverage an Intimacy <text:s/>to attempt.<text:line-break/><text:line-break/>There may be lasting repercussions to performing the task, ranging from physical to social. The task may take days to weeks to complete.</text:p>
          </text:list-item>
        </text:list>
        <text:list xml:id="list2048766573" text:style-name="WWNum44">
          <text:list-item>
            <text:p text:style-name="P93"><text:span text:style-name="T9">Life-Changing</text:span> <text:span text:style-name="T9">Task<text:line-break/></text:span>(+2 Resolve)<text:line-break/>Must leverage a Defining Intimacy to attempt.<text:line-break/><text:line-break/>Their lives may be permanently altered by the task, running even the risk of death. Even embarking on the task will have serious consequences.</text:p>
          </text:list-item>
        </text:list>
        <text:p text:style-name="P209">Influence Intimacy</text:p>
        <text:p text:style-name="Exalted"><text:span text:style-name="T9">(Roll) vs. Resolve</text:span></text:p>
        <text:p text:style-name="Exalted">The character leverages an <text:span text:style-name="T15">existing </text:span>Intimacy to either suppress a different Intimacy, install a New Intimacy, or raise an existing Intimacy into a Defining Intimacy.</text:p>
        <text:p text:style-name="Exalted">Intimacy changes made this way are temporary, eventually fading away after a day without reinforcement. </text:p>
        <text:p text:style-name="Exalted">This action cannot decrease a permanent <text:span text:style-name="T9">Defining</text:span> <text:span text:style-name="T9">Intimacy</text:span>.</text:p>
        <text:p text:style-name="Heading_20_4">Emotion</text:p>
        <text:p text:style-name="Exalted">Instead of a particular Intimacy, the character may choose to suppress or enflame an <text:span text:style-name="T15">emotion</text:span>. This may have unpredictable effects</text:p>
        <text:p text:style-name="Exalted">This may be useful when targeting a disparate crowd, or if specific intimacies are not known.</text:p>
        <table:table table:name="Table19" table:style-name="Table19">
          <table:table-column table:style-name="Table19.A"/>
          <table:table-row table:style-name="Table19.1">
            <table:table-cell table:style-name="Table19.A1" office:value-type="string">
              <text:p text:style-name="P16"><text:span text:style-name="T20">Players on the Defensive</text:span></text:p>
              <text:p text:style-name="P11">The Player Characters are the main characters of the story, not NPCs.</text:p>
              <text:p text:style-name="P11"/>
              <text:p text:style-name="P11">When on the defensive from Social Actions, the Player still controls how the character acts in response to the roll, not the Storyteller. <text:s/>This is especially relevant for the “Perform Task” Action--the Player is free to interpret how and when they perform this task.</text:p>
            </table:table-cell>
          </table:table-row>
        </table:table>
        <text:p text:style-name="Heading_20_3"><text:soft-page-break/>Read Intentions</text:p>
        <text:p text:style-name="Exalted"><text:span text:style-name="T9">(Insight + Ability) vs. Guile<text:line-break/></text:span>Reading Intentions is a <text:span text:style-name="T9">Reflexive</text:span> Action.</text:p>
        <text:p text:style-name="Exalted">When a character desires to understand another, they may attempt to read the Intentions based on their actions. </text:p>
        <text:p text:style-name="Exalted">On a successful roll against the target’s Guile, the Player may ask a question to the Storyteller about the target, ranging from: “Who are they,” “What are they here (in the scene) for?” “Where are they going?” “Do they intend me harm?”</text:p>
        <text:p text:style-name="Exalted">The Storyteller is obligated to respond <text:span text:style-name="T15">truthfully </text:span>to the chosen question, though it may be cryptic.</text:p>
        <text:p text:style-name="Exalted">Only one Read Intentions maneuver (per target) may be made due to the target’s actions. All Players may attempt the roll, but only the highest-roll gets to ask the questions.</text:p>
        <text:p text:style-name="Heading_20_3">Probe Intimacy</text:p>
        <text:p text:style-name="Exalted"><text:span text:style-name="T9">(Roll) vs. Guile</text:span></text:p>
        <text:p text:style-name="Exalted">Intimacies, emotions, and other aspects of a character may be pressed by the Player, forcing it to be revealed.</text:p>
        <text:p text:style-name="Exalted">The Player, through their action, will state what behaviors they are trying to induce or analyze with their action. If successful, the Storyteller will need to tell them the closest relevant Intimacy there is to the action --or the decided lack of one.</text:p>
        <text:p text:style-name="Exalted">This may be used in an Encounter to probe for the nature of a Key Issue.</text:p>
        <text:p text:style-name="P183"><text:span text:style-name="T25">Encounters</text:span></text:p>
        <text:p text:style-name="Exalted"/>
        <text:p text:style-name="Exalted"/>
        <text:p text:style-name="Exalted">From the intricate dance of ballroom politics, to battlefield war bands, to the high-drama of a courtroom, an Exalt’s life will be filled with scenes of great importance where the fate of the world hinges on well-spoken speeches or careful deliberation.</text:p>
        <text:p text:style-name="Heading_20_2">Goal</text:p>
        <text:p text:style-name="Exalted">An Encounter starts with a <text:span text:style-name="T9">Goal</text:span> for the scene: what the Players intend the outcome of the scene to be. If there is no clearly defined goal, or that goal is unreachable, an Encounter should not start.</text:p>
        <text:p text:style-name="P168"><text:span text:style-name="T15">On the southern shores of the Inland Sea party decides that they will need a full caravan to traverse the Burning Sands.. There is a local Trade-Prince whom they think they can convince to finance and supply them this caravan.</text:span></text:p>
        <text:p text:style-name="Heading_20_2">Key Issues</text:p>
        <text:p text:style-name="Exalted">Once the stated Goal of the Encounter has been established, the Storyteller should come up with 2-4 <text:span text:style-name="T9">Key Issues</text:span> that will need to be overcome to accomplish this goal, and how much <text:span text:style-name="T9">Influence</text:span> is required to overcome the Key Issues.</text:p>
        <text:p text:style-name="Exalted">Key Issues range the gamut from personal ideology to political entanglements to logistics. So long as it is something that prevents the party from moving forward, and is (relatively) self-contained, it may be a valid Key Issue.<office:annotation><dc:creator>Samuel Smith</dc:creator><dc:date>2020-10-15T02:57:02</dc:date><text:p><text:span text:style-name="T38">Add link to Table generation of Key Issue examples.</text:span></text:p></office:annotation></text:p>
        <text:p text:style-name="Exalted">Once the Storyteller has come up with the Key Issues, they will need to tell the Players the <text:span text:style-name="T15">number</text:span> of Issues at play. The <text:span text:style-name="T15">nature</text:span> of the Issue may be revealed at their discretion.</text:p>
        <text:p text:style-name="Heading_20_4">Influence Requirement</text:p>
        <text:list xml:id="list3232826068" text:style-name="WWNum11">
          <text:list-item>
            <text:p text:style-name="P120">Simple<text:tab/><text:tab/><text:tab/>5 Influence </text:p>
          </text:list-item>
          <text:list-item>
            <text:p text:style-name="P120">Average <text:tab/> <text:tab/>10 Influence </text:p>
          </text:list-item>
          <text:list-item>
            <text:p text:style-name="P69">Complicated <text:tab/><text:tab/>15 <text:s/>Influence</text:p>
          </text:list-item>
        </text:list>
        <text:p text:style-name="P168"><text:span text:style-name="T15">The Storyteller decides there are 3 Key Issues preventing the Trade-Prince from funding the caravan:</text:span></text:p>
        <text:p text:style-name="P168"><text:span text:style-name="T15">1. Needing a return on investment. (Simple). <text:s/>Understandably, the Trade-Prince will need to be convinced it is worth his while to dedicate so many resources to this goal. <text:s/>This Key Issue can be easily guessed, so is revealed on Encounter start.</text:span></text:p>
        <text:p text:style-name="P168"><text:span text:style-name="T15">2. Antagonistic Sycophants (Simple). The Trade-Prince has surrounded himself with sycophants, who deeply despise any perceived change to their position. The Party must silence their influence.</text:span></text:p>
        <text:p text:style-name="P168"><text:span text:style-name="T15">3. Fear of the Immaculate Order (Average) (Hidden). Through the party’s past actions, the Trade-Prince has secretly caught on that they are Anathema. He does not personally care, but he will need a way to make sure that the Immaculate Order will not find out about this deal--or at least be convinced of this fact.</text:span></text:p>
        <text:p text:style-name="Heading_20_3"><text:soft-page-break/>Gathering Influence</text:p>
        <text:p text:style-name="Exalted">There are a thousand ways to approach the scene and its Key Issues: starting rumors, researching tactics, beguiling tricks, intimidation.</text:p>
        <text:p text:style-name="Exalted">Taking any action to tackle a Key Issue directly is called a <text:span text:style-name="T9">Gather Influence</text:span> action.</text:p>
        <text:p text:style-name="Exalted">A Gathering Influence action operates just as any normal action--first the Storyteller must decide if the Action <text:span text:style-name="T15">is possible </text:span>in the given context, and then assigns the Difficulty of the roll.</text:p>
        <text:p text:style-name="Exalted">If the roll is not appropriate, the Storyteller should inform the Player before they take up the action.)</text:p>
        <text:p text:style-name="Exalted">What is different is that all Threshold Successes of the roll become converted into Influence--in addition to the normal outcome of the action. <text:s/>These Influence Points are then applied against the <text:span text:style-name="T15">specific </text:span>Key Issue being addressed.</text:p>
        <text:p text:style-name="P1"><text:span text:style-name="T9">Influence </text:span>= Successes - Difficulty</text:p>
        <text:p text:style-name="P168"><text:span text:style-name="T15">The Socialite of the group, a Solar Eclipse, moves to address the “Antagonist Sycophants” Key Issue by suppressing the Intimacy the Trade-Prince has of them. <text:s/>He performs a <text:s/>“Influence Intimacy” Social Action, rolling 5 Success against the Prince’s 3 Resolve. He gains 2 Influence Points against the Key Issue, as well as successfully lowering the Prince’s Intimacy.</text:span></text:p>
        <text:p text:style-name="P44">Once enough Influence has been gathered against a Key Issue, it is considered <text:span text:style-name="T15">resolved</text:span>, and the Players are one step closer to their Goal.</text:p>
        <text:p text:style-name="P44">Overflow Influence is allowed, and can help secure the safety of a contested Key Issue.</text:p>
        <text:p text:style-name="Heading_20_4">Examples</text:p>
        <text:list xml:id="list3702576478" text:style-name="WWNum41">
          <text:list-item>
            <text:p text:style-name="P121">Impassioned speech</text:p>
          </text:list-item>
          <text:list-item>
            <text:p text:style-name="P121">Delving into research</text:p>
          </text:list-item>
          <text:list-item>
            <text:p text:style-name="P121">Sweet-Talking</text:p>
          </text:list-item>
          <text:list-item>
            <text:p text:style-name="P70">Intimidation of Sycophants</text:p>
          </text:list-item>
        </text:list>
        <table:table table:name="Table20" table:style-name="Table20">
          <table:table-column table:style-name="Table20.A"/>
          <table:table-row table:style-name="Table20.1">
            <table:table-cell table:style-name="Table20.A1" office:value-type="string">
              <text:p text:style-name="P32"><text:span text:style-name="T20">Not Everything is a Gathering Influence Action<text:line-break/></text:span>There are plenty of actions that are helpful, useful, and actionable in the scene--but they aren’t Gathering Influence Actions. For example: Discovering Intimacies.</text:p>
              <text:p text:style-name="P32">The general rule of thumb for rulings <text:s/>is “Does this directly, singularly address the Key Issue.” If not, it is not a Gathering Influence Action.</text:p>
            </table:table-cell>
          </table:table-row>
        </table:table>
        <text:p text:style-name="Heading_20_4">Exhausting Supply</text:p>
        <text:p text:style-name="Exalted">The Storyteller may choose to “exhaust” a source of influence, meaning that further Gathering Influence Rolls cannot be done on this source. After all, there is only so much you can intimidate bystanders to do in one Scene.</text:p>
        <text:p text:style-name="Exalted">This limitation should be clearly expressed to the Players so that they may take this factor into account--either by changing their approach, or finding new sources of Influence for the scene.</text:p>
        <text:p text:style-name="Heading_20_3">Hidden Key Issues</text:p>
        <text:p text:style-name="Exalted">The Storyteller should try to give hints and paths toward discovering the nature of Hidden Issues.</text:p>
        <text:p text:style-name="Exalted">Players, in turn, may use an action similar to “Probe Intimacy” to divine the nature of the Hidden Issue, with the same rules and effects--the Player summarizes a list of actions, events, or behaviors, and then attempts to divine what the Key Issue behind them is.</text:p>
        <text:p text:style-name="Exalted">As well, it is perfectly possible for Players to gather Influence over a Key Issue they do not fully understand.</text:p>
        <text:p text:style-name="Exalted">A Player Intentionally “going in blind” is taking a risk--if their assumption is wrong on the Issue, they do not gain any Influence Points for their roll, no matter how many Threshold Successes they roll.</text:p>
        <text:p text:style-name="P168"><text:span text:style-name="T15">The Players have managed to completely avoid uncovering the nature of the Third Key Issue. So far, the Storyteller has dropped hints that the Trade Prince may know of their true nature in their conversations, and has even told them that intimidating a particular Sycophant (with deep ties to the Immaculate Order) could be applied to the hidden Key Issue, if they wanted. </text:span></text:p>
        <text:p text:style-name="P168"><text:span text:style-name="T15">One Player now decides to use the "Probe for Key Issue," trying to divine the relationship between the Sycophant and the Trade Prince. They succeed on their roll, and the Storyteller responds by noting that the Trade Prince "Fears what that man represents," and notes that the man has signs of the Immaculate Order woven into his clothes.</text:span></text:p>
        <text:p text:style-name="Heading_20_3"><text:soft-page-break/>Altering/Adding Goals</text:p>
        <text:p text:style-name="Exalted">During the Encounter, the Players may decide they want to alter the ultimate goal--perhaps they have decided to push further, or have found an alternate goal they prefer.</text:p>
        <text:p text:style-name="Exalted">In both cases, the Storyteller should add an additional Key Issue to encapsulate this difference. <text:s/>They may decide to drop an existing Key Issue if the altered goal no longer applies.</text:p>
        <text:p text:style-name="Heading_20_2">Flow</text:p>
        <text:p text:style-name="Exalted">An Encounter is not like a Combat Scene--the timing is fluid, and actions do not follow a set order, depending primarily on the natural flow of the narrative.</text:p>
        <text:p text:style-name="Exalted">However, a “Round” is still defined: each character has one and only one Full Action (Primary + Secondary) in a round. </text:p>
        <text:p text:style-name="Exalted">The Storyteller should make sure that all Players know they have the <text:span text:style-name="T15">option</text:span> to act each Round. </text:p>
        <table:table table:name="Table21" table:style-name="Table21">
          <table:table-column table:style-name="Table21.A"/>
          <table:table-row table:style-name="Table21.1">
            <table:table-cell table:style-name="Table21.A1" office:value-type="string">
              <text:p text:style-name="P32"><text:span text:style-name="T20">Balancing Antagonist Actions<text:line-break/></text:span>The Storyteller is allowed to increase the number of actions Antagonists can take per Round, if necessary. (The number of Player Characters is large, the number of Antagonists small, etc.)</text:p>
              <text:p text:style-name="P32">The Rule of Thumb is that the number of Antagonist Actions should be around 1 for every 2 Player Character Actions. </text:p>
            </table:table-cell>
          </table:table-row>
        </table:table>
        <text:p text:style-name="Heading_20_2">Antagonist Goals</text:p>
        <text:p text:style-name="Exalted">Antagonists are operating on their own goal during the scene, and have their own Key Issues that they must Gather Influence upon.</text:p>
        <text:p text:style-name="Exalted">Typically, the Antagonist’s Goal and Goals and Key Issues are directly related to the Party's--whether in direct opposition, or competing to get there first. For convenience sake, these are referred to as the "the same" Key Issue.</text:p>
        <text:p text:style-name="Exalted">However, antagonists having the same Key Issue is not <text:s/>a <text:span text:style-name="T15">requirement</text:span>--they may be working on a seperate Goal for the scene, and they have tangential or completely unrelated Key Issues. Typically, these start out as Hidden to the Party.</text:p>
        <table:table table:name="Table22" table:style-name="Table22">
          <table:table-column table:style-name="Table22.A"/>
          <table:table-row table:style-name="Table22.1">
            <table:table-cell table:style-name="Table22.A1" office:value-type="string">
              <text:p text:style-name="P32"><text:span text:style-name="T20">Abstract Antagonists<text:line-break/></text:span>It is easy to recognize an antagonist when it is an individual. However, Antagonists can be anything--from mobs of people to an avalanche to Time itself closing off a Key Issue.</text:p>
            </table:table-cell>
          </table:table-row>
        </table:table>
        <text:p text:style-name="Heading_20_3">Sabotaging Influence</text:p>
        <text:p text:style-name="Exalted">The Antagonist and Party's Influence tracks are independent of each other--only a dedicated <text:span text:style-name="T9">Sabotage Influence </text:span>Action allows one side to disturb the other's Influence.</text:p>
        <text:p text:style-name="Exalted">This action is nearly identical to a Gather Influence action, save that the Threshold Successes of the action are <text:span text:style-name="T15">taken away</text:span> from the opposing party's influence over the Key Issue.</text:p>
        <text:p text:style-name="Exalted">The Character is not allowed to split the effect of Influence: it is either fully a Gathering Actionor a Sabotage Action.</text:p>
        <text:p text:style-name="Heading_20_3">Key Issue Control</text:p>
        <text:p text:style-name="Exalted">Once one side or another has reached the Influence Requirement of a Key Issue, they have <text:span text:style-name="T15">control</text:span> over the issue. </text:p>
        <text:p text:style-name="Exalted">Control may be taken away if a different side gains more Influence than the previous owner, either by decreasing it through sabotage or reinforcing their own claim..</text:p>
        <text:p text:style-name="Exalted">If a side manages to keep control over a Key Issue for a full Round, it becomes <text:span text:style-name="T15">locked</text:span> and can no longer be challenged.</text:p>
        <text:p text:style-name="Heading_20_2">Encounter End<office:annotation><dc:creator>Samuel Smith</dc:creator><dc:date>2020-10-21T03:27:04</dc:date><text:p><text:span text:style-name="T38">This needs to be elaborated on, but I'm tired right now. Come back with more energy.</text:span></text:p></office:annotation></text:p>
        <text:p text:style-name="Exalted">The Encounter ends the same Round that all Key Issues become <text:span text:style-name="T15">controlled</text:span>--though they do not need to be under control all by the same <text:span text:style-name="T15">side.</text:span></text:p>
        <text:p text:style-name="Exalted">If a Goal's Key Issues are completely controlled by one side--they will achieve their Goal.</text:p>
        <text:p text:style-name="Exalted"><text:soft-page-break/>A Goal with split Key Issue control will find they have a <text:span text:style-name="T15">partial</text:span> victory--they do not get the full Goal they wanted, but they do not get nothing at all.</text:p>
        <text:p text:style-name="Exalted">When weighing a Partial Victory, the Storyteller should lean heavily into the uncontrolled Key Issues--why will this bring trouble to them? <text:s/>Perhaps they get what they want, but only at a certain cost?</text:p>
        <table:table table:name="Table23" table:style-name="Table23">
          <table:table-column table:style-name="Table23.A"/>
          <table:table-row table:style-name="Table23.1">
            <table:table-cell table:style-name="Table23.A1" office:value-type="string">
              <text:p text:style-name="P32"><text:span text:style-name="T20">Final Argument<text:line-break/></text:span>Typically, the Encounter is wrapped up with a <text:span text:style-name="T15">Final Argument</text:span>, where a chosen Player Character summarizes what has happened in the Encounter, rolling it together and pointedly delivering as a capstone.</text:p>
              <text:p text:style-name="P24">This Final Argument cannot change the result of the Key Issues, but a well-delivered Final Argument can transition to the next course of action.</text:p>
            </table:table-cell>
          </table:table-row>
        </table:table>
        <text:p text:style-name="Exalted"/>
        <text:p text:style-name="Exalted"/>
        <text:p text:style-name="Exalted"/>
        <text:p text:style-name="P184"/>
        <text:p text:style-name="P189"/>
        <text:p text:style-name="P183"><text:span text:style-name="T25">Combat</text:span><office:annotation><dc:creator>Samuel Smith</dc:creator><dc:date>2020-09-16T02:36:24</dc:date><text:p><text:span text:style-name="T38">Section needs to be reorganized for clarity, and condensed a bit.</text:span></text:p></office:annotation></text:p>
        <text:p text:style-name="Exalted"/>
        <text:p text:style-name="Exalted"/>
        <text:p text:style-name="Exalted">[[Nice Header about combat being inevitable in the life of an Exalt.]]</text:p>
        <text:p text:style-name="Heading_20_2">Endurance</text:p>
        <text:p text:style-name="Exalted">Endurance is a value measuring how much fight a character has left in them. Once a character’s Endurance Pool has been exhausted, either through pain, disheartenment, or whatever means are employed, the character is considered out of the battle.</text:p>
        <text:p text:style-name="Heading_20_3">Defeat</text:p>
        <text:p text:style-name="Exalted">Characters who are knocked out of battle are typically not dead--they are simply at the mercy of the opposing characters.</text:p>
        <text:p text:style-name="Exalted">Non-recurring antagonistic characters' fates should be left to the players. Depending on the narrative type of damage (slashing, stabbing, etc.) these minor characters may perish without aid.</text:p>
        <text:p text:style-name="Heading_20_4">Player Character Defeat</text:p>
        <text:p text:style-name="Exalted">For defeated Player Characters, this often will mean that their antagonist will successfully accomplish their plans, gloat about it, and then introduce a <text:span text:style-name="T9">Major Complication</text:span> into the player’s lives.</text:p>
        <text:p text:style-name="Heading_20_4">Recurring Antagonist Defeat</text:p>
        <text:p text:style-name="Exalted">If they are intended to be a recurring antagonist, they should always manage to get away, though suffering a major blow to their own plans--they will often be forced to retreat and lick their wounds. </text:p>
        <text:p text:style-name="Exalted">If you force a retreat on these Antagonists, you must bribe your players each with a <text:a xlink:type="simple" xlink:href="#_qlg0g56pfcyu" text:style-name="ListLabel_20_560" text:visited-style-name="ListLabel_20_560"><text:span text:style-name="T12">Strife Point</text:span></text:a> as compensation.</text:p>
        <text:p text:style-name="Exalted">Remember, though, that recurring antagonists can only be used so many times--eventually you will have to move to the Final Confrontation, where the fate of these antagonists should be placed into the Players’ hands.</text:p>
        <text:p text:style-name="Heading_20_4">Death and Dying</text:p>
        <text:p text:style-name="Exalted">The death of any central characters to the story should be pivotal and moving to the story. Player Characters will only die on defeat if it is something the Player wishes for their character.</text:p>
        <text:p text:style-name="Exalted">A dramatic moment of death is a perfect send-off and ending for one of the members of the Exalted.</text:p>
        <text:p text:style-name="Exalted">Likewise, central Non-Player Character deaths should be determined by the Storyteller, although they must bribe all the Players with a <text:span text:style-name="T9">Strife Point</text:span> to avoid such a fate--something that the Players are allowed to reject should they so choose.</text:p>
        <text:p text:style-name="Heading_20_2">Impulse</text:p>
        <text:p text:style-name="Exalted">Impulse is a representation of a character’s general tactical advantage, which they may use at any moment to press attacks, or perform more complex martial Arts Techniques and Charms.</text:p>
        <text:p text:style-name="Exalted">A character cannot have more than <text:span text:style-name="T9">15 Impulse</text:span> at a time.</text:p>
        <text:p text:style-name="Exalted">Impulse can be gathered through two means:</text:p>
        <text:p text:style-name="Heading_20_3">Claim Advantage</text:p>
        <text:p text:style-name="Exalted"><text:span text:style-name="T9">Primary Action</text:span></text:p>
        <text:p text:style-name="Exalted">The character actively tries to sway the battlefield in their favor through such acts as feints, insults, or studying the battlefield. <text:s/>The <text:s/>Player takes a standard Action Roll based on their action, and then receives the Number of Successes as Impulse.</text:p>
        <text:p text:style-name="Exalted"><text:span text:style-name="T9">Sample Actions</text:span></text:p>
        <text:list xml:id="list2291227490" text:style-name="WWNum8">
          <text:list-item>
            <text:p text:style-name="P122"><text:span text:style-name="T9">Feinting attack</text:span> (Dex + Melee)</text:p>
          </text:list-item>
          <text:list-item>
            <text:p text:style-name="P122"><text:span text:style-name="T9">Analyze Battlefield </text:span>(Int + Awareness)</text:p>
          </text:list-item>
          <text:list-item>
            <text:p text:style-name="P71"><text:span text:style-name="T9">Intimidate</text:span> (Str + Physique)</text:p>
          </text:list-item>
        </text:list>
        <text:p text:style-name="Heading_20_3"><text:soft-page-break/>Recover</text:p>
        <text:p text:style-name="Exalted"><text:span text:style-name="T9">Secondary Action<text:line-break/>Gain (Essence) Impulse, or (Essence)x2 Peripheral Motes, or a combination of the two.</text:span></text:p>
        <text:p text:style-name="Exalted">The character catches their breath between moments in combat, stabilizing themselves and quickly scanning the battlefield for an opening. The Player immediately giants (<text:span text:style-name="T9"> Essence</text:span>) Impulse, (Essence) x2 Peripheral Motes, or a divided combination of the two.</text:p>
        <text:p text:style-name="Heading_20_2">Static Defense</text:p>
        <text:p text:style-name="Exalted">Characters use a Static <text:span text:style-name="T9">Defense Value (DV)</text:span> to defend against all attacks made. By default, this is the greater of <text:span text:style-name="T9">Evasion</text:span> or <text:span text:style-name="T9">Soak.</text:span></text:p>
        <text:p text:style-name="Exalted">Defense mitigates attacks, reducing the incoming damage by the characters DV. An attack that reduces the incoming attack damage to Zero (0) is considered a <text:span text:style-name="T9">Miss</text:span>.</text:p>
        <text:p text:style-name="Heading_20_3">Armor</text:p>
        <text:p text:style-name="Exalted">Armor grants a <text:span text:style-name="T9">Soak Bonus</text:span> protection to a character, but at the cost of a <text:span text:style-name="T9">Evasion Penalty</text:span>.</text:p>
        <text:p text:style-name="Exalted">All armor is of three categories: Light, Medium, and Heavy. Martial Arts Styles will often dictate and restrict what level of armor can be worn.</text:p>
        <text:p text:style-name="Heading_20_3">Bypassing Defenses</text:p>
        <text:p text:style-name="Exalted">There are attacks that can bypass certain defenses, which then must rely on other defenses instead of pure DV. The Prime examples of these are <text:span text:style-name="T9">Undodgeable </text:span>and <text:span text:style-name="T9">Unsoakable</text:span> attacks.</text:p>
        <text:p text:style-name="Exalted"><text:span text:style-name="T9">Undodgeable </text:span>attacks bypass Evasion. <text:s/>Examples would be room-filling explosions and damage from gravity.</text:p>
        <text:p text:style-name="Exalted"><text:span text:style-name="T9">Unsoakable</text:span> attacks bypass Soak Examples would be piercing damage, and attacks that manage to get under armor.</text:p>
        <table:table table:name="Table24" table:style-name="Table24">
          <table:table-column table:style-name="Table24.A"/>
          <table:table-row table:style-name="Table24.1">
            <table:table-cell table:style-name="Table24.A1" office:value-type="string">
              <text:p text:style-name="P32"><text:span text:style-name="T20">There’s Always a Defense<text:line-break/></text:span>There is no such thing as a Perfect Attack--there is always some sort of flaw or counter to an attack, even if the damage can’t be mitigated through DV. <text:s/>This must be taken into account when creating your own custom Powers.</text:p>
              <text:p text:style-name="P32">Environmental Damage, such as Fire, is both Undodgeable and Unsoakable when applied. However, it is tied to specific parts of the environment--simply moving outside of the burning building will counter this source of damage.</text:p>
              <text:p text:style-name="P32">Even mighty Sorcerous Spells have a great disadvantage: the slow and obvious buildup to the attack beforehand.</text:p>
            </table:table-cell>
          </table:table-row>
        </table:table>
        <text:p text:style-name="Heading_20_2">Situational Defense</text:p>
        <text:p text:style-name="Exalted">There are two levels of Situational Defenses in Exalted: <text:span text:style-name="T9">Partial </text:span>and <text:span text:style-name="T9">Full</text:span>.</text:p>
        <text:p text:style-name="Exalted"><text:span text:style-name="T9">Partial </text:span>means that the Attacking Player has a -3 Disadvantage--effectively increasing the defending Player’s DV by 3.</text:p>
        <text:p text:style-name="Exalted"><text:span text:style-name="T9">Full</text:span> means that they cannot be attacked by mortal means.</text:p>
        <text:p text:style-name="Exalted">Situational Defenses often can be countered by natural means: characters can move across the battlefield, or scale a wall.</text:p>
        <text:p text:style-name="Exalted"><text:span text:style-name="T9">Situational Defenses do not stack. </text:span>It is either Partial, or Full. <text:s/>However, multiple defenses must often be addressed individually. If a character is hiding behind a wall (Full) as well as at a distance (Partial), if the wall is destroyed by an action, the Range Defense would still apply.</text:p>
        <text:p text:style-name="Heading_20_3">Cover</text:p>
        <text:p text:style-name="Exalted">Characters may use the terrain to gain Situational Defenses, such as by ducking against rubble or hiding behind a wall. <text:s/>Taking Cover is not an assumed action: it is a specific <text:span text:style-name="T9">Secondary Action</text:span> that characters may take.</text:p>
        <text:p text:style-name="Exalted">Cover is considered <text:span text:style-name="T9">Partial</text:span> when at least half a character’s body is blocked by a material that can withstand weapon blows--such as a chest-high wall of broken stone rubble.</text:p>
        <text:p text:style-name="Exalted">Cover is considered <text:span text:style-name="T9">Full</text:span> when the character’s entire body is blocked, such as behind a wall.</text:p>
        <text:p text:style-name="Exalted"><text:soft-page-break/>Typically, cover works both ways: a character in Full Defense from attacks is also blocked from attacking others for the same reason.</text:p>
        <text:p text:style-name="Heading_20_3">Range<office:annotation><dc:creator>Samuel Smith</dc:creator><dc:date>2020-08-01T18:15:10</dc:date><text:p><text:span text:style-name="T38">This section is pretty long, which makes me concerned it may either be too complicated, or that I'm not explaining it well.</text:span></text:p></office:annotation></text:p>
        <text:p text:style-name="Exalted">Range is the most prevalent and common source of Situational Defense, so much so that it has special rules.</text:p>
        <text:p text:style-name="Heading_20_4">Range Bands</text:p>
        <text:p text:style-name="Exalted">Characters are constantly in motion during combat, running down alleyways and leaping off tree limbs. <text:s text:c="2"/>Rather than rely on absolute positioning, Exalted works off of <text:span text:style-name="T15">relative</text:span> positioning between characters, divided into specific <text:span text:style-name="T9">Range Bands</text:span>.</text:p>
        <text:p text:style-name="Exalted">Characters are assumed to keep in their same relative Range Band until one side makes a deliberate effort to change it through a <text:span text:style-name="T9">Move Action</text:span>.</text:p>
        <text:p text:style-name="Exalted">Move Actions may also change relative range bands to other characters. If moving towards a character in a group, all characters in that group would be one range band closer. This secondary effect is dependent on the Storyteller’s judgement.</text:p>
        <text:p text:style-name="Exalted">There are Eight Range bands, split along Five Categories: <text:span text:style-name="T9">1x Close, 1x Short, 2x Medium, 3x Long, </text:span>and <text:span text:style-name="T9">1x Far.</text:span></text:p>
        <text:p text:style-name="P168"><text:span text:style-name="T9">Close </text:span></text:p>
        <text:p text:style-name="P168">Within arm’s reach.</text:p>
        <text:p text:style-name="P168"><text:span text:style-name="T9">Short</text:span></text:p>
        <text:p text:style-name="P168">Within a few yards of each other--a distance able to be crossed within a quick sprint.</text:p>
        <text:p text:style-name="P168"><text:span text:style-name="T9">Medium</text:span></text:p>
        <text:p text:style-name="P168">Far enough that conversations would have to be shouted, and an archer would have to take preparations for a proper attack.</text:p>
        <text:p text:style-name="P168"><text:span text:style-name="T9">Long</text:span></text:p>
        <text:p text:style-name="P168">Across an entire field, far enough away that visual, rather than verbal, signals would have to be used.</text:p>
        <text:p text:style-name="P168"><text:span text:style-name="T9">Far</text:span></text:p>
        <text:p text:style-name="P168">Term for “outside of the battlefield”. Characters cannot get <text:span text:style-name="T15">to </text:span>the Far Range band through Move actions, but any late-comers to the battle will show up at this Range Band.</text:p>
        <table:table table:name="Table25" table:style-name="Table25">
          <table:table-column table:style-name="Table25.A"/>
          <table:table-row table:style-name="Table25.1">
            <table:table-cell table:style-name="Table25.A1" office:value-type="string">
              <text:p text:style-name="P32"><text:span text:style-name="T20">Alternate Rules: <text:line-break/>Battlemaps and Absolute Positioning</text:span></text:p>
              <text:p text:style-name="P11">While relative Range Bands are the recommended method of playing Exalted, some players prefer to play with absolute positioning and battlemaps. If that is your preference, make the following changes:</text:p>
              <text:p text:style-name="P11"/>
              <text:list xml:id="list3353777346" text:style-name="WWNum7">
                <text:list-item>
                  <text:p text:style-name="P98">Distance will be measured in meters. Typically, hexagonal space (hex) will represent 5 meters.</text:p>
                </text:list-item>
                <text:list-item>
                  <text:p text:style-name="P98">Characters have a <text:span text:style-name="T9">Speed </text:span>Static value, which is 3 + (Dex + Athletics )/2.<text:line-break/>The distance travelled is Speed x5 meters--or (Speed) Hexes at a time.</text:p>
                </text:list-item>
                <text:list-item>
                  <text:p text:style-name="P98">Whenever the Move Action is taken, the character moves (Speed) hex.</text:p>
                  <text:list>
                    <text:list-item>
                      <text:p text:style-name="P147">A Dash moves (Speed)x2.</text:p>
                    </text:list-item>
                  </text:list>
                </text:list-item>
                <text:list-item>
                  <text:p text:style-name="P98">A character may move 5 meters (1 hex) on their action without taking a Move Action.</text:p>
                </text:list-item>
                <text:list-item>
                  <text:p text:style-name="P98">All references to (Range Band) as a distance is 25 meters (5 hexes).</text:p>
                </text:list-item>
              </text:list>
              <text:p text:style-name="P11"/>
              <text:p text:style-name="P11">The definition for range bands are altered:</text:p>
              <text:list xml:id="list1988087890" text:style-name="WWNum12">
                <text:list-item>
                  <text:p text:style-name="P99">0-5 meters (0-1 hex): <text:span text:style-name="T9">Close</text:span></text:p>
                </text:list-item>
                <text:list-item>
                  <text:p text:style-name="P99">6-20 meters (2-5 hex): <text:span text:style-name="T9">Short</text:span></text:p>
                </text:list-item>
                <text:list-item>
                  <text:p text:style-name="P99">21-70 meters (6-15 hex): <text:span text:style-name="T9">Medium</text:span> </text:p>
                </text:list-item>
                <text:list-item>
                  <text:p text:style-name="P99"><text:soft-page-break/>71-145 meters (16-30 hex): <text:span text:style-name="T9">Long</text:span></text:p>
                </text:list-item>
                <text:list-item>
                  <text:p text:style-name="P99">146+ meters (31 hex): <text:span text:style-name="T9">Far</text:span></text:p>
                </text:list-item>
              </text:list>
              <text:p text:style-name="P11"/>
            </table:table-cell>
          </table:table-row>
        </table:table>
        <text:p text:style-name="Heading_20_4">Close Attacks</text:p>
        <text:p text:style-name="Exalted"><text:span text:style-name="T9">Close Attacks</text:span>, such as those made with <text:span text:style-name="T9">Melee </text:span>and <text:span text:style-name="T9">Brawl</text:span>, may be made at Close Range with no defense applied, and at Close Range with Partial Defense. Any further ranges enjoy a Full Defense.</text:p>
        <text:list xml:id="list3481688333" text:style-name="WWNum23">
          <text:list-item>
            <text:p text:style-name="P100"><text:span text:style-name="T9">Close</text:span>: None (0)</text:p>
          </text:list-item>
          <text:list-item>
            <text:p text:style-name="P100"><text:span text:style-name="T9">Short</text:span>: Partial (-3)</text:p>
          </text:list-item>
          <text:list-item>
            <text:p text:style-name="P100"><text:span text:style-name="T9">Medium+</text:span>: Full (N/A)</text:p>
          </text:list-item>
        </text:list>
        <text:p text:style-name="Exalted">Attacking a Short range (or further, with the right Powers) does not change the relative range band. It is assumed that the character rushes in, attacks, and then cannot hold the position for more than an instant.</text:p>
        <text:p text:style-name="Heading_20_4">Ranged Attacks</text:p>
        <text:p text:style-name="Exalted"><text:span text:style-name="T9">Ranged Attacks, </text:span>such as those made with <text:span text:style-name="T9">Archery </text:span>and <text:span text:style-name="T9">Thrown </text:span>are made at Short Range with no defense. At Medium they suffer a Partial Defense, whereas Long+ cannot be attacked at all.</text:p>
        <text:p text:style-name="Exalted"><text:span text:style-name="T9">Ranged</text:span> attacks may take an <text:span text:style-name="T9">Aim</text:span> action to eliminate Range Partial Defense of Medium+ attacks.</text:p>
        <text:p text:style-name="Exalted">At <text:span text:style-name="T9">Close</text:span> range, ranged attacks are hampered by the control the opponent has claimed over the area, and so also suffer a Partial Defense. However, this defense <text:span text:style-name="T15">cannot </text:span>be countered with an <text:span text:style-name="T9">Aim</text:span> action.</text:p>
        <text:list xml:id="list1217040747" text:style-name="WWNum20">
          <text:list-item>
            <text:p text:style-name="P123"><text:span text:style-name="T9">Close</text:span>: Partial (-3)<text:line-break/>Cannot use Aim action to counter.</text:p>
          </text:list-item>
          <text:list-item>
            <text:p text:style-name="P123"><text:span text:style-name="T9">Short</text:span>: None (0)</text:p>
          </text:list-item>
          <text:list-item>
            <text:p text:style-name="P123"><text:span text:style-name="T9">Medium:</text:span> Partial (-3)</text:p>
          </text:list-item>
          <text:list-item>
            <text:p text:style-name="P72"><text:span text:style-name="T9">Long+: </text:span>Full (N/A)</text:p>
          </text:list-item>
        </text:list>
        <text:p text:style-name="Heading_20_2">Attacks and Damage<office:annotation><dc:creator>Samuel Smith</dc:creator><dc:date>2020-08-02T17:15:40</dc:date><text:p><text:span text:style-name="T38">This entire section needs a good editing pass.</text:span></text:p></office:annotation></text:p>
        <text:p text:style-name="Exalted">A standard attack is equal to the number of Successes from <text:span text:style-name="T9">Attack Roll</text:span>, plus the character’s <text:span text:style-name="T9">Base Damage</text:span>. The total damage dealt is the difference between that number and the target’s <text:span text:style-name="T9">DV</text:span>, and is subtracted from the target’s Endurance. </text:p>
        <text:p text:style-name="P1"><text:span text:style-name="T9">Attack Power = [Attack Roll] + Base Damage</text:span></text:p>
        <text:p text:style-name="P6">All Powers and modifiers applied to an attack must be declared in use <text:span text:style-name="T15">before</text:span> the attack roll is made, unless specifically detailed otherwise.</text:p>
        <text:p text:style-name="P6">The Attack Power must then be finalized. Only then will the Defense Powers be declared and activated. No additional attack modifiers may be made at this point.</text:p>
        <text:p text:style-name="P1"><text:span text:style-name="T9">Damage = Attack Power - DV</text:span></text:p>
        <text:p text:style-name="P211">Miss</text:p>
        <text:p text:style-name="Exalted">A <text:span text:style-name="T9">Miss </text:span>will occur when either the Attack Roll as 0 Successes, or if the total calculated damage is 0 or less after DV. A Miss does no damage to the target.</text:p>
        <text:p text:style-name="Heading_20_3">Attack Roll</text:p>
        <text:p text:style-name="Exalted">The standard attack’s Dice Pool depends greatly on the weapon that is used during the attack. <text:s/>The Ability depends on how they are using a weapon--a sword will typically be used with the Melee ability, but may be used with the Thrown if it is used as a javelin.</text:p>
        <text:p text:style-name="Exalted">The Martial Art Style that a character will use will restrict what types and weights of a weapon may be used.</text:p>
        <text:p text:style-name="P1"><text:span text:style-name="T9">Attack Roll</text:span> = (Attribute + Ability) + Accuracy</text:p>
        <text:p text:style-name="P211">Attack Attribute</text:p>
        <text:p text:style-name="Exalted"><text:span text:style-name="T9">Light </text:span>weapons depend on the nimble motions and precise placements of attacks for the most effect in their attack, and so rely on <text:span text:style-name="T9">Dexterity</text:span> as their Attribute to calculate an attack. </text:p>
        <text:p text:style-name="Exalted"><text:span text:style-name="T9">Heavy </text:span>Weapons depend mostly on pure force, forgoing any sense of precision. They thus use <text:span text:style-name="T9">Strength</text:span> as their Attribute.</text:p>
        <text:p text:style-name="Exalted"><text:span text:style-name="T9">Medium </text:span>and <text:span text:style-name="T9">Unarmed </text:span>Weapons can be used with finesse or force, and so use the greater of Dexterity or Strength.</text:p>
        <text:p text:style-name="Heading_20_3"><text:soft-page-break/>Base Damage</text:p>
        <text:p text:style-name="Exalted">Base Damage is how much damage an attack will do, regardless of chance.</text:p>
        <text:p text:style-name="Heading_20_2">Flow</text:p>
        <text:p text:style-name="Exalted">A Combat Scene starts with a <text:span text:style-name="T9">Join Battle</text:span> Roll, which is 1d10 + <text:span text:style-name="T9">Initiative</text:span>. The order is from highest to lowest.</text:p>
        <text:p text:style-name="Exalted">All characters start with <text:span text:style-name="T9">5 Impulse</text:span></text:p>
        <text:p text:style-name="Exalted">During their turn, a character may take One (1) <text:span text:style-name="T9">Primary Action</text:span>, and One (1) <text:span text:style-name="T9">Secondary Action</text:span>.</text:p>
        <text:p text:style-name="Exalted">After all characters have taken their action, the order starts from the top and a new <text:span text:style-name="T9">Round</text:span> starts.</text:p>
        <text:p text:style-name="Exalted">Combat ends when it has become clear which side is the victor, in which all but one side of the conflict has lost all of their endurance. Play will then enter into the next scene, which is often a recuperation and consequences scene from combat.</text:p>
        <table:table table:name="Table26" table:style-name="Table26">
          <table:table-column table:style-name="Table26.A"/>
          <table:table-row table:style-name="Table26.1">
            <table:table-cell table:style-name="Table26.A1" office:value-type="string">
              <text:p text:style-name="P32"><text:span text:style-name="T20">Calling a Fight<text:line-break/></text:span>There will come times when the results have become clear, even if one side or the other has not exhausted their Endurance. <text:s/>This could be simply characters “mopping up” characters that cannot harm them, a protracted fight, or even a stalemate. There is no need to continue a Combat Scene in these cases.</text:p>
              <text:p text:style-name="P32">Once the result is known, simply exit out into narrative space to describe how the combat finishes.</text:p>
            </table:table-cell>
          </table:table-row>
        </table:table>
        <text:p text:style-name="Heading_20_2"><draw:custom-shape text:anchor-type="as-char" style:rel-width="100%" draw:z-index="2" draw:style-name="gr3" draw:text-style-name="P217" svg:width="0.0024in" svg:height="0.0224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Heading_20_2">Primary Actions</text:p>
        <text:p text:style-name="Heading_20_3">Standard Attack</text:p>
        <text:p text:style-name="Exalted"><text:span text:style-name="T9">Impulse Cost</text:span>: 0 + (X)</text:p>
        <text:p text:style-name="Exalted">Attack a single valid target.</text:p>
        <text:p text:style-name="Exalted">The character may choose to <text:span text:style-name="T15">Push the Attack</text:span>, increasing their Base Damage by 1 for every 2 Impulse spent. This may be declared <text:span text:style-name="T15">after</text:span> the attack roll is made, but <text:span text:style-name="T15">before </text:span>the attack is finalized.</text:p>
        <text:p text:style-name="Heading_20_3">Flurry Attack</text:p>
        <text:p text:style-name="Exalted"><text:span text:style-name="T9">Impulse Cost</text:span>: 1 per target</text:p>
        <text:p text:style-name="Exalted">Make a Flurry Attack against multiple, but different, <text:s/>valid targets, spending 1 Impulse per target selected.</text:p>
        <text:p text:style-name="Exalted">A Flurry attack does <text:span text:style-name="T15">not</text:span> use Base Damage: only the rolled dice is the Attack Power.</text:p>
        <text:p text:style-name="P1"><text:span text:style-name="T9">Attack Power = [Attack Roll]</text:span></text:p>
        <text:p text:style-name="Exalted">The attack roll is made once, and then applied to each target’s DV individually.</text:p>
        <text:p text:style-name="Heading_20_3">Claim Advantage</text:p>
        <text:p text:style-name="Exalted"><text:span text:style-name="T9">Impulse Cost: </text:span>--</text:p>
        <text:p text:style-name="Exalted">Take an Action Roll action on the battlefield to gain advantage. This can be a feinting attack, studying the battlefield, or distracting enemies with a song.</text:p>
        <text:p text:style-name="Exalted">The number of successes on the action results in the number of Impulse gained.</text:p>
        <text:p text:style-name="Heading_20_3">Distract/Stun/Disadvantage</text:p>
        <text:p text:style-name="Exalted"><text:span text:style-name="T9">Impulse Cost: </text:span>2</text:p>
        <text:p text:style-name="Exalted">Take an [Att + Abi] Roll against the target’s Resolve in an attempt to distract, stun, or otherwise Disadvantage the target. The target then loses (Threshold Successes) of Impulse.</text:p>
        <text:p text:style-name="Exalted">The Action Roll may be things such as:</text:p>
        <text:list xml:id="list3863127253" text:style-name="WWNum45">
          <text:list-item>
            <text:p text:style-name="P124">Intimidation (Strength + Physique)</text:p>
          </text:list-item>
          <text:list-item>
            <text:p text:style-name="P124">Tactical Routing (Intelligence + Leadership)</text:p>
          </text:list-item>
          <text:list-item>
            <text:p text:style-name="P73"><text:soft-page-break/>Distracting Song (Charisma + Performance)</text:p>
          </text:list-item>
        </text:list>
        <text:p text:style-name="Heading_20_3">Grapple</text:p>
        <text:p text:style-name="Exalted"><text:span text:style-name="T9">Impulse Cost:</text:span> 2</text:p>
        <text:p text:style-name="Exalted">Make an (Dex + Brawl) against a target’s <text:span text:style-name="T9">Evasion </text:span>in Close Range. For 1 Action, and an additional action per ½ Threshold Success, the target becomes grappled.</text:p>
        <text:p text:style-name="Exalted">While grappled, the target cannot take a voluntary <text:span text:style-name="T9">Move</text:span> Action. <text:s/>As well <text:span text:style-name="T15">neither characters</text:span> may perform Flurries or use any weapon that requires both hands.</text:p>
        <text:p text:style-name="Exalted">When the controlling character takes a <text:span text:style-name="T9">Move</text:span> action, they must make a contested (Str + Physique) roll against the clinched target. On a success, both characters move a range band.</text:p>
        <text:p text:style-name="Heading_20_4">Size and Grappling</text:p>
        <text:p text:style-name="Exalted">This action gains +2 Automatic Success for each size category larger than the target the attacker is, or -2 Automatic Failure for each size smaller. <text:s/>I.e. A Medium character grappling a small character would gain +2, while a small character grappling a Large would suffer -4.</text:p>
        <text:p text:style-name="Exalted">Characters grappling targets at least 2 sizes larger than them cannot <text:span text:style-name="T9">Move</text:span> the target, and are often characterized as only restraining a certain limb.</text:p>
        <text:p text:style-name="Exalted"><draw:custom-shape text:anchor-type="as-char" style:rel-width="100%" draw:z-index="3" draw:style-name="gr1" draw:text-style-name="P217" svg:width="7.5012in" svg:height="0.0224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Heading_20_2">Secondary Actions</text:p>
        <text:p text:style-name="Heading_20_3">Recover</text:p>
        <text:p text:style-name="Exalted"><text:span text:style-name="T9">Impulse Cost</text:span>: --</text:p>
        <text:p text:style-name="Exalted">Gain either 2 + (Essence) Impulse, (2 + (Essence))x2 Peripheral Motes, or a split combination of the two.</text:p>
        <text:p text:style-name="Heading_20_3">Move</text:p>
        <text:p text:style-name="Exalted"><text:span text:style-name="T9">Impulse Cost:</text:span> 0 (+1, -1DV)</text:p>
        <text:p text:style-name="Exalted">Change relative position to a target character by one Range Band, either closer or further, terrain permitting.</text:p>
        <text:p text:style-name="Exalted">At the cost of +1 Impulse, and -1 DV until the next character’s action, the character can <text:span text:style-name="T15">Rush</text:span> to move two Range Bands. This cannot be done two rounds in a row.</text:p>
        <text:p text:style-name="Heading_20_3">Aim</text:p>
        <text:p text:style-name="Exalted"><text:span text:style-name="T9">Impulse Cost:</text:span> 1</text:p>
        <text:p text:style-name="Exalted">Counter the Range Partial Defense of an attack made at Medium + range.</text:p>
        <text:p text:style-name="Heading_20_3">Change Initiative</text:p>
        <text:p text:style-name="Exalted"><text:span text:style-name="T9">Impulse Cost:</text:span> 1 per +1 Initiative, (0 for dropping)</text:p>
        <text:p text:style-name="Exalted">Move up 1 Initiative for every 1 Impulse spent, which takes effect at the start of the round.</text:p>
        <text:p text:style-name="Exalted">Alternatively, the character may drop down any number of Initiative at no cost, applied immediately.</text:p>
        <text:p text:style-name="Heading_20_3">Dive for Cover</text:p>
        <text:p text:style-name="Exalted"><text:span text:style-name="T9">Impulse Cost: </text:span>2</text:p>
        <text:p text:style-name="Exalted">Take Cover, gaining either Partial or Full Defense depending on the terrain.</text:p>
        <text:p text:style-name="Heading_20_3">Defend Other</text:p>
        <text:p text:style-name="Exalted"><text:span text:style-name="T9">Impulse Cost: </text:span>1 per target.</text:p>
        <text:p text:style-name="Exalted">Until your next action, you protect the target(s), using your Soak value (if it is higher).</text:p>
        <text:p text:style-name="Exalted">The target(s) must be within Short Range of your character to take this advantage.</text:p>
        <text:p text:style-name="Heading_20_2">Environmental Effects</text:p>
        <text:p text:style-name="Exalted">[[<text:span text:style-name="T9">Todo: I need to flesh out the following:]]</text:span></text:p>
        <text:list xml:id="list3200889973" text:style-name="WWNum42">
          <text:list-item>
            <text:p text:style-name="P125"><text:soft-page-break/>Fire</text:p>
          </text:list-item>
          <text:list-item>
            <text:p text:style-name="P125">Unsteady terrain</text:p>
          </text:list-item>
          <text:list-item>
            <text:p text:style-name="P125">Winds and other projectile suppressing tactics.</text:p>
            <text:list>
              <text:list-item>
                <text:p text:style-name="P154">Counted as some sort of Situational Defense.</text:p>
              </text:list-item>
            </text:list>
          </text:list-item>
        </text:list>
        <text:p text:style-name="Heading_20_2">Ambush Round<office:annotation><dc:creator>Samuel Smith</dc:creator><dc:date>2020-09-16T02:38:43</dc:date><text:p><text:span text:style-name="T38">Start with less impulse?</text:span></text:p></office:annotation></text:p>
        <text:p text:style-name="Exalted">If one side of a combat is prepared, and catches the other off guard, this starts combat with an <text:span text:style-name="T9">Ambush Round</text:span>. Player Character should always get a chance to counter this ambush with a (Cunning + Awareness) Roll.</text:p>
        <text:p text:style-name="Exalted">The Ambushed characters:</text:p>
        <text:list xml:id="list2673172235" text:style-name="WWNum48">
          <text:list-item>
            <text:p text:style-name="P126">Do not act until after the non-ambushed characters.</text:p>
          </text:list-item>
          <text:list-item>
            <text:p text:style-name="P126">Suffer -2 DV until their action.</text:p>
          </text:list-item>
          <text:list-item>
            <text:p text:style-name="P74">May only take a Primary <text:span text:style-name="T15">or</text:span> Secondary Action on their round--as they are readying their weapons.</text:p>
          </text:list-item>
        </text:list>
        <text:p text:style-name="Exalted">Ambushes are premeditated affairs--requiring setup, planning, and coordination between the party. Players cannot suddenly go into combat if things are not going their way and declare it an Ambush.</text:p>
        <text:p text:style-name="P184"/>
        <text:p text:style-name="P188"><text:span text:style-name="T25">Projects</text:span></text:p>
        <text:p text:style-name="P8"/>
        <text:p text:style-name="Exalted">From waging a campaign to spreading a mercantile Guild to infiltrating and converting a spy network, to building a grand Manse, sometimes the Exalted want to do long-reaching, large-scale endeavors that are best handled through a broad-stroking brush.</text:p>
        <text:p text:style-name="Exalted">All characters can perform projects, and the nature of the project is informed by their abilities. Social characters interact with masses of people to form networks; martial characters can train and inform troops; crafter characters can create tools, manses, artifacts.</text:p>
        <text:p text:style-name="Heading_20_2">Resources<office:annotation><dc:creator>Samuel Smith</dc:creator><dc:date>2020-08-06T01:18:35</dc:date><text:p><text:span text:style-name="T38">Define what is *not* a Project, and what is better served as a simple Roll. <text:s/>Projects are guaranteed to be permanent, while non-projects are not. </text:span></text:p><text:p/><text:p><text:span text:style-name="T38">you can fashion a barricade using craft, but if you don't use PR it'll only last that battle, then collapse. If you do, it should at least last the campaign.</text:span></text:p></office:annotation></text:p>
        <text:p text:style-name="Exalted">Projects require a certain number of <text:span text:style-name="T9">Resources (RES)</text:span> to complete. This resource is a generalized representation of everything from labor, physical materials, knowledge, and the like that can be applied to the Project. Once applied to the project, RES is permanently consumed--while the labor force may still be there, perhaps payment toward them ran dry, or they can no longer delay tending to their crops.</text:p>
        <text:p text:style-name="Exalted">Much like XP, The Storyteller should periodically award RES to the players. However, unlike XP, RES should be more based on events within the campaign, such as recovering materials from a lost manse, gaining the workforce of a thankful village, etc.</text:p>
        <text:p text:style-name="Heading_20_3">Keystone Resource</text:p>
        <text:p text:style-name="Exalted">Larger and more ambitious projects will require certain Keystone to complete. This can range from needing a General to command an army to requiring a significant amount of <text:span text:style-name="T15">magical materials,</text:span> such as Orichalcum or Moonsilver.</text:p>
        <text:p text:style-name="Exalted">Keystone Resources are things that Players must <text:span text:style-name="T15">seek out</text:span>, which may spawn scenes, or even an entire Story!</text:p>
        <text:p text:style-name="Heading_20_3">Converting Resources</text:p>
        <text:p text:style-name="Exalted">Due to the generalized nature of Projects, the source of RES does not always match the application of them. It is simply assumed as part of the Project that RES is converted into the most applicable asset, based on a series of complicated trades and "off-screen" character activities: recovered gems could grease the eye of a noble, allowing for backroom deals that allow military training of civilians, for example. <text:s/>In general, this is all <text:span text:style-name="T15">assumed</text:span> to have happened, and does not need attention drawn to it. <text:s/></text:p>
        <text:p text:style-name="Exalted">In essence: RES is universally transitive.</text:p>
        <text:p text:style-name="Exalted">One caveat is that the completion of a Project must be <text:span text:style-name="T15">possible</text:span>, given the time and circumstances of the characters. A militia cannot suddenly appear in the middle of the abandoned wilds simply because the player finally got enough RES after this session.</text:p>
        <text:p text:style-name="Heading_20_3">Pooling Resources<office:annotation><dc:creator>Samuel Smith</dc:creator><dc:date>2020-09-26T19:21:10</dc:date><text:p><text:span text:style-name="T38">Can players give other players merits?</text:span></text:p></office:annotation></text:p>
        <text:p text:style-name="Exalted">Players may freely transfer and give RES to other characters, should they so choose.</text:p>
        <text:p text:style-name="Heading_20_2">The Right Tool for the Job</text:p>
        <text:p text:style-name="Exalted">[[You need to choose an ability you are working off of.</text:p>
        <text:p text:style-name="Exalted">The project you are undertaking must be justified in what you are doing. You are socializing to make a spy network, crafting to outfit an army, doing a sorcerous working to raise manses.</text:p>
        <text:p text:style-name="Exalted">Anything that doesn’t match can’t be done.]]</text:p>
        <text:p text:style-name="Heading_20_3">Gaining/Improving Merits</text:p>
        <text:p text:style-name="Exalted"><text:span text:style-name="T9">Projects </text:span>can be a way for characters to gain or improve Merits. For example, the character might decide to recruit <text:span text:style-name="T15">Followers</text:span>, establish a network of <text:span text:style-name="T15">Contacts</text:span>, or make an <text:span text:style-name="T15">Artifact</text:span>.</text:p>
        <text:p text:style-name="Exalted">Common Sense, and the Storyteller's approval, should be applied when gaining or improving a merit. People generally don't simply just grow <text:span text:style-name="T15">Extra Limbs</text:span> out of the blue...unless they are in the deepest recesses of the Wyld.</text:p>
        <text:p text:style-name="Exalted">If a character is <text:span text:style-name="T15">improving</text:span> a Merit to a higher rating, they pay the <text:span text:style-name="T15">difference </text:span>in RES, Keystones, and time between the ratings. For example, improving <text:span text:style-name="T15">Contacts </text:span>from Rating 1 to Rating 2 would be the difference between a Minor and Basic Project: 4 RES and 6 days.</text:p>
        <text:p text:style-name="Heading_20_2">Obstruction Rolls <text:s text:c="3"/><office:annotation><dc:creator>Samuel Smith</dc:creator><dc:date>2020-08-04T23:24:09</dc:date><text:p><text:span text:style-name="T38">I need to make it explicit that Challenge rolls are external, completely chance events. Your skill comes into play by *resolving* those challenges.</text:span></text:p></office:annotation></text:p>
        <text:p text:style-name="Exalted">All projects, save Basic Projects, will have at least one Obstruction Roll. These are events that pop up during the Project that can potentially derail, complicate, or even aid in the project.</text:p>
        <text:p text:style-name="Exalted"><text:soft-page-break/>If a Project requires multiple Obstruction rolls, it should be spaced out roughly evenly across the lifespan of the project.</text:p>
        <text:p text:style-name="Exalted">For each Obstruction Roll, the player should roll a single d10:</text:p>
        <table:table table:name="Table27" table:style-name="Table27">
          <table:table-column table:style-name="Table27.A"/>
          <table:table-column table:style-name="Table27.B"/>
          <table:table-row table:style-name="Table27.1">
            <table:table-cell table:style-name="Table27.A1" table:number-columns-spanned="2" office:value-type="string">
              <text:p text:style-name="P13">Roll 1d10</text:p>
            </table:table-cell>
            <table:covered-table-cell/>
          </table:table-row>
          <table:table-row table:style-name="Table27.2">
            <table:table-cell table:style-name="Table27.A1" office:value-type="string">
              <text:p text:style-name="P11"><text:s/></text:p>
            </table:table-cell>
            <table:table-cell table:style-name="Table27.A1" office:value-type="string">
              <text:p text:style-name="P11"><text:span text:style-name="T9">Result </text:span></text:p>
            </table:table-cell>
          </table:table-row>
          <table:table-row table:style-name="Table27.3">
            <table:table-cell table:style-name="Table27.A1" office:value-type="string">
              <text:p text:style-name="P19">10</text:p>
            </table:table-cell>
            <table:table-cell table:style-name="Table27.A1" office:value-type="string">
              <text:p text:style-name="P11"><text:span text:style-name="T9">Critical Success:</text:span> Everything has seemingly clicked into place, providing an extra benefit.</text:p>
            </table:table-cell>
          </table:table-row>
          <table:table-row table:style-name="Table27.4">
            <table:table-cell table:style-name="Table27.A1" office:value-type="string">
              <text:p text:style-name="P19">7-9</text:p>
            </table:table-cell>
            <table:table-cell table:style-name="Table27.A1" office:value-type="string">
              <text:p text:style-name="P11">Everything is proceeding exactly as planned.</text:p>
            </table:table-cell>
          </table:table-row>
          <table:table-row table:style-name="Table27.5">
            <table:table-cell table:style-name="Table27.A1" office:value-type="string">
              <text:p text:style-name="P19">4-6</text:p>
            </table:table-cell>
            <table:table-cell table:style-name="Table27.A1" office:value-type="string">
              <text:p text:style-name="P11">An <text:span text:style-name="T9">Oddity </text:span>has developed and the Exalt's direct attention is requested.</text:p>
            </table:table-cell>
          </table:table-row>
          <table:table-row table:style-name="Table27.6">
            <table:table-cell table:style-name="Table27.A1" office:value-type="string">
              <text:p text:style-name="P19">2-3</text:p>
            </table:table-cell>
            <table:table-cell table:style-name="Table27.A1" office:value-type="string">
              <text:p text:style-name="P11"><text:span text:style-name="T9">Problem:</text:span> Something of great import has happened, and requires your direct attention</text:p>
            </table:table-cell>
          </table:table-row>
          <table:table-row table:style-name="Table27.7">
            <table:table-cell table:style-name="Table27.A1" office:value-type="string">
              <text:p text:style-name="P19">1</text:p>
            </table:table-cell>
            <table:table-cell table:style-name="Table27.A1" office:value-type="string">
              <text:p text:style-name="P11"><text:span text:style-name="T9">Major Problem</text:span>: The project is in <text:span text:style-name="T15">dire straits</text:span>, and will collapse if not attended to right now!</text:p>
            </table:table-cell>
          </table:table-row>
        </table:table>
        <text:p text:style-name="Heading_20_3">Critical Success</text:p>
        <text:p text:style-name="Exalted">[[ Examples of extra benefits that can happen]]</text:p>
        <text:p text:style-name="Heading_20_3">Oddities </text:p>
        <text:p text:style-name="Exalted">Oddities are events that, while unexpected, are not directly harmful to the completion of the project. They could potentially be a boon, even, but require direct attention of the Exalt to resolve.</text:p>
        <text:list xml:id="list1475763189" text:style-name="WWNum51">
          <text:list-item>
            <text:p text:style-name="P127">Beastmen have heard of your militia, and wish to join. Current members are uneasy and do not wish them to without your input.</text:p>
          </text:list-item>
          <text:list-item>
            <text:p text:style-name="P127">Your cult desires a clarification on one of your rules: currently one of the members is in violation of the technical aspects of the law, but not the spirit.</text:p>
          </text:list-item>
          <text:list-item>
            <text:p text:style-name="P75">The magical materials to create your artifact were slightly flawed, leading to a variance in essence flow. It might lead to a new and unintended strange power.</text:p>
          </text:list-item>
        </text:list>
        <text:p text:style-name="Heading_20_3">Problems <text:s text:c="3"/></text:p>
        <text:p text:style-name="Exalted">Problems, if not dealt with, will set back the Project.</text:p>
        <text:list xml:id="list1575945859" text:style-name="WWNum35">
          <text:list-item>
            <text:p text:style-name="P128">A spy has not returned on time. You know they are not simply late.</text:p>
          </text:list-item>
          <text:list-item>
            <text:p text:style-name="P128">Loss of a minor cache of resources. A spirit has started to disrupt the village.</text:p>
          </text:list-item>
          <text:list-item>
            <text:p text:style-name="P128">An explosion rocked your campsite.</text:p>
          </text:list-item>
          <text:list-item>
            <text:p text:style-name="P128">Supply lines are being disrupted.</text:p>
          </text:list-item>
          <text:list-item>
            <text:p text:style-name="P76">Rumors of the Wyld hunt are near your border, but are unproven.</text:p>
          </text:list-item>
        </text:list>
        <text:p text:style-name="Heading_20_3">Major Problem</text:p>
        <text:p text:style-name="Exalted">A Major Problem will derail the entire project if not dealt with.</text:p>
        <text:list xml:id="list2038522255" text:style-name="WWNum46">
          <text:list-item>
            <text:p text:style-name="P129">Your workers have split into two different groups, on the brink of a civil war.</text:p>
          </text:list-item>
          <text:list-item>
            <text:p text:style-name="P129">There seems to be an element inside your organization actively and effectively disrupting your society.</text:p>
          </text:list-item>
          <text:list-item>
            <text:p text:style-name="P77">One of the magical materials was corrupted with Vitriol, and has started to speak the demon-tongue of Malfeas.</text:p>
          </text:list-item>
        </text:list>
        <text:p text:style-name="Heading_20_2">Resolving Obstructions</text:p>
        <text:p text:style-name="Exalted">Oddities and Problems can usually be handled with a short scene with the Player explaining how the character handles the situation.</text:p>
        <text:p text:style-name="Exalted">Major Problems, on the other hand, usually take at least a full scene, and potentially an entire session to resolve.</text:p>
        <text:p text:style-name="Heading_20_2">Cost</text:p>
        <text:p text:style-name="Exalted">The total <text:span text:style-name="T9">Cost</text:span> of a Project is equivalent to the Base cost, multiplied by the sum of any opposition.</text:p>
        <text:p text:style-name="Exalted">You must have a base score in the related Ability to start a Project.</text:p>
        <table:table table:name="Table28" table:style-name="Table28">
          <table:table-column table:style-name="Table28.A"/>
          <table:table-column table:style-name="Table28.B"/>
          <table:table-column table:style-name="Table28.C"/>
          <table:table-column table:style-name="Table28.D"/>
          <table:table-column table:style-name="Table28.E"/>
          <text:soft-page-break/>
          <table:table-row table:style-name="Table28.1">
            <table:table-cell table:style-name="Table28.A1" office:value-type="string">
              <text:p text:style-name="P170"/>
            </table:table-cell>
            <table:table-cell table:style-name="Table28.B1" office:value-type="string">
              <text:p text:style-name="P170"/>
            </table:table-cell>
            <table:table-cell table:style-name="Table28.C1" office:value-type="string">
              <text:p text:style-name="P170"/>
            </table:table-cell>
            <table:table-cell table:style-name="Table28.D1" table:number-columns-spanned="2" office:value-type="string">
              <text:p text:style-name="P16"/>
              <text:p text:style-name="P13"><text:span text:style-name="T9">Scale</text:span></text:p>
            </table:table-cell>
            <table:covered-table-cell/>
          </table:table-row>
          <table:table-row table:style-name="Table28.2">
            <table:table-cell table:style-name="Table28.A1" office:value-type="string">
              <text:p text:style-name="P169"><text:span text:style-name="T9">Base Cost</text:span></text:p>
            </table:table-cell>
            <table:table-cell table:style-name="Table28.B1" office:value-type="string">
              <text:p text:style-name="P169"><text:span text:style-name="T9">Obstruction </text:span></text:p>
              <text:p text:style-name="P169"><text:span text:style-name="T9">Rolls</text:span></text:p>
            </table:table-cell>
            <table:table-cell table:style-name="Table28.C1" office:value-type="string">
              <text:p text:style-name="P169"><text:span text:style-name="T9">Required Ability Score</text:span></text:p>
            </table:table-cell>
            <table:table-cell table:style-name="Table28.D1" office:value-type="string">
              <text:p text:style-name="P169">Merit Rating</text:p>
            </table:table-cell>
            <table:table-cell table:style-name="Table28.A1" office:value-type="string">
              <text:p text:style-name="P169">Affects Population</text:p>
            </table:table-cell>
          </table:table-row>
          <table:table-row table:style-name="Table28.3">
            <table:table-cell table:style-name="Table28.A1" office:value-type="string">
              <text:p text:style-name="P169">1</text:p>
            </table:table-cell>
            <table:table-cell table:style-name="Table28.B1" office:value-type="string">
              <text:p text:style-name="P169">0</text:p>
            </table:table-cell>
            <table:table-cell table:style-name="Table28.C1" office:value-type="string">
              <text:p text:style-name="P169">1</text:p>
            </table:table-cell>
            <table:table-cell table:style-name="Table28.D1" office:value-type="string">
              <text:p text:style-name="P169">-</text:p>
            </table:table-cell>
            <table:table-cell table:style-name="Table28.A1" office:value-type="string">
              <text:p text:style-name="P169">Hamlet</text:p>
            </table:table-cell>
          </table:table-row>
          <table:table-row table:style-name="Table28.4">
            <table:table-cell table:style-name="Table28.A1" office:value-type="string">
              <text:p text:style-name="P169">2</text:p>
            </table:table-cell>
            <table:table-cell table:style-name="Table28.B1" office:value-type="string">
              <text:p text:style-name="P169">1</text:p>
            </table:table-cell>
            <table:table-cell table:style-name="Table28.C1" office:value-type="string">
              <text:p text:style-name="P169">1</text:p>
            </table:table-cell>
            <table:table-cell table:style-name="Table28.D1" office:value-type="string">
              <text:p text:style-name="P169">1</text:p>
            </table:table-cell>
            <table:table-cell table:style-name="Table28.A1" office:value-type="string">
              <text:p text:style-name="P16">Village</text:p>
            </table:table-cell>
          </table:table-row>
          <table:table-row table:style-name="Table28.5">
            <table:table-cell table:style-name="Table28.A1" office:value-type="string">
              <text:p text:style-name="P169">5</text:p>
            </table:table-cell>
            <table:table-cell table:style-name="Table28.B1" office:value-type="string">
              <text:p text:style-name="P169">1</text:p>
            </table:table-cell>
            <table:table-cell table:style-name="Table28.C1" office:value-type="string">
              <text:p text:style-name="P169">2</text:p>
            </table:table-cell>
            <table:table-cell table:style-name="Table28.D1" office:value-type="string">
              <text:p text:style-name="P169">2</text:p>
            </table:table-cell>
            <table:table-cell table:style-name="Table28.A1" office:value-type="string">
              <text:p text:style-name="P16">Town</text:p>
            </table:table-cell>
          </table:table-row>
          <table:table-row table:style-name="Table28.6">
            <table:table-cell table:style-name="Table28.A1" office:value-type="string">
              <text:p text:style-name="P169">10</text:p>
            </table:table-cell>
            <table:table-cell table:style-name="Table28.B1" office:value-type="string">
              <text:p text:style-name="P169">2</text:p>
            </table:table-cell>
            <table:table-cell table:style-name="Table28.C1" office:value-type="string">
              <text:p text:style-name="P169">3</text:p>
            </table:table-cell>
            <table:table-cell table:style-name="Table28.D1" office:value-type="string">
              <text:p text:style-name="P169">3</text:p>
            </table:table-cell>
            <table:table-cell table:style-name="Table28.A1" office:value-type="string">
              <text:p text:style-name="P16">City</text:p>
            </table:table-cell>
          </table:table-row>
          <table:table-row table:style-name="Table28.7">
            <table:table-cell table:style-name="Table28.A1" office:value-type="string">
              <text:p text:style-name="P169">20 (1Key)</text:p>
            </table:table-cell>
            <table:table-cell table:style-name="Table28.B1" office:value-type="string">
              <text:p text:style-name="P169">2</text:p>
            </table:table-cell>
            <table:table-cell table:style-name="Table28.C1" office:value-type="string">
              <text:p text:style-name="P169">4</text:p>
            </table:table-cell>
            <table:table-cell table:style-name="Table28.D1" office:value-type="string">
              <text:p text:style-name="P169">4</text:p>
            </table:table-cell>
            <table:table-cell table:style-name="Table28.A1" office:value-type="string">
              <text:p text:style-name="P16">Prefecture</text:p>
            </table:table-cell>
          </table:table-row>
          <table:table-row table:style-name="Table28.8">
            <table:table-cell table:style-name="Table28.A1" office:value-type="string">
              <text:p text:style-name="P169">50 (2Key)</text:p>
            </table:table-cell>
            <table:table-cell table:style-name="Table28.B1" office:value-type="string">
              <text:p text:style-name="P169">3</text:p>
            </table:table-cell>
            <table:table-cell table:style-name="Table28.C1" office:value-type="string">
              <text:p text:style-name="P169">5</text:p>
            </table:table-cell>
            <table:table-cell table:style-name="Table28.D1" office:value-type="string">
              <text:p text:style-name="P169">5</text:p>
            </table:table-cell>
            <table:table-cell table:style-name="Table28.A1" office:value-type="string">
              <text:p text:style-name="P169">Province</text:p>
            </table:table-cell>
          </table:table-row>
        </table:table>
        <text:p text:style-name="Exalted"/>
        <text:p text:style-name="Exalted"><text:span text:style-name="T9">Opposing Modifiers</text:span><office:annotation><dc:creator>Samuel Smith</dc:creator><dc:date>2020-09-16T02:39:10</dc:date><text:p><text:span text:style-name="T38">Needs to be written up nicer and expanded.</text:span></text:p></office:annotation></text:p>
        <text:p text:style-name="P44">When making a change on the world, sometimes the world pushes back. <text:s/>Modifiers will increase the Base Project Resource cost of the Project. (But not change the Keystone cost or the number of Obstruction Rolls)</text:p>
        <text:p text:style-name="P44"><text:span text:style-name="T9">x2 <text:s/>- Significant</text:span></text:p>
        <text:list xml:id="list974410083" text:style-name="WWNum47">
          <text:list-item>
            <text:p text:style-name="P130">Results in a minor, but permanent supernatural force.</text:p>
            <text:list>
              <text:list-item>
                <text:p text:style-name="P148">Crafting a well that supernaturally purifies water and is never empty.</text:p>
              </text:list-item>
            </text:list>
          </text:list-item>
        </text:list>
        <text:list xml:id="list4224308338" text:style-name="WWNum31">
          <text:list-item>
            <text:p text:style-name="P131">Change is <text:span text:style-name="T15">directly </text:span>opposed by powerful entities, ranging from mortal nations to other Exalted.</text:p>
            <text:list>
              <text:list-item>
                <text:p text:style-name="P155">Getting a Spy network loyal to a Solar costs more in the Realm than it does the Hundred Kingdoms.</text:p>
              </text:list-item>
            </text:list>
          </text:list-item>
        </text:list>
        <text:p text:style-name="Exalted"><text:span text:style-name="T9">x4</text:span></text:p>
        <text:list xml:id="list1771555829" text:style-name="WWNum36">
          <text:list-item>
            <text:p text:style-name="P132">Results in a permanent, significant supernatural force.</text:p>
            <text:list>
              <text:list-item>
                <text:p text:style-name="P149">Something that will constantly mutate those it interacts with.</text:p>
              </text:list-item>
            </text:list>
          </text:list-item>
          <text:list-item>
            <text:p text:style-name="P78">Opposed by powerful forces, such as the Deep Wyld, Gods, or a High-Level Exalted.</text:p>
          </text:list-item>
        </text:list>
        <text:p text:style-name="Exalted"/>
        <text:p text:style-name="Exalted">Example Projects:</text:p>
        <text:p text:style-name="P45"/>
        <text:list xml:id="list3912914062" text:style-name="WWNum49">
          <text:list-item>
            <text:p text:style-name="P133">Arming Militia </text:p>
          </text:list-item>
          <text:list-item>
            <text:p text:style-name="P133">Repairing a burned down village </text:p>
          </text:list-item>
          <text:list-item>
            <text:p text:style-name="P133">Establishing a spy network</text:p>
          </text:list-item>
          <text:list-item>
            <text:p text:style-name="P133">Repairing a manse</text:p>
          </text:list-item>
          <text:list-item>
            <text:p text:style-name="P133">Establishing trade </text:p>
          </text:list-item>
          <text:list-item>
            <text:p text:style-name="P79">Creating a manse</text:p>
          </text:list-item>
        </text:list>
        <text:p text:style-name="P186"/>
        <text:p text:style-name="P182"/>
        <text:p text:style-name="P183"/>
        <text:p text:style-name="P188"><text:span text:style-name="T25">Powers</text:span></text:p>
        <text:p text:style-name="P8"/>
        <text:p text:style-name="Exalted">The word “Powers” refers to the various sources of supernatural effects the Exalt can have upon the world, including (but not limited to): Charms, Evocations, Spells, and Martial Arts Techniques.</text:p>
        <text:p text:style-name="Heading_20_2">System Presentation</text:p>
        <text:p text:style-name="Exalted">Powers are presented in a manner similar to the following:</text:p>
        <text:p text:style-name="P168"><text:span text:style-name="T9">Cost: </text:span>2m<text:line-break/><text:span text:style-name="T9">Type: </text:span>Primary<text:line-break/><text:span text:style-name="T9">Mins: </text:span>Awareness 3</text:p>
        <text:p text:style-name="Heading_20_3">Cost</text:p>
        <text:p text:style-name="Exalted">Designates what character resources it takes to use the Power. <text:s/>A Power of no cost (such as Permanent effects) will be designated with “--”.</text:p>
        <text:list xml:id="list2123818080" text:style-name="WWNum17">
          <text:list-item>
            <text:p text:style-name="P134"><text:span text:style-name="T9">m </text:span>-- Motes of Essence, which can be a chosen combination of Personal or Peripheral</text:p>
            <text:list>
              <text:list-item>
                <text:p text:style-name="P150">Some Powers will specifically designate (personal) or (peripheral) in their cost.</text:p>
              </text:list-item>
            </text:list>
          </text:list-item>
          <text:list-item>
            <text:p text:style-name="P134"><text:span text:style-name="T9">i </text:span>-- If used in a Combat Scene, requires <text:span text:style-name="T9">Impulse</text:span>. If used in an Encounter Scene, requires <text:span text:style-name="T9">Influence.</text:span></text:p>
          </text:list-item>
          <text:list-item>
            <text:p text:style-name="P80"><text:span text:style-name="T9">sm </text:span>-- Sorcerous Motes, which are described in more detail in the <text:a xlink:type="simple" xlink:href="https://docs.google.com/document/d/1fg4i3K9kSNsWkPiqsuHOSElKFzvc_E58KwLs5MT6cKk/edit?usp=sharing" text:style-name="ListLabel_20_559" text:visited-style-name="ListLabel_20_559"><text:span text:style-name="T11">Sorcery</text:span></text:a>.</text:p>
          </text:list-item>
        </text:list>
        <text:p text:style-name="Heading_20_3">Type</text:p>
        <text:p text:style-name="Exalted">The Power’s Type designates how the power may be activated, and then how long it is active for in the format:</text:p>
        <text:p text:style-name="P172"><text:span text:style-name="T9">Type: </text:span>(Activation Type); (Duration)</text:p>
        <text:p text:style-name="P44">So, a Power that activates <text:span text:style-name="T15">Reflexively</text:span> and is then <text:span text:style-name="T15">active</text:span> for the remainder of the scene would be written as:</text:p>
        <text:p text:style-name="P44"><text:tab/><text:span text:style-name="T9">Type:</text:span> Reflexive; Scene</text:p>
        <text:p text:style-name="P44">If there is no duration written, the power is considered <text:span text:style-name="T15">Instant</text:span>, and immediately dissipates after activation.</text:p>
        <table:table table:name="Table29" table:style-name="Table29">
          <table:table-column table:style-name="Table29.A"/>
          <table:table-row table:style-name="Table29.1">
            <table:table-cell table:style-name="Table29.A1" office:value-type="string">
              <text:p text:style-name="P32"><text:span text:style-name="T20">Terminating Active Powers</text:span></text:p>
              <text:p text:style-name="P32">An Exalt may willfully terminate a Power earlier than its stated duration (unless specifically stated otherwise.) However, they must then pay the activation cost again if they want to reuse the power.</text:p>
            </table:table-cell>
          </table:table-row>
        </table:table>
        <text:p text:style-name="Heading_20_4"/>
        <text:p text:style-name="Heading_20_4"><text:span text:style-name="T9">Activation Type</text:span></text:p>
        <text:list xml:id="list3114133590" text:style-name="WWNum43">
          <text:list-item>
            <text:p text:style-name="P94"><text:span text:style-name="T9">Primary. </text:span>Consumes a Primary Action Slot. Only one Primary Action may be taken per turn.</text:p>
          </text:list-item>
          <text:list-item>
            <text:p text:style-name="P94"><text:span text:style-name="T9">Secondary</text:span>. Consumes a Secondary Action Slot. Only one Secondary action may be taken per turn.</text:p>
          </text:list-item>
          <text:list-item>
            <text:p text:style-name="P94"><text:span text:style-name="T9">Supplemental. </text:span>Enhances a Primary or Secondary Action. There is no limit to the number of supplemental Powers that may be combined together.</text:p>
          </text:list-item>
          <text:list-item>
            <text:p text:style-name="P94"><text:span text:style-name="T9">Reflexive</text:span>. Conditional powers that may be used outside of normal turn order. So long as the condition is met, the Reflexive Power may always be used.</text:p>
          </text:list-item>
          <text:list-item>
            <text:p text:style-name="P94"><text:span text:style-name="T9">Permanent</text:span>. Once purchased, this power is always active.</text:p>
          </text:list-item>
        </text:list>
        <table:table table:name="Table30" table:style-name="Table30">
          <table:table-column table:style-name="Table30.A"/>
          <table:table-row table:style-name="Table30.1">
            <table:table-cell table:style-name="Table30.A1" office:value-type="string">
              <text:p text:style-name="P32"><text:span text:style-name="T20">Timing Conflicts</text:span></text:p>
              <text:p text:style-name="P32">If there is ever a timing conflict, such as with two Reflexive Charms going off at once, the resolution goes according to the <text:soft-page-break/><text:span text:style-name="T15">defender’s choice</text:span>.</text:p>
              <text:p text:style-name="P32">If that is still unclear, there should be a contested roll using the relevant <text:span text:style-name="T15">Finesse</text:span> Attribute.</text:p>
            </table:table-cell>
          </table:table-row>
        </table:table>
        <text:p text:style-name="Heading_20_3">Minimum Requirements</text:p>
        <text:p text:style-name="Exalted">When buying a Power, there are certain Minimums that must first be met--such as the dot Rating in a specific Ability.</text:p>
        <text:p text:style-name="Heading_20_2">Charms</text:p>
        <text:p text:style-name="Exalted">Charms are the natural expression of a character’s essence, a specific and trained way for their internal power to be expressed upon the world.</text:p>
        <text:p text:style-name="Exalted">These powers are inherently personal, and each expression will vary from individual to individual: those that are listed are simply generalizations and categorization for easy shorthand.</text:p>
        <text:p text:style-name="Exalted">Typically, a character does not know they are using a specific charm with a specific name--they simply know that their instinctual channeling of their essence will produce the desired effect.</text:p>
        <text:p text:style-name="Heading_20_3">Greater Charms</text:p>
        <text:p text:style-name="Exalted">Greater Charms are powers more powerful, and far more complicated to learn and perfect than a normal Charm.</text:p>
        <text:p text:style-name="Exalted">A character must first be at <text:span text:style-name="T9">Essence 3</text:span> to learn a Greater Charm, and it will cost <text:span text:style-name="T9">double</text:span> the amount of XP to learn.</text:p>
        <text:p text:style-name="Heading_20_2">Making New Powers<office:annotation><dc:creator>Samuel Smith</dc:creator><dc:date>2020-09-16T02:39:53</dc:date><text:p><text:span text:style-name="T38">An important section, but I am way too wordy. Cut like half the words.</text:span></text:p><text:p/><text:p><text:span text:style-name="T38">Also, make sure that the example actually fits with the final product.</text:span></text:p></office:annotation></text:p>
        <text:p text:style-name="Exalted">Players and Storytellers are encouraged to work together to craft and use Custom Charms that fit individual characters and their needs--the provided charms are intended to cover most common uses of charms, but could never encompass all that an Exalt <text:span text:style-name="T15">could</text:span> do.</text:p>
        <text:p text:style-name="Exalted">Charms and Custom Charms do not have any sort of "niche protection" from each other. Do not be afraid to create Custom Charms that have similar effects.</text:p>
        <text:p text:style-name="Exalted">Making custom charms can be a bit difficult, so let's run through an example. </text:p>
        <text:p text:style-name="Heading_20_5">Example: Searing Sunfire Interdiction</text:p>
        <text:p text:style-name="Exalted"><text:span text:style-name="T9">Identify what the need is</text:span></text:p>
        <text:p text:style-name="P168"><text:span text:style-name="T15">I want a high-powered charm damage that also does Area of Effect (flurry) attacks, and alsos fits within the Solar Theme.</text:span></text:p>
        <text:p text:style-name="P210">Imagine the visuals/effects</text:p>
        <text:p text:style-name="Exalted">Exalted is a game centered around role-playing, scene interactions, and heroes being grander than life. The impact a charm has upon a <text:span text:style-name="T15">scene</text:span> is often of primary importance to the game. The mechanics are simply there to make sure that is represented accurately.</text:p>
        <text:p text:style-name="Exalted">Try to envision what your character is actually <text:span text:style-name="T15">doing</text:span>. Seek inspiration from literature, games, and other charms. Not everything needs to be super-cool and flashy, but spending a moment to think through the actions and steps a character might do for the desired effect.</text:p>
        <text:p text:style-name="Exalted">In this example charm's case, the inspiration comes from a natural source: a cascading sunbeam. As well, it’s well represented in popular video games: a beam of light cascades from the heavens and damages those in its way.</text:p>
        <text:p text:style-name="P210">Brainstorm Secondary effects<text:line-break/>And Limitations</text:p>
        <text:p text:style-name="Exalted">Now that we have a visual effect--a beam of light appearing over the target area--it's time to think of the consequences of that charm.</text:p>
        <text:list xml:id="list3058476359" text:style-name="WWNum32">
          <text:list-item>
            <text:p text:style-name="P38">Sunlight is a heavy theme here, so it may do extra damage against Creatures of Darkness.</text:p>
          </text:list-item>
          <text:list-item>
            <text:p text:style-name="P38">It's a bright beam of light. It's going to be pretty obvious.</text:p>
          </text:list-item>
          <text:list-item>
            <text:p text:style-name="P38">It's an archery charm, so an arrow needs to be used. Maybe you fire an arrow into the sky, pierce a cloud and the sun peers through?</text:p>
            <text:list>
              <text:list-item>
                <text:p text:style-name="P173">Access to the sky then?</text:p>
              </text:list-item>
              <text:list-item>
                <text:p text:style-name="P173">Does it need access to the Sun itself, since it's a sunbeam? Can you not use this in the Underworld?</text:p>
              </text:list-item>
            </text:list>
          </text:list-item>
          <text:list-item>
            <text:p text:style-name="P38">Does sunlight hurt other Solars? Or themselves? Are they immune to their own powers?</text:p>
          </text:list-item>
          <text:list-item>
            <text:p text:style-name="P43">Is the attack indiscriminate in its area? Can the Solar exclude allies?</text:p>
          </text:list-item>
        </text:list>
        <text:p text:style-name="Exalted"><text:soft-page-break/>With that list of thoughts gathered, we can sort through what additional limitations and benefits the charm will have, using motes and Impulse cost to assist in that manner.</text:p>
        <text:p text:style-name="P210">Double check the theme</text:p>
        <text:p text:style-name="Exalted">Solars have a theme of <text:span text:style-name="T15">excellency</text:span>, so we should try to avoid too many limitations. As well, their powers should come from <text:span text:style-name="T15">within</text:span>, rather than externally. <text:s/>Let's discard the <text:span text:style-name="T15">access to the Sun</text:span> right away.</text:p>
        <text:p text:style-name="Exalted"><text:span text:style-name="T15">Damaging Creatures of Darkness</text:span> seems appropriate, let us keep it in. We'll have to make sure the extra damage isn't too little or too much by gauging it against other charms with that effect.</text:p>
        <text:p text:style-name="Exalted"><text:span text:style-name="T15">Access to the sky</text:span> is limiting--you wouldn't be able to use this underground or in tight enclosed spaces. That's a reasonable limitation, and easily worked around in most cases.</text:p>
        <text:p text:style-name="Exalted">Excluding allies from the attack could be useful, but that may make the charm too powerful. Best just to leave it as a full, indiscriminate AoE attack--much akin to a bomb. The player will have to work around that.</text:p>
        <text:p text:style-name="Exalted"><text:span text:style-name="T15">"Solars being immune"</text:span> is an interesting one, because it's both a benefit and a limitation. It means the solar could center the beam of light around themselves--and their party members, if they are Solars--and not be hurt. A sort of an addendum to the above limitation.</text:p>
        <text:p text:style-name="Exalted">However, there are a couple of items to consider: the Solar thematic rely more on "human paragon" rather than "sun-powered." This effect would not be as appropriate as a Dragon-Blooded being able to stand in a plume of fire. <text:s/>As well, with all of the other rules written and in place, the Charm description has already become medium length. There is no inherent rule about a charm's description length, but it is a quick and easy metric to see if the charm has too much (or little) stuffed into it.</text:p>
        <text:p text:style-name="Exalted">For these reasons we will leave off that particular benefit/limitation. </text:p>
        <text:p text:style-name="P210">Add/Adjust numbers</text:p>
        <text:p text:style-name="Exalted">This charm has ended up being pretty powerful, but that was its intention. However, this does mean that I should put its Mote and Impulse cost up at a higher level than normal.</text:p>
        <text:p text:style-name="P210">Judging Costs</text:p>
        <text:p text:style-name="Heading_20_4">Damage/Accuracy</text:p>
        <text:p text:style-name="Exalted">+1 Base Damage is roughly equivalent to +2 Dice Accuracy. To make things easier on us, I will frame things primarily in +X Damage.</text:p>
        <text:p text:style-name="Heading_20_4">Standard Attacks</text:p>
        <text:p text:style-name="Exalted">The Base Ability <text:span text:style-name="T15">Push the Attack</text:span> pins +1 dmg per 2 Impulse. With the Recovery Ability, an Impulse is worth 2 Peripheral Motes. This means that pricing the mote cost for +1 dmg should never be at or more than 4 Motes, or 2 Impulse--it would be a worthless charm. The following pricing is suggested:</text:p>
        <text:list xml:id="list1006354387" text:style-name="WWNum5">
          <text:list-item>
            <text:p text:style-name="P135">1 Impulse for +1Dmg/+2Dice</text:p>
          </text:list-item>
          <text:list-item>
            <text:p text:style-name="P135">2 Motes for +1Dmg/+2Dice.</text:p>
          </text:list-item>
          <text:list-item>
            <text:p text:style-name="P135">3 Motes for (+Essence Dice)</text:p>
          </text:list-item>
          <text:list-item>
            <text:p text:style-name="P81">4 Motes for (+Essence Damage), 1 impulse</text:p>
          </text:list-item>
        </text:list>
        <text:p text:style-name="Heading_20_4">Flurry Attacks</text:p>
        <text:p text:style-name="Exalted">The total amount of damage should be considerably lower for Flurry attacks--which are typically about clearing Lesser Foes from the battlefield. Since this attack hits multiple targets, the Mote and Impulse cost should double from a Standard Attack. As well, the total amount granted should be capped, typically at (Essence).</text:p>
        <text:list xml:id="list2278753577" text:style-name="WWNum60">
          <text:list-item>
            <text:p text:style-name="P136"><text:span text:style-name="T9">Cost: </text:span>2 Impulse for +1Dmg/+2Dice</text:p>
          </text:list-item>
          <text:list-item>
            <text:p text:style-name="P82"><text:span text:style-name="T9">Cost: </text:span>4 Motes for +1Dmg/+2Dice</text:p>
          </text:list-item>
        </text:list>
        <text:p text:style-name="Heading_20_4">Unsoakable/Undodgeable</text:p>
        <text:p text:style-name="Exalted">Remember, <text:span text:style-name="T9">an attack must have a counter</text:span>. Typically this means it cannot <text:span text:style-name="T15">both</text:span> be unsoakable <text:span text:style-name="T15">and</text:span> undodgeable. <text:s/>These effects should typically be around Essence 3, and no earlier than Essence 2.</text:p>
        <text:p text:style-name="Exalted">These effects must <text:span text:style-name="T15">always </text:span><text:s/>have an Impulse cost.</text:p>
        <text:p text:style-name="P210"><text:soft-page-break/>Iterate/Edit</text:p>
        <text:p text:style-name="Exalted">I have lied a bit to you with this Example: I have given the impression that the process was an ordered, straightforward process, where one task was completed before the other. This is completely false.</text:p>
        <text:p text:style-name="Exalted">In reality, the actual process is to go through again and again, often skipping steps and going back to them. You typically don't get the final version of a Charm or ability on the first pass, and a lot of the unique nature and interesting abilities come out through multiple edits.</text:p>
        <text:p text:style-name="P210">Avoiding Pitfalls</text:p>
        <text:p text:style-name="Exalted">Making Charms and Powers is more of an art than a precise science. </text:p>
        <text:p text:style-name="P213">Filling in Thematic Holes</text:p>
        <text:p text:style-name="Exalted">The first question you should ask yourself when creating a Charm is “Am I <text:span text:style-name="T15">just </text:span>trying to fill in an intentional weakness of an Ability?” <text:s/>If so, you should take a double look at what your intent is, analyze if there is an alternate way, or proceed very carefully.</text:p>
        <text:p text:style-name="Exalted">It’s often the first instinct to try to fill such a hole in--after all, we often want our characters to be the best at what they do, and seeing such a glaring hole can be frustrating.</text:p>
        <text:p text:style-name="Exalted">However, doing so is often detrimental to the longevity of the game--a fully fleshed out character is often one that is flawed--and so is the same with Abilities and Powers.</text:p>
        <text:p text:style-name="Exalted">The easiest example to show is the difference between Melee and Archery combat. <text:s/>Melee deals damage at targets that are nearby, while Archery deals damage from afar. <text:s/>If you use charms to “fill in the gaps” of range between the two, they suddenly lose most, if not all, of their distinct natures from each other and simply become “Combat.”</text:p>
        <text:p text:style-name="Exalted">This isn’t to say you <text:span text:style-name="T15">can’t</text:span> make a Melee charm that deals damage at a range--there are those that already exist--but you should go into charm creation realizing that <text:span text:style-name="T15">some <text:s/></text:span>(but not all)<text:span text:style-name="T15"> </text:span>holes are <text:span text:style-name="T15">intentional.</text:span> <text:s/>If you are to make charms in those spaces, they should respect why the hole is there in the first place.</text:p>
        <text:p text:style-name="Heading_20_4">Use Sparingly: Dice Tricks<text:line-break/>(TN Shifting, Double X’s)</text:p>
        <text:p text:style-name="Exalted">“Dice Tricks” are effects that rely on the face values of dice, and often contain wording such as “Whenever a 1 is rolled…” These types of mechanics should be considered <text:span text:style-name="T9">very carefully</text:span>, and used <text:span text:style-name="T9">extremely sparingly</text:span>.</text:p>
        <text:p text:style-name="Exalted">When using a Dice Pool system, such as Exalted does with its (Att+Abi)x d10’s, all players around the table will start to rely on <text:span text:style-name="T15">memorization</text:span> of dice faces as symbols, rather than individually interpreting the numbers.</text:p>
        <text:p text:style-name="Exalted">In essence, people will start to quickly stop seeing the numbers:</text:p>
        <text:p text:style-name="P1"><text:span text:style-name="T27">{ 1, 2, 3, 4, 5, 6, 7, 8, 9, 10 }</text:span></text:p>
        <text:p text:style-name="P6">Instead,minds will short circuit this, seeing this as the much more manageable:</text:p>
        <text:p text:style-name="P1"><text:span text:style-name="T27">{ 0, 0, 0, 0, 0, 0, 1, 1, 1, 2 }</text:span></text:p>
        <text:p text:style-name="P6">If you create a power that has “Dice tricks” built into it, such as doubling any number with an 8 or higher, <text:span text:style-name="T15">you mess with this short-circuit memorization</text:span>. This will slow down play considerably as players will suddenly have to focus on the dice, reinterpret the dice as actual numbers again, and then potentially undo their memorization.</text:p>
        <text:p text:style-name="P6"><text:span text:style-name="T9">Only use a Dice Trick if it is necessary</text:span>. A sparing number of these effects here and there--perhaps restricted by a conditional--is fine. But if too many of them appear, it will slow down play considerably!</text:p>
        <text:p text:style-name="P183"><text:span text:style-name="T25">Universal Charms</text:span></text:p>
        <text:p text:style-name="P8"/>
        <text:p text:style-name="Exalted">Exalts, particularly new ones, will use their Essence to perform similar effects. These charms are therefore Universal to all Exalts.</text:p>
        <text:p text:style-name="Exalted">While the manifestation and method of these powers will look different, the end result is the same. <text:s/>A Lunar might borrow the eyes of a falcon to see further, while an Air Dragonblood would create a focal lens out of the air--but they both would spend the same number of motes and end up with the same perception advantage.</text:p>
        <text:p text:style-name="Exalted"><text:soft-page-break/></text:p>
        <text:p text:style-name="Heading_20_2"/>
        <text:p text:style-name="P199"/>
        <text:p text:style-name="Heading_20_2">Global</text:p>
        <text:p text:style-name="P207"><text:span text:style-name="T28">There is No Wind</text:span><office:annotation><dc:creator>Samuel Smith</dc:creator><dc:date>2020-09-16T02:40:36</dc:date><text:p><text:span text:style-name="T38">If this ends up being the only Global charm, I've written myself into a box.</text:span></text:p></office:annotation></text:p>
        <text:p text:style-name="Exalted"><text:span text:style-name="T9">Cost: </text:span>1m; Supplemental (Ranged Attack)<text:line-break/><text:span text:style-name="T9">Mins: <text:s/></text:span>(Ranged Ability) 1</text:p>
        <text:p text:style-name="Exalted">When using a ranged attack, reduce up to (Essence) dice of Disadvantages caused by non-visual conditions such as high winds, storms, sleet, and other similar Environmental Effects.</text:p>
        <text:p text:style-name="Heading_20_1"/>
        <text:p text:style-name="P200">Archery</text:p>
        <text:p text:style-name="Heading_20_3">Flashing Vengeance Draw<text:tab/></text:p>
        <text:p text:style-name="Exalted"><text:span text:style-name="T9">Cost: </text:span>5m, 2i <text:line-break/><text:span text:style-name="T9">Type: </text:span>Reflexive<text:line-break/><text:span text:style-name="T9">Mins: <text:s/></text:span>Archery 1</text:p>
        <text:p text:style-name="Exalted">After the Initiative Order has been decided, but before the first Action, the Archer may make an immediate Standard Attack.</text:p>
        <text:p text:style-name="P207"><text:span text:style-name="T28">Dragonfly Finds Mate</text:span></text:p>
        <text:p text:style-name="Exalted"><text:span text:style-name="T9">Cost: </text:span>2m<text:line-break/><text:span text:style-name="T9">Type: </text:span>Reflexive<text:line-break/><text:span text:style-name="T9">Mins: </text:span><text:s/>Archery 2</text:p>
        <text:p text:style-name="Exalted">Against an attack that uses a projectile (such as Archery or Thrown), the Exalt may use a DV of (Dexterity + Archery)/2. This may be used to Defend Others <text:s/>who are within Medium Range of the Archer.</text:p>
        <text:p text:style-name="Exalted">This is considered to be a Soak Defense.</text:p>
        <text:p text:style-name="P207"><text:span text:style-name="T28">Forceful Arrow<text:tab/></text:span></text:p>
        <text:p text:style-name="Exalted"><text:span text:style-name="T9">Cost: </text:span>3m 1i<text:line-break/><text:span text:style-name="T9">Type: </text:span>Supplemental (Attack)<text:line-break/><text:span text:style-name="T9">Mins: </text:span><text:s/>Archery 2</text:p>
        <text:p text:style-name="Exalted">On a successful hit, the target(s) are knocked back one Range Band from the Archer.</text:p>
        <text:p text:style-name="Exalted">Alternatively, the Exalt may choose to knock themselves backwards one Range Band.</text:p>
        <text:p text:style-name="P207"><text:span text:style-name="T28">Arrow Storm Technique</text:span></text:p>
        <text:p text:style-name="Exalted"><text:span text:style-name="T9">Cost: </text:span>5m, 2i<text:line-break/><text:span text:style-name="T9">Type: </text:span>Supplemental (Attack)<text:line-break/><text:span text:style-name="T9">Mins: </text:span>Archery 3</text:p>
        <text:p text:style-name="Exalted">The Exalt buries an area with a flurry of <text:s/>arrows, supplementing either a Flurry or Standard Attack by making the attack Undodgeable.</text:p>
        <text:p text:style-name="Exalted"><text:span text:style-name="T9">Upgrade</text:span>: At Essence 4, this charm adds +3 dice to the Attack Roll.</text:p>
        <text:p text:style-name="P207"><text:span text:style-name="T28">Flying Anchor</text:span></text:p>
        <text:p text:style-name="Exalted"><text:span text:style-name="T9">Cost: </text:span>5m, 2i<text:line-break/><text:span text:style-name="T9">Type: </text:span>Primary<text:line-break/><text:span text:style-name="T9">Mins: </text:span>Archery 3</text:p>
        <text:p text:style-name="Exalted">The Exalt may perform a Grapple Action at range using a projectile. The Exalt does not suffer from the negative penalties of the Grapple, nor can the Exalt forcefully move the target, since it is the projectile pinning the target down, not the Exalt.</text:p>
        <text:p text:style-name="Heading_20_2"/>
        <text:p text:style-name="P199"/>
        <text:p text:style-name="P176"><text:span text:style-name="T32">Greater Charms</text:span></text:p>
        <text:p text:style-name="Heading_20_3">Accuracy Without Distance</text:p>
        <text:p text:style-name="Exalted"><text:span text:style-name="T9">Cost: --<text:line-break/>Type: </text:span>Permanent <text:line-break/><text:span text:style-name="T9">Mins: </text:span>Archery 4</text:p>
        <text:p text:style-name="Exalted">The Exalts Archery attacks are extended. <text:s/>They now suffer no Defense Penalty at Medium Range, and may attack at Long Range with a Partial Range Defense.</text:p>
        <text:p text:style-name="Heading_20_1"/>
        <text:p text:style-name="P200">Athletics</text:p>
        <text:p text:style-name="Heading_20_3">Graceful Crane Stance</text:p>
        <text:p text:style-name="Exalted"><text:span text:style-name="T9">Cost: </text:span>3m<text:line-break/><text:span text:style-name="T9">Type: </text:span>Reflexive, Scene<text:line-break/><text:span text:style-name="T9">Mins: </text:span>Athletics 1</text:p>
        <text:p text:style-name="Exalted">The Exalt may perform athletics of balance such as running across things too narrow or weak to normally support the Exalt. Examples include awnings, precarious poles, and even laundry lines.</text:p>
        <text:p text:style-name="P207"><text:span text:style-name="T28">Soaring Leap</text:span></text:p>
        <text:p text:style-name="Exalted"><text:span text:style-name="T9">Cost: </text:span>3m<text:line-break/><text:span text:style-name="T9">Type: </text:span>Reflexive<text:line-break/><text:span text:style-name="T9">Mins: </text:span>Athletics 2</text:p>
        <text:p text:style-name="Exalted">The Exalt increases their leaping distance, allowing them to cross chasms and scale buildings. They may effortlessly leap 6 meters in one bound, and do not take fall damage from such leaps.</text:p>
        <text:p text:style-name="P207"><text:span text:style-name="T28">Lightning Speed</text:span></text:p>
        <text:p text:style-name="Exalted"><text:span text:style-name="T9">Cost: </text:span>3m<text:line-break/><text:span text:style-name="T9">Type: </text:span>Supplemental<text:line-break/><text:span text:style-name="T9">Mins: </text:span>Athletics 3</text:p>
        <text:p text:style-name="Exalted">The Exalt may double their running speed for a specific task, blazing off with great abandon. For races and tests of speed, the Exalt may add (Essence) successes to their roll.</text:p>
        <text:p text:style-name="Exalted">In combat, this may supplement a Move Action, letting the character move one additional Range Band during their action. (This does not count as a <text:span text:style-name="T15">Rush</text:span> action).</text:p>
        <text:p text:style-name="P207"><text:span text:style-name="T28">Thunderbolt Attack</text:span></text:p>
        <text:p text:style-name="Exalted"><text:span text:style-name="T9">Cost: </text:span>2m, 1i<text:line-break/><text:span text:style-name="T9">Type: </text:span>Supplemental<text:line-break/><text:span text:style-name="T9">Mins: </text:span>Athletics 3</text:p>
        <text:p text:style-name="Exalted">The Exalt may take a free Move Action in conjunction with an attack without consuming a Secondary Action.</text:p>
        <text:p text:style-name="P207"><text:span text:style-name="T28">Thousand Steps’ Stillness</text:span></text:p>
        <text:p text:style-name="Exalted"><text:span text:style-name="T9">Cost: </text:span>3m<text:line-break/><text:span text:style-name="T9">Type: </text:span>Reflexive<text:line-break/><text:span text:style-name="T9">Mins: </text:span>Athletics 4</text:p>
        <text:p text:style-name="Exalted">When dodging, the Exalt may position themselves with purpose. When defending with Evasion, they may gain 2 Impulse.</text:p>
        <text:p text:style-name="Heading_20_2"/>
        <text:p text:style-name="P199"/>
        <text:p text:style-name="P176"><text:span text:style-name="T32">Greater Charms</text:span></text:p>
        <text:p text:style-name="P207"><text:span text:style-name="T28">Feather Foot Style</text:span></text:p>
        <text:p text:style-name="Exalted"><text:span text:style-name="T9">Cost: </text:span>--<text:line-break/><text:span text:style-name="T9">Type: </text:span>Permanent<text:line-break/><text:span text:style-name="T9">Mins: </text:span>Athletics 4</text:p>
        <text:p text:style-name="Exalted">The Exalt may run up walls, cross liquids, and even run across the underside of <text:s/>horizontal surfaces, such as bridges or roofs, so long as they continue to run. </text:p>
        <text:p text:style-name="Exalted">In combat “Continuing to run” means that the Exalt must make a Move action each round.</text:p>
        <text:p text:style-name="P200">Awareness</text:p>
        <text:p text:style-name="Heading_20_3">Sight Without Eyes</text:p>
        <text:p text:style-name="Exalted"><text:span text:style-name="T9">Cost:</text:span> 2m<text:line-break/><text:span text:style-name="T9">Type: </text:span>Reflexive; Scene<text:line-break/><text:span text:style-name="T9">Mins</text:span>: Awareness 1</text:p>
        <text:p text:style-name="Exalted">Reduce any disadvantage from visual conditions such as smoke, fog, and darkness by up to (Essence) dice.</text:p>
        <text:p text:style-name="Heading_20_3">Awakening Eye</text:p>
        <text:p text:style-name="Exalted"><text:span text:style-name="T9">Cost:</text:span> 3m<text:line-break/><text:span text:style-name="T9">Type: </text:span>Reflexive<text:line-break/><text:span text:style-name="T9">Mins</text:span>: Awareness 2</text:p>
        <text:p text:style-name="Exalted">Reroll a Join Battle Roll, taking the preferred result. This may only be done once.</text:p>
        <text:p text:style-name="Heading_20_3">Uncanny Perception Technique</text:p>
        <text:p text:style-name="Exalted"><text:span text:style-name="T9">Cost: --<text:line-break/>Type: </text:span>Permanent<text:line-break/><text:span text:style-name="T9">Mins: </text:span>Awareness 2</text:p>
        <text:p text:style-name="Exalted">The presence of dematerialized, intangible, or otherwise spectral creatures may be natively detected--although the precise location still remains a mystery. The creature may attempt to use Stealth to combat this awareness.</text:p>
        <text:p text:style-name="Exalted">This sense will manifest in all manner of strange sensory phenomena appropriate to the being: a chill of winter, coppery taste, or the sound of bells. As well, this sense is distinctive to the specific being, allowing for recognition upon sensing it again.</text:p>
        <text:p text:style-name="Heading_20_3">Surprise Anticipation Method</text:p>
        <text:p text:style-name="Exalted"><text:span text:style-name="T9">Cost: --<text:line-break/>Type: </text:span>Permanent<text:line-break/><text:span text:style-name="T9">Mins: </text:span>Awareness 3</text:p>
        <text:p text:style-name="Exalted">The Exalt suffers no penalties to Awareness rolls occur due to being tired, exhausted, or other similar mental disadvantage. Awareness rolls may always be made while asleep.</text:p>
        <text:p text:style-name="Exalted">In addition, the Exalt never suffers from the (-2 DV) penalty during an ambush round, and may act in a normal turn order. However, they will still only be able to take a Primary or Secondary Action.</text:p>
        <text:p text:style-name="Heading_20_2"/>
        <text:p text:style-name="P199"/>
        <text:p text:style-name="P176"><text:span text:style-name="T32">Greater Charms</text:span></text:p>
        <text:p text:style-name="Heading_20_3">Sense-Destroying Method</text:p>
        <text:p text:style-name="Exalted"><text:span text:style-name="T9">Cost: </text:span>6m<text:line-break/><text:span text:style-name="T9">Type: </text:span>Primary<text:line-break/><text:span text:style-name="T9">Mins: </text:span>Awareness 4</text:p>
        <text:p text:style-name="Exalted">On touching a target, and by successfully rolling (Cunning + Awareness) vs the target’s (Stamina + Physique), the Exalt can destroy one of the classical five senses at their choice. Only one sense of a target may be destroyed in a particular scene.</text:p>
        <text:p text:style-name="Exalted">Undoing this destruction is a Medicine Project of at least 10 PR. Most targets will not have this luxury.</text:p>
        <text:p text:style-name="Exalted"/>
        <text:p text:style-name="P200">Brawl</text:p>
        <text:p text:style-name="Heading_20_3">Ox-Stunning Blow</text:p>
        <text:p text:style-name="Exalted"><text:span text:style-name="T9">Cost:</text:span> 2m<text:line-break/><text:span text:style-name="T9">Type: </text:span>Supplemental<text:line-break/><text:span text:style-name="T9">Mins</text:span>: Brawl 1</text:p>
        <text:p text:style-name="Exalted">On a successful Brawl attack, remove (Essence) Impulse from the target(s).</text:p>
        <text:p text:style-name="Heading_20_3">Sledgehammer Strike</text:p>
        <text:p text:style-name="Exalted"><text:span text:style-name="T9">Cost:</text:span> 4m<text:line-break/><text:span text:style-name="T9">Type: </text:span>Supplemental<text:line-break/><text:span text:style-name="T9">Mins</text:span>: Brawl 2</text:p>
        <text:p text:style-name="Exalted">When attempting to break objects, such as walls, pillars, or other such scenery, add 2x(Essence) dice.</text:p>
        <text:p text:style-name="Exalted">Against animate beings (such as Earth elementals and golems), add (Essence) dice to the attack roll.</text:p>
        <text:p text:style-name="P9"/>
        <text:p text:style-name="P28"/>
        <text:p text:style-name="P176"><text:span text:style-name="T32">Greater Charms</text:span></text:p>
        <text:p text:style-name="Exalted"/>
        <text:p text:style-name="Exalted"/>
        <text:p text:style-name="P200">Craft</text:p>
        <text:p text:style-name="Heading_20_3">Durability-Enhancing Technique</text:p>
        <text:p text:style-name="Exalted"><text:span text:style-name="T9">Cost: </text:span>2m<text:line-break/><text:span text:style-name="T9">Type: </text:span>Primary; Scene<text:line-break/><text:span text:style-name="T9">Mins: </text:span>Craft 1</text:p>
        <text:p text:style-name="Exalted">The Exalt may reinforce an object --no more than (Essence) meters in its largest dimension--and make it nigh unbreakable.</text:p>
        <text:p text:style-name="Exalted">The object is not considered “mundane,” <text:s/>and <text:s/>increases the difficulty to break or otherwise destroy <text:s/>it by (Essence).</text:p>
        <text:p text:style-name="Heading_20_3">Discerning Craftsmanship</text:p>
        <text:p text:style-name="Exalted"><text:span text:style-name="T9">Cost: </text:span>3m<text:line-break/><text:span text:style-name="T9">Type: </text:span>Primary<text:line-break/><text:span text:style-name="T9">Mins: </text:span>Craft 2</text:p>
        <text:p text:style-name="Exalted">The Exalt studies an object, forming its composition and structure into their mind.</text:p>
        <text:p text:style-name="Exalted">For the remainder of the story, the Exalt is granted +2 dice on efforts to mimic the style of the original artist. They also may use (Insight + Craft), with a +2 dice advantage to study other objects to recognize it as the crafter’s work, and not a forgery.</text:p>
        <text:p text:style-name="Exalted">(If this current object they are studying is in fact a forgery, the difficulty to recognize this fact is lowered by 1).</text:p>
        <text:p text:style-name="Heading_20_3">Mark of the Maker</text:p>
        <text:p text:style-name="Exalted"><text:span text:style-name="T9">Cost: </text:span>3m<text:line-break/><text:span text:style-name="T9">Type: </text:span>Primary<text:line-break/><text:span text:style-name="T9">Mins: </text:span>Craft 2</text:p>
        <text:p text:style-name="Exalted">Glean immediate insight into the original purpose, material makeup, age, and other such information while studying an object.</text:p>
        <text:p text:style-name="P27"/>
        <text:p text:style-name="P176"><text:span text:style-name="T33">Greater Charms</text:span></text:p>
        <text:p text:style-name="Heading_20_3">Timely Prototype</text:p>
        <text:p text:style-name="Exalted"><text:span text:style-name="T9">Cost: </text:span>5m<text:line-break/><text:span text:style-name="T9">Type: </text:span>Primary<text:line-break/><text:span text:style-name="T9">Mins: </text:span>Craft 4</text:p>
        <text:p text:style-name="Exalted">On activation of this charm, the Exalt may immediately finish a Craft Project they have in the works. <text:s/>They must still roll the Obstruction Rolls. However, instead of developing an Oddity, Problem, or Major Problem, it will take the form of a Minor, Moderate, or Major Drawback, respectively.</text:p>
        <text:p text:style-name="Exalted"><text:span text:style-name="T9">Permanent Effect:</text:span> On purchasing this charm, and at the start of each story, the Exalt gains an additional +15 RES, to be used only for Craft Projects.</text:p>
        <text:p text:style-name="Exalted"/>
        <text:p text:style-name="Exalted"/>
        <text:p text:style-name="Exalted"/>
        <text:p text:style-name="P200">Physique</text:p>
        <text:p text:style-name="Heading_20_3">Stone-Shattering Step</text:p>
        <text:p text:style-name="Exalted"><text:span text:style-name="T9">Cost: </text:span>2m<text:line-break/><text:span text:style-name="T9">Type:</text:span> Supplemental<text:line-break/><text:span text:style-name="T9">Mins: </text:span>Physique 3</text:p>
        <text:p text:style-name="Exalted">When taking a Move action, the Exalt may burst through any mundane wooden wall or barrier, and any mundane stone wall less than 1 meter in width.</text:p>
        <text:p text:style-name="Exalted">For non-mundane walls, they may add +(Essence) to smash through the wall.</text:p>
        <text:p text:style-name="P177"/>
        <text:p text:style-name="P29"/>
        <text:p text:style-name="P176"><text:span text:style-name="T32">Greater Charms</text:span></text:p>
        <text:p text:style-name="P185"/>
        <text:p text:style-name="P188"><text:span text:style-name="T25">Sorcery and Necromancy</text:span></text:p>
        <text:p text:style-name="Exalted"/>
        <text:p text:style-name="Exalted"/>
        <text:p text:style-name="Exalted">Sorcery is the complex manipulation and control of the flows of Essence of the world, rather than their internal flows. Instead of Charms, Sorcery relies on ritualistic, exact recantations called Spells and Thaumaturgies to enact the power upon the world.</text:p>
        <text:p text:style-name="Exalted">Sorcery is split into <text:span text:style-name="T9">Three Circles</text:span>, the first being the lowest. <text:s/>Each tradition and tutor will have a different name for the circle, although the most widely known is <text:span text:style-name="T9">Emerald, Sapphire, </text:span>and <text:span text:style-name="T9">Adamant</text:span>, respectively.</text:p>
        <table:table table:name="Table31" table:style-name="Table31">
          <table:table-column table:style-name="Table31.A"/>
          <table:table-row table:style-name="Table31.1">
            <table:table-cell table:style-name="Table31.A1" office:value-type="string">
              <text:p text:style-name="P7"><text:span text:style-name="T20">Dynasts and Sorcery</text:span></text:p>
              <text:p text:style-name="P7">It is known that Dragonblooded do not reach past the First Circle: that power is corruptive, created by the Anathema to tempt and trap those that seek power for the sake of power--save for the pure and righteous Empress herself.</text:p>
              <text:p text:style-name="P7">So says the Immaculate philosophy.</text:p>
              <text:p text:style-name="P7">But there is no such declaration. Careful Monks, when reviewing the passages so often quoted as proof, will find it lacking. Proper historical context and translations from Old Realm will unravel this as an “incorrect surface level reading.”</text:p>
              <text:p text:style-name="P7">Perpetually, there will be a champion who takes on the mantle to correct this, to pull up this noxious weed that has grafted itself to the Immaculate Order. But so far, they have all been silenced.</text:p>
              <text:p text:style-name="P26">For now, those very few who manage to reach the Second Circle do so in secret, hiding in dark corners of the Realm.</text:p>
            </table:table-cell>
          </table:table-row>
        </table:table>
        <text:p text:style-name="Heading_20_2">Necromancy</text:p>
        <text:p text:style-name="Exalted">The art of Necromancy was stolen from the Void, and has become a part of Sorcery--much to the ire and horror of many Sorcerous Practitioners.</text:p>
        <text:p text:style-name="Exalted">Initiation into either Sorcery or Necromancy will qualify the user to both.</text:p>
        <text:p text:style-name="Exalted">The Rules of Necromancy are the same as Sorcery. For convenience, the rules will simply state "Sorcerer" instead of "Sorcerer or Necromancer".</text:p>
        <text:p text:style-name="Heading_20_2">Casting Spells</text:p>
        <text:p text:style-name="Exalted">Spells, unlike charms, pull their magic from the precise manipulation and twisting of the laws of reality to the Sorcerer’s will. The Sorcerer's expenditure of Motes is a way to speed up their Casting --a Sorcerer without a mote pool would be required to take days or months to prepare and cast even the First Circle of Spells--if at all.</text:p>
        <text:p text:style-name="Exalted">In order to purchase Spells, a character must first be Initiated into the respective circle.</text:p>
        <table:table table:name="Table32" table:style-name="Table32">
          <table:table-column table:style-name="Table32.A"/>
          <table:table-row table:style-name="Table32.1">
            <table:table-cell table:style-name="Table32.A1" office:value-type="string">
              <text:p text:style-name="P7"><text:span text:style-name="T20">Moteless Casting</text:span></text:p>
              <text:p text:style-name="P7">There are alternate ways to cast Spells, whether it be through purpose built Wonders, long, elaborate rituals, or even physically rearranging the Essence lines of Creation itself.</text:p>
              <text:p text:style-name="P26">Practically speaking, none of these methods can or will be used by Player Characters--Sorcerous Motes are faster and easier in every way--but it can be an interesting narrative tool for a crafty Storyteller.</text:p>
            </table:table-cell>
          </table:table-row>
        </table:table>
        <text:p text:style-name="Exalted"/>
        <text:p text:style-name="Heading_20_2"><text:soft-page-break/>Sorcerous Motes</text:p>
        <text:p text:style-name="Exalted">Sorcerous Spells relies on the manipulation and alteration of the world's energies around them, rather than the internal expression of power that Charms are.</text:p>
        <text:p text:style-name="Exalted">Shaping a spell is therefore represented by <text:span text:style-name="T9">Sorcerous Motes (sm), </text:span>which represent the usage of external Essence to twist and conjure the mechanics of the world into the shapes needed for the Spell.</text:p>
        <text:p text:style-name="Exalted"><text:span text:style-name="T9">Sorcerous Motes</text:span> are pulled <text:span text:style-name="T15">exclusively </text:span>from the <text:span text:style-name="T9">Peripheral Mote</text:span> Pool--meaning that using a spell will always agitate the Anima Banner.</text:p>
        <text:p text:style-name="Exalted">As well, shaping Sorcerous Motes is <text:span text:style-name="T15">not instantaneous</text:span>. There is a distinct time of starting to Shape the Spell, to the ending and release of the spell.</text:p>
        <text:p text:style-name="Exalted">Lastly, Sorcerous Motes are <text:span text:style-name="T15">unique</text:span> to the Spell that is being cast--you cannot swap which Spell is being cast midway through Shaping the Motes.</text:p>
        <text:p text:style-name="Heading_20_3">Non-Combat Casting</text:p>
        <text:p text:style-name="Exalted">In all non-combat scenes (including Encounters), casting a spell takes two Actions: one to Shape, and the next to release the Spell.</text:p>
        <text:p text:style-name="Exalted">In essence, all characters get a full action to react to a spell <text:s/>being cast.</text:p>
        <text:p text:style-name="Heading_20_3">Combat Casting</text:p>
        <text:p text:style-name="Exalted">Casting in the time-regimented Combat Scene is handled more granularly by taking <text:span text:style-name="T9">Shape Motes</text:span> Action</text:p>
        <text:p text:style-name="Heading_20_4">Shape Motes</text:p>
        <text:p text:style-name="Exalted"><text:span text:style-name="T9">Primary Action<text:line-break/>Impulse Cost</text:span>: 0</text:p>
        <text:p text:style-name="Exalted">Roll (Intelligence + Sorcery). You may shape up to that number of Peripheral Motes into the Spell's Sorcerous Motes. </text:p>
        <text:p text:style-name="Exalted">The Anima Banner immediately flares according to how many Peripheral Motes have been shaped in this action.</text:p>
        <text:p text:style-name="Exalted">Once all Sorcerous Motes of the Spell have been gathered, the Spell immediately takes effect, and the Anima Flare will jump to the total cost of the Spell.</text:p>
        <text:p text:style-name="Heading_20_2">Countermagic</text:p>
        <text:p text:style-name="Exalted">Once a Spell has been cast, it is incredibly difficult to undo, requiring a <text:span text:style-name="T9">Project.</text:span></text:p>
        <text:list xml:id="list2688175281" text:style-name="WWNum53">
          <text:list-item>
            <text:p text:style-name="P137"><text:span text:style-name="T9">First Circle</text:span> <text:s/><text:tab/>2 RES</text:p>
          </text:list-item>
          <text:list-item>
            <text:p text:style-name="P137"><text:span text:style-name="T9">Second Circle</text:span> <text:tab/>5 RES</text:p>
          </text:list-item>
          <text:list-item>
            <text:p text:style-name="P83"><text:span text:style-name="T9">Third Circle</text:span> <text:tab/>10 RES </text:p>
          </text:list-item>
        </text:list>
        <text:p text:style-name="P44">All Spells, once unravelled, have a chance of their discarded magics being cast aside in wild effects. A single <text:span text:style-name="T9">Challenge Roll</text:span> should be performed for the unravelling to see if a side-effect occurs.</text:p>
        <text:p text:style-name="Heading_20_2">Initiation</text:p>
        <text:p text:style-name="Exalted">While all Exalts <text:span text:style-name="T15">can</text:span> become Sorcerers, it does not come naturally to them. They must first be <text:span text:style-name="T9">Initiated</text:span> into the mysteries of the world by creatures of power, or life-changing events. <text:s/>Their link to power becomes their guide through all three circles throughout their life--swapping tutors is unheard of.</text:p>
        <text:p text:style-name="Exalted">While it is almost always the case, the Master teaching and Initiating their pupil does not need to be of the Circle the student is being inducted into--they don’t even necessarily have to be a sorcerer themselves.</text:p>
        <text:p text:style-name="Exalted">The First Circle Sorcery can be learned at Essence 0. While extremely rare, there are even known Mortals who have become Sorcerers.</text:p>
        <text:p text:style-name="Exalted">The Second Circle Sorcery requires Essence 3, and the Third Circle of Sorcery requires Essence 5, in almost all cases.</text:p>
        <text:p text:style-name="Exalted">Each Circle Initiation grants a <text:s/>(N/A) Merit that allows the Sorcerer to learn the respective Circle of Spells, along with another effect that has been derived from their source of Power. </text:p>
        <text:p text:style-name="Heading_20_3"><text:soft-page-break/><text:span text:style-name="T9">I</text:span>nitiation Tasks</text:p>
        <text:p text:style-name="Exalted">The Laws of Sorcery written into the world dictate that each <text:span text:style-name="T9">Initiation </text:span>must be accompanied by a <text:span text:style-name="T9">Task</text:span>. The Masters inducting their students are required to have this minimum during an induction. Often, the Master will concoct their own tests and preparations for the <text:span text:style-name="T9">Task</text:span>, as failing the higher-circle Task may bring doom and destruction on all.</text:p>
        <text:p text:style-name="Exalted">The <text:span text:style-name="T9">First Circle Task</text:span> is fairly simple: the student must seek out and be selected for Induction into Sorcery.</text:p>
        <text:p text:style-name="Exalted">The <text:span text:style-name="T9">Second Circle Task </text:span>requires the student to be <text:span text:style-name="T9">Essence 3</text:span>, and will result in them suffering the equivalent of a <text:span text:style-name="T9">Major Drawback</text:span>--a repercussion that will be felt across multiple scenes, if not the character’s entire life.</text:p>
        <text:p text:style-name="Exalted">The <text:span text:style-name="T9">Third Circle Task</text:span> requires the student to be <text:span text:style-name="T9">Essence 5</text:span>, and will result in a permanent change in the character.</text:p>
        <table:table table:name="Table33" table:style-name="Table33">
          <table:table-column table:style-name="Table33.A"/>
          <table:table-row table:style-name="Table33.1">
            <table:table-cell table:style-name="Table33.A1" office:value-type="string">
              <text:p text:style-name="P7"><text:span text:style-name="T20">Raksi and the Third Circle</text:span></text:p>
              <text:p text:style-name="P7">By all accounts, Raksi should be a Third Circle Sorcerer--and yet she is not.</text:p>
              <text:p text:style-name="P26">She has not completed her Third Circle Initiation. Whatever her third Task was, she has refused to complete it. Instead she chooses to rail against the task, seeking desperately another way.</text:p>
            </table:table-cell>
          </table:table-row>
        </table:table>
        <text:p text:style-name="P5"/>
        <table:table table:name="Table34" table:style-name="Table34">
          <table:table-column table:style-name="Table34.A"/>
          <table:table-row table:style-name="Table34.1">
            <table:table-cell table:style-name="Table34.A1" office:value-type="string">
              <text:p text:style-name="P7"><text:span text:style-name="T20">Sidereals and Sorcery</text:span></text:p>
              <text:p text:style-name="P7">Sidereals have the time, resources, and training available to them to become highly skilled Sorcerers-and many of them pursue this path quite readily.</text:p>
              <text:p text:style-name="P7">However, while Sorcery is a part of the workings of Creation, The Second and <text:span text:style-name="T15">especially </text:span>the Third Circle Spells are rather rough on the Loom of Fate. More often than not, these overt, flashy, and incredibly disruptive actions run counter to all of Sidereal methodology.</text:p>
              <text:p text:style-name="P26">For this reason the Sidereal Host, particularly the Bronze Faction, encourages Sidereals to always try a Fate-Based solution first, and discourage new Sidereals from advancing up the circles “before they are ready for the responsibility.”</text:p>
            </table:table-cell>
          </table:table-row>
        </table:table>
        <text:p text:style-name="Heading_20_4"/>
        <text:p text:style-name="Heading_20_2">Sources of Sorcery</text:p>
        <text:p text:style-name="Exalted">[[Possible sources of Sorcery. Not exhaustive]]</text:p>
        <text:p text:style-name="Heading_20_3">Pact with Ifrit Lord</text:p>
        <text:p text:style-name="Exalted">One of the Lords of fire has granted you power, breathing a shard of themselves into your body.</text:p>
        <text:p text:style-name="Heading_20_4">First Circle (Kindled)</text:p>
        <text:p text:style-name="Exalted">While casting, the skin of the Sorcerer becomes glowing hot, burning with their inner fire. Crackling rivulets trace along like flames across their skin.</text:p>
        <text:p text:style-name="Heading_20_4">Second Circle (Ignited)</text:p>
        <text:p text:style-name="Exalted">Fire comes naturally to the Ignited.</text:p>
        <text:p text:style-name="Exalted">The Sorcerer gains a +1 defense against all natural Fire damage, and finds little trouble breathing in smoke-filled rooms.</text:p>
        <text:p text:style-name="Heading_20_4">Third Circle (Firestorm)</text:p>
        <text:p text:style-name="Exalted">[...]</text:p>
        <text:p text:style-name="Heading_20_3"><text:soft-page-break/>Chosen by the Salinian Working</text:p>
        <text:p text:style-name="Exalted">The First Age Sorcerers feared that their knowledge and practices would be lost to the ages, and so bound it into the fabric of reality so tightly that it has become indistinguishable.</text:p>
        <text:p text:style-name="Exalted">This process will select and teach those it chooses, according to those arcane rules written so long ago and lost to time.</text:p>
        <text:p text:style-name="Exalted">The Salinian Working will appear in a way that represents knowledge to its potential Student: it may be a book that writes itself or the whispering of the winds.</text:p>
        <text:p text:style-name="Heading_20_4">First Circle (Emerald)</text:p>
        <text:p text:style-name="Heading_20_4">Second Circle (Sapphire)</text:p>
        <text:p text:style-name="Heading_20_4">Third Circle (Adamant)</text:p>
        <text:p text:style-name="Heading_20_3">Heptagram Study</text:p>
        <text:p text:style-name="Exalted">The Heptagram trains Dragonbloods in the First Circle, and warns of the Second and Third Circles. They often do not differentiate the “Anathematic” levels.</text:p>
        <text:p text:style-name="Exalted">Ancient, old texts untouched by generations since the Shogunate call these Celestial and Solar Levels.</text:p>
        <text:p text:style-name="Heading_20_4">First Circle (Terrestrial)</text:p>
        <text:p text:style-name="Heading_20_4">Second Circle (Celestial [Anathematic])</text:p>
        <text:p text:style-name="Heading_20_4">Third Circle (Solar [Anathematic])</text:p>
        <text:p text:style-name="Heading_20_1"/>
        <text:p text:style-name="Exalted"/>
        <text:p text:style-name="Exalted">By additionally expending 3 <text:span text:style-name="T15">personal</text:span> motes, the Exalt may reduce the anima flare caused by a casting by one level.</text:p>
        <text:p text:style-name="Heading_20_2"><draw:custom-shape text:anchor-type="as-char" style:rel-width="100%" draw:z-index="4" draw:style-name="gr1" draw:text-style-name="P217" svg:width="7.5012in" svg:height="0.0224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82"><draw:custom-shape text:anchor-type="as-char" style:rel-width="100%" draw:z-index="5" draw:style-name="gr2" draw:text-style-name="P217" svg:width="7.5016in" svg:height="0.0224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83"/>
        <text:p text:style-name="P188">Spells</text:p>
        <text:p text:style-name="Exalted"/>
        <text:p text:style-name="Exalted"/>
        <text:p text:style-name="Heading_20_2">Summon Demon<office:annotation><dc:creator>Samuel Smith</dc:creator><dc:date>2020-09-16T02:42:42</dc:date><text:p><text:span text:style-name="T38">Edit this charm's wording by half. Too long.</text:span></text:p></office:annotation></text:p>
        <text:p text:style-name="Exalted">Summon Demon need only be purchased once as a spell, but may be used to summon greater demons as the Sorcerer becomes initiated into higher circles.</text:p>
        <text:p text:style-name="Heading_20_4">First Circle Summoning</text:p>
        <text:p text:style-name="Exalted"><text:span text:style-name="T9">Cost: </text:span>8sm; Ritual<text:line-break/><text:span text:style-name="T9">Mins:</text:span> Sorcery 1</text:p>
        <text:p text:style-name="Exalted">Summoning of the First Circle demons must be done with a demon’s name class (such as “Blood Ape Pack”), and is a ritual lasting 1 hour, ending at the moment of sundown.</text:p>
        <text:p text:style-name="Exalted">A demon of the First Circle is summoned and bound to a particular task. The Sorcerer must make a deal with the bound demon for this task, suffering the equivalent of a <text:span text:style-name="T9">Minor</text:span> <text:span text:style-name="T9">Complication</text:span> as a way to bargain with the Demon, otherwise it will return back to whence it came.</text:p>
        <text:p text:style-name="Exalted">In return, the Sorcerer tasks the Demon with a change worth <text:span text:style-name="T9">2 RES </text:span>or less, which they will do for at most one Month. Anything from “digging a tunnel” to “Entertain guests.” However, summoning does not inherently grant the demon the ability to <text:span text:style-name="T15">do</text:span> such things.</text:p>
        <text:p text:style-name="Exalted">The Sorcerer cannot have more than (Essence)x2 active Summoned Demons (or groups of demons) at a time.</text:p>
        <text:p text:style-name="Exalted">Demons, once their agreement has been made, will follow both the spirit and the letter of their binding. Additionally, they are bound to not harm their Summoner. <text:s/>In other words, demons can be assumed to be loyal to their summoner and are generally not interested in trying to creatively break out of the bindings.</text:p>
        <text:p text:style-name="Exalted">However, Demons should always be considered to be <text:span text:style-name="T15">alien</text:span> in mind, not understanding much of how mortals and their summoner think. A Blood Ape will not think twice about instantly choosing to murder someone instead of politely shooing them away, were the Sorcerer to ask them to “prevent people from disturbing me”.</text:p>
        <text:p text:style-name="Heading_20_4">Second Circle Summoning</text:p>
        <text:p text:style-name="Exalted"><text:span text:style-name="T9">Cost: </text:span>12sm; Ritual<text:line-break/><text:span text:style-name="T9">Mins:</text:span> Sorcery 3</text:p>
        <text:p text:style-name="Exalted">Once inducted into the Second Circle of Sorcery, the Sorcerer may summon Second Circle Demons. This may only be done on the night of the New Moon.</text:p>
        <text:p text:style-name="Exalted">Second Circle Demons may make changes up to <text:span text:style-name="T9">5 RES</text:span> upon the world.</text:p>
        <text:p text:style-name="Exalted">Second Circle Demons must be bargained with a task that will cause the summoner to take a <text:span text:style-name="T9">Moderate Complication</text:span>. If failed or refused, the Second Circle Demon often return peacefully from whence they came, but the more belligerent may try to break their summoning bonds and even attack the Sorcerer.</text:p>
        <text:p text:style-name="Exalted">The Sorcerer may have only (Essence) Second Circle Demons (or pack of demons) summoned at a time.</text:p>
        <text:p text:style-name="Heading_20_4">Third Circle Summoning</text:p>
        <text:p text:style-name="Exalted"><text:span text:style-name="T9">Cost: </text:span>15sm; Ritual<text:line-break/><text:span text:style-name="T9">Mins: <text:s/></text:span>Sorcery 5</text:p>
        <text:p text:style-name="Exalted">Once inducted into the Third Circle of Sorcery, the greatest demons may be summoned, though this may be done only on the first night of Calibration, which comes once a year.</text:p>
        <text:p text:style-name="Exalted">Third Circle Demons may make vast and wide-ranging changes to the world, up to <text:span text:style-name="T9">15 RES</text:span> in scale.</text:p>
        <text:p text:style-name="Exalted">Bargaining with a Third Circle Demon requires a <text:span text:style-name="T9">Major Complication</text:span>. To fail or refuse is to let the demon free for the remaining four nights of Calibration, a disaster in the making.</text:p>
        <text:p text:style-name="Exalted">Only 1 Third Circle Demon can be summoned at a time.</text:p>
        <text:p text:style-name="Heading_20_2"><text:soft-page-break/><draw:custom-shape text:anchor-type="as-char" style:rel-width="100%" draw:z-index="6" draw:style-name="gr1" draw:text-style-name="P217" svg:width="7.5012in" svg:height="0.0224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96">First Circle</text:p>
        <text:p text:style-name="Heading_20_3">Coin of Distant Vision</text:p>
        <text:p text:style-name="Exalted"><text:span text:style-name="T9">Cost: </text:span>5sm<text:line-break/><text:span text:style-name="T9">Mins: <text:s/></text:span>Sorcery 1</text:p>
        <text:p text:style-name="Exalted">When learning this Spell, the Sorcerer coalesces their flows of essence around a shard of obsidian, entwining their senses with it, regardless of its distance.</text:p>
        <text:p text:style-name="Exalted">The Sorcerer may choose to peer their the obsidian shard as though it were their own senses. If the shard is in a small container, such as a pocket or pouch, they may sense beyond with a (-2) disadvantage.</text:p>
        <text:p text:style-name="Exalted">The Sorcerer may remotely disentangle their sense from the obsidian shard as a Secondary Action. This will require them to craft a new connection to a new shard, which typically takes an evening to do. Only one shard may be used at a time.</text:p>
        <text:p text:style-name="Heading_20_3">Corrupted Words</text:p>
        <text:p text:style-name="Exalted"><text:span text:style-name="T9">Cost: </text:span>5sm; <text:span text:style-name="T9">Mins: <text:s/></text:span>Sorcery 2<text:line-break/><text:span text:style-name="T9">Duration: </text:span>One Year<text:line-break/>The Sorcerer coalesces a mass of all <text:s/>taboo words and topics into a small egg-shaped mass in their hands, and whispers into it a new topic that shall be bound with its unspoken peers. This could be something as specific as “Secret Letters you will write to me” or as general as “The Existence of the Sidereal Exalted.”<text:line-break/>On a successful (Intelligence + Sorcery) roll vs. Resolve a target, and while close enough to <text:s/>physically do so, the Sorcerer may force this ball of unspoken words down the throat of the target, binding their words on the now taboo topic.</text:p>
        <text:p text:style-name="Exalted">The now bound words will become impossible for the target to communicate to another being--be it through words, written letters, or any other such method. Attempting to do so will cause a vision of a mass of writhing, repulsive maggots (or whatever else the target finds repulsive) crawling from their mouth. </text:p>
        <text:p text:style-name="Exalted">The Sorcerer may affect no more than (Essence) targets with this spell at a time, and may choose to discontinue their charges at will.</text:p>
        <text:p text:style-name="Heading_20_3">Theft of Memory</text:p>
        <text:p text:style-name="Exalted"><text:span text:style-name="T9">Cost: </text:span>5sm; <text:span text:style-name="T9">Mins: <text:s/></text:span>Sorcery 2<text:line-break/><text:span text:style-name="T9">Duration: </text:span>Indefinite</text:p>
        <text:p text:style-name="Exalted">Focusing on a specific, known memory, the Sorcerer makes a (Cunning + Sorcery) roll vs the Target’s Guile.</text:p>
        <text:p text:style-name="Exalted">If successful, they place an pure-cut emerald (Resources 2) on the forehead of their target, and siphon the memory away into the gem. The target may no longer relive the memory. Anyone with the gem may spend 1m, clasp it to their forehead and relive it.</text:p>
        <text:p text:style-name="Exalted">The Sorcerer, casting this spell again, may pull the memory out of the emerald, where it will return back to its original owner.</text:p>
        <text:p text:style-name="P183"/>
        <text:p text:style-name="P188">Martial Arts</text:p>
        <text:p text:style-name="Exalted"/>
        <text:p text:style-name="Exalted"/>
        <text:p text:style-name="Exalted"/>
        <text:p text:style-name="Exalted">Martial Arts Styles are widely found across creation, with mortal, God-blooded, Spirit, Demon, and Exalted practitioners alike. For mortal practitioners, the motions of the Techniques are taught as a manner of self discipline and motion, as they are often unable to press the Motes required to activate its true effects.</text:p>
        <text:p text:style-name="Exalted">Only one Martial Arts Style may be active at a time, and only Techniques from that Style may be used during the same action. (i.e. Combos cannot contain Techniques from multiple Styles..) Characters may switch their Style and their Weapons at the start of their action as a free movement. </text:p>
        <text:p text:style-name="Exalted">Techniques, unlike other Powers, <text:span text:style-name="T9">must be bought in the order they are presented in.</text:span></text:p>
        <text:p text:style-name="Heading_20_4">Form Weapons and Armor</text:p>
        <text:p text:style-name="Exalted">As well, Martial Arts are restricted by what sorts of <text:span text:style-name="T9">weapons</text:span> and <text:span text:style-name="T9">armor</text:span> the Stylist uses--after all, it would be all but impossible to take the light, dancing maneuvers of Snake Style in Heavy Plate!</text:p>
        <text:p text:style-name="Exalted">When using multiple styles, Stylist may start to use an array of weapons. The <text:span text:style-name="T9">Switch Style</text:span> Secondary Action allows for this quick changeover, so long as both weapons are within easy reach of the character.</text:p>
        <text:p text:style-name="Exalted">Alternatively, the Stylist may begin <text:span text:style-name="T9">creating new types of weapons</text:span>. If they have two styles, one that calls for Thrown (disks), and the other Melee (swords), they may decide that a <text:span text:style-name="T15">bladed chakram</text:span> is exactly what they need.</text:p>
        <text:p text:style-name="Heading_20_3">Weapons</text:p>
        <text:p text:style-name="Exalted">[[Need to give a listing of example weapons types. These will be used for Attack Ability Specialities…</text:p>
        <text:p text:style-name="Exalted"><text:span text:style-name="T9">Melee</text:span></text:p>
        <text:list xml:id="list1684778890" text:style-name="WWNum10">
          <text:list-item>
            <text:p text:style-name="P138">Swords (All bladed-type weapons)</text:p>
          </text:list-item>
          <text:list-item>
            <text:p text:style-name="P138">Clubs (All Blunt-type weapons)</text:p>
          </text:list-item>
          <text:list-item>
            <text:p text:style-name="P138">Staff</text:p>
            <text:list>
              <text:list-item>
                <text:p text:style-name="P156">Note how “Spears” is a Staff with a blade, that can also be thrown like a Javelin.</text:p>
              </text:list-item>
            </text:list>
          </text:list-item>
        </text:list>
        <text:p text:style-name="Exalted"/>
        <text:list xml:id="list91508104508330" text:continue-numbering="true" text:style-name="WWNum10">
          <text:list-item>
            <text:p text:style-name="P138">Throwing Disks (Chakram, shields)</text:p>
          </text:list-item>
          <text:list-item>
            <text:p text:style-name="P84"/>
          </text:list-item>
        </text:list>
        <text:p text:style-name="Heading_20_2">Merits</text:p>
        <text:p text:style-name="Heading_20_3">Master Stylist (3)<office:annotation><dc:creator>Samuel Smith</dc:creator><dc:date>2020-09-15T01:55:15</dc:date><text:p><text:span text:style-name="T38">I don't know about this. I'll have to come back to it later.</text:span></text:p></office:annotation></text:p>
        <text:p text:style-name="Exalted"><text:span text:style-name="T9">Mortal Only</text:span></text:p>
        <text:p text:style-name="Exalted">The Stylist has managed to master their Martial Arts beyond what should be possible for any Mortal. They may learn and use Lesser Techniques of the chosen style, so long as they meet the Ability Requirements for this.</text:p>
        <text:p text:style-name="Exalted">The Stylist gains <text:s/>a pool of 8 Peripheral Motes that may only be used for their chosen style.</text:p>
        <text:p text:style-name="Heading_20_1"/>
        <text:p text:style-name="P200">Snake Style</text:p>
        <text:p text:style-name="Exalted"><text:span text:style-name="T9">Abilities</text:span> <text:tab/>Brawl, Dodge<text:line-break/><text:span text:style-name="T9">Weapons</text:span><text:tab/>Unarmed, Needles<text:line-break/><text:span text:style-name="T9">Armor</text:span><text:tab/><text:tab/>Unarmored, Light</text:p>
        <text:p text:style-name="Exalted">Snake stylists use quick, precise strikes, disrupting Chakras and the flow of their targets motions. As well, they prey on those that are slower than them. Masters can even deliver paralyzing poisonous Essence through their fingertips, or through specialized hollow hand needles.</text:p>
        <text:p text:style-name="Exalted">The Stylist gains <text:span text:style-name="T9">+1 Evasion</text:span>. Anytime they attack a character who has not acted yet this round, they also gain <text:span text:style-name="T9">+2 Attack Dice</text:span>.</text:p>
        <text:p text:style-name="Heading_20_4"><text:span text:style-name="T34">Hand Needles</text:span></text:p>
        <text:p text:style-name="Exalted">Hand Needles are specialized equipment made specifically for practitioners of this Style. They are finger-length hollow needles, typically made of strengthened glass, wood, or obsidian, that allow for quick piercing strikes. Trainees often use harmless chopsticks as their practice weapons.</text:p>
        <text:p text:style-name="Heading_20_2">Lesser Techniques</text:p>
        <text:p text:style-name="Heading_20_3">Armor-Penetrating Fang</text:p>
        <text:p text:style-name="Exalted"><text:span text:style-name="T9">Cost: </text:span>3m, 1i; <text:span text:style-name="T9">Mins:</text:span> Brawl 2<text:line-break/><text:span text:style-name="T9">Type: </text:span>Supplemental<text:line-break/><text:span text:style-name="T9">Duration: </text:span>Instant</text:p>
        <text:p text:style-name="Exalted">The Stylist knows how to precisely strike to deliver their devastating results, whether it be between joints in armor or in targeted weak spots.. Their attack becomes <text:span text:style-name="T9">Unsoakable.</text:span></text:p>
        <text:p text:style-name="Heading_20_3">Crippling Pressure-Point Strike</text:p>
        <text:p text:style-name="Exalted"><text:span text:style-name="T9">Cost: </text:span>3m, 2i; <text:span text:style-name="T9">Mins:</text:span> Brawl 3<text:line-break/><text:span text:style-name="T9">Type: </text:span>Supplemental<text:line-break/><text:span text:style-name="T9">Duration: </text:span>Instant</text:p>
        <text:p text:style-name="Exalted">On a successful Decisive Action, the Stylist rapidly jabs at their Target’s nerve clusters and pressure points, numbing and deadening portions of their target’s body.</text:p>
        <text:p text:style-name="Exalted">The Stylist deals no <text:span text:style-name="T9">Base Damage</text:span> on their attack, but may either blind one of the senses or paralyze one limb of the target for (Essence) + 1 Rounds.</text:p>
        <text:p text:style-name="Heading_20_3">Rhythm-Interrupting Venom</text:p>
        <text:p text:style-name="Exalted"><text:span text:style-name="T9">Cost: </text:span>2m; <text:span text:style-name="T9">Mins:</text:span> Brawl 3<text:line-break/><text:span text:style-name="T9">Type: </text:span>Supplemental<text:line-break/><text:span text:style-name="T9">Duration: </text:span>Instant</text:p>
        <text:p text:style-name="Exalted">On a successful attack, the Stylist disrupts the momentum and motions of their target, instantly reducing the target’s Initiative by 5.</text:p>
        <text:p text:style-name="Heading_20_2">Greater Techniques</text:p>
        <text:p text:style-name="Heading_20_3">Countless Coils Evasion</text:p>
        <text:p text:style-name="Exalted"><text:span text:style-name="T9">Cost: </text:span>(2m and 1i per 1 damage); <text:span text:style-name="T9">Mins:</text:span> Brawl 4<text:line-break/><text:span text:style-name="T9">Type: </text:span>Reflexive<text:line-break/><text:span text:style-name="T9">Duration: </text:span>Instant</text:p>
        <text:p text:style-name="Exalted">On being the target of a successful attack, the Stylist may react with startling speed, deflecting and shunting part of the damage. <text:s/>For every 2 Motes and 1 Initiative spent, the Stylist may reduce the amount of incoming damage by 1. They may reduce up to (Essence)x2 damage this way from one attack.</text:p>
        <text:p text:style-name="Exalted">Should the Stylist reduce the incoming damage to 0, the attack is considered to not have hit in the first place.</text:p>
        <text:p text:style-name="Heading_20_3">Essence Venom Strike</text:p>
        <text:p text:style-name="Exalted"><text:span text:style-name="T9">Cost: </text:span>6m, 3i; <text:span text:style-name="T9">Mins:</text:span> Brawl 5<text:line-break/><text:span text:style-name="T9">Type: </text:span>Simple<text:line-break/><text:span text:style-name="T9">Duration: </text:span>Instant</text:p>
        <text:p text:style-name="Exalted"><text:soft-page-break/>The Stylist strikes out, making an immediate Contested Roll of their (Dexterity +Brawl) against the target’s Evasion. Should the Stylist succeed, the target becomes poisoned with vile Essence.</text:p>
        <text:p text:style-name="Exalted">For the Stylist’s (Essence) rounds, the Target suffers 2 Damage, and is considered to be at a -2 DV penalty when attacked by the Stylist.</text:p>
        <text:p text:style-name="Exalted">As well, for the remainder of the scene, the target is always considered to have “not acted this round” for the purposes of Snake Style bonuses.</text:p>
        <text:p text:style-name="Exalted"/>
        <text:p text:style-name="P200">Tiger Style</text:p>
        <text:p text:style-name="Exalted"><text:span text:style-name="T9">Abilities</text:span> <text:tab/>Brawl, Athletics<text:line-break/><text:span text:style-name="T9">Weapons</text:span><text:tab/>Unarmed, Light, Medium<text:line-break/><text:span text:style-name="T9">Armor</text:span><text:tab/><text:tab/>Unarmored, Light</text:p>
        <text:p text:style-name="Exalted">Tiger Stylists focus on a low-centered, wide stances, which provides both incredible balance and flexibility in their motions. Their actions are fluid and active, using their entire body in their motion full of rolls, kicks, and extensive footwork. It is not uncommon for Tiger Stylists to use the environment to their advantage, leaping off of walls and rafters in a ravaging pounce.</text:p>
        <text:p text:style-name="Exalted">While in Tiger Style form, the Stylist is immune to any disadvantage from unsteady ground or being prone to attack: they may use their entire body in their strikes. As well, their attacks are vicious and carry with them the momentum, providing <text:span text:style-name="T9">+1 to Base Damage</text:span>.</text:p>
        <text:p text:style-name="Heading_20_2">Lesser Techniques</text:p>
        <text:p text:style-name="Heading_20_3">Retreating Momentum</text:p>
        <text:p text:style-name="Exalted"><text:span text:style-name="T9">Cost: </text:span>2m; <text:span text:style-name="T9">Mins:</text:span> Brawl 2, Athletics 1<text:line-break/><text:span text:style-name="T9">Type: </text:span>Reflexive<text:line-break/><text:span text:style-name="T9">Duration: </text:span>Instant</text:p>
        <text:p text:style-name="Exalted">On an incoming attack, the Stylist whirls around to defend themselves, enhancing their defenses with their motion. They increase both their DV by 3, but must surrender their current position by immediately taking a Move Action away from the attacker. Ths consumes their next Secondary Action.</text:p>
        <text:p text:style-name="Heading_20_3">Crimson Leaping Cat</text:p>
        <text:p text:style-name="Exalted"><text:span text:style-name="T9">Cost: </text:span>4m, 1i; <text:span text:style-name="T9">Mins:</text:span> Brawl 2, Athletics 1<text:line-break/><text:span text:style-name="T9">Type: </text:span>Simple<text:line-break/><text:span text:style-name="T9">Duration: </text:span>Instant</text:p>
        <text:p text:style-name="Exalted">The Stylists leaps onto their target, stunning them and halting their target’s movement.</text:p>
        <text:p text:style-name="Exalted">Make a (Dexterity + Athletics) roll against the target’s Evasion, if successful, the target cannot move from their position for (Essence) Rounds.</text:p>
        <text:p text:style-name="Heading_20_3">Prey-Maiming Frenzy</text:p>
        <text:p text:style-name="Exalted"><text:span text:style-name="T9">Cost: </text:span>4m, 1i; <text:span text:style-name="T9">Mins:</text:span> Brawl 3, Athletics 2<text:line-break/><text:span text:style-name="T9">Type: </text:span>Supplementary<text:line-break/><text:span text:style-name="T9">Duration: </text:span>Instant</text:p>
        <text:p text:style-name="Exalted">Against a stunned, paralyzed, or otherwise forcefully stationary target, the Stylist may make frenzied, brutal strikes, increasing their Base Damage by +2.</text:p>
        <text:p text:style-name="Heading_20_2">Greater Techniques</text:p>
        <text:p text:style-name="Heading_20_3">Bone-Shattering Bite</text:p>
        <text:p text:style-name="Exalted"><text:span text:style-name="T9">Cost: </text:span>8m, 3i; <text:span text:style-name="T9">Mins:</text:span> Brawl 4, , Athletics 3<text:line-break/><text:span text:style-name="T9">Type: </text:span>Reflexive<text:line-break/><text:span text:style-name="T9">Duration: </text:span>Instant</text:p>
        <text:p text:style-name="Exalted">[[Didn’t like this one, need another good idea]]</text:p>
        <text:p text:style-name="Exalted"/>
        <text:p text:style-name="Heading_20_3">Angry Predator Frenzy</text:p>
        <text:p text:style-name="Exalted"><text:span text:style-name="T9">Cost: </text:span>--; <text:span text:style-name="T9">Mins:</text:span> Brawl 5, , Athletics 4<text:line-break/><text:span text:style-name="T9">Type: </text:span>Permanent<text:line-break/><text:span text:style-name="T9">Duration: </text:span>Permanent</text:p>
        <text:p text:style-name="Exalted">The apex Predator stalks the jungle. While in Tiger Style Form, the Stylist permanently adds an additional (Strength)/2 to their Base Damage.</text:p>
        <text:p text:style-name="Exalted">As well, whenever the Stylist attacks a stunned, paralyzed, or otherwise forcefully stationary target, they may add an additional +2 damage.</text:p>
        <text:p text:style-name="Exalted"><text:soft-page-break/></text:p>
        <text:p text:style-name="P200">Crane Style</text:p>
        <text:p text:style-name="Exalted"><text:span text:style-name="T9">Ability</text:span><text:tab/><text:tab/>Presence<text:line-break/><text:span text:style-name="T9">Weapons</text:span> <text:s/><text:tab/>Unarmed, War Fan, Hook Sword<text:line-break/><text:span text:style-name="T9">Armor</text:span><text:tab/><text:tab/>Unarmored</text:p>
        <text:p text:style-name="Exalted">Crane stylists cannot attack, and may only counterattack in certain circumstances.</text:p>
        <text:p text:style-name="Exalted">Base damage, during a counterattack is only (Essence/2).</text:p>
        <text:p text:style-name="Exalted"><draw:custom-shape text:anchor-type="as-char" style:rel-width="100%" draw:z-index="7" draw:style-name="gr1" draw:text-style-name="P217" svg:width="7.5012in" svg:height="0.0224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Heading_20_2">Silver-Voiced <text:line-break/>Nightingale Style</text:p>
        <text:p text:style-name="Exalted"><text:span text:style-name="T9">Ability</text:span><text:tab/><text:tab/>Performance<text:line-break/><text:span text:style-name="T9">Weapons</text:span> <text:s/><text:tab/>Unarmed <text:line-break/><text:span text:style-name="T9">Armor</text:span><text:tab/><text:tab/>Unarmored</text:p>
        <text:p text:style-name="Exalted">Stylists produce Kaias, musical attacks formed out of song and musical instruments. <text:s/>Kaias are considered light ranged weapons. (+1 Accuracy, + 0 Damage, N/A Parry) </text:p>
        <text:p text:style-name="Exalted">Accuracy Limit is (Charisma + Performance) + (Weapon Modifier)</text:p>
        <text:p text:style-name="Exalted">Base damage is (Charisma+Essence)/2 + (Weapon Modifier)</text:p>
        <text:p text:style-name="Exalted"><draw:custom-shape text:anchor-type="as-char" style:rel-width="100%" draw:z-index="8" draw:style-name="gr1" draw:text-style-name="P217" svg:width="7.5012in" svg:height="0.0224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Heading_20_2"/>
        <text:p text:style-name="P201">Octarine Angles of Impossibility</text:p>
        <text:p text:style-name="Exalted">Based on<text:a xlink:type="simple" xlink:href="http://forum.theonyxpath.com/forum/main-category/exalted/326098-sma-octarine-angles-of-impossibility" text:style-name="ListLabel_20_559" text:visited-style-name="ListLabel_20_559"><text:span text:style-name="T11"> Omicron’s 2e version</text:span></text:a></text:p>
        <text:p text:style-name="Exalted"><text:span text:style-name="T9">Abilities</text:span><text:tab/>Lore, Sorcery<text:line-break/><text:span text:style-name="T9">Weapons</text:span> <text:s/><text:tab/>Unarmed <text:line-break/><text:span text:style-name="T9">Armor</text:span><text:tab/><text:tab/>None</text:p>
        <text:p text:style-name="Exalted">The Octarine Angles of Impossibility style delves into the concepts of <text:span text:style-name="T15">nothing</text:span>, that which cannot exist in reality.</text:p>
        <text:p text:style-name="Exalted">The Stylist is able to space and compress it in a sheering manner around enemies, which is considered a <text:span text:style-name="T9">Ranged Light</text:span> <text:span text:style-name="T9">Weapon </text:span>(+2 Acc, +1 Dmg). This uses an Int + Lore Attack.</text:p>
        <text:p text:style-name="Exalted">The Stylist’s anima becomes fractured and twisted, as if seen through broken glass.</text:p>
        <text:p text:style-name="Heading_20_3">Lesser Techniques</text:p>
        <text:p text:style-name="Heading_20_4">Angular Time Displacement</text:p>
        <text:p text:style-name="Exalted"><text:span text:style-name="T9">Cost: <text:s/></text:span>2m; <text:span text:style-name="T9">Mins:</text:span> <text:s/>Lore 2, Sorcery 1<text:line-break/><text:span text:style-name="T9">Type:</text:span> Supplemental (Move)<text:line-break/><text:span text:style-name="T9">Duration: </text:span>Instant</text:p>
        <text:p text:style-name="Exalted">The Stylist folds Space and Time of their destination and their current position into a singular point, allowing them to cross the distance in a simple step.</text:p>
        <text:p text:style-name="Exalted">When taking a Move Action, the stylist does not cross any intervening places. This may be used to pass through walls, cross vertically, and across chasms.</text:p>
        <text:p text:style-name="Heading_20_4">Book of No Words</text:p>
        <text:p text:style-name="Exalted"><text:span text:style-name="T9">Cost: <text:s/></text:span>2m; <text:span text:style-name="T9">Mins:</text:span> <text:s/>Lore 2, Sorcery 1<text:line-break/><text:span text:style-name="T9">Type:</text:span> Primary<text:line-break/><text:span text:style-name="T9">Duration: </text:span>Instant</text:p>
        <text:p text:style-name="Exalted">The Stylist speaks the language of Nothing, articulating its emptiness with perfect articulation, yet devoid of any meaning.</text:p>
        <text:p text:style-name="Exalted">The Stylist takes a Distract Action of (Cunning + Lore) vs Resolve of all enemy characters that can hear the Stylist within Short Range.</text:p>
        <text:p text:style-name="Heading_20_4">Door to Nowhere</text:p>
        <text:p text:style-name="Exalted"><text:span text:style-name="T9">Cost: <text:s/></text:span>4m, 2i; <text:span text:style-name="T9">Mins:</text:span> <text:s/>Lore 4, Sorcery 3<text:line-break/><text:span text:style-name="T9">Type:</text:span> Primary<text:line-break/><text:span text:style-name="T9">Duration: </text:span>Variable</text:p>
        <text:p text:style-name="Exalted">The Door to Nowhere may be opened, forcing those it touches into a state of non-existence--though this cannot last as <text:span text:style-name="T15">nothing</text:span>, having no properties, cannot contain <text:span text:style-name="T15">something</text:span>.</text:p>
        <text:p text:style-name="Exalted">The Stylist makes a (Cunning + Sorcery) roll against the target’s <text:span text:style-name="T9">Evasion. (</text:span>The target may choose to not Evade.) If successful, the target ceases to exist for the next (Essence) actions, where they will reappear in a location up to one Range Band away from where they disappeared.</text:p>
        <text:p text:style-name="Exalted">Characters that cease to exist cannot take any actions, but are also fully protected as well.</text:p>
        <text:p text:style-name="Exalted">The Target gains a resistance to this effect, gaining +2 Evasion against the attack to avoid it for the remainder of the scene.</text:p>
        <text:p text:style-name="Heading_20_3">Greater Techniques</text:p>
        <text:p text:style-name="Exalted"/>
        <text:p text:style-name="Heading_20_2"/>
        <text:p text:style-name="P200">Magma Kraken</text:p>
        <text:p text:style-name="Exalted">The Sorcerer summons the great kraken of the Deeps to attack their foes, using its blazing fire tendrils for their combat Prowess</text:p>
        <text:p text:style-name="P190"/>
        <text:p text:style-name="P191"><text:span text:style-name="T25">Merits</text:span></text:p>
        <text:p text:style-name="Exalted"/>
        <text:p text:style-name="P44">A Meri<office:annotation><dc:creator>Samuel Smith</dc:creator><dc:date>2020-09-16T02:43:42</dc:date><text:p><text:span text:style-name="T38">Intro is too wordy.</text:span></text:p></office:annotation>t is any sort of benefit or background that may help the character, outside of their normal internal powers would grant.</text:p>
        <text:p text:style-name="P44">Merits are often intimately tied to a character’s story--they have wealth because they were born into it--and typically may only be gained or upgraded during character creation, or through the Projects system during campaign.</text:p>
        <text:p text:style-name="P44">Merits bought with XP or with Project Points cannot be removed or cancelled <text:span text:style-name="T15">permanently </text:span>by the Storyteller without the Player’s permission, and should be considered under the complete ownership of the Player. For example, an Ally should not suddenly turn face and become an antagonist without both the Player agreeing to such a turn of events.</text:p>
        <text:p text:style-name="P44">Temporary restrictions to merits--such as an Ally being unable to help--is explicitly allowed. However, the Storyteller should always be judicious about such decisions.</text:p>
        <text:p text:style-name="P44">If a Player chooses to lose or downgrade their bought Merits through story means, they are awarded back whatever resources they used to buy or upgrade the Merit.</text:p>
        <text:p text:style-name="P44">The Storyteller may decide to award temporary Merits that are under the full control and whim of the Storyteller--such as a platoon of soldiers as a Command. If appropriate to the story, the Player may purchase control of said Merit at full cost of either xp or Project Points, with Storyteller permission.</text:p>
        <text:p text:style-name="P44">[[ <text:s/>TODO<text:span text:style-name="T9">: Most merits are location-specific, or restrained in some way. </text:span>Your cult is in X location, your language is Y language. I need to denote this. ]]</text:p>
        <text:p text:style-name="Heading_20_2">Merits with Charges<office:annotation><dc:creator>Samuel Smith</dc:creator><dc:date>2020-10-09T03:28:17</dc:date><text:p><text:span text:style-name="T38">I'm wondering if I should write out "how much a merit represents" or let the players/Storyteller fill it out themselves.</text:span></text:p><text:p/><text:p><text:span text:style-name="T38">Like it makes sense that "Wealth 5 is a world-spanning trade network" but....what if I just say "Hey, you have more money the higher your dot is" and let people decide what that means?</text:span></text:p></office:annotation></text:p>
        <text:p text:style-name="Exalted">In addition to their base effect, Merits in this category have <text:span text:style-name="T9">Charges</text:span> equal to their Dot Rating.</text:p>
        <text:p text:style-name="Heading_20_3">Backing(1-5)</text:p>
        <text:p text:style-name="Exalted">The Character is an official in an organization. Their rating represents how much organizational power the character has.</text:p>
        <text:p text:style-name="Exalted">For example, Backing 2 would either represent being the head of a local organization, or the leader of a local chapter of a global organization.</text:p>
        <text:p text:style-name="Exalted"><text:span text:style-name="T15">Disadvantage:</text:span> Higher-ranking members may call upon the Character to do a task and uphold duties. As well, lower members may come to the Character for guidance.</text:p>
        <text:p text:style-name="Exalted"><text:span text:style-name="T9">Additional Use</text:span><text:span text:style-name="T16">:</text:span><text:span text:style-name="T9"> </text:span>The Character may instruct subordinates to Perform a Task without question, so long as it is in line with the goals and morals of the organization.</text:p>
        <text:p text:style-name="Heading_20_3">Bond(1-5)</text:p>
        <text:p text:style-name="Exalted">Your soul has been entwined with another’s, uniting your Destinies. <text:s/>The character instinctively knows if their Bond is in danger, and the general direction they are in.</text:p>
        <text:p text:style-name="Exalted"><text:span text:style-name="T9">Note</text:span>: Bonded individuals must each have the Bond merit, though the level does not need to be the same.</text:p>
        <text:p text:style-name="Exalted"><text:span text:style-name="T15">Disadvantage:</text:span> Their Bond may always use the Bond in place of an Intimacy for Social Influence.</text:p>
        <text:p text:style-name="Exalted"><text:span text:style-name="T9">Additional Use: </text:span>Influence to directly harm, endanger, or otherwise disadvantage their Bond is treated as Unacceptable Influence. This may be used reflexively.</text:p>
        <text:p text:style-name="Heading_20_3">Contacts (1-5)</text:p>
        <text:p text:style-name="Exalted">You have a network of contacts in a given location and class of society willing to give you information.</text:p>
        <text:p text:style-name="Exalted"><text:span text:style-name="T9">Additional Use:</text:span> You may <text:span text:style-name="T15">Introduce a Fact</text:span> with a charge of Contacts, rather than a Strife Point. The Fact must be centered on information your Contacts could have gathered, in place of a Speciality.</text:p>
        <text:p text:style-name="Heading_20_3">Cult(1-5)</text:p>
        <text:p text:style-name="Exalted">The Character is a leader and/or target of worship for a religious cult, gaining <text:span text:style-name="T9">+2 Peripheral Motes</text:span> per dot Rating.</text:p>
        <text:p text:style-name="Exalted"><text:span text:style-name="T15">Disadvantage:</text:span> The cult requires periodic guidance and attention. As well, it is often an unwelcome influence and potential political hazard.</text:p>
        <text:p text:style-name="Heading_20_3"><text:soft-page-break/>Wealth (1-5)</text:p>
        <text:p text:style-name="Exalted">Wealth is a renewable source of money. <text:s/>A character with any source of Wealth needs not worry for basic necessities or sustenance, and may always purchase a place to rest.</text:p>
        <text:p text:style-name="Exalted"><text:span text:style-name="T15">Disadvantage:</text:span> If the extent of your Wealth is known, people may request charges of your Wealth.</text:p>
        <text:p text:style-name="Exalted"><text:span text:style-name="T9">Additional Use</text:span>: Targets can be paid (or bribed) to Perform a Task without needing a roll or any Social Influence. Some characters may refuse this offer, or even be offended by it.</text:p>
        <text:p text:style-name="Exalted"/>
        <text:p text:style-name="Heading_20_2">Standalone Merits</text:p>
        <text:p text:style-name="Heading_20_3">Ally (1-5)</text:p>
        <text:p text:style-name="P44">Allies are individuals, groups, or organizations that a character may call upon to aid them in their endeavors--proven to be an asset.</text:p>
        <text:p text:style-name="P44">Allies are not at the whim and mercy of the character--they have their own lives and concerns to deal with, but they can be assumed to not willingly or knowingly hurt the player character.</text:p>
        <text:p text:style-name="P44">The Rating of Allies represents both the scale and influence of the ally: Rating 1 would be a competent, but still mortal--guard. Rating 3 would be an Exalt or a medium spanning organization. Rating 5 would be a high-ratinging God or an organization such as the Guild.</text:p>
        <text:p text:style-name="Heading_20_3">Artifact (2-5)<office:annotation><dc:creator>Samuel Smith</dc:creator><dc:date>2020-09-29T13:45:56</dc:date><text:p><text:span text:style-name="T38">Simplify this.</text:span></text:p></office:annotation></text:p>
        <text:p text:style-name="P44">Artifacts are items that contain wondrous, supernatural effects upon the world. Artifacts typically have some sort of inherent supernatural usefulness to them that is <text:span text:style-name="T9">immediately available</text:span> on purchase of the artifact.</text:p>
        <text:p text:style-name="P44">Evocations are Powers the artifact contains that must be awakened by <text:span text:style-name="T9">additionally</text:span> purchasing Evocations <text:s/>with xp.</text:p>
        <text:p text:style-name="P44">Rating 2 Artifacts are minor wonders: they have some sort of inherent supernatural usefulness, such as a water skin inlaid with jade that filters and purifies all water within. <text:s/>Rating 2 Artifacts have <text:span text:style-name="T9">no </text:span>Evocations.</text:p>
        <text:p text:style-name="P44">Rating 3 Artifacts have 2-4 Evocations, with the maximum Essence requirement being Essence 3</text:p>
        <text:p text:style-name="P44">Rating 4 Artifacts have 3-6 Evocations, with the maximum Essence requirement being Essence 4</text:p>
        <text:p text:style-name="P44">Rating 5 Artifacts have 5-10 Evocations with the maximum Essence requirement being Essence 5</text:p>
        <text:p text:style-name="Heading_20_3">Language (1)</text:p>
        <text:p text:style-name="P44">Each purchase of this merit represents a new language the Player Character has learned. <text:s/>All characters are assumed to start with their Local Tongue and Tradespeak, the common language.</text:p>
        <text:p text:style-name="P44"><text:span text:style-name="T9">Example Languages</text:span></text:p>
        <text:list xml:id="list3595443820" text:style-name="WWNum54">
          <text:list-item>
            <text:p text:style-name="P179"><text:span text:style-name="T9">High Realm</text:span>: While using the same words and structure as Low Realm, formal and rigorous selection of certain words have marked the language of the Elite of the Realm into its own recognizable pattern.</text:p>
          </text:list-item>
          <text:list-item>
            <text:p text:style-name="P179"><text:span text:style-name="T9">Low Realm: </text:span>Used by the commoners of the realm, this is a blend of Tradespeak and High Realm. The words and written characters are blended and simplified.</text:p>
          </text:list-item>
          <text:list-item>
            <text:p text:style-name="P179"><text:span text:style-name="T9">Old Realm</text:span>: An ancient language which High Realm is based off of, which is the formal language of ancient texts. Most Gods still use Old Realm to communicate with Mortals, and have not bothered to learn the new languages.</text:p>
          </text:list-item>
          <text:list-item>
            <text:p text:style-name="P179"><text:span text:style-name="T9">Directional Language</text:span>: While not a true language in itself, a Directional Language is a collection of general speech patterns and dialects that would fit as “close enough” with anybody living in the respective Cardinal Directions (Air, Water, Fire, Wood). This </text:p>
          </text:list-item>
          <text:list-item>
            <text:p text:style-name="P179"><text:span text:style-name="T9">Local Tongue</text:span>: This marks the character as having the exact speech patterns and mannerisms as locals.</text:p>
          </text:list-item>
        </text:list>
        <text:p text:style-name="Heading_20_3">Manse (3-5)</text:p>
        <text:p text:style-name="Exalted">[[You get a manse!]]</text:p>
        <text:p text:style-name="Exalted"/>
        <text:p text:style-name="Heading_20_1"><text:soft-page-break/>Mutations</text:p>
        <text:p text:style-name="Exalted">[[Cosmetic Mutations do not cost points, but have no mechanical Advantage. For example, the player may decide they have a tail, but without purchasing it as a merit, they do not get the effect. ]]</text:p>
        <text:p text:style-name="Exalted">[[Alternate Travel (Air, sky, burrowing, climbing)</text:p>
        <text:list xml:id="list2937113106" text:style-name="WWNum34">
          <text:list-item>
            <text:p text:style-name="P139">Perceive further</text:p>
          </text:list-item>
          <text:list-item>
            <text:p text:style-name="P139">Perceive differently (electrosensing)</text:p>
          </text:list-item>
          <text:list-item>
            <text:p text:style-name="P139">Native(Mice, cats, etc.)</text:p>
          </text:list-item>
          <text:list-item>
            <text:p text:style-name="P139">Gain of natural weapon</text:p>
          </text:list-item>
          <text:list-item>
            <text:p text:style-name="P139">Camouflage</text:p>
          </text:list-item>
          <text:list-item>
            <text:p text:style-name="P139">Deadly</text:p>
          </text:list-item>
          <text:list-item>
            <text:p text:style-name="P139">Penetrating Strike</text:p>
          </text:list-item>
          <text:list-item>
            <text:p text:style-name="P139">Ranged weapon</text:p>
          </text:list-item>
          <text:list-item>
            <text:p text:style-name="P139">Toxin</text:p>
          </text:list-item>
          <text:list-item>
            <text:p text:style-name="P139">Fine Dexterity</text:p>
            <text:list>
              <text:list-item>
                <text:p text:style-name="P151">Humans have this boon.</text:p>
              </text:list-item>
            </text:list>
          </text:list-item>
          <text:list-item>
            <text:p text:style-name="P139">Change of Size (Larger/smaller) --only with knack.</text:p>
            <text:list>
              <text:list-item>
                <text:p text:style-name="P151">Carrying Capacity</text:p>
              </text:list-item>
              <text:list-item>
                <text:p text:style-name="P157">+more to feats of strength</text:p>
              </text:list-item>
            </text:list>
          </text:list-item>
        </text:list>
        <text:p text:style-name="Exalted"><text:span text:style-name="T9">Banes</text:span></text:p>
        <text:list xml:id="list1204146140" text:style-name="WWNum29">
          <text:list-item>
            <text:p text:style-name="P140">Loss of dexterity (cannot open doors, etc.) </text:p>
            <text:list>
              <text:list-item>
                <text:p text:style-name="P152">Humans have the “fine dexterity” Boon. The baseline is going to be around a house cat. This Bane goes below tht.</text:p>
              </text:list-item>
            </text:list>
          </text:list-item>
          <text:list-item>
            <text:p text:style-name="P140">Conspicuous </text:p>
          </text:list-item>
          <text:list-item>
            <text:p text:style-name="P140">Dangerous</text:p>
          </text:list-item>
          <text:list-item>
            <text:p text:style-name="P140">Cannot do feats of strength</text:p>
          </text:list-item>
          <text:list-item>
            <text:p text:style-name="P85">Reduced Endurance Pool]]</text:p>
          </text:list-item>
        </text:list>
        <text:p text:style-name="Heading_20_2">Boons</text:p>
        <text:p text:style-name="Exalted">All Mutations are built with a combination of <text:span text:style-name="T9">Boons</text:span> and <text:span text:style-name="T9">Banes</text:span>.</text:p>
        <text:list xml:id="list1531315831" text:style-name="WWNum50">
          <text:list-item>
            <text:p text:style-name="P141">(+2) Flurry Bonus</text:p>
            <text:list>
              <text:list-item>
                <text:p text:style-name="P153">The first Flurry of any attack does not pay Impulse.</text:p>
              </text:list-item>
            </text:list>
          </text:list-item>
          <text:list-item>
            <text:p text:style-name="P141">(+1) <text:s/>Dextrous Limb(s).</text:p>
            <text:list>
              <text:list-item>
                <text:p text:style-name="P153">Allows for grabbing and holding onto items at once. (Humans naturally <text:s/>have this boon for their two arms.)</text:p>
              </text:list-item>
            </text:list>
          </text:list-item>
          <text:list-item>
            <text:p text:style-name="P141">(+1) Subtle Mutation</text:p>
            <text:list>
              <text:list-item>
                <text:p text:style-name="P153">Most Mutations are obvious, this modifier allows the mutation to be hidden by natural means when not in use. (e.g. retractable claws).</text:p>
              </text:list-item>
            </text:list>
          </text:list-item>
          <text:list-item>
            <text:p text:style-name="P141">(+X) Endurance Bonus</text:p>
            <text:list>
              <text:list-item>
                <text:p text:style-name="P153">Grants 3x (X) extra Endurance. At level 3 or above, cannot be paired with Subtle.</text:p>
              </text:list-item>
            </text:list>
          </text:list-item>
          <text:list-item>
            <text:p text:style-name="P141">(+2) Physical Speciality Bonus</text:p>
            <text:list>
              <text:list-item>
                <text:p text:style-name="P153">+1 to a speciality in an ability. <text:s/>May only affect Natural, Physical Abilities such as Athletics, Physique, Stealth, and Awareness.</text:p>
              </text:list-item>
            </text:list>
          </text:list-item>
          <text:list-item>
            <text:p text:style-name="P141">(+1, +2) Natural Weaponry</text:p>
            <text:list>
              <text:list-item>
                <text:p text:style-name="P153">+1 grants Unarmed and Light Weapons. Paired with subtle, this can be something like retractable claws.</text:p>
              </text:list-item>
              <text:list-item>
                <text:p text:style-name="P153">+2 grants Medium and Heavy natural Weapons. Cannot be paired with subtle.</text:p>
              </text:list-item>
            </text:list>
          </text:list-item>
          <text:list-item>
            <text:p text:style-name="P141">(+2) Non-Standard Movement. (wings, gas bladder, fins, wall-walking).</text:p>
          </text:list-item>
          <text:list-item>
            <text:p text:style-name="P141">(+1, +2) Environmental Adaptation.</text:p>
            <text:list>
              <text:list-item>
                <text:p text:style-name="P158">Grants adaptation to non-standard environments, like extreme cold.</text:p>
              </text:list-item>
            </text:list>
          </text:list-item>
        </text:list>
        <text:p text:style-name="Exalted"/>
        <text:p text:style-name="Heading_20_2">Banes</text:p>
        <text:list xml:id="list903691095" text:style-name="WWNum21">
          <text:list-item>
            <text:p text:style-name="P142"><text:span text:style-name="T9">(-1, -2) Environmental restriction:</text:span> The character cannot live outside a specific, non-standard environment. -2 means this is temporary, such as amphibians drying out on land, -4 will cause the character to start dying.</text:p>
          </text:list-item>
          <text:list-item>
            <text:p text:style-name="P86"><text:span text:style-name="T9">(-1)</text:span> <text:span text:style-name="T9">Reflexive action</text:span>: (Cannot be paired with Subtle). The Mutation will react to stimuli, without any control of the character. (Chameleon skin changing color when under stress, for example) </text:p>
          </text:list-item>
        </text:list>
        <text:p text:style-name="P5"/>
        <text:p text:style-name="P44"><text:soft-page-break/></text:p>
        <text:p text:style-name="Heading_20_2">Example Mutations</text:p>
        <text:p text:style-name="Heading_20_3">Extra Arms (3)</text:p>
        <text:p text:style-name="Exalted"><text:span text:style-name="T9">Flurry Bonus (+2)<text:line-break/>Dextrous Limbs (+1)</text:span><text:line-break/>The character possesses more than the normal amount of arms.</text:p>
        <text:p text:style-name="Heading_20_3">Enhanced Sight (1)</text:p>
        <text:p text:style-name="Exalted"><text:span text:style-name="T9">Speciality Bonus: Awareness (Vision)</text:span></text:p>
        <text:p text:style-name="Heading_20_3">Fins<text:span text:style-name="T9"> </text:span>(2)</text:p>
        <text:p text:style-name="Exalted"><text:span text:style-name="T9">Non-Standard Movement: </text:span>Swimming</text:p>
        <text:p text:style-name="Heading_20_3">Wings (2)</text:p>
        <text:p text:style-name="Exalted"><text:span text:style-name="T9">Non-Standard Movement: </text:span>Flying</text:p>
        <text:p text:style-name="Heading_20_3">Scales (1-3)</text:p>
        <text:p text:style-name="Exalted"><text:span text:style-name="T9">Endurance Bonus </text:span></text:p>
        <text:p text:style-name="Heading_20_3">Tail (1)</text:p>
        <text:p text:style-name="Exalted"><text:span text:style-name="T9">Speciality Bonus: Athletics (Balance)</text:span></text:p>
        <text:p text:style-name="Heading_20_3">Tail, Prehensile (2)</text:p>
        <text:p text:style-name="Exalted"><text:span text:style-name="T9">Speciality Bonus: Athletics (Balance)<text:line-break/>Dextrous Limb(s)</text:span></text:p>
        <text:p text:style-name="Heading_20_3">Toxin Resistance (1)</text:p>
        <text:p text:style-name="Exalted"><text:span text:style-name="T9">Speciality Bonus: Physique (Resistance)</text:span></text:p>
        <text:p text:style-name="Heading_20_3">Gills (Restrictive) (0)</text:p>
        <text:p text:style-name="Exalted"><text:span text:style-name="T9">Environmental Adaptation (+2)</text:span>: <text:span text:style-name="T9">Underwater<text:line-break/>Environmental Restriction (-2): Underwater</text:span></text:p>
        <text:p text:style-name="Exalted"/>
        <text:p text:style-name="Exalted"/>
        <text:p text:style-name="Exalted"/>
        <text:p text:style-name="Exalted"/>
        <text:p text:style-name="P44"/>
        <text:p text:style-name="P44"/>
        <text:p text:style-name="P203">Supernatural Ability(N/A)</text:p>
        <text:p text:style-name="P44">[[Grants the ability to purchase a specific Supernatural Ability (such as Sorcery). <text:s/>Typically used for mortals. It’s how you do Thaumaturgist.</text:p>
        <text:p text:style-name="P44">You have to convince a God (or other creature of power) to give you this ability. It’s not something you can do in a Project---hence (N/A)</text:p>
        <text:p text:style-name="P44">Exalted characters cannot start with this Merit. ]]</text:p>
        <text:p text:style-name="P44"/>
        <text:p text:style-name="P203">Mutation (X)</text:p>
        <text:p text:style-name="P44">[[Might have a bit of a different thing for mutations than just pure points. <text:s/>Something like “You build the effect the mutation gives you. +1 DV is 2. Obvious -1.</text:p>
        <text:p text:style-name="P44"><text:soft-page-break/>That or I spell out specific mutations. 3e Core has them priced way too high though.</text:p>
        <text:p text:style-name="P44"><text:s/>Low priority.]]</text:p>
        <text:p text:style-name="P192"/>
        <text:p text:style-name="P193"><text:span text:style-name="T25">Antagonists</text:span></text:p>
        <text:p text:style-name="P8"/>
        <text:p text:style-name="P204"><text:span text:style-name="T35">Lesser Foes and Groups</text:span></text:p>
        <text:p text:style-name="P33"><text:span text:style-name="T28">Lesser Foes are those that have no chance at harming their antagonists, and instead will use their actions to </text:span><text:span text:style-name="T30">Support</text:span><text:span text:style-name="T28"> a Greater Foe. During their action, they may instead give ½ their Attack Pool in Impulse to their Ally.</text:span></text:p>
        <text:p text:style-name="P33"><text:span text:style-name="T28">Lesser Foes may be </text:span><text:span text:style-name="T30">Grouped</text:span><text:span text:style-name="T28"> together. For each increase in </text:span><text:span text:style-name="T30">Magnitude</text:span><text:span text:style-name="T28">, they gain 5 Endurance and 2 to their Attack Pool.</text:span></text:p>
        <text:p text:style-name="P33"><text:span text:style-name="T30">Mortals </text:span><text:span text:style-name="T28">Have a lesser pool of Endurance:</text:span><text:line-break/> <text:s text:c="6"/>10 + (Stamina + Athletics + Physique)</text:p>
        <text:p text:style-name="Exalted"/>
        <table:table table:name="Table35" table:style-name="Table35">
          <table:table-column table:style-name="Table35.A"/>
          <table:table-row table:style-name="Table35.1">
            <table:table-cell table:style-name="Table35.A1" office:value-type="string">
              <text:p text:style-name="P7"><text:span text:style-name="T20">Antagonists are not Player characters</text:span></text:p>
              <text:p text:style-name="P7">[[ Don’t build them like they are.</text:p>
              <text:p text:style-name="P7">Dragonbloods tend to be Essence 1-2. </text:p>
              <text:p text:style-name="P26">Essence Rating prerequisites aren’t hard-enforced for antagonists. The essence rating represents how hard it is to train, how long they have to dedicate your life to it. Jo Shmo DB isn’t going to get an Essence 4 MA technique while stuck at Essence 1, but a monk who has been training at it their entire life might, while still technically at Essence 3]]</text:p>
            </table:table-cell>
          </table:table-row>
        </table:table>
        <text:p text:style-name="P205">Spirits</text:p>
        <text:p text:style-name="Heading_20_3"><text:span text:style-name="T36">Fogshark</text:span></text:p>
        <text:p text:style-name="Exalted"><text:span text:style-name="T9">Endurance<text:tab/></text:span>15<text:line-break/><text:span text:style-name="T9">DV</text:span><text:tab/>4<text:line-break/>Evasion <text:s/>4<text:line-break/>Soak<text:tab/>3<text:line-break/>Attack Pool <text:s/>8<text:line-break/>Base Damage 4</text:p>
        <text:p text:style-name="Exalted"><text:span text:style-name="T9">Sensing</text:span>: 6<text:line-break/><text:span text:style-name="T9">Stealth: </text:span>8<text:line-break/></text:p>
        <text:p text:style-name="Exalted">Fogsharks are creatures that live between the Spirit and Waking world, and may only be found where the veil between the worlds is thin, particularly in respect to the element of Water.</text:p>
        <text:p text:style-name="Exalted">They swarm in the skies, dragging their fog and mists with them--a fogshark attack can not occur in any bright-lit or otherwise illuminated area.</text:p>
        <text:p text:style-name="Exalted"><text:span text:style-name="T9">Tactics</text:span></text:p>
        <text:p text:style-name="Exalted">Fogsharks are ambush predators, almost always moving in small groups or packs. Typically there will be a Prime shark to act as a Major Foe, swarmed with a pack of Lesser Foes.</text:p>
        <text:p text:style-name="Exalted">The sharks will ambush characters in seeming moments of physical weakness, particularly any who is bleeding. They will perform a grapple maneuver, and then single-mindedly attack their target until forced off.</text:p>
        <text:p text:style-name="Exalted"><text:soft-page-break/>If forced off their target, or by missing their grapple, they will attempt to retreat to the mists to await their next attack.</text:p>
        <text:p text:style-name="Exalted">Being mindless beasts, they <text:span text:style-name="T15">cannot be reasoned with</text:span>.</text:p>
        <text:p text:style-name="Exalted"><text:span text:style-name="T9">Abilities</text:span></text:p>
        <text:p text:style-name="Exalted"><text:span text:style-name="T9">Blood in the Water<text:line-break/></text:span>The Fogshark gains +3 on any roll to percieve or track characters that are bleeding.</text:p>
        <text:p text:style-name="Exalted"><text:span text:style-name="T9">The Fog<text:line-break/></text:span>The Fog is a supernatural impairment to all senses, providing Full Cover to those that cannot perceive through it. Characters must have supernatural senses to attempt to pierce the fog, rolling against a Difficulty 4 to counter only Partial Cover.</text:p>
        <text:p text:style-name="Exalted">Fogsharks may sense through the fog without penalty.</text:p>
        <text:p text:style-name="Exalted"><text:span text:style-name="T9">Dissolve into the Fog</text:span><text:line-break/>As a Gathering Action, the Fogshark may return to the supernatural mist. They may only do so once every three actions, and cannot reemerge from the Fogs for at least one action after entering them.</text:p>
        <text:p text:style-name="P205">Demons</text:p>
        <text:p text:style-name="Heading_20_3"><text:span text:style-name="T36">Blood Ape</text:span></text:p>
        <text:p text:style-name="Exalted"><text:span text:style-name="T9">Endurance<text:tab/></text:span>20</text:p>
        <text:p text:style-name="Exalted"><text:span text:style-name="T9">Initiative </text:span>3<text:line-break/><text:span text:style-name="T9">DV</text:span><text:tab/>5<text:line-break/>Evasion <text:s/>3<text:line-break/>Soak<text:tab/>5<text:line-break/>Attack Pool <text:s/>8<text:line-break/>Base Damage 4</text:p>
        <text:p text:style-name="Exalted"><text:span text:style-name="T9">Sensing</text:span>: 3<text:line-break/><text:span text:style-name="T9">Stealth: </text:span>1<text:line-break/><text:span text:style-name="T9">Guile:</text:span> 0<text:line-break/><text:span text:style-name="T9">Resolve: </text:span>3<text:line-break/></text:p>
        <text:p text:style-name="P187">Things I mention and need to explain</text:p>
        <text:p text:style-name="Exalted">Anytime I mention something. It MUST be explained. <text:s/>This is scratch space to make sure I don’t forget.</text:p>
        <text:p text:style-name="Exalted">Try to keep this list small.</text:p>
        <text:list xml:id="list2279452890" text:style-name="WWNum19">
          <text:list-item>
            <text:p text:style-name="P143">Falling Damage</text:p>
          </text:list-item>
          <text:list-item>
            <text:p text:style-name="P143">Need to get all the Types of Charms organized. What does a Secondary Action mean, etc.</text:p>
          </text:list-item>
          <text:list-item>
            <text:p text:style-name="P143">Sizes and their bonuses (will be with Lunars/Mutations): </text:p>
            <text:list>
              <text:list-item>
                <text:p text:style-name="P174"><text:span text:style-name="T9">Miniscule </text:span>+ 4 Evasion/Sneak, cannot use Strength, -10 Endurance. </text:p>
              </text:list-item>
              <text:list-item>
                <text:p text:style-name="P174"><text:span text:style-name="T9">Small</text:span> +2 Evasion/Sneak, -1 Feats of Strength -5 Endurance</text:p>
              </text:list-item>
              <text:list-item>
                <text:p text:style-name="P174"><text:span text:style-name="T9">Medium</text:span></text:p>
              </text:list-item>
              <text:list-item>
                <text:p text:style-name="P174"><text:span text:style-name="T9">Large </text:span><office:annotation><dc:creator>Nicolas Lefebvre</dc:creator><dc:date>2020-09-01T20:14:41</dc:date><text:p><text:span text:style-name="T38">In the original rules there's "Huge" between Large and gigantic, Do I need to insert it in Mutations?</text:span></text:p></office:annotation><office:annotation><dc:creator>Samuel Smith</dc:creator><dc:date>2020-09-05T04:12:06</dc:date><text:p><text:span text:style-name="T38">No, I think this 6 degree scale is enough. No need to go too granular.</text:span></text:p></office:annotation>+2 Soak, -1 Fine Dexterity/Sneak, +5 End</text:p>
              </text:list-item>
              <text:list-item>
                <text:p text:style-name="P174"><text:span text:style-name="T9">Gigantic</text:span> +4 Soak, No Fine Dexterity/Sneak, -2 Evasion, +10 End </text:p>
              </text:list-item>
              <text:list-item>
                <text:p text:style-name="P175"><text:span text:style-name="T9">Titanic</text:span> +6 Soak, +20 End, Obvious, no Dex/Sneak, no Evasion</text:p>
              </text:list-item>
            </text:list>
          </text:list-item>
        </text:list>
        <text:p text:style-name="Exalted"/>
        <text:p text:style-name="Exalted"/>
        <text:p text:style-name="Exalted">Charm Idea:</text:p>
        <text:p text:style-name="Exalted"><text:s/>Match someone’s initiative to yourself.</text:p>
        <text:p text:style-name="P48"/>
      </text:section>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2" svg:font-family="'Wingdings 2'" style:font-charset="x-symbol"/>
    <style:font-face style:name="OpenSymbol1" svg:font-family="OpenSymbol" style:font-adornments="Regular" style:font-pitch="variable"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 svg:font-family="Arial" style:font-family-generic="roman" style:font-pitch="variable"/>
    <style:font-face style:name="Droid Serif" svg:font-family="'Droid Serif'"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Droid Serif1" svg:font-family="'Droid Serif'"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egoe UI" svg:font-family="'Segoe UI'"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Tahoma" svg:font-family="Tahoma"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page"/>
      <style:text-properties style:use-window-font-color="true"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loext:contextual-spacing="false" fo:line-height="100%" fo:text-align="justify" style:justify-single-word="false" fo:orphans="2" fo:widows="2" style:writing-mode="lr-tb"/>
      <style:text-properties style:use-window-font-color="true" style:font-name="Spectral" fo:font-family="Spectral"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next-style-name="Exalted" style:default-outline-level="" style:class="text">
      <style:paragraph-properties fo:margin-top="0in" fo:margin-bottom="0in" loext:contextual-spacing="false" fo:line-height="100%" fo:text-align="start" style:justify-single-word="false" fo:keep-together="always" fo:orphans="2" fo:widows="2" fo:keep-with-next="always" style:writing-mode="lr-tb"/>
      <style:text-properties fo:color="#1c4587" style:font-name="Envision Roman" fo:font-family="'Envision Roman'" style:font-family-generic="roman" style:font-pitch="variable" fo:font-size="20pt" fo:language="en" fo:country="none"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style:style>
    <style:style style:name="Heading_20_2" style:display-name="Heading 2" style:family="paragraph" style:next-style-name="Exalted" style:default-outline-level="" style:class="text">
      <style:paragraph-properties fo:margin-top="0in" fo:margin-bottom="0in" loext:contextual-spacing="false" fo:line-height="100%" fo:text-align="start" style:justify-single-word="false" fo:keep-together="always" fo:orphans="2" fo:widows="2" fo:keep-with-next="always" style:writing-mode="lr-tb"/>
      <style:text-properties fo:color="#0b5394" style:font-name="Envision Roman" fo:font-family="'Envision Roman'" style:font-family-generic="roman" style:font-pitch="variable" fo:font-size="18pt" fo:language="en" fo:country="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style:style>
    <style:style style:name="Heading_20_3" style:display-name="Heading 3" style:family="paragraph" style:next-style-name="Exalted" style:default-outline-level="" style:class="text">
      <style:paragraph-properties fo:margin-top="0.139in" fo:margin-bottom="0in" loext:contextual-spacing="false" fo:line-height="100%" fo:text-align="start" style:justify-single-word="false" fo:keep-together="always" fo:orphans="2" fo:widows="2" fo:keep-with-next="always" style:writing-mode="lr-tb"/>
      <style:text-properties fo:color="#3d85c6" style:font-name="Modern Antiqua" fo:font-family="'Modern Antiqua'" style:font-family-generic="roman" style:font-pitch="variable" fo:font-size="12pt" fo:language="en" fo:country="none"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style:style>
    <style:style style:name="Heading_20_4" style:display-name="Heading 4" style:family="paragraph" style:next-style-name="Exalted" style:default-outline-level="" style:class="text">
      <style:paragraph-properties fo:margin-top="0in" fo:margin-bottom="0in" loext:contextual-spacing="false" fo:line-height="100%" fo:text-align="start" style:justify-single-word="false" fo:keep-together="always" fo:orphans="2" fo:widows="2" fo:keep-with-next="always" style:writing-mode="lr-tb"/>
      <style:text-properties fo:color="#1c4587" style:font-name="Spectral" fo:font-family="Spectral" style:font-family-generic="roman" style:font-pitch="variable" fo:font-size="12pt" fo:language="en" fo:country="none" style:letter-kerning="false" style:font-name-asian="Spectral1" style:font-family-asian="Spectral" style:font-family-generic-asian="system" style:font-pitch-asian="variable" style:font-size-asian="12pt" style:language-asian="zh" style:country-asian="CN" style:font-name-complex="Spectral1" style:font-family-complex="Spectral" style:font-family-generic-complex="system" style:font-pitch-complex="variable" style:font-size-complex="12pt" style:language-complex="hi" style:country-complex="IN"/>
    </style:style>
    <style:style style:name="Heading_20_5" style:display-name="Heading 5" style:family="paragraph" style:next-style-name="Exalted" style:default-outline-level="" style:class="text">
      <style:paragraph-properties fo:margin-top="0in" fo:margin-bottom="0in" loext:contextual-spacing="false" fo:line-height="100%" fo:text-align="start" style:justify-single-word="false" fo:keep-together="always" fo:orphans="2" fo:widows="2" fo:keep-with-next="always" style:writing-mode="lr-tb"/>
      <style:text-properties fo:color="#666666" style:font-name="Spectral" fo:font-family="Spectral" style:font-family-generic="roman" style:font-pitch="variable" fo:font-size="11pt" fo:language="en" fo:country="none"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style:style>
    <style:style style:name="Heading_20_6" style:display-name="Heading 6" style:family="paragraph" style:next-style-name="Exalted" style:default-outline-level="" style:class="text">
      <style:paragraph-properties fo:margin-top="0in" fo:margin-bottom="0.0555in" loext:contextual-spacing="false" fo:line-height="100%" fo:text-align="start" style:justify-single-word="false" fo:keep-together="always" fo:orphans="2" fo:widows="2" fo:keep-with-next="always" style:writing-mode="lr-tb"/>
      <style:text-properties fo:color="#666666" style:font-name="Spectral" fo:font-family="Spectral" style:font-family-generic="roman" style:font-pitch="variable" fo:font-size="11pt" fo:language="en" fo:country="none"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style:style>
    <style:style style:name="Exalted" style:family="paragraph" style:auto-update="true" style:default-outline-level="">
      <style:paragraph-properties fo:margin-top="0in" fo:margin-bottom="0.1in" loext:contextual-spacing="false" fo:line-height="100%" fo:text-align="start" style:justify-single-word="false" fo:orphans="2" fo:widows="2" style:writing-mode="lr-tb"/>
      <style:text-properties style:use-window-font-color="true" style:font-name="Times New Roman" fo:font-family="'Times New Roman'"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style:style>
    <style:style style:name="Title" style:family="paragraph" style:parent-style-name="Exalted" style:next-style-name="Exalted" style:default-outline-level="" style:class="chapter">
      <style:paragraph-properties fo:margin-top="0in" fo:margin-bottom="0.0417in" loext:contextual-spacing="false" fo:line-height="100%" fo:keep-together="always" fo:keep-with-next="always"/>
      <style:text-properties style:font-name="Modern Antiqua" fo:font-family="'Modern Antiqua'" style:font-family-generic="roman" style:font-pitch="variable" fo:font-size="26pt" style:font-name-asian="Modern Antiqua1" style:font-family-asian="'Modern Antiqua'" style:font-family-generic-asian="system" style:font-pitch-asian="variable" style:font-size-asian="26pt" style:font-name-complex="Modern Antiqua1" style:font-family-complex="'Modern Antiqua'" style:font-family-generic-complex="system" style:font-pitch-complex="variable" style:font-size-complex="26pt"/>
    </style:style>
    <style:style style:name="Subtitle" style:family="paragraph" style:parent-style-name="Exalted" style:next-style-name="Exalte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ListLabel_20_1" style:display-name="ListLabel 1" style:family="text">
      <style:text-properties style:text-underline-style="none" style:font-name-complex="Wingdings1" style:font-family-complex="Wingdings" style:font-family-generic-complex="system" style:font-pitch-complex="variable"/>
    </style:style>
    <style:style style:name="ListLabel_20_2" style:display-name="ListLabel 2" style:family="text">
      <style:text-properties style:text-underline-style="none" style:font-name-complex="Wingdings 21" style:font-family-complex="'Wingdings 2'" style:font-family-generic-complex="system" style:font-pitch-complex="variable"/>
    </style:style>
    <style:style style:name="ListLabel_20_3" style:display-name="ListLabel 3" style:family="text">
      <style:text-properties style:text-underline-style="none" style:font-name-complex="OpenSymbol2" style:font-family-complex="OpenSymbol" style:font-family-generic-complex="system" style:font-pitch-complex="variable"/>
    </style:style>
    <style:style style:name="ListLabel_20_4" style:display-name="ListLabel 4" style:family="text">
      <style:text-properties style:text-underline-style="none" style:font-name-complex="Wingdings1" style:font-family-complex="Wingdings" style:font-family-generic-complex="system" style:font-pitch-complex="variable"/>
    </style:style>
    <style:style style:name="ListLabel_20_5" style:display-name="ListLabel 5" style:family="text">
      <style:text-properties style:text-underline-style="none" style:font-name-complex="Wingdings 21" style:font-family-complex="'Wingdings 2'" style:font-family-generic-complex="system" style:font-pitch-complex="variable"/>
    </style:style>
    <style:style style:name="ListLabel_20_6" style:display-name="ListLabel 6" style:family="text">
      <style:text-properties style:text-underline-style="none" style:font-name-complex="OpenSymbol2" style:font-family-complex="OpenSymbol" style:font-family-generic-complex="system" style:font-pitch-complex="variable"/>
    </style:style>
    <style:style style:name="ListLabel_20_7" style:display-name="ListLabel 7" style:family="text">
      <style:text-properties style:text-underline-style="none" style:font-name-complex="Wingdings1" style:font-family-complex="Wingdings" style:font-family-generic-complex="system" style:font-pitch-complex="variable"/>
    </style:style>
    <style:style style:name="ListLabel_20_8" style:display-name="ListLabel 8" style:family="text">
      <style:text-properties style:text-underline-style="none" style:font-name-complex="Wingdings 21" style:font-family-complex="'Wingdings 2'" style:font-family-generic-complex="system" style:font-pitch-complex="variable"/>
    </style:style>
    <style:style style:name="ListLabel_20_9" style:display-name="ListLabel 9" style:family="text">
      <style:text-properties style:text-underline-style="none" style:font-name-complex="OpenSymbol2" style:font-family-complex="OpenSymbol" style:font-family-generic-complex="system" style:font-pitch-complex="variable"/>
    </style:style>
    <style:style style:name="ListLabel_20_10" style:display-name="ListLabel 10" style:family="text">
      <style:text-properties fo:font-size="10pt" style:text-underline-style="none" style:font-size-asian="10pt" style:font-name-complex="OpenSymbol2" style:font-family-complex="OpenSymbol" style:font-family-generic-complex="system" style:font-pitch-complex="variable"/>
    </style:style>
    <style:style style:name="ListLabel_20_11" style:display-name="ListLabel 11" style:family="text">
      <style:text-properties style:text-underline-style="none" style:font-name-complex="OpenSymbol2" style:font-family-complex="OpenSymbol" style:font-family-generic-complex="system" style:font-pitch-complex="variable"/>
    </style:style>
    <style:style style:name="ListLabel_20_12" style:display-name="ListLabel 12" style:family="text">
      <style:text-properties style:text-underline-style="none" style:font-name-complex="OpenSymbol2" style:font-family-complex="OpenSymbol" style:font-family-generic-complex="system" style:font-pitch-complex="variable"/>
    </style:style>
    <style:style style:name="ListLabel_20_13" style:display-name="ListLabel 13" style:family="text">
      <style:text-properties style:text-underline-style="none" style:font-name-complex="OpenSymbol2" style:font-family-complex="OpenSymbol" style:font-family-generic-complex="system" style:font-pitch-complex="variable"/>
    </style:style>
    <style:style style:name="ListLabel_20_14" style:display-name="ListLabel 14" style:family="text">
      <style:text-properties style:text-underline-style="none" style:font-name-complex="OpenSymbol2" style:font-family-complex="OpenSymbol" style:font-family-generic-complex="system" style:font-pitch-complex="variable"/>
    </style:style>
    <style:style style:name="ListLabel_20_15" style:display-name="ListLabel 15" style:family="text">
      <style:text-properties style:text-underline-style="none" style:font-name-complex="OpenSymbol2" style:font-family-complex="OpenSymbol" style:font-family-generic-complex="system" style:font-pitch-complex="variable"/>
    </style:style>
    <style:style style:name="ListLabel_20_16" style:display-name="ListLabel 16" style:family="text">
      <style:text-properties style:text-underline-style="none" style:font-name-complex="OpenSymbol2" style:font-family-complex="OpenSymbol" style:font-family-generic-complex="system" style:font-pitch-complex="variable"/>
    </style:style>
    <style:style style:name="ListLabel_20_17" style:display-name="ListLabel 17" style:family="text">
      <style:text-properties style:text-underline-style="none" style:font-name-complex="OpenSymbol2" style:font-family-complex="OpenSymbol" style:font-family-generic-complex="system" style:font-pitch-complex="variable"/>
    </style:style>
    <style:style style:name="ListLabel_20_18" style:display-name="ListLabel 18" style:family="text">
      <style:text-properties style:text-underline-style="none" style:font-name-complex="OpenSymbol2" style:font-family-complex="OpenSymbol" style:font-family-generic-complex="system" style:font-pitch-complex="variable"/>
    </style:style>
    <style:style style:name="ListLabel_20_19" style:display-name="ListLabel 19" style:family="text">
      <style:text-properties style:text-underline-style="none" style:font-name-complex="Wingdings1" style:font-family-complex="Wingdings" style:font-family-generic-complex="system" style:font-pitch-complex="variable"/>
    </style:style>
    <style:style style:name="ListLabel_20_20" style:display-name="ListLabel 20" style:family="text">
      <style:text-properties style:text-underline-style="none" style:font-name-complex="Wingdings 21" style:font-family-complex="'Wingdings 2'" style:font-family-generic-complex="system" style:font-pitch-complex="variable"/>
    </style:style>
    <style:style style:name="ListLabel_20_21" style:display-name="ListLabel 21" style:family="text">
      <style:text-properties style:text-underline-style="none" style:font-name-complex="OpenSymbol2" style:font-family-complex="OpenSymbol" style:font-family-generic-complex="system" style:font-pitch-complex="variable"/>
    </style:style>
    <style:style style:name="ListLabel_20_22" style:display-name="ListLabel 22" style:family="text">
      <style:text-properties style:text-underline-style="none" style:font-name-complex="Wingdings1" style:font-family-complex="Wingdings" style:font-family-generic-complex="system" style:font-pitch-complex="variable"/>
    </style:style>
    <style:style style:name="ListLabel_20_23" style:display-name="ListLabel 23" style:family="text">
      <style:text-properties style:text-underline-style="none" style:font-name-complex="Wingdings 21" style:font-family-complex="'Wingdings 2'" style:font-family-generic-complex="system" style:font-pitch-complex="variable"/>
    </style:style>
    <style:style style:name="ListLabel_20_24" style:display-name="ListLabel 24" style:family="text">
      <style:text-properties style:text-underline-style="none" style:font-name-complex="OpenSymbol2" style:font-family-complex="OpenSymbol" style:font-family-generic-complex="system" style:font-pitch-complex="variable"/>
    </style:style>
    <style:style style:name="ListLabel_20_25" style:display-name="ListLabel 25" style:family="text">
      <style:text-properties style:text-underline-style="none" style:font-name-complex="Wingdings1" style:font-family-complex="Wingdings" style:font-family-generic-complex="system" style:font-pitch-complex="variable"/>
    </style:style>
    <style:style style:name="ListLabel_20_26" style:display-name="ListLabel 26" style:family="text">
      <style:text-properties style:text-underline-style="none" style:font-name-complex="Wingdings 21" style:font-family-complex="'Wingdings 2'" style:font-family-generic-complex="system" style:font-pitch-complex="variable"/>
    </style:style>
    <style:style style:name="ListLabel_20_27" style:display-name="ListLabel 27" style:family="text">
      <style:text-properties style:text-underline-style="none" style:font-name-complex="OpenSymbol2" style:font-family-complex="OpenSymbol" style:font-family-generic-complex="system" style:font-pitch-complex="variable"/>
    </style:style>
    <style:style style:name="ListLabel_20_28" style:display-name="ListLabel 28" style:family="text">
      <style:text-properties fo:font-size="10pt" style:text-underline-style="none" fo:font-weight="bold" style:font-name-asian="Arial1" style:font-family-asian="Arial" style:font-family-generic-asian="system" style:font-pitch-asian="variable" style:font-size-asian="10pt" style:font-weight-asian="bold" style:font-name-complex="Arial1" style:font-family-complex="Arial" style:font-family-generic-complex="system" style:font-pitch-complex="variable"/>
    </style:style>
    <style:style style:name="ListLabel_20_29" style:display-name="ListLabel 29" style:family="text">
      <style:text-properties fo:font-size="10pt" style:text-underline-style="none" fo:font-weight="bold" style:font-size-asian="10pt" style:font-weight-asian="bold"/>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font-name-complex="Wingdings1" style:font-family-complex="Wingdings" style:font-family-generic-complex="system" style:font-pitch-complex="variable"/>
    </style:style>
    <style:style style:name="ListLabel_20_38" style:display-name="ListLabel 38" style:family="text">
      <style:text-properties style:text-underline-style="none" style:font-name-complex="Wingdings 21" style:font-family-complex="'Wingdings 2'" style:font-family-generic-complex="system" style:font-pitch-complex="variable"/>
    </style:style>
    <style:style style:name="ListLabel_20_39" style:display-name="ListLabel 39" style:family="text">
      <style:text-properties style:text-underline-style="none" style:font-name-complex="OpenSymbol2" style:font-family-complex="OpenSymbol" style:font-family-generic-complex="system" style:font-pitch-complex="variable"/>
    </style:style>
    <style:style style:name="ListLabel_20_40" style:display-name="ListLabel 40" style:family="text">
      <style:text-properties style:text-underline-style="none" style:font-name-complex="Wingdings1" style:font-family-complex="Wingdings" style:font-family-generic-complex="system" style:font-pitch-complex="variable"/>
    </style:style>
    <style:style style:name="ListLabel_20_41" style:display-name="ListLabel 41" style:family="text">
      <style:text-properties style:text-underline-style="none" style:font-name-complex="Wingdings 21" style:font-family-complex="'Wingdings 2'" style:font-family-generic-complex="system" style:font-pitch-complex="variable"/>
    </style:style>
    <style:style style:name="ListLabel_20_42" style:display-name="ListLabel 42" style:family="text">
      <style:text-properties style:text-underline-style="none" style:font-name-complex="OpenSymbol2" style:font-family-complex="OpenSymbol" style:font-family-generic-complex="system" style:font-pitch-complex="variable"/>
    </style:style>
    <style:style style:name="ListLabel_20_43" style:display-name="ListLabel 43" style:family="text">
      <style:text-properties style:text-underline-style="none" style:font-name-complex="Wingdings1" style:font-family-complex="Wingdings" style:font-family-generic-complex="system" style:font-pitch-complex="variable"/>
    </style:style>
    <style:style style:name="ListLabel_20_44" style:display-name="ListLabel 44" style:family="text">
      <style:text-properties style:text-underline-style="none" style:font-name-complex="Wingdings 21" style:font-family-complex="'Wingdings 2'" style:font-family-generic-complex="system" style:font-pitch-complex="variable"/>
    </style:style>
    <style:style style:name="ListLabel_20_45" style:display-name="ListLabel 45" style:family="text">
      <style:text-properties style:text-underline-style="none" style:font-name-complex="OpenSymbol2" style:font-family-complex="OpenSymbol" style:font-family-generic-complex="system" style:font-pitch-complex="variable"/>
    </style:style>
    <style:style style:name="ListLabel_20_46" style:display-name="ListLabel 46" style:family="text">
      <style:text-properties style:text-underline-style="none" style:font-name-complex="Wingdings1" style:font-family-complex="Wingdings" style:font-family-generic-complex="system" style:font-pitch-complex="variable"/>
    </style:style>
    <style:style style:name="ListLabel_20_47" style:display-name="ListLabel 47" style:family="text">
      <style:text-properties style:text-underline-style="none" style:font-name-complex="Wingdings 21" style:font-family-complex="'Wingdings 2'" style:font-family-generic-complex="system" style:font-pitch-complex="variable"/>
    </style:style>
    <style:style style:name="ListLabel_20_48" style:display-name="ListLabel 48" style:family="text">
      <style:text-properties style:text-underline-style="none" style:font-name-complex="OpenSymbol2" style:font-family-complex="OpenSymbol" style:font-family-generic-complex="system" style:font-pitch-complex="variable"/>
    </style:style>
    <style:style style:name="ListLabel_20_49" style:display-name="ListLabel 49" style:family="text">
      <style:text-properties style:text-underline-style="none" style:font-name-complex="Wingdings1" style:font-family-complex="Wingdings" style:font-family-generic-complex="system" style:font-pitch-complex="variable"/>
    </style:style>
    <style:style style:name="ListLabel_20_50" style:display-name="ListLabel 50" style:family="text">
      <style:text-properties style:text-underline-style="none" style:font-name-complex="Wingdings 21" style:font-family-complex="'Wingdings 2'" style:font-family-generic-complex="system" style:font-pitch-complex="variable"/>
    </style:style>
    <style:style style:name="ListLabel_20_51" style:display-name="ListLabel 51" style:family="text">
      <style:text-properties style:text-underline-style="none" style:font-name-complex="OpenSymbol2" style:font-family-complex="OpenSymbol" style:font-family-generic-complex="system" style:font-pitch-complex="variable"/>
    </style:style>
    <style:style style:name="ListLabel_20_52" style:display-name="ListLabel 52" style:family="text">
      <style:text-properties style:text-underline-style="none" style:font-name-complex="Wingdings1" style:font-family-complex="Wingdings" style:font-family-generic-complex="system" style:font-pitch-complex="variable"/>
    </style:style>
    <style:style style:name="ListLabel_20_53" style:display-name="ListLabel 53" style:family="text">
      <style:text-properties style:text-underline-style="none" style:font-name-complex="Wingdings 21" style:font-family-complex="'Wingdings 2'" style:font-family-generic-complex="system" style:font-pitch-complex="variable"/>
    </style:style>
    <style:style style:name="ListLabel_20_54" style:display-name="ListLabel 54" style:family="text">
      <style:text-properties style:text-underline-style="none" style:font-name-complex="OpenSymbol2" style:font-family-complex="OpenSymbol" style:font-family-generic-complex="system" style:font-pitch-complex="variabl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fo:font-weight="bold" style:font-weight-asian="bold" style:font-name-complex="Wingdings1" style:font-family-complex="Wingdings" style:font-family-generic-complex="system" style:font-pitch-complex="variable"/>
    </style:style>
    <style:style style:name="ListLabel_20_65" style:display-name="ListLabel 65" style:family="text">
      <style:text-properties style:text-underline-style="none" style:font-name-complex="Wingdings 21" style:font-family-complex="'Wingdings 2'" style:font-family-generic-complex="system" style:font-pitch-complex="variable"/>
    </style:style>
    <style:style style:name="ListLabel_20_66" style:display-name="ListLabel 66" style:family="text">
      <style:text-properties style:text-underline-style="none" style:font-name-complex="OpenSymbol2" style:font-family-complex="OpenSymbol" style:font-family-generic-complex="system" style:font-pitch-complex="variable"/>
    </style:style>
    <style:style style:name="ListLabel_20_67" style:display-name="ListLabel 67" style:family="text">
      <style:text-properties style:text-underline-style="none" style:font-name-complex="Wingdings1" style:font-family-complex="Wingdings" style:font-family-generic-complex="system" style:font-pitch-complex="variable"/>
    </style:style>
    <style:style style:name="ListLabel_20_68" style:display-name="ListLabel 68" style:family="text">
      <style:text-properties style:text-underline-style="none" style:font-name-complex="Wingdings 21" style:font-family-complex="'Wingdings 2'" style:font-family-generic-complex="system" style:font-pitch-complex="variable"/>
    </style:style>
    <style:style style:name="ListLabel_20_69" style:display-name="ListLabel 69" style:family="text">
      <style:text-properties style:text-underline-style="none" style:font-name-complex="OpenSymbol2" style:font-family-complex="OpenSymbol" style:font-family-generic-complex="system" style:font-pitch-complex="variable"/>
    </style:style>
    <style:style style:name="ListLabel_20_70" style:display-name="ListLabel 70" style:family="text">
      <style:text-properties style:text-underline-style="none" style:font-name-complex="Wingdings1" style:font-family-complex="Wingdings" style:font-family-generic-complex="system" style:font-pitch-complex="variable"/>
    </style:style>
    <style:style style:name="ListLabel_20_71" style:display-name="ListLabel 71" style:family="text">
      <style:text-properties style:text-underline-style="none" style:font-name-complex="Wingdings 21" style:font-family-complex="'Wingdings 2'" style:font-family-generic-complex="system" style:font-pitch-complex="variable"/>
    </style:style>
    <style:style style:name="ListLabel_20_72" style:display-name="ListLabel 72" style:family="text">
      <style:text-properties style:text-underline-style="none" style:font-name-complex="OpenSymbol2" style:font-family-complex="OpenSymbol" style:font-family-generic-complex="system" style:font-pitch-complex="variable"/>
    </style:style>
    <style:style style:name="ListLabel_20_73" style:display-name="ListLabel 73" style:family="text">
      <style:text-properties style:text-underline-style="none" style:font-name-complex="Wingdings1" style:font-family-complex="Wingdings" style:font-family-generic-complex="system" style:font-pitch-complex="variable"/>
    </style:style>
    <style:style style:name="ListLabel_20_74" style:display-name="ListLabel 74" style:family="text">
      <style:text-properties style:text-underline-style="none" style:font-name-complex="Wingdings 21" style:font-family-complex="'Wingdings 2'" style:font-family-generic-complex="system" style:font-pitch-complex="variable"/>
    </style:style>
    <style:style style:name="ListLabel_20_75" style:display-name="ListLabel 75" style:family="text">
      <style:text-properties style:text-underline-style="none" style:font-name-complex="OpenSymbol2" style:font-family-complex="OpenSymbol" style:font-family-generic-complex="system" style:font-pitch-complex="variable"/>
    </style:style>
    <style:style style:name="ListLabel_20_76" style:display-name="ListLabel 76" style:family="text">
      <style:text-properties style:text-underline-style="none" style:font-name-complex="Wingdings1" style:font-family-complex="Wingdings" style:font-family-generic-complex="system" style:font-pitch-complex="variable"/>
    </style:style>
    <style:style style:name="ListLabel_20_77" style:display-name="ListLabel 77" style:family="text">
      <style:text-properties style:text-underline-style="none" style:font-name-complex="Wingdings 21" style:font-family-complex="'Wingdings 2'" style:font-family-generic-complex="system" style:font-pitch-complex="variable"/>
    </style:style>
    <style:style style:name="ListLabel_20_78" style:display-name="ListLabel 78" style:family="text">
      <style:text-properties style:text-underline-style="none" style:font-name-complex="OpenSymbol2" style:font-family-complex="OpenSymbol" style:font-family-generic-complex="system" style:font-pitch-complex="variable"/>
    </style:style>
    <style:style style:name="ListLabel_20_79" style:display-name="ListLabel 79" style:family="text">
      <style:text-properties style:text-underline-style="none" style:font-name-complex="Wingdings1" style:font-family-complex="Wingdings" style:font-family-generic-complex="system" style:font-pitch-complex="variable"/>
    </style:style>
    <style:style style:name="ListLabel_20_80" style:display-name="ListLabel 80" style:family="text">
      <style:text-properties style:text-underline-style="none" style:font-name-complex="Wingdings 21" style:font-family-complex="'Wingdings 2'" style:font-family-generic-complex="system" style:font-pitch-complex="variable"/>
    </style:style>
    <style:style style:name="ListLabel_20_81" style:display-name="ListLabel 81" style:family="text">
      <style:text-properties style:text-underline-style="none" style:font-name-complex="OpenSymbol2" style:font-family-complex="OpenSymbol" style:font-family-generic-complex="system" style:font-pitch-complex="variable"/>
    </style:style>
    <style:style style:name="ListLabel_20_82" style:display-name="ListLabel 82" style:family="text">
      <style:text-properties style:font-name="Spectral" fo:font-family="Spectral" style:font-family-generic="roman" style:font-pitch="variable" fo:font-size="10pt" style:text-underline-style="none" style:font-size-asian="10pt" style:font-name-complex="Wingdings1" style:font-family-complex="Wingdings" style:font-family-generic-complex="system" style:font-pitch-complex="variable"/>
    </style:style>
    <style:style style:name="ListLabel_20_83" style:display-name="ListLabel 83" style:family="text">
      <style:text-properties style:font-name="Spectral" fo:font-family="Spectral" style:font-family-generic="roman" style:font-pitch="variable" fo:font-size="10pt" style:text-underline-style="none" style:font-size-asian="10pt" style:font-name-complex="Wingdings 21" style:font-family-complex="'Wingdings 2'" style:font-family-generic-complex="system" style:font-pitch-complex="variable"/>
    </style:style>
    <style:style style:name="ListLabel_20_84" style:display-name="ListLabel 84" style:family="text">
      <style:text-properties style:text-underline-style="none" style:font-name-complex="OpenSymbol2" style:font-family-complex="OpenSymbol" style:font-family-generic-complex="system" style:font-pitch-complex="variable"/>
    </style:style>
    <style:style style:name="ListLabel_20_85" style:display-name="ListLabel 85" style:family="text">
      <style:text-properties style:text-underline-style="none" style:font-name-complex="Wingdings1" style:font-family-complex="Wingdings" style:font-family-generic-complex="system" style:font-pitch-complex="variable"/>
    </style:style>
    <style:style style:name="ListLabel_20_86" style:display-name="ListLabel 86" style:family="text">
      <style:text-properties style:text-underline-style="none" style:font-name-complex="Wingdings 21" style:font-family-complex="'Wingdings 2'" style:font-family-generic-complex="system" style:font-pitch-complex="variable"/>
    </style:style>
    <style:style style:name="ListLabel_20_87" style:display-name="ListLabel 87" style:family="text">
      <style:text-properties style:text-underline-style="none" style:font-name-complex="OpenSymbol2" style:font-family-complex="OpenSymbol" style:font-family-generic-complex="system" style:font-pitch-complex="variable"/>
    </style:style>
    <style:style style:name="ListLabel_20_88" style:display-name="ListLabel 88" style:family="text">
      <style:text-properties style:text-underline-style="none" style:font-name-complex="Wingdings1" style:font-family-complex="Wingdings" style:font-family-generic-complex="system" style:font-pitch-complex="variable"/>
    </style:style>
    <style:style style:name="ListLabel_20_89" style:display-name="ListLabel 89" style:family="text">
      <style:text-properties style:text-underline-style="none" style:font-name-complex="Wingdings 21" style:font-family-complex="'Wingdings 2'" style:font-family-generic-complex="system" style:font-pitch-complex="variable"/>
    </style:style>
    <style:style style:name="ListLabel_20_90" style:display-name="ListLabel 90" style:family="text">
      <style:text-properties style:text-underline-style="none" style:font-name-complex="OpenSymbol2" style:font-family-complex="OpenSymbol" style:font-family-generic-complex="system" style:font-pitch-complex="variable"/>
    </style:style>
    <style:style style:name="ListLabel_20_91" style:display-name="ListLabel 91" style:family="text">
      <style:text-properties style:text-underline-style="none" style:font-name-complex="Wingdings1" style:font-family-complex="Wingdings" style:font-family-generic-complex="system" style:font-pitch-complex="variable"/>
    </style:style>
    <style:style style:name="ListLabel_20_92" style:display-name="ListLabel 92" style:family="text">
      <style:text-properties style:text-underline-style="none" style:font-name-complex="Wingdings 21" style:font-family-complex="'Wingdings 2'" style:font-family-generic-complex="system" style:font-pitch-complex="variable"/>
    </style:style>
    <style:style style:name="ListLabel_20_93" style:display-name="ListLabel 93" style:family="text">
      <style:text-properties style:text-underline-style="none" style:font-name-complex="OpenSymbol2" style:font-family-complex="OpenSymbol" style:font-family-generic-complex="system" style:font-pitch-complex="variable"/>
    </style:style>
    <style:style style:name="ListLabel_20_94" style:display-name="ListLabel 94" style:family="text">
      <style:text-properties style:text-underline-style="none" style:font-name-complex="Wingdings1" style:font-family-complex="Wingdings" style:font-family-generic-complex="system" style:font-pitch-complex="variable"/>
    </style:style>
    <style:style style:name="ListLabel_20_95" style:display-name="ListLabel 95" style:family="text">
      <style:text-properties style:text-underline-style="none" style:font-name-complex="Wingdings 21" style:font-family-complex="'Wingdings 2'" style:font-family-generic-complex="system" style:font-pitch-complex="variable"/>
    </style:style>
    <style:style style:name="ListLabel_20_96" style:display-name="ListLabel 96" style:family="text">
      <style:text-properties style:text-underline-style="none" style:font-name-complex="OpenSymbol2" style:font-family-complex="OpenSymbol" style:font-family-generic-complex="system" style:font-pitch-complex="variable"/>
    </style:style>
    <style:style style:name="ListLabel_20_97" style:display-name="ListLabel 97" style:family="text">
      <style:text-properties style:text-underline-style="none" style:font-name-complex="Wingdings1" style:font-family-complex="Wingdings" style:font-family-generic-complex="system" style:font-pitch-complex="variable"/>
    </style:style>
    <style:style style:name="ListLabel_20_98" style:display-name="ListLabel 98" style:family="text">
      <style:text-properties style:text-underline-style="none" style:font-name-complex="Wingdings 21" style:font-family-complex="'Wingdings 2'" style:font-family-generic-complex="system" style:font-pitch-complex="variable"/>
    </style:style>
    <style:style style:name="ListLabel_20_99" style:display-name="ListLabel 99" style:family="text">
      <style:text-properties style:text-underline-style="none" style:font-name-complex="OpenSymbol2" style:font-family-complex="OpenSymbol" style:font-family-generic-complex="system" style:font-pitch-complex="variable"/>
    </style:style>
    <style:style style:name="ListLabel_20_100" style:display-name="ListLabel 100" style:family="text">
      <style:text-properties style:text-underline-style="none" style:font-name-complex="Wingdings1" style:font-family-complex="Wingdings" style:font-family-generic-complex="system" style:font-pitch-complex="variable"/>
    </style:style>
    <style:style style:name="ListLabel_20_101" style:display-name="ListLabel 101" style:family="text">
      <style:text-properties style:text-underline-style="none" style:font-name-complex="Wingdings 21" style:font-family-complex="'Wingdings 2'" style:font-family-generic-complex="system" style:font-pitch-complex="variable"/>
    </style:style>
    <style:style style:name="ListLabel_20_102" style:display-name="ListLabel 102" style:family="text">
      <style:text-properties style:text-underline-style="none" style:font-name-complex="OpenSymbol2" style:font-family-complex="OpenSymbol" style:font-family-generic-complex="system" style:font-pitch-complex="variable"/>
    </style:style>
    <style:style style:name="ListLabel_20_103" style:display-name="ListLabel 103" style:family="text">
      <style:text-properties style:text-underline-style="none" style:font-name-complex="Wingdings1" style:font-family-complex="Wingdings" style:font-family-generic-complex="system" style:font-pitch-complex="variable"/>
    </style:style>
    <style:style style:name="ListLabel_20_104" style:display-name="ListLabel 104" style:family="text">
      <style:text-properties style:text-underline-style="none" style:font-name-complex="Wingdings 21" style:font-family-complex="'Wingdings 2'" style:font-family-generic-complex="system" style:font-pitch-complex="variable"/>
    </style:style>
    <style:style style:name="ListLabel_20_105" style:display-name="ListLabel 105" style:family="text">
      <style:text-properties style:text-underline-style="none" style:font-name-complex="OpenSymbol2" style:font-family-complex="OpenSymbol" style:font-family-generic-complex="system" style:font-pitch-complex="variable"/>
    </style:style>
    <style:style style:name="ListLabel_20_106" style:display-name="ListLabel 106" style:family="text">
      <style:text-properties style:text-underline-style="none" style:font-name-complex="Wingdings1" style:font-family-complex="Wingdings" style:font-family-generic-complex="system" style:font-pitch-complex="variable"/>
    </style:style>
    <style:style style:name="ListLabel_20_107" style:display-name="ListLabel 107" style:family="text">
      <style:text-properties style:text-underline-style="none" style:font-name-complex="Wingdings 21" style:font-family-complex="'Wingdings 2'" style:font-family-generic-complex="system" style:font-pitch-complex="variable"/>
    </style:style>
    <style:style style:name="ListLabel_20_108" style:display-name="ListLabel 108" style:family="text">
      <style:text-properties style:text-underline-style="none" style:font-name-complex="OpenSymbol2" style:font-family-complex="OpenSymbol" style:font-family-generic-complex="system" style:font-pitch-complex="variable"/>
    </style:style>
    <style:style style:name="ListLabel_20_109" style:display-name="ListLabel 109" style:family="text">
      <style:text-properties style:font-name="Spectral" fo:font-family="Spectral" style:font-family-generic="roman" style:font-pitch="variable" fo:font-size="10pt" style:text-underline-style="none" style:font-size-asian="10pt" style:font-name-complex="Wingdings1" style:font-family-complex="Wingdings" style:font-family-generic-complex="system" style:font-pitch-complex="variable"/>
    </style:style>
    <style:style style:name="ListLabel_20_110" style:display-name="ListLabel 110" style:family="text">
      <style:text-properties style:text-underline-style="none" style:font-name-complex="Wingdings 21" style:font-family-complex="'Wingdings 2'" style:font-family-generic-complex="system" style:font-pitch-complex="variable"/>
    </style:style>
    <style:style style:name="ListLabel_20_111" style:display-name="ListLabel 111" style:family="text">
      <style:text-properties style:text-underline-style="none" style:font-name-complex="OpenSymbol2" style:font-family-complex="OpenSymbol" style:font-family-generic-complex="system" style:font-pitch-complex="variable"/>
    </style:style>
    <style:style style:name="ListLabel_20_112" style:display-name="ListLabel 112" style:family="text">
      <style:text-properties style:text-underline-style="none" style:font-name-complex="Wingdings1" style:font-family-complex="Wingdings" style:font-family-generic-complex="system" style:font-pitch-complex="variable"/>
    </style:style>
    <style:style style:name="ListLabel_20_113" style:display-name="ListLabel 113" style:family="text">
      <style:text-properties style:text-underline-style="none" style:font-name-complex="Wingdings 21" style:font-family-complex="'Wingdings 2'" style:font-family-generic-complex="system" style:font-pitch-complex="variable"/>
    </style:style>
    <style:style style:name="ListLabel_20_114" style:display-name="ListLabel 114" style:family="text">
      <style:text-properties style:text-underline-style="none" style:font-name-complex="OpenSymbol2" style:font-family-complex="OpenSymbol" style:font-family-generic-complex="system" style:font-pitch-complex="variable"/>
    </style:style>
    <style:style style:name="ListLabel_20_115" style:display-name="ListLabel 115" style:family="text">
      <style:text-properties style:text-underline-style="none" style:font-name-complex="Wingdings1" style:font-family-complex="Wingdings" style:font-family-generic-complex="system" style:font-pitch-complex="variable"/>
    </style:style>
    <style:style style:name="ListLabel_20_116" style:display-name="ListLabel 116" style:family="text">
      <style:text-properties style:text-underline-style="none" style:font-name-complex="Wingdings 21" style:font-family-complex="'Wingdings 2'" style:font-family-generic-complex="system" style:font-pitch-complex="variable"/>
    </style:style>
    <style:style style:name="ListLabel_20_117" style:display-name="ListLabel 117" style:family="text">
      <style:text-properties style:text-underline-style="none" style:font-name-complex="OpenSymbol2" style:font-family-complex="OpenSymbol" style:font-family-generic-complex="system" style:font-pitch-complex="variable"/>
    </style:style>
    <style:style style:name="ListLabel_20_118" style:display-name="ListLabel 118" style:family="text">
      <style:text-properties style:font-name="Spectral" fo:font-family="Spectral" style:font-family-generic="roman" style:font-pitch="variable" fo:font-size="10pt" style:font-size-asian="10pt" style:font-name-complex="OpenSymbol2" style:font-family-complex="OpenSymbol" style:font-family-generic-complex="system" style:font-pitch-complex="variable"/>
    </style:style>
    <style:style style:name="ListLabel_20_119" style:display-name="ListLabel 119" style:family="text">
      <style:text-properties style:text-underline-style="none" style:font-name-complex="Wingdings 21" style:font-family-complex="'Wingdings 2'" style:font-family-generic-complex="system" style:font-pitch-complex="variable"/>
    </style:style>
    <style:style style:name="ListLabel_20_120" style:display-name="ListLabel 120" style:family="text">
      <style:text-properties style:text-underline-style="none" style:font-name-complex="OpenSymbol2" style:font-family-complex="OpenSymbol" style:font-family-generic-complex="system" style:font-pitch-complex="variable"/>
    </style:style>
    <style:style style:name="ListLabel_20_121" style:display-name="ListLabel 121" style:family="text">
      <style:text-properties style:text-underline-style="none" style:font-name-complex="Wingdings1" style:font-family-complex="Wingdings" style:font-family-generic-complex="system" style:font-pitch-complex="variable"/>
    </style:style>
    <style:style style:name="ListLabel_20_122" style:display-name="ListLabel 122" style:family="text">
      <style:text-properties style:text-underline-style="none" style:font-name-complex="Wingdings 21" style:font-family-complex="'Wingdings 2'" style:font-family-generic-complex="system" style:font-pitch-complex="variable"/>
    </style:style>
    <style:style style:name="ListLabel_20_123" style:display-name="ListLabel 123" style:family="text">
      <style:text-properties style:text-underline-style="none" style:font-name-complex="OpenSymbol2" style:font-family-complex="OpenSymbol" style:font-family-generic-complex="system" style:font-pitch-complex="variable"/>
    </style:style>
    <style:style style:name="ListLabel_20_124" style:display-name="ListLabel 124" style:family="text">
      <style:text-properties style:text-underline-style="none" style:font-name-complex="Wingdings1" style:font-family-complex="Wingdings" style:font-family-generic-complex="system" style:font-pitch-complex="variable"/>
    </style:style>
    <style:style style:name="ListLabel_20_125" style:display-name="ListLabel 125" style:family="text">
      <style:text-properties style:text-underline-style="none" style:font-name-complex="Wingdings 21" style:font-family-complex="'Wingdings 2'" style:font-family-generic-complex="system" style:font-pitch-complex="variable"/>
    </style:style>
    <style:style style:name="ListLabel_20_126" style:display-name="ListLabel 126" style:family="text">
      <style:text-properties style:text-underline-style="none" style:font-name-complex="OpenSymbol2" style:font-family-complex="OpenSymbol" style:font-family-generic-complex="system" style:font-pitch-complex="variable"/>
    </style:style>
    <style:style style:name="ListLabel_20_127" style:display-name="ListLabel 127" style:family="text">
      <style:text-properties style:font-name="Spectral" fo:font-family="Spectral" style:font-family-generic="roman" style:font-pitch="variable" fo:font-size="10pt" style:font-size-asian="10pt" style:font-name-complex="OpenSymbol2" style:font-family-complex="OpenSymbol" style:font-family-generic-complex="system" style:font-pitch-complex="variable"/>
    </style:style>
    <style:style style:name="ListLabel_20_128" style:display-name="ListLabel 128" style:family="text">
      <style:text-properties style:text-underline-style="none" style:font-name-complex="Wingdings 21" style:font-family-complex="'Wingdings 2'" style:font-family-generic-complex="system" style:font-pitch-complex="variable"/>
    </style:style>
    <style:style style:name="ListLabel_20_129" style:display-name="ListLabel 129" style:family="text">
      <style:text-properties style:text-underline-style="none" style:font-name-complex="OpenSymbol2" style:font-family-complex="OpenSymbol" style:font-family-generic-complex="system" style:font-pitch-complex="variable"/>
    </style:style>
    <style:style style:name="ListLabel_20_130" style:display-name="ListLabel 130" style:family="text">
      <style:text-properties style:text-underline-style="none" style:font-name-complex="Wingdings1" style:font-family-complex="Wingdings" style:font-family-generic-complex="system" style:font-pitch-complex="variable"/>
    </style:style>
    <style:style style:name="ListLabel_20_131" style:display-name="ListLabel 131" style:family="text">
      <style:text-properties style:text-underline-style="none" style:font-name-complex="Wingdings 21" style:font-family-complex="'Wingdings 2'" style:font-family-generic-complex="system" style:font-pitch-complex="variable"/>
    </style:style>
    <style:style style:name="ListLabel_20_132" style:display-name="ListLabel 132" style:family="text">
      <style:text-properties style:text-underline-style="none" style:font-name-complex="OpenSymbol2" style:font-family-complex="OpenSymbol" style:font-family-generic-complex="system" style:font-pitch-complex="variable"/>
    </style:style>
    <style:style style:name="ListLabel_20_133" style:display-name="ListLabel 133" style:family="text">
      <style:text-properties style:text-underline-style="none" style:font-name-complex="Wingdings1" style:font-family-complex="Wingdings" style:font-family-generic-complex="system" style:font-pitch-complex="variable"/>
    </style:style>
    <style:style style:name="ListLabel_20_134" style:display-name="ListLabel 134" style:family="text">
      <style:text-properties style:text-underline-style="none" style:font-name-complex="Wingdings 21" style:font-family-complex="'Wingdings 2'" style:font-family-generic-complex="system" style:font-pitch-complex="variable"/>
    </style:style>
    <style:style style:name="ListLabel_20_135" style:display-name="ListLabel 135" style:family="text">
      <style:text-properties style:text-underline-style="none" style:font-name-complex="OpenSymbol2" style:font-family-complex="OpenSymbol" style:font-family-generic-complex="system" style:font-pitch-complex="variable"/>
    </style:style>
    <style:style style:name="ListLabel_20_136" style:display-name="ListLabel 136" style:family="text">
      <style:text-properties style:font-name="Times New Roman" fo:font-family="'Times New Roman'" style:font-family-generic="roman" style:font-pitch="variable" fo:font-size="10pt" style:font-size-asian="10pt" style:font-name-complex="OpenSymbol2" style:font-family-complex="OpenSymbol" style:font-family-generic-complex="system" style:font-pitch-complex="variable"/>
    </style:style>
    <style:style style:name="ListLabel_20_137" style:display-name="ListLabel 137" style:family="text">
      <style:text-properties style:text-underline-style="none" style:font-name-complex="Wingdings 21" style:font-family-complex="'Wingdings 2'" style:font-family-generic-complex="system" style:font-pitch-complex="variable"/>
    </style:style>
    <style:style style:name="ListLabel_20_138" style:display-name="ListLabel 138" style:family="text">
      <style:text-properties style:text-underline-style="none" style:font-name-complex="OpenSymbol2" style:font-family-complex="OpenSymbol" style:font-family-generic-complex="system" style:font-pitch-complex="variable"/>
    </style:style>
    <style:style style:name="ListLabel_20_139" style:display-name="ListLabel 139" style:family="text">
      <style:text-properties style:text-underline-style="none" style:font-name-complex="Wingdings1" style:font-family-complex="Wingdings" style:font-family-generic-complex="system" style:font-pitch-complex="variable"/>
    </style:style>
    <style:style style:name="ListLabel_20_140" style:display-name="ListLabel 140" style:family="text">
      <style:text-properties style:text-underline-style="none" style:font-name-complex="Wingdings 21" style:font-family-complex="'Wingdings 2'" style:font-family-generic-complex="system" style:font-pitch-complex="variable"/>
    </style:style>
    <style:style style:name="ListLabel_20_141" style:display-name="ListLabel 141" style:family="text">
      <style:text-properties style:text-underline-style="none" style:font-name-complex="OpenSymbol2" style:font-family-complex="OpenSymbol" style:font-family-generic-complex="system" style:font-pitch-complex="variable"/>
    </style:style>
    <style:style style:name="ListLabel_20_142" style:display-name="ListLabel 142" style:family="text">
      <style:text-properties style:text-underline-style="none" style:font-name-complex="Wingdings1" style:font-family-complex="Wingdings" style:font-family-generic-complex="system" style:font-pitch-complex="variable"/>
    </style:style>
    <style:style style:name="ListLabel_20_143" style:display-name="ListLabel 143" style:family="text">
      <style:text-properties style:text-underline-style="none" style:font-name-complex="Wingdings 21" style:font-family-complex="'Wingdings 2'" style:font-family-generic-complex="system" style:font-pitch-complex="variable"/>
    </style:style>
    <style:style style:name="ListLabel_20_144" style:display-name="ListLabel 144" style:family="text">
      <style:text-properties style:text-underline-style="none" style:font-name-complex="OpenSymbol2" style:font-family-complex="OpenSymbol" style:font-family-generic-complex="system" style:font-pitch-complex="variable"/>
    </style:style>
    <style:style style:name="ListLabel_20_145" style:display-name="ListLabel 145" style:family="text">
      <style:text-properties style:text-underline-style="none" style:font-name-complex="Wingdings1" style:font-family-complex="Wingdings" style:font-family-generic-complex="system" style:font-pitch-complex="variable"/>
    </style:style>
    <style:style style:name="ListLabel_20_146" style:display-name="ListLabel 146" style:family="text">
      <style:text-properties style:text-underline-style="none" style:font-name-complex="Wingdings 21" style:font-family-complex="'Wingdings 2'" style:font-family-generic-complex="system" style:font-pitch-complex="variable"/>
    </style:style>
    <style:style style:name="ListLabel_20_147" style:display-name="ListLabel 147" style:family="text">
      <style:text-properties style:text-underline-style="none" style:font-name-complex="OpenSymbol2" style:font-family-complex="OpenSymbol" style:font-family-generic-complex="system" style:font-pitch-complex="variable"/>
    </style:style>
    <style:style style:name="ListLabel_20_148" style:display-name="ListLabel 148" style:family="text">
      <style:text-properties style:text-underline-style="none" style:font-name-complex="Wingdings1" style:font-family-complex="Wingdings" style:font-family-generic-complex="system" style:font-pitch-complex="variable"/>
    </style:style>
    <style:style style:name="ListLabel_20_149" style:display-name="ListLabel 149" style:family="text">
      <style:text-properties style:text-underline-style="none" style:font-name-complex="Wingdings 21" style:font-family-complex="'Wingdings 2'" style:font-family-generic-complex="system" style:font-pitch-complex="variable"/>
    </style:style>
    <style:style style:name="ListLabel_20_150" style:display-name="ListLabel 150" style:family="text">
      <style:text-properties style:text-underline-style="none" style:font-name-complex="OpenSymbol2" style:font-family-complex="OpenSymbol" style:font-family-generic-complex="system" style:font-pitch-complex="variable"/>
    </style:style>
    <style:style style:name="ListLabel_20_151" style:display-name="ListLabel 151" style:family="text">
      <style:text-properties style:text-underline-style="none" style:font-name-complex="Wingdings1" style:font-family-complex="Wingdings" style:font-family-generic-complex="system" style:font-pitch-complex="variable"/>
    </style:style>
    <style:style style:name="ListLabel_20_152" style:display-name="ListLabel 152" style:family="text">
      <style:text-properties style:text-underline-style="none" style:font-name-complex="Wingdings 21" style:font-family-complex="'Wingdings 2'" style:font-family-generic-complex="system" style:font-pitch-complex="variable"/>
    </style:style>
    <style:style style:name="ListLabel_20_153" style:display-name="ListLabel 153" style:family="text">
      <style:text-properties style:text-underline-style="none" style:font-name-complex="OpenSymbol2" style:font-family-complex="OpenSymbol" style:font-family-generic-complex="system" style:font-pitch-complex="variable"/>
    </style:style>
    <style:style style:name="ListLabel_20_154" style:display-name="ListLabel 154" style:family="text">
      <style:text-properties style:text-underline-style="none" style:font-name-complex="Wingdings1" style:font-family-complex="Wingdings" style:font-family-generic-complex="system" style:font-pitch-complex="variable"/>
    </style:style>
    <style:style style:name="ListLabel_20_155" style:display-name="ListLabel 155" style:family="text">
      <style:text-properties style:text-underline-style="none" style:font-name-complex="Wingdings 21" style:font-family-complex="'Wingdings 2'" style:font-family-generic-complex="system" style:font-pitch-complex="variable"/>
    </style:style>
    <style:style style:name="ListLabel_20_156" style:display-name="ListLabel 156" style:family="text">
      <style:text-properties style:text-underline-style="none" style:font-name-complex="OpenSymbol2" style:font-family-complex="OpenSymbol" style:font-family-generic-complex="system" style:font-pitch-complex="variable"/>
    </style:style>
    <style:style style:name="ListLabel_20_157" style:display-name="ListLabel 157" style:family="text">
      <style:text-properties style:text-underline-style="none" style:font-name-complex="Wingdings1" style:font-family-complex="Wingdings" style:font-family-generic-complex="system" style:font-pitch-complex="variable"/>
    </style:style>
    <style:style style:name="ListLabel_20_158" style:display-name="ListLabel 158" style:family="text">
      <style:text-properties style:text-underline-style="none" style:font-name-complex="Wingdings 21" style:font-family-complex="'Wingdings 2'" style:font-family-generic-complex="system" style:font-pitch-complex="variable"/>
    </style:style>
    <style:style style:name="ListLabel_20_159" style:display-name="ListLabel 159" style:family="text">
      <style:text-properties style:text-underline-style="none" style:font-name-complex="OpenSymbol2" style:font-family-complex="OpenSymbol" style:font-family-generic-complex="system" style:font-pitch-complex="variable"/>
    </style:style>
    <style:style style:name="ListLabel_20_160" style:display-name="ListLabel 160" style:family="text">
      <style:text-properties style:text-underline-style="none" style:font-name-complex="Wingdings1" style:font-family-complex="Wingdings" style:font-family-generic-complex="system" style:font-pitch-complex="variable"/>
    </style:style>
    <style:style style:name="ListLabel_20_161" style:display-name="ListLabel 161" style:family="text">
      <style:text-properties style:text-underline-style="none" style:font-name-complex="Wingdings 21" style:font-family-complex="'Wingdings 2'" style:font-family-generic-complex="system" style:font-pitch-complex="variable"/>
    </style:style>
    <style:style style:name="ListLabel_20_162" style:display-name="ListLabel 162" style:family="text">
      <style:text-properties style:text-underline-style="none" style:font-name-complex="OpenSymbol2" style:font-family-complex="OpenSymbol" style:font-family-generic-complex="system" style:font-pitch-complex="variable"/>
    </style:style>
    <style:style style:name="ListLabel_20_163" style:display-name="ListLabel 163" style:family="text">
      <style:text-properties style:text-underline-style="none" style:font-name-complex="Wingdings1" style:font-family-complex="Wingdings" style:font-family-generic-complex="system" style:font-pitch-complex="variable"/>
    </style:style>
    <style:style style:name="ListLabel_20_164" style:display-name="ListLabel 164" style:family="text">
      <style:text-properties style:text-underline-style="none" style:font-name-complex="Wingdings 21" style:font-family-complex="'Wingdings 2'" style:font-family-generic-complex="system" style:font-pitch-complex="variable"/>
    </style:style>
    <style:style style:name="ListLabel_20_165" style:display-name="ListLabel 165" style:family="text">
      <style:text-properties style:text-underline-style="none" style:font-name-complex="OpenSymbol2" style:font-family-complex="OpenSymbol" style:font-family-generic-complex="system" style:font-pitch-complex="variable"/>
    </style:style>
    <style:style style:name="ListLabel_20_166" style:display-name="ListLabel 166" style:family="text">
      <style:text-properties style:text-underline-style="none" style:font-name-complex="Wingdings1" style:font-family-complex="Wingdings" style:font-family-generic-complex="system" style:font-pitch-complex="variable"/>
    </style:style>
    <style:style style:name="ListLabel_20_167" style:display-name="ListLabel 167" style:family="text">
      <style:text-properties style:text-underline-style="none" style:font-name-complex="Wingdings 21" style:font-family-complex="'Wingdings 2'" style:font-family-generic-complex="system" style:font-pitch-complex="variable"/>
    </style:style>
    <style:style style:name="ListLabel_20_168" style:display-name="ListLabel 168" style:family="text">
      <style:text-properties style:text-underline-style="none" style:font-name-complex="OpenSymbol2" style:font-family-complex="OpenSymbol" style:font-family-generic-complex="system" style:font-pitch-complex="variable"/>
    </style:style>
    <style:style style:name="ListLabel_20_169" style:display-name="ListLabel 169" style:family="text">
      <style:text-properties style:text-underline-style="none" style:font-name-complex="Wingdings1" style:font-family-complex="Wingdings" style:font-family-generic-complex="system" style:font-pitch-complex="variable"/>
    </style:style>
    <style:style style:name="ListLabel_20_170" style:display-name="ListLabel 170" style:family="text">
      <style:text-properties style:text-underline-style="none" style:font-name-complex="Wingdings 21" style:font-family-complex="'Wingdings 2'" style:font-family-generic-complex="system" style:font-pitch-complex="variable"/>
    </style:style>
    <style:style style:name="ListLabel_20_171" style:display-name="ListLabel 171" style:family="text">
      <style:text-properties style:text-underline-style="none" style:font-name-complex="OpenSymbol2" style:font-family-complex="OpenSymbol" style:font-family-generic-complex="system" style:font-pitch-complex="variable"/>
    </style:style>
    <style:style style:name="ListLabel_20_172" style:display-name="ListLabel 172" style:family="text">
      <style:text-properties style:text-underline-style="none" fo:font-weight="bold" style:font-weight-asian="bold" style:font-name-complex="Wingdings1" style:font-family-complex="Wingdings" style:font-family-generic-complex="system" style:font-pitch-complex="variable"/>
    </style:style>
    <style:style style:name="ListLabel_20_173" style:display-name="ListLabel 173" style:family="text">
      <style:text-properties style:text-underline-style="none" style:font-name-complex="Wingdings 21" style:font-family-complex="'Wingdings 2'" style:font-family-generic-complex="system" style:font-pitch-complex="variable"/>
    </style:style>
    <style:style style:name="ListLabel_20_174" style:display-name="ListLabel 174" style:family="text">
      <style:text-properties style:text-underline-style="none" style:font-name-complex="OpenSymbol2" style:font-family-complex="OpenSymbol" style:font-family-generic-complex="system" style:font-pitch-complex="variable"/>
    </style:style>
    <style:style style:name="ListLabel_20_175" style:display-name="ListLabel 175" style:family="text">
      <style:text-properties style:text-underline-style="none" style:font-name-complex="Wingdings1" style:font-family-complex="Wingdings" style:font-family-generic-complex="system" style:font-pitch-complex="variable"/>
    </style:style>
    <style:style style:name="ListLabel_20_176" style:display-name="ListLabel 176" style:family="text">
      <style:text-properties style:text-underline-style="none" style:font-name-complex="Wingdings 21" style:font-family-complex="'Wingdings 2'" style:font-family-generic-complex="system" style:font-pitch-complex="variable"/>
    </style:style>
    <style:style style:name="ListLabel_20_177" style:display-name="ListLabel 177" style:family="text">
      <style:text-properties style:text-underline-style="none" style:font-name-complex="OpenSymbol2" style:font-family-complex="OpenSymbol" style:font-family-generic-complex="system" style:font-pitch-complex="variable"/>
    </style:style>
    <style:style style:name="ListLabel_20_178" style:display-name="ListLabel 178" style:family="text">
      <style:text-properties style:text-underline-style="none" style:font-name-complex="Wingdings1" style:font-family-complex="Wingdings" style:font-family-generic-complex="system" style:font-pitch-complex="variable"/>
    </style:style>
    <style:style style:name="ListLabel_20_179" style:display-name="ListLabel 179" style:family="text">
      <style:text-properties style:text-underline-style="none" style:font-name-complex="Wingdings 21" style:font-family-complex="'Wingdings 2'" style:font-family-generic-complex="system" style:font-pitch-complex="variable"/>
    </style:style>
    <style:style style:name="ListLabel_20_180" style:display-name="ListLabel 180" style:family="text">
      <style:text-properties style:text-underline-style="none" style:font-name-complex="OpenSymbol2" style:font-family-complex="OpenSymbol" style:font-family-generic-complex="system" style:font-pitch-complex="variable"/>
    </style:style>
    <style:style style:name="ListLabel_20_181" style:display-name="ListLabel 181" style:family="text">
      <style:text-properties style:text-underline-style="none" fo:font-weight="bold" style:font-weight-asian="bold" style:font-name-complex="Wingdings1" style:font-family-complex="Wingdings" style:font-family-generic-complex="system" style:font-pitch-complex="variable"/>
    </style:style>
    <style:style style:name="ListLabel_20_182" style:display-name="ListLabel 182" style:family="text">
      <style:text-properties style:text-underline-style="none" style:font-name-complex="Wingdings 21" style:font-family-complex="'Wingdings 2'" style:font-family-generic-complex="system" style:font-pitch-complex="variable"/>
    </style:style>
    <style:style style:name="ListLabel_20_183" style:display-name="ListLabel 183" style:family="text">
      <style:text-properties style:text-underline-style="none" style:font-name-complex="OpenSymbol2" style:font-family-complex="OpenSymbol" style:font-family-generic-complex="system" style:font-pitch-complex="variable"/>
    </style:style>
    <style:style style:name="ListLabel_20_184" style:display-name="ListLabel 184" style:family="text">
      <style:text-properties style:text-underline-style="none" style:font-name-complex="Wingdings1" style:font-family-complex="Wingdings" style:font-family-generic-complex="system" style:font-pitch-complex="variable"/>
    </style:style>
    <style:style style:name="ListLabel_20_185" style:display-name="ListLabel 185" style:family="text">
      <style:text-properties style:text-underline-style="none" style:font-name-complex="Wingdings 21" style:font-family-complex="'Wingdings 2'" style:font-family-generic-complex="system" style:font-pitch-complex="variable"/>
    </style:style>
    <style:style style:name="ListLabel_20_186" style:display-name="ListLabel 186" style:family="text">
      <style:text-properties style:text-underline-style="none" style:font-name-complex="OpenSymbol2" style:font-family-complex="OpenSymbol" style:font-family-generic-complex="system" style:font-pitch-complex="variable"/>
    </style:style>
    <style:style style:name="ListLabel_20_187" style:display-name="ListLabel 187" style:family="text">
      <style:text-properties style:text-underline-style="none" style:font-name-complex="Wingdings1" style:font-family-complex="Wingdings" style:font-family-generic-complex="system" style:font-pitch-complex="variable"/>
    </style:style>
    <style:style style:name="ListLabel_20_188" style:display-name="ListLabel 188" style:family="text">
      <style:text-properties style:text-underline-style="none" style:font-name-complex="Wingdings 21" style:font-family-complex="'Wingdings 2'" style:font-family-generic-complex="system" style:font-pitch-complex="variable"/>
    </style:style>
    <style:style style:name="ListLabel_20_189" style:display-name="ListLabel 189" style:family="text">
      <style:text-properties style:text-underline-style="none" style:font-name-complex="OpenSymbol2" style:font-family-complex="OpenSymbol" style:font-family-generic-complex="system" style:font-pitch-complex="variable"/>
    </style:style>
    <style:style style:name="ListLabel_20_190" style:display-name="ListLabel 190" style:family="text">
      <style:text-properties style:font-name="Spectral" fo:font-family="Spectral" style:font-family-generic="roman" style:font-pitch="variable" fo:font-size="9pt" style:text-underline-style="none" fo:font-weight="bold" style:font-size-asian="9pt" style:font-weight-asian="bold" style:font-name-complex="Wingdings1" style:font-family-complex="Wingdings" style:font-family-generic-complex="system" style:font-pitch-complex="variable"/>
    </style:style>
    <style:style style:name="ListLabel_20_191" style:display-name="ListLabel 191" style:family="text">
      <style:text-properties style:text-underline-style="none" style:font-name-complex="Wingdings 21" style:font-family-complex="'Wingdings 2'" style:font-family-generic-complex="system" style:font-pitch-complex="variable"/>
    </style:style>
    <style:style style:name="ListLabel_20_192" style:display-name="ListLabel 192" style:family="text">
      <style:text-properties style:text-underline-style="none" style:font-name-complex="OpenSymbol2" style:font-family-complex="OpenSymbol" style:font-family-generic-complex="system" style:font-pitch-complex="variable"/>
    </style:style>
    <style:style style:name="ListLabel_20_193" style:display-name="ListLabel 193" style:family="text">
      <style:text-properties style:text-underline-style="none" style:font-name-complex="Wingdings1" style:font-family-complex="Wingdings" style:font-family-generic-complex="system" style:font-pitch-complex="variable"/>
    </style:style>
    <style:style style:name="ListLabel_20_194" style:display-name="ListLabel 194" style:family="text">
      <style:text-properties style:text-underline-style="none" style:font-name-complex="Wingdings 21" style:font-family-complex="'Wingdings 2'" style:font-family-generic-complex="system" style:font-pitch-complex="variable"/>
    </style:style>
    <style:style style:name="ListLabel_20_195" style:display-name="ListLabel 195" style:family="text">
      <style:text-properties style:text-underline-style="none" style:font-name-complex="OpenSymbol2" style:font-family-complex="OpenSymbol" style:font-family-generic-complex="system" style:font-pitch-complex="variable"/>
    </style:style>
    <style:style style:name="ListLabel_20_196" style:display-name="ListLabel 196" style:family="text">
      <style:text-properties style:text-underline-style="none" style:font-name-complex="Wingdings1" style:font-family-complex="Wingdings" style:font-family-generic-complex="system" style:font-pitch-complex="variable"/>
    </style:style>
    <style:style style:name="ListLabel_20_197" style:display-name="ListLabel 197" style:family="text">
      <style:text-properties style:text-underline-style="none" style:font-name-complex="Wingdings 21" style:font-family-complex="'Wingdings 2'" style:font-family-generic-complex="system" style:font-pitch-complex="variable"/>
    </style:style>
    <style:style style:name="ListLabel_20_198" style:display-name="ListLabel 198" style:family="text">
      <style:text-properties style:text-underline-style="none" style:font-name-complex="OpenSymbol2" style:font-family-complex="OpenSymbol" style:font-family-generic-complex="system" style:font-pitch-complex="variable"/>
    </style:style>
    <style:style style:name="ListLabel_20_199" style:display-name="ListLabel 199" style:family="text">
      <style:text-properties style:text-underline-style="none" style:font-name-complex="Wingdings1" style:font-family-complex="Wingdings" style:font-family-generic-complex="system" style:font-pitch-complex="variable"/>
    </style:style>
    <style:style style:name="ListLabel_20_200" style:display-name="ListLabel 200" style:family="text">
      <style:text-properties style:text-underline-style="none" style:font-name-complex="Wingdings 21" style:font-family-complex="'Wingdings 2'" style:font-family-generic-complex="system" style:font-pitch-complex="variable"/>
    </style:style>
    <style:style style:name="ListLabel_20_201" style:display-name="ListLabel 201" style:family="text">
      <style:text-properties style:text-underline-style="none" style:font-name-complex="OpenSymbol2" style:font-family-complex="OpenSymbol" style:font-family-generic-complex="system" style:font-pitch-complex="variable"/>
    </style:style>
    <style:style style:name="ListLabel_20_202" style:display-name="ListLabel 202" style:family="text">
      <style:text-properties style:text-underline-style="none" style:font-name-complex="Wingdings1" style:font-family-complex="Wingdings" style:font-family-generic-complex="system" style:font-pitch-complex="variable"/>
    </style:style>
    <style:style style:name="ListLabel_20_203" style:display-name="ListLabel 203" style:family="text">
      <style:text-properties style:text-underline-style="none" style:font-name-complex="Wingdings 21" style:font-family-complex="'Wingdings 2'" style:font-family-generic-complex="system" style:font-pitch-complex="variable"/>
    </style:style>
    <style:style style:name="ListLabel_20_204" style:display-name="ListLabel 204" style:family="text">
      <style:text-properties style:text-underline-style="none" style:font-name-complex="OpenSymbol2" style:font-family-complex="OpenSymbol" style:font-family-generic-complex="system" style:font-pitch-complex="variable"/>
    </style:style>
    <style:style style:name="ListLabel_20_205" style:display-name="ListLabel 205" style:family="text">
      <style:text-properties style:text-underline-style="none" style:font-name-complex="Wingdings1" style:font-family-complex="Wingdings" style:font-family-generic-complex="system" style:font-pitch-complex="variable"/>
    </style:style>
    <style:style style:name="ListLabel_20_206" style:display-name="ListLabel 206" style:family="text">
      <style:text-properties style:text-underline-style="none" style:font-name-complex="Wingdings 21" style:font-family-complex="'Wingdings 2'" style:font-family-generic-complex="system" style:font-pitch-complex="variable"/>
    </style:style>
    <style:style style:name="ListLabel_20_207" style:display-name="ListLabel 207" style:family="text">
      <style:text-properties style:text-underline-style="none" style:font-name-complex="OpenSymbol2" style:font-family-complex="OpenSymbol" style:font-family-generic-complex="system" style:font-pitch-complex="variable"/>
    </style:style>
    <style:style style:name="ListLabel_20_208" style:display-name="ListLabel 208" style:family="text">
      <style:text-properties style:font-name="Spectral" fo:font-family="Spectral" style:font-family-generic="roman" style:font-pitch="variable" fo:font-size="10pt" style:font-size-asian="10pt" style:font-name-complex="OpenSymbol2" style:font-family-complex="OpenSymbol" style:font-family-generic-complex="system" style:font-pitch-complex="variable"/>
    </style:style>
    <style:style style:name="ListLabel_20_209" style:display-name="ListLabel 209" style:family="text">
      <style:text-properties style:text-underline-style="none" style:font-name-complex="Wingdings 21" style:font-family-complex="'Wingdings 2'" style:font-family-generic-complex="system" style:font-pitch-complex="variable"/>
    </style:style>
    <style:style style:name="ListLabel_20_210" style:display-name="ListLabel 210" style:family="text">
      <style:text-properties style:text-underline-style="none" style:font-name-complex="OpenSymbol2" style:font-family-complex="OpenSymbol" style:font-family-generic-complex="system" style:font-pitch-complex="variable"/>
    </style:style>
    <style:style style:name="ListLabel_20_211" style:display-name="ListLabel 211" style:family="text">
      <style:text-properties style:text-underline-style="none" style:font-name-complex="Wingdings1" style:font-family-complex="Wingdings" style:font-family-generic-complex="system" style:font-pitch-complex="variable"/>
    </style:style>
    <style:style style:name="ListLabel_20_212" style:display-name="ListLabel 212" style:family="text">
      <style:text-properties style:text-underline-style="none" style:font-name-complex="Wingdings 21" style:font-family-complex="'Wingdings 2'" style:font-family-generic-complex="system" style:font-pitch-complex="variable"/>
    </style:style>
    <style:style style:name="ListLabel_20_213" style:display-name="ListLabel 213" style:family="text">
      <style:text-properties style:text-underline-style="none" style:font-name-complex="OpenSymbol2" style:font-family-complex="OpenSymbol" style:font-family-generic-complex="system" style:font-pitch-complex="variable"/>
    </style:style>
    <style:style style:name="ListLabel_20_214" style:display-name="ListLabel 214" style:family="text">
      <style:text-properties style:text-underline-style="none" style:font-name-complex="Wingdings1" style:font-family-complex="Wingdings" style:font-family-generic-complex="system" style:font-pitch-complex="variable"/>
    </style:style>
    <style:style style:name="ListLabel_20_215" style:display-name="ListLabel 215" style:family="text">
      <style:text-properties style:text-underline-style="none" style:font-name-complex="Wingdings 21" style:font-family-complex="'Wingdings 2'" style:font-family-generic-complex="system" style:font-pitch-complex="variable"/>
    </style:style>
    <style:style style:name="ListLabel_20_216" style:display-name="ListLabel 216" style:family="text">
      <style:text-properties style:text-underline-style="none" style:font-name-complex="OpenSymbol2" style:font-family-complex="OpenSymbol" style:font-family-generic-complex="system" style:font-pitch-complex="variable"/>
    </style:style>
    <style:style style:name="ListLabel_20_217" style:display-name="ListLabel 217" style:family="text">
      <style:text-properties style:text-underline-style="none" style:font-name-complex="Wingdings1" style:font-family-complex="Wingdings" style:font-family-generic-complex="system" style:font-pitch-complex="variable"/>
    </style:style>
    <style:style style:name="ListLabel_20_218" style:display-name="ListLabel 218" style:family="text">
      <style:text-properties style:text-underline-style="none" style:font-name-complex="Wingdings 21" style:font-family-complex="'Wingdings 2'" style:font-family-generic-complex="system" style:font-pitch-complex="variable"/>
    </style:style>
    <style:style style:name="ListLabel_20_219" style:display-name="ListLabel 219" style:family="text">
      <style:text-properties style:text-underline-style="none" style:font-name-complex="OpenSymbol2" style:font-family-complex="OpenSymbol" style:font-family-generic-complex="system" style:font-pitch-complex="variable"/>
    </style:style>
    <style:style style:name="ListLabel_20_220" style:display-name="ListLabel 220" style:family="text">
      <style:text-properties style:text-underline-style="none" style:font-name-complex="Wingdings1" style:font-family-complex="Wingdings" style:font-family-generic-complex="system" style:font-pitch-complex="variable"/>
    </style:style>
    <style:style style:name="ListLabel_20_221" style:display-name="ListLabel 221" style:family="text">
      <style:text-properties style:text-underline-style="none" style:font-name-complex="Wingdings 21" style:font-family-complex="'Wingdings 2'" style:font-family-generic-complex="system" style:font-pitch-complex="variable"/>
    </style:style>
    <style:style style:name="ListLabel_20_222" style:display-name="ListLabel 222" style:family="text">
      <style:text-properties style:text-underline-style="none" style:font-name-complex="OpenSymbol2" style:font-family-complex="OpenSymbol" style:font-family-generic-complex="system" style:font-pitch-complex="variable"/>
    </style:style>
    <style:style style:name="ListLabel_20_223" style:display-name="ListLabel 223" style:family="text">
      <style:text-properties style:text-underline-style="none" style:font-name-complex="Wingdings1" style:font-family-complex="Wingdings" style:font-family-generic-complex="system" style:font-pitch-complex="variable"/>
    </style:style>
    <style:style style:name="ListLabel_20_224" style:display-name="ListLabel 224" style:family="text">
      <style:text-properties style:text-underline-style="none" style:font-name-complex="Wingdings 21" style:font-family-complex="'Wingdings 2'" style:font-family-generic-complex="system" style:font-pitch-complex="variable"/>
    </style:style>
    <style:style style:name="ListLabel_20_225" style:display-name="ListLabel 225" style:family="text">
      <style:text-properties style:text-underline-style="none" style:font-name-complex="OpenSymbol2" style:font-family-complex="OpenSymbol" style:font-family-generic-complex="system" style:font-pitch-complex="variable"/>
    </style:style>
    <style:style style:name="ListLabel_20_226" style:display-name="ListLabel 226" style:family="text">
      <style:text-properties style:font-name-complex="OpenSymbol2" style:font-family-complex="OpenSymbol" style:font-family-generic-complex="system" style:font-pitch-complex="variable"/>
    </style:style>
    <style:style style:name="ListLabel_20_227" style:display-name="ListLabel 227" style:family="text">
      <style:text-properties style:text-underline-style="none" style:font-name-complex="Wingdings 21" style:font-family-complex="'Wingdings 2'" style:font-family-generic-complex="system" style:font-pitch-complex="variable"/>
    </style:style>
    <style:style style:name="ListLabel_20_228" style:display-name="ListLabel 228" style:family="text">
      <style:text-properties style:text-underline-style="none" style:font-name-complex="OpenSymbol2" style:font-family-complex="OpenSymbol" style:font-family-generic-complex="system" style:font-pitch-complex="variable"/>
    </style:style>
    <style:style style:name="ListLabel_20_229" style:display-name="ListLabel 229" style:family="text">
      <style:text-properties style:text-underline-style="none" style:font-name-complex="Wingdings1" style:font-family-complex="Wingdings" style:font-family-generic-complex="system" style:font-pitch-complex="variable"/>
    </style:style>
    <style:style style:name="ListLabel_20_230" style:display-name="ListLabel 230" style:family="text">
      <style:text-properties style:text-underline-style="none" style:font-name-complex="Wingdings 21" style:font-family-complex="'Wingdings 2'" style:font-family-generic-complex="system" style:font-pitch-complex="variable"/>
    </style:style>
    <style:style style:name="ListLabel_20_231" style:display-name="ListLabel 231" style:family="text">
      <style:text-properties style:text-underline-style="none" style:font-name-complex="OpenSymbol2" style:font-family-complex="OpenSymbol" style:font-family-generic-complex="system" style:font-pitch-complex="variable"/>
    </style:style>
    <style:style style:name="ListLabel_20_232" style:display-name="ListLabel 232" style:family="text">
      <style:text-properties style:text-underline-style="none" style:font-name-complex="Wingdings1" style:font-family-complex="Wingdings" style:font-family-generic-complex="system" style:font-pitch-complex="variable"/>
    </style:style>
    <style:style style:name="ListLabel_20_233" style:display-name="ListLabel 233" style:family="text">
      <style:text-properties style:text-underline-style="none" style:font-name-complex="Wingdings 21" style:font-family-complex="'Wingdings 2'" style:font-family-generic-complex="system" style:font-pitch-complex="variable"/>
    </style:style>
    <style:style style:name="ListLabel_20_234" style:display-name="ListLabel 234" style:family="text">
      <style:text-properties style:text-underline-style="none" style:font-name-complex="OpenSymbol2" style:font-family-complex="OpenSymbol" style:font-family-generic-complex="system" style:font-pitch-complex="variable"/>
    </style:style>
    <style:style style:name="ListLabel_20_235" style:display-name="ListLabel 235" style:family="text">
      <style:text-properties style:text-underline-style="none" style:font-name-complex="Wingdings1" style:font-family-complex="Wingdings" style:font-family-generic-complex="system" style:font-pitch-complex="variable"/>
    </style:style>
    <style:style style:name="ListLabel_20_236" style:display-name="ListLabel 236" style:family="text">
      <style:text-properties style:text-underline-style="none" style:font-name-complex="Wingdings 21" style:font-family-complex="'Wingdings 2'" style:font-family-generic-complex="system" style:font-pitch-complex="variable"/>
    </style:style>
    <style:style style:name="ListLabel_20_237" style:display-name="ListLabel 237" style:family="text">
      <style:text-properties style:text-underline-style="none" style:font-name-complex="OpenSymbol2" style:font-family-complex="OpenSymbol" style:font-family-generic-complex="system" style:font-pitch-complex="variable"/>
    </style:style>
    <style:style style:name="ListLabel_20_238" style:display-name="ListLabel 238" style:family="text">
      <style:text-properties style:text-underline-style="none" style:font-name-complex="Wingdings1" style:font-family-complex="Wingdings" style:font-family-generic-complex="system" style:font-pitch-complex="variable"/>
    </style:style>
    <style:style style:name="ListLabel_20_239" style:display-name="ListLabel 239" style:family="text">
      <style:text-properties style:text-underline-style="none" style:font-name-complex="Wingdings 21" style:font-family-complex="'Wingdings 2'" style:font-family-generic-complex="system" style:font-pitch-complex="variable"/>
    </style:style>
    <style:style style:name="ListLabel_20_240" style:display-name="ListLabel 240" style:family="text">
      <style:text-properties style:text-underline-style="none" style:font-name-complex="OpenSymbol2" style:font-family-complex="OpenSymbol" style:font-family-generic-complex="system" style:font-pitch-complex="variable"/>
    </style:style>
    <style:style style:name="ListLabel_20_241" style:display-name="ListLabel 241" style:family="text">
      <style:text-properties style:text-underline-style="none" style:font-name-complex="Wingdings1" style:font-family-complex="Wingdings" style:font-family-generic-complex="system" style:font-pitch-complex="variable"/>
    </style:style>
    <style:style style:name="ListLabel_20_242" style:display-name="ListLabel 242" style:family="text">
      <style:text-properties style:text-underline-style="none" style:font-name-complex="Wingdings 21" style:font-family-complex="'Wingdings 2'" style:font-family-generic-complex="system" style:font-pitch-complex="variable"/>
    </style:style>
    <style:style style:name="ListLabel_20_243" style:display-name="ListLabel 243" style:family="text">
      <style:text-properties style:text-underline-style="none" style:font-name-complex="OpenSymbol2" style:font-family-complex="OpenSymbol" style:font-family-generic-complex="system" style:font-pitch-complex="variable"/>
    </style:style>
    <style:style style:name="ListLabel_20_244" style:display-name="ListLabel 244" style:family="text">
      <style:text-properties style:font-name-complex="OpenSymbol2" style:font-family-complex="OpenSymbol" style:font-family-generic-complex="system" style:font-pitch-complex="variable"/>
    </style:style>
    <style:style style:name="ListLabel_20_245" style:display-name="ListLabel 245" style:family="text">
      <style:text-properties style:text-underline-style="none" style:font-name-complex="Wingdings 21" style:font-family-complex="'Wingdings 2'" style:font-family-generic-complex="system" style:font-pitch-complex="variable"/>
    </style:style>
    <style:style style:name="ListLabel_20_246" style:display-name="ListLabel 246" style:family="text">
      <style:text-properties style:text-underline-style="none" style:font-name-complex="OpenSymbol2" style:font-family-complex="OpenSymbol" style:font-family-generic-complex="system" style:font-pitch-complex="variable"/>
    </style:style>
    <style:style style:name="ListLabel_20_247" style:display-name="ListLabel 247" style:family="text">
      <style:text-properties style:text-underline-style="none" style:font-name-complex="Wingdings1" style:font-family-complex="Wingdings" style:font-family-generic-complex="system" style:font-pitch-complex="variable"/>
    </style:style>
    <style:style style:name="ListLabel_20_248" style:display-name="ListLabel 248" style:family="text">
      <style:text-properties style:text-underline-style="none" style:font-name-complex="Wingdings 21" style:font-family-complex="'Wingdings 2'" style:font-family-generic-complex="system" style:font-pitch-complex="variable"/>
    </style:style>
    <style:style style:name="ListLabel_20_249" style:display-name="ListLabel 249" style:family="text">
      <style:text-properties style:text-underline-style="none" style:font-name-complex="OpenSymbol2" style:font-family-complex="OpenSymbol" style:font-family-generic-complex="system" style:font-pitch-complex="variable"/>
    </style:style>
    <style:style style:name="ListLabel_20_250" style:display-name="ListLabel 250" style:family="text">
      <style:text-properties style:text-underline-style="none" style:font-name-complex="Wingdings1" style:font-family-complex="Wingdings" style:font-family-generic-complex="system" style:font-pitch-complex="variable"/>
    </style:style>
    <style:style style:name="ListLabel_20_251" style:display-name="ListLabel 251" style:family="text">
      <style:text-properties style:text-underline-style="none" style:font-name-complex="Wingdings 21" style:font-family-complex="'Wingdings 2'" style:font-family-generic-complex="system" style:font-pitch-complex="variable"/>
    </style:style>
    <style:style style:name="ListLabel_20_252" style:display-name="ListLabel 252" style:family="text">
      <style:text-properties style:text-underline-style="none" style:font-name-complex="OpenSymbol2" style:font-family-complex="OpenSymbol" style:font-family-generic-complex="system" style:font-pitch-complex="variable"/>
    </style:style>
    <style:style style:name="ListLabel_20_253" style:display-name="ListLabel 253" style:family="text">
      <style:text-properties style:text-underline-style="none" style:font-name-complex="Wingdings1" style:font-family-complex="Wingdings" style:font-family-generic-complex="system" style:font-pitch-complex="variable"/>
    </style:style>
    <style:style style:name="ListLabel_20_254" style:display-name="ListLabel 254" style:family="text">
      <style:text-properties style:text-underline-style="none" style:font-name-complex="Wingdings 21" style:font-family-complex="'Wingdings 2'" style:font-family-generic-complex="system" style:font-pitch-complex="variable"/>
    </style:style>
    <style:style style:name="ListLabel_20_255" style:display-name="ListLabel 255" style:family="text">
      <style:text-properties style:text-underline-style="none" style:font-name-complex="OpenSymbol2" style:font-family-complex="OpenSymbol" style:font-family-generic-complex="system" style:font-pitch-complex="variable"/>
    </style:style>
    <style:style style:name="ListLabel_20_256" style:display-name="ListLabel 256" style:family="text">
      <style:text-properties style:text-underline-style="none" style:font-name-complex="Wingdings1" style:font-family-complex="Wingdings" style:font-family-generic-complex="system" style:font-pitch-complex="variable"/>
    </style:style>
    <style:style style:name="ListLabel_20_257" style:display-name="ListLabel 257" style:family="text">
      <style:text-properties style:text-underline-style="none" style:font-name-complex="Wingdings 21" style:font-family-complex="'Wingdings 2'" style:font-family-generic-complex="system" style:font-pitch-complex="variable"/>
    </style:style>
    <style:style style:name="ListLabel_20_258" style:display-name="ListLabel 258" style:family="text">
      <style:text-properties style:text-underline-style="none" style:font-name-complex="OpenSymbol2" style:font-family-complex="OpenSymbol" style:font-family-generic-complex="system" style:font-pitch-complex="variable"/>
    </style:style>
    <style:style style:name="ListLabel_20_259" style:display-name="ListLabel 259" style:family="text">
      <style:text-properties style:text-underline-style="none" style:font-name-complex="Wingdings1" style:font-family-complex="Wingdings" style:font-family-generic-complex="system" style:font-pitch-complex="variable"/>
    </style:style>
    <style:style style:name="ListLabel_20_260" style:display-name="ListLabel 260" style:family="text">
      <style:text-properties style:text-underline-style="none" style:font-name-complex="Wingdings 21" style:font-family-complex="'Wingdings 2'" style:font-family-generic-complex="system" style:font-pitch-complex="variable"/>
    </style:style>
    <style:style style:name="ListLabel_20_261" style:display-name="ListLabel 261" style:family="text">
      <style:text-properties style:text-underline-style="none" style:font-name-complex="OpenSymbol2" style:font-family-complex="OpenSymbol" style:font-family-generic-complex="system" style:font-pitch-complex="variable"/>
    </style:style>
    <style:style style:name="ListLabel_20_262" style:display-name="ListLabel 262" style:family="text">
      <style:text-properties style:text-underline-style="none" fo:font-weight="bold" style:font-weight-asian="bold" style:font-name-complex="Wingdings1" style:font-family-complex="Wingdings" style:font-family-generic-complex="system" style:font-pitch-complex="variable"/>
    </style:style>
    <style:style style:name="ListLabel_20_263" style:display-name="ListLabel 263" style:family="text">
      <style:text-properties style:text-underline-style="none" style:font-name-complex="Wingdings 21" style:font-family-complex="'Wingdings 2'" style:font-family-generic-complex="system" style:font-pitch-complex="variable"/>
    </style:style>
    <style:style style:name="ListLabel_20_264" style:display-name="ListLabel 264" style:family="text">
      <style:text-properties style:text-underline-style="none" style:font-name-complex="OpenSymbol2" style:font-family-complex="OpenSymbol" style:font-family-generic-complex="system" style:font-pitch-complex="variable"/>
    </style:style>
    <style:style style:name="ListLabel_20_265" style:display-name="ListLabel 265" style:family="text">
      <style:text-properties style:text-underline-style="none" style:font-name-complex="Wingdings1" style:font-family-complex="Wingdings" style:font-family-generic-complex="system" style:font-pitch-complex="variable"/>
    </style:style>
    <style:style style:name="ListLabel_20_266" style:display-name="ListLabel 266" style:family="text">
      <style:text-properties style:text-underline-style="none" style:font-name-complex="Wingdings 21" style:font-family-complex="'Wingdings 2'" style:font-family-generic-complex="system" style:font-pitch-complex="variable"/>
    </style:style>
    <style:style style:name="ListLabel_20_267" style:display-name="ListLabel 267" style:family="text">
      <style:text-properties style:text-underline-style="none" style:font-name-complex="OpenSymbol2" style:font-family-complex="OpenSymbol" style:font-family-generic-complex="system" style:font-pitch-complex="variable"/>
    </style:style>
    <style:style style:name="ListLabel_20_268" style:display-name="ListLabel 268" style:family="text">
      <style:text-properties style:text-underline-style="none" style:font-name-complex="Wingdings1" style:font-family-complex="Wingdings" style:font-family-generic-complex="system" style:font-pitch-complex="variable"/>
    </style:style>
    <style:style style:name="ListLabel_20_269" style:display-name="ListLabel 269" style:family="text">
      <style:text-properties style:text-underline-style="none" style:font-name-complex="Wingdings 21" style:font-family-complex="'Wingdings 2'" style:font-family-generic-complex="system" style:font-pitch-complex="variable"/>
    </style:style>
    <style:style style:name="ListLabel_20_270" style:display-name="ListLabel 270" style:family="text">
      <style:text-properties style:text-underline-style="none" style:font-name-complex="OpenSymbol2" style:font-family-complex="OpenSymbol" style:font-family-generic-complex="system" style:font-pitch-complex="variable"/>
    </style:style>
    <style:style style:name="ListLabel_20_271" style:display-name="ListLabel 271" style:family="text">
      <style:text-properties style:text-underline-style="none" style:font-name-complex="Wingdings1" style:font-family-complex="Wingdings" style:font-family-generic-complex="system" style:font-pitch-complex="variable"/>
    </style:style>
    <style:style style:name="ListLabel_20_272" style:display-name="ListLabel 272" style:family="text">
      <style:text-properties style:text-underline-style="none" style:font-name-complex="Wingdings 21" style:font-family-complex="'Wingdings 2'" style:font-family-generic-complex="system" style:font-pitch-complex="variable"/>
    </style:style>
    <style:style style:name="ListLabel_20_273" style:display-name="ListLabel 273" style:family="text">
      <style:text-properties style:text-underline-style="none" style:font-name-complex="OpenSymbol2" style:font-family-complex="OpenSymbol" style:font-family-generic-complex="system" style:font-pitch-complex="variable"/>
    </style:style>
    <style:style style:name="ListLabel_20_274" style:display-name="ListLabel 274" style:family="text">
      <style:text-properties style:text-underline-style="none" style:font-name-complex="Wingdings1" style:font-family-complex="Wingdings" style:font-family-generic-complex="system" style:font-pitch-complex="variable"/>
    </style:style>
    <style:style style:name="ListLabel_20_275" style:display-name="ListLabel 275" style:family="text">
      <style:text-properties style:text-underline-style="none" style:font-name-complex="Wingdings 21" style:font-family-complex="'Wingdings 2'" style:font-family-generic-complex="system" style:font-pitch-complex="variable"/>
    </style:style>
    <style:style style:name="ListLabel_20_276" style:display-name="ListLabel 276" style:family="text">
      <style:text-properties style:text-underline-style="none" style:font-name-complex="OpenSymbol2" style:font-family-complex="OpenSymbol" style:font-family-generic-complex="system" style:font-pitch-complex="variable"/>
    </style:style>
    <style:style style:name="ListLabel_20_277" style:display-name="ListLabel 277" style:family="text">
      <style:text-properties style:text-underline-style="none" style:font-name-complex="Wingdings1" style:font-family-complex="Wingdings" style:font-family-generic-complex="system" style:font-pitch-complex="variable"/>
    </style:style>
    <style:style style:name="ListLabel_20_278" style:display-name="ListLabel 278" style:family="text">
      <style:text-properties style:text-underline-style="none" style:font-name-complex="Wingdings 21" style:font-family-complex="'Wingdings 2'" style:font-family-generic-complex="system" style:font-pitch-complex="variable"/>
    </style:style>
    <style:style style:name="ListLabel_20_279" style:display-name="ListLabel 279" style:family="text">
      <style:text-properties style:text-underline-style="none" style:font-name-complex="OpenSymbol2" style:font-family-complex="OpenSymbol" style:font-family-generic-complex="system" style:font-pitch-complex="variable"/>
    </style:style>
    <style:style style:name="ListLabel_20_280" style:display-name="ListLabel 280" style:family="text">
      <style:text-properties style:text-underline-style="none" style:font-name-complex="Wingdings1" style:font-family-complex="Wingdings" style:font-family-generic-complex="system" style:font-pitch-complex="variable"/>
    </style:style>
    <style:style style:name="ListLabel_20_281" style:display-name="ListLabel 281" style:family="text">
      <style:text-properties style:text-underline-style="none" style:font-name-complex="Wingdings 21" style:font-family-complex="'Wingdings 2'" style:font-family-generic-complex="system" style:font-pitch-complex="variable"/>
    </style:style>
    <style:style style:name="ListLabel_20_282" style:display-name="ListLabel 282" style:family="text">
      <style:text-properties style:text-underline-style="none" style:font-name-complex="OpenSymbol2" style:font-family-complex="OpenSymbol" style:font-family-generic-complex="system" style:font-pitch-complex="variable"/>
    </style:style>
    <style:style style:name="ListLabel_20_283" style:display-name="ListLabel 283" style:family="text">
      <style:text-properties style:text-underline-style="none" style:font-name-complex="Wingdings1" style:font-family-complex="Wingdings" style:font-family-generic-complex="system" style:font-pitch-complex="variable"/>
    </style:style>
    <style:style style:name="ListLabel_20_284" style:display-name="ListLabel 284" style:family="text">
      <style:text-properties style:text-underline-style="none" style:font-name-complex="Wingdings 21" style:font-family-complex="'Wingdings 2'" style:font-family-generic-complex="system" style:font-pitch-complex="variable"/>
    </style:style>
    <style:style style:name="ListLabel_20_285" style:display-name="ListLabel 285" style:family="text">
      <style:text-properties style:text-underline-style="none" style:font-name-complex="OpenSymbol2" style:font-family-complex="OpenSymbol" style:font-family-generic-complex="system" style:font-pitch-complex="variable"/>
    </style:style>
    <style:style style:name="ListLabel_20_286" style:display-name="ListLabel 286" style:family="text">
      <style:text-properties style:text-underline-style="none" style:font-name-complex="Wingdings1" style:font-family-complex="Wingdings" style:font-family-generic-complex="system" style:font-pitch-complex="variable"/>
    </style:style>
    <style:style style:name="ListLabel_20_287" style:display-name="ListLabel 287" style:family="text">
      <style:text-properties style:text-underline-style="none" style:font-name-complex="Wingdings 21" style:font-family-complex="'Wingdings 2'" style:font-family-generic-complex="system" style:font-pitch-complex="variable"/>
    </style:style>
    <style:style style:name="ListLabel_20_288" style:display-name="ListLabel 288" style:family="text">
      <style:text-properties style:text-underline-style="none" style:font-name-complex="OpenSymbol2" style:font-family-complex="OpenSymbol" style:font-family-generic-complex="system" style:font-pitch-complex="variable"/>
    </style:style>
    <style:style style:name="ListLabel_20_289" style:display-name="ListLabel 289" style:family="text">
      <style:text-properties style:font-name-complex="OpenSymbol2" style:font-family-complex="OpenSymbol" style:font-family-generic-complex="system" style:font-pitch-complex="variable"/>
    </style:style>
    <style:style style:name="ListLabel_20_290" style:display-name="ListLabel 290" style:family="text">
      <style:text-properties style:text-underline-style="none" style:font-name-complex="Wingdings 21" style:font-family-complex="'Wingdings 2'" style:font-family-generic-complex="system" style:font-pitch-complex="variable"/>
    </style:style>
    <style:style style:name="ListLabel_20_291" style:display-name="ListLabel 291" style:family="text">
      <style:text-properties style:text-underline-style="none" style:font-name-complex="OpenSymbol2" style:font-family-complex="OpenSymbol" style:font-family-generic-complex="system" style:font-pitch-complex="variable"/>
    </style:style>
    <style:style style:name="ListLabel_20_292" style:display-name="ListLabel 292" style:family="text">
      <style:text-properties style:text-underline-style="none" style:font-name-complex="Wingdings1" style:font-family-complex="Wingdings" style:font-family-generic-complex="system" style:font-pitch-complex="variable"/>
    </style:style>
    <style:style style:name="ListLabel_20_293" style:display-name="ListLabel 293" style:family="text">
      <style:text-properties style:text-underline-style="none" style:font-name-complex="Wingdings 21" style:font-family-complex="'Wingdings 2'" style:font-family-generic-complex="system" style:font-pitch-complex="variable"/>
    </style:style>
    <style:style style:name="ListLabel_20_294" style:display-name="ListLabel 294" style:family="text">
      <style:text-properties style:text-underline-style="none" style:font-name-complex="OpenSymbol2" style:font-family-complex="OpenSymbol" style:font-family-generic-complex="system" style:font-pitch-complex="variable"/>
    </style:style>
    <style:style style:name="ListLabel_20_295" style:display-name="ListLabel 295" style:family="text">
      <style:text-properties style:text-underline-style="none" style:font-name-complex="Wingdings1" style:font-family-complex="Wingdings" style:font-family-generic-complex="system" style:font-pitch-complex="variable"/>
    </style:style>
    <style:style style:name="ListLabel_20_296" style:display-name="ListLabel 296" style:family="text">
      <style:text-properties style:text-underline-style="none" style:font-name-complex="Wingdings 21" style:font-family-complex="'Wingdings 2'" style:font-family-generic-complex="system" style:font-pitch-complex="variable"/>
    </style:style>
    <style:style style:name="ListLabel_20_297" style:display-name="ListLabel 297" style:family="text">
      <style:text-properties style:text-underline-style="none" style:font-name-complex="OpenSymbol2" style:font-family-complex="OpenSymbol" style:font-family-generic-complex="system" style:font-pitch-complex="variable"/>
    </style:style>
    <style:style style:name="ListLabel_20_298" style:display-name="ListLabel 298" style:family="text">
      <style:text-properties style:text-underline-style="none" style:font-name-complex="Wingdings1" style:font-family-complex="Wingdings" style:font-family-generic-complex="system" style:font-pitch-complex="variable"/>
    </style:style>
    <style:style style:name="ListLabel_20_299" style:display-name="ListLabel 299" style:family="text">
      <style:text-properties style:text-underline-style="none" style:font-name-complex="Wingdings 21" style:font-family-complex="'Wingdings 2'" style:font-family-generic-complex="system" style:font-pitch-complex="variable"/>
    </style:style>
    <style:style style:name="ListLabel_20_300" style:display-name="ListLabel 300" style:family="text">
      <style:text-properties style:text-underline-style="none" style:font-name-complex="OpenSymbol2" style:font-family-complex="OpenSymbol" style:font-family-generic-complex="system" style:font-pitch-complex="variable"/>
    </style:style>
    <style:style style:name="ListLabel_20_301" style:display-name="ListLabel 301" style:family="text">
      <style:text-properties style:text-underline-style="none" style:font-name-complex="Wingdings1" style:font-family-complex="Wingdings" style:font-family-generic-complex="system" style:font-pitch-complex="variable"/>
    </style:style>
    <style:style style:name="ListLabel_20_302" style:display-name="ListLabel 302" style:family="text">
      <style:text-properties style:text-underline-style="none" style:font-name-complex="Wingdings 21" style:font-family-complex="'Wingdings 2'" style:font-family-generic-complex="system" style:font-pitch-complex="variable"/>
    </style:style>
    <style:style style:name="ListLabel_20_303" style:display-name="ListLabel 303" style:family="text">
      <style:text-properties style:text-underline-style="none" style:font-name-complex="OpenSymbol2" style:font-family-complex="OpenSymbol" style:font-family-generic-complex="system" style:font-pitch-complex="variable"/>
    </style:style>
    <style:style style:name="ListLabel_20_304" style:display-name="ListLabel 304" style:family="text">
      <style:text-properties style:text-underline-style="none" style:font-name-complex="Wingdings1" style:font-family-complex="Wingdings" style:font-family-generic-complex="system" style:font-pitch-complex="variable"/>
    </style:style>
    <style:style style:name="ListLabel_20_305" style:display-name="ListLabel 305" style:family="text">
      <style:text-properties style:text-underline-style="none" style:font-name-complex="Wingdings 21" style:font-family-complex="'Wingdings 2'" style:font-family-generic-complex="system" style:font-pitch-complex="variable"/>
    </style:style>
    <style:style style:name="ListLabel_20_306" style:display-name="ListLabel 306" style:family="text">
      <style:text-properties style:text-underline-style="none" style:font-name-complex="OpenSymbol2" style:font-family-complex="OpenSymbol" style:font-family-generic-complex="system" style:font-pitch-complex="variable"/>
    </style:style>
    <style:style style:name="ListLabel_20_307" style:display-name="ListLabel 307" style:family="text">
      <style:text-properties style:text-underline-style="none" style:font-name-complex="Wingdings1" style:font-family-complex="Wingdings" style:font-family-generic-complex="system" style:font-pitch-complex="variable"/>
    </style:style>
    <style:style style:name="ListLabel_20_308" style:display-name="ListLabel 308" style:family="text">
      <style:text-properties style:text-underline-style="none" style:font-name-complex="Wingdings 21" style:font-family-complex="'Wingdings 2'" style:font-family-generic-complex="system" style:font-pitch-complex="variable"/>
    </style:style>
    <style:style style:name="ListLabel_20_309" style:display-name="ListLabel 309" style:family="text">
      <style:text-properties style:text-underline-style="none" style:font-name-complex="OpenSymbol2" style:font-family-complex="OpenSymbol" style:font-family-generic-complex="system" style:font-pitch-complex="variable"/>
    </style:style>
    <style:style style:name="ListLabel_20_310" style:display-name="ListLabel 310" style:family="text">
      <style:text-properties style:text-underline-style="none" style:font-name-complex="Wingdings1" style:font-family-complex="Wingdings" style:font-family-generic-complex="system" style:font-pitch-complex="variable"/>
    </style:style>
    <style:style style:name="ListLabel_20_311" style:display-name="ListLabel 311" style:family="text">
      <style:text-properties style:text-underline-style="none" style:font-name-complex="Wingdings 21" style:font-family-complex="'Wingdings 2'" style:font-family-generic-complex="system" style:font-pitch-complex="variable"/>
    </style:style>
    <style:style style:name="ListLabel_20_312" style:display-name="ListLabel 312" style:family="text">
      <style:text-properties style:text-underline-style="none" style:font-name-complex="OpenSymbol2" style:font-family-complex="OpenSymbol" style:font-family-generic-complex="system" style:font-pitch-complex="variable"/>
    </style:style>
    <style:style style:name="ListLabel_20_313" style:display-name="ListLabel 313" style:family="text">
      <style:text-properties style:text-underline-style="none" style:font-name-complex="Wingdings1" style:font-family-complex="Wingdings" style:font-family-generic-complex="system" style:font-pitch-complex="variable"/>
    </style:style>
    <style:style style:name="ListLabel_20_314" style:display-name="ListLabel 314" style:family="text">
      <style:text-properties style:text-underline-style="none" style:font-name-complex="Wingdings 21" style:font-family-complex="'Wingdings 2'" style:font-family-generic-complex="system" style:font-pitch-complex="variable"/>
    </style:style>
    <style:style style:name="ListLabel_20_315" style:display-name="ListLabel 315" style:family="text">
      <style:text-properties style:text-underline-style="none" style:font-name-complex="OpenSymbol2" style:font-family-complex="OpenSymbol" style:font-family-generic-complex="system" style:font-pitch-complex="variable"/>
    </style:style>
    <style:style style:name="ListLabel_20_316" style:display-name="ListLabel 316" style:family="text">
      <style:text-properties style:text-underline-style="none" style:font-name-complex="Wingdings1" style:font-family-complex="Wingdings" style:font-family-generic-complex="system" style:font-pitch-complex="variable"/>
    </style:style>
    <style:style style:name="ListLabel_20_317" style:display-name="ListLabel 317" style:family="text">
      <style:text-properties style:text-underline-style="none" style:font-name-complex="Wingdings 21" style:font-family-complex="'Wingdings 2'" style:font-family-generic-complex="system" style:font-pitch-complex="variable"/>
    </style:style>
    <style:style style:name="ListLabel_20_318" style:display-name="ListLabel 318" style:family="text">
      <style:text-properties style:text-underline-style="none" style:font-name-complex="OpenSymbol2" style:font-family-complex="OpenSymbol" style:font-family-generic-complex="system" style:font-pitch-complex="variable"/>
    </style:style>
    <style:style style:name="ListLabel_20_319" style:display-name="ListLabel 319" style:family="text">
      <style:text-properties style:text-underline-style="none" style:font-name-complex="Wingdings1" style:font-family-complex="Wingdings" style:font-family-generic-complex="system" style:font-pitch-complex="variable"/>
    </style:style>
    <style:style style:name="ListLabel_20_320" style:display-name="ListLabel 320" style:family="text">
      <style:text-properties style:text-underline-style="none" style:font-name-complex="Wingdings 21" style:font-family-complex="'Wingdings 2'" style:font-family-generic-complex="system" style:font-pitch-complex="variable"/>
    </style:style>
    <style:style style:name="ListLabel_20_321" style:display-name="ListLabel 321" style:family="text">
      <style:text-properties style:text-underline-style="none" style:font-name-complex="OpenSymbol2" style:font-family-complex="OpenSymbol" style:font-family-generic-complex="system" style:font-pitch-complex="variable"/>
    </style:style>
    <style:style style:name="ListLabel_20_322" style:display-name="ListLabel 322" style:family="text">
      <style:text-properties style:text-underline-style="none" style:font-name-complex="Wingdings1" style:font-family-complex="Wingdings" style:font-family-generic-complex="system" style:font-pitch-complex="variable"/>
    </style:style>
    <style:style style:name="ListLabel_20_323" style:display-name="ListLabel 323" style:family="text">
      <style:text-properties style:text-underline-style="none" style:font-name-complex="Wingdings 21" style:font-family-complex="'Wingdings 2'" style:font-family-generic-complex="system" style:font-pitch-complex="variable"/>
    </style:style>
    <style:style style:name="ListLabel_20_324" style:display-name="ListLabel 324" style:family="text">
      <style:text-properties style:text-underline-style="none" style:font-name-complex="OpenSymbol2" style:font-family-complex="OpenSymbol" style:font-family-generic-complex="system" style:font-pitch-complex="variable"/>
    </style:style>
    <style:style style:name="ListLabel_20_325" style:display-name="ListLabel 325" style:family="text">
      <style:text-properties style:text-underline-style="none" style:font-name-complex="Wingdings1" style:font-family-complex="Wingdings" style:font-family-generic-complex="system" style:font-pitch-complex="variable"/>
    </style:style>
    <style:style style:name="ListLabel_20_326" style:display-name="ListLabel 326" style:family="text">
      <style:text-properties style:text-underline-style="none" style:font-name-complex="Wingdings 21" style:font-family-complex="'Wingdings 2'" style:font-family-generic-complex="system" style:font-pitch-complex="variable"/>
    </style:style>
    <style:style style:name="ListLabel_20_327" style:display-name="ListLabel 327" style:family="text">
      <style:text-properties style:text-underline-style="none" style:font-name-complex="OpenSymbol2" style:font-family-complex="OpenSymbol" style:font-family-generic-complex="system" style:font-pitch-complex="variable"/>
    </style:style>
    <style:style style:name="ListLabel_20_328" style:display-name="ListLabel 328" style:family="text">
      <style:text-properties style:text-underline-style="none" style:font-name-complex="Wingdings1" style:font-family-complex="Wingdings" style:font-family-generic-complex="system" style:font-pitch-complex="variable"/>
    </style:style>
    <style:style style:name="ListLabel_20_329" style:display-name="ListLabel 329" style:family="text">
      <style:text-properties style:text-underline-style="none" style:font-name-complex="Wingdings 21" style:font-family-complex="'Wingdings 2'" style:font-family-generic-complex="system" style:font-pitch-complex="variable"/>
    </style:style>
    <style:style style:name="ListLabel_20_330" style:display-name="ListLabel 330" style:family="text">
      <style:text-properties style:text-underline-style="none" style:font-name-complex="OpenSymbol2" style:font-family-complex="OpenSymbol" style:font-family-generic-complex="system" style:font-pitch-complex="variable"/>
    </style:style>
    <style:style style:name="ListLabel_20_331" style:display-name="ListLabel 331" style:family="text">
      <style:text-properties style:text-underline-style="none" style:font-name-complex="Wingdings1" style:font-family-complex="Wingdings" style:font-family-generic-complex="system" style:font-pitch-complex="variable"/>
    </style:style>
    <style:style style:name="ListLabel_20_332" style:display-name="ListLabel 332" style:family="text">
      <style:text-properties style:text-underline-style="none" style:font-name-complex="Wingdings 21" style:font-family-complex="'Wingdings 2'" style:font-family-generic-complex="system" style:font-pitch-complex="variable"/>
    </style:style>
    <style:style style:name="ListLabel_20_333" style:display-name="ListLabel 333" style:family="text">
      <style:text-properties style:text-underline-style="none" style:font-name-complex="OpenSymbol2" style:font-family-complex="OpenSymbol" style:font-family-generic-complex="system" style:font-pitch-complex="variable"/>
    </style:style>
    <style:style style:name="ListLabel_20_334" style:display-name="ListLabel 334" style:family="text">
      <style:text-properties style:text-underline-style="none" style:font-name-complex="Wingdings1" style:font-family-complex="Wingdings" style:font-family-generic-complex="system" style:font-pitch-complex="variable"/>
    </style:style>
    <style:style style:name="ListLabel_20_335" style:display-name="ListLabel 335" style:family="text">
      <style:text-properties style:text-underline-style="none" style:font-name-complex="Wingdings 21" style:font-family-complex="'Wingdings 2'" style:font-family-generic-complex="system" style:font-pitch-complex="variable"/>
    </style:style>
    <style:style style:name="ListLabel_20_336" style:display-name="ListLabel 336" style:family="text">
      <style:text-properties style:text-underline-style="none" style:font-name-complex="OpenSymbol2" style:font-family-complex="OpenSymbol" style:font-family-generic-complex="system" style:font-pitch-complex="variable"/>
    </style:style>
    <style:style style:name="ListLabel_20_337" style:display-name="ListLabel 337" style:family="text">
      <style:text-properties style:text-underline-style="none" style:font-name-complex="Wingdings1" style:font-family-complex="Wingdings" style:font-family-generic-complex="system" style:font-pitch-complex="variable"/>
    </style:style>
    <style:style style:name="ListLabel_20_338" style:display-name="ListLabel 338" style:family="text">
      <style:text-properties style:text-underline-style="none" style:font-name-complex="Wingdings 21" style:font-family-complex="'Wingdings 2'" style:font-family-generic-complex="system" style:font-pitch-complex="variable"/>
    </style:style>
    <style:style style:name="ListLabel_20_339" style:display-name="ListLabel 339" style:family="text">
      <style:text-properties style:text-underline-style="none" style:font-name-complex="OpenSymbol2" style:font-family-complex="OpenSymbol" style:font-family-generic-complex="system" style:font-pitch-complex="variable"/>
    </style:style>
    <style:style style:name="ListLabel_20_340" style:display-name="ListLabel 340" style:family="text">
      <style:text-properties style:text-underline-style="none" style:font-name-complex="Wingdings1" style:font-family-complex="Wingdings" style:font-family-generic-complex="system" style:font-pitch-complex="variable"/>
    </style:style>
    <style:style style:name="ListLabel_20_341" style:display-name="ListLabel 341" style:family="text">
      <style:text-properties style:text-underline-style="none" style:font-name-complex="Wingdings 21" style:font-family-complex="'Wingdings 2'" style:font-family-generic-complex="system" style:font-pitch-complex="variable"/>
    </style:style>
    <style:style style:name="ListLabel_20_342" style:display-name="ListLabel 342" style:family="text">
      <style:text-properties style:text-underline-style="none" style:font-name-complex="OpenSymbol2" style:font-family-complex="OpenSymbol" style:font-family-generic-complex="system" style:font-pitch-complex="variable"/>
    </style:style>
    <style:style style:name="ListLabel_20_343" style:display-name="ListLabel 343" style:family="text">
      <style:text-properties style:text-underline-style="none" style:font-name-complex="Wingdings1" style:font-family-complex="Wingdings" style:font-family-generic-complex="system" style:font-pitch-complex="variable"/>
    </style:style>
    <style:style style:name="ListLabel_20_344" style:display-name="ListLabel 344" style:family="text">
      <style:text-properties style:text-underline-style="none" style:font-name-complex="Wingdings 21" style:font-family-complex="'Wingdings 2'" style:font-family-generic-complex="system" style:font-pitch-complex="variable"/>
    </style:style>
    <style:style style:name="ListLabel_20_345" style:display-name="ListLabel 345" style:family="text">
      <style:text-properties style:text-underline-style="none" style:font-name-complex="OpenSymbol2" style:font-family-complex="OpenSymbol" style:font-family-generic-complex="system" style:font-pitch-complex="variable"/>
    </style:style>
    <style:style style:name="ListLabel_20_346" style:display-name="ListLabel 346" style:family="text">
      <style:text-properties style:text-underline-style="none" style:font-name-complex="Wingdings1" style:font-family-complex="Wingdings" style:font-family-generic-complex="system" style:font-pitch-complex="variable"/>
    </style:style>
    <style:style style:name="ListLabel_20_347" style:display-name="ListLabel 347" style:family="text">
      <style:text-properties style:text-underline-style="none" style:font-name-complex="Wingdings 21" style:font-family-complex="'Wingdings 2'" style:font-family-generic-complex="system" style:font-pitch-complex="variable"/>
    </style:style>
    <style:style style:name="ListLabel_20_348" style:display-name="ListLabel 348" style:family="text">
      <style:text-properties style:text-underline-style="none" style:font-name-complex="OpenSymbol2" style:font-family-complex="OpenSymbol" style:font-family-generic-complex="system" style:font-pitch-complex="variable"/>
    </style:style>
    <style:style style:name="ListLabel_20_349" style:display-name="ListLabel 349" style:family="text">
      <style:text-properties style:text-underline-style="none" style:font-name-complex="Wingdings1" style:font-family-complex="Wingdings" style:font-family-generic-complex="system" style:font-pitch-complex="variable"/>
    </style:style>
    <style:style style:name="ListLabel_20_350" style:display-name="ListLabel 350" style:family="text">
      <style:text-properties style:text-underline-style="none" style:font-name-complex="Wingdings 21" style:font-family-complex="'Wingdings 2'" style:font-family-generic-complex="system" style:font-pitch-complex="variable"/>
    </style:style>
    <style:style style:name="ListLabel_20_351" style:display-name="ListLabel 351" style:family="text">
      <style:text-properties style:text-underline-style="none" style:font-name-complex="OpenSymbol2" style:font-family-complex="OpenSymbol" style:font-family-generic-complex="system" style:font-pitch-complex="variable"/>
    </style:style>
    <style:style style:name="ListLabel_20_352" style:display-name="ListLabel 352" style:family="text">
      <style:text-properties style:text-underline-style="none" style:font-name-complex="Wingdings1" style:font-family-complex="Wingdings" style:font-family-generic-complex="system" style:font-pitch-complex="variable"/>
    </style:style>
    <style:style style:name="ListLabel_20_353" style:display-name="ListLabel 353" style:family="text">
      <style:text-properties style:text-underline-style="none" style:font-name-complex="Wingdings 21" style:font-family-complex="'Wingdings 2'" style:font-family-generic-complex="system" style:font-pitch-complex="variable"/>
    </style:style>
    <style:style style:name="ListLabel_20_354" style:display-name="ListLabel 354" style:family="text">
      <style:text-properties style:text-underline-style="none" style:font-name-complex="OpenSymbol2" style:font-family-complex="OpenSymbol" style:font-family-generic-complex="system" style:font-pitch-complex="variable"/>
    </style:style>
    <style:style style:name="ListLabel_20_355" style:display-name="ListLabel 355" style:family="text">
      <style:text-properties style:text-underline-style="none" style:font-name-complex="Wingdings1" style:font-family-complex="Wingdings" style:font-family-generic-complex="system" style:font-pitch-complex="variable"/>
    </style:style>
    <style:style style:name="ListLabel_20_356" style:display-name="ListLabel 356" style:family="text">
      <style:text-properties style:text-underline-style="none" style:font-name-complex="Wingdings 21" style:font-family-complex="'Wingdings 2'" style:font-family-generic-complex="system" style:font-pitch-complex="variable"/>
    </style:style>
    <style:style style:name="ListLabel_20_357" style:display-name="ListLabel 357" style:family="text">
      <style:text-properties style:text-underline-style="none" style:font-name-complex="OpenSymbol2" style:font-family-complex="OpenSymbol" style:font-family-generic-complex="system" style:font-pitch-complex="variable"/>
    </style:style>
    <style:style style:name="ListLabel_20_358" style:display-name="ListLabel 358" style:family="text">
      <style:text-properties style:text-underline-style="none" style:font-name-complex="Wingdings1" style:font-family-complex="Wingdings" style:font-family-generic-complex="system" style:font-pitch-complex="variable"/>
    </style:style>
    <style:style style:name="ListLabel_20_359" style:display-name="ListLabel 359" style:family="text">
      <style:text-properties style:text-underline-style="none" style:font-name-complex="Wingdings 21" style:font-family-complex="'Wingdings 2'" style:font-family-generic-complex="system" style:font-pitch-complex="variable"/>
    </style:style>
    <style:style style:name="ListLabel_20_360" style:display-name="ListLabel 360" style:family="text">
      <style:text-properties style:text-underline-style="none" style:font-name-complex="OpenSymbol2" style:font-family-complex="OpenSymbol" style:font-family-generic-complex="system" style:font-pitch-complex="variable"/>
    </style:style>
    <style:style style:name="ListLabel_20_361" style:display-name="ListLabel 361" style:family="text">
      <style:text-properties fo:font-size="9pt" style:text-underline-style="none" style:font-size-asian="9pt" style:font-name-complex="Wingdings1" style:font-family-complex="Wingdings" style:font-family-generic-complex="system" style:font-pitch-complex="variable"/>
    </style:style>
    <style:style style:name="ListLabel_20_362" style:display-name="ListLabel 362" style:family="text">
      <style:text-properties style:text-underline-style="none" style:font-name-complex="Wingdings 21" style:font-family-complex="'Wingdings 2'" style:font-family-generic-complex="system" style:font-pitch-complex="variable"/>
    </style:style>
    <style:style style:name="ListLabel_20_363" style:display-name="ListLabel 363" style:family="text">
      <style:text-properties style:text-underline-style="none" style:font-name-complex="OpenSymbol2" style:font-family-complex="OpenSymbol" style:font-family-generic-complex="system" style:font-pitch-complex="variable"/>
    </style:style>
    <style:style style:name="ListLabel_20_364" style:display-name="ListLabel 364" style:family="text">
      <style:text-properties style:text-underline-style="none" style:font-name-complex="Wingdings1" style:font-family-complex="Wingdings" style:font-family-generic-complex="system" style:font-pitch-complex="variable"/>
    </style:style>
    <style:style style:name="ListLabel_20_365" style:display-name="ListLabel 365" style:family="text">
      <style:text-properties style:text-underline-style="none" style:font-name-complex="Wingdings 21" style:font-family-complex="'Wingdings 2'" style:font-family-generic-complex="system" style:font-pitch-complex="variable"/>
    </style:style>
    <style:style style:name="ListLabel_20_366" style:display-name="ListLabel 366" style:family="text">
      <style:text-properties style:text-underline-style="none" style:font-name-complex="OpenSymbol2" style:font-family-complex="OpenSymbol" style:font-family-generic-complex="system" style:font-pitch-complex="variable"/>
    </style:style>
    <style:style style:name="ListLabel_20_367" style:display-name="ListLabel 367" style:family="text">
      <style:text-properties style:text-underline-style="none" style:font-name-complex="Wingdings1" style:font-family-complex="Wingdings" style:font-family-generic-complex="system" style:font-pitch-complex="variable"/>
    </style:style>
    <style:style style:name="ListLabel_20_368" style:display-name="ListLabel 368" style:family="text">
      <style:text-properties style:text-underline-style="none" style:font-name-complex="Wingdings 21" style:font-family-complex="'Wingdings 2'" style:font-family-generic-complex="system" style:font-pitch-complex="variable"/>
    </style:style>
    <style:style style:name="ListLabel_20_369" style:display-name="ListLabel 369" style:family="text">
      <style:text-properties style:text-underline-style="none" style:font-name-complex="OpenSymbol2" style:font-family-complex="OpenSymbol" style:font-family-generic-complex="system" style:font-pitch-complex="variable"/>
    </style:style>
    <style:style style:name="ListLabel_20_370" style:display-name="ListLabel 370" style:family="text">
      <style:text-properties style:text-underline-style="none" style:font-name-complex="Wingdings1" style:font-family-complex="Wingdings" style:font-family-generic-complex="system" style:font-pitch-complex="variable"/>
    </style:style>
    <style:style style:name="ListLabel_20_371" style:display-name="ListLabel 371" style:family="text">
      <style:text-properties style:text-underline-style="none" style:font-name-complex="Wingdings 21" style:font-family-complex="'Wingdings 2'" style:font-family-generic-complex="system" style:font-pitch-complex="variable"/>
    </style:style>
    <style:style style:name="ListLabel_20_372" style:display-name="ListLabel 372" style:family="text">
      <style:text-properties style:text-underline-style="none" style:font-name-complex="OpenSymbol2" style:font-family-complex="OpenSymbol" style:font-family-generic-complex="system" style:font-pitch-complex="variable"/>
    </style:style>
    <style:style style:name="ListLabel_20_373" style:display-name="ListLabel 373" style:family="text">
      <style:text-properties style:text-underline-style="none" style:font-name-complex="Wingdings1" style:font-family-complex="Wingdings" style:font-family-generic-complex="system" style:font-pitch-complex="variable"/>
    </style:style>
    <style:style style:name="ListLabel_20_374" style:display-name="ListLabel 374" style:family="text">
      <style:text-properties style:text-underline-style="none" style:font-name-complex="Wingdings 21" style:font-family-complex="'Wingdings 2'" style:font-family-generic-complex="system" style:font-pitch-complex="variable"/>
    </style:style>
    <style:style style:name="ListLabel_20_375" style:display-name="ListLabel 375" style:family="text">
      <style:text-properties style:text-underline-style="none" style:font-name-complex="OpenSymbol2" style:font-family-complex="OpenSymbol" style:font-family-generic-complex="system" style:font-pitch-complex="variable"/>
    </style:style>
    <style:style style:name="ListLabel_20_376" style:display-name="ListLabel 376" style:family="text">
      <style:text-properties style:text-underline-style="none" style:font-name-complex="Wingdings1" style:font-family-complex="Wingdings" style:font-family-generic-complex="system" style:font-pitch-complex="variable"/>
    </style:style>
    <style:style style:name="ListLabel_20_377" style:display-name="ListLabel 377" style:family="text">
      <style:text-properties style:text-underline-style="none" style:font-name-complex="Wingdings 21" style:font-family-complex="'Wingdings 2'" style:font-family-generic-complex="system" style:font-pitch-complex="variable"/>
    </style:style>
    <style:style style:name="ListLabel_20_378" style:display-name="ListLabel 378" style:family="text">
      <style:text-properties style:text-underline-style="none" style:font-name-complex="OpenSymbol2" style:font-family-complex="OpenSymbol" style:font-family-generic-complex="system" style:font-pitch-complex="variable"/>
    </style:style>
    <style:style style:name="ListLabel_20_379" style:display-name="ListLabel 379" style:family="text">
      <style:text-properties style:text-underline-style="none" fo:font-weight="bold" style:font-weight-asian="bold" style:font-name-complex="Wingdings1" style:font-family-complex="Wingdings" style:font-family-generic-complex="system" style:font-pitch-complex="variable"/>
    </style:style>
    <style:style style:name="ListLabel_20_380" style:display-name="ListLabel 380" style:family="text">
      <style:text-properties style:text-underline-style="none" style:font-name-complex="Wingdings 21" style:font-family-complex="'Wingdings 2'" style:font-family-generic-complex="system" style:font-pitch-complex="variable"/>
    </style:style>
    <style:style style:name="ListLabel_20_381" style:display-name="ListLabel 381" style:family="text">
      <style:text-properties style:text-underline-style="none" style:font-name-complex="OpenSymbol2" style:font-family-complex="OpenSymbol" style:font-family-generic-complex="system" style:font-pitch-complex="variable"/>
    </style:style>
    <style:style style:name="ListLabel_20_382" style:display-name="ListLabel 382" style:family="text">
      <style:text-properties style:text-underline-style="none" style:font-name-complex="Wingdings1" style:font-family-complex="Wingdings" style:font-family-generic-complex="system" style:font-pitch-complex="variable"/>
    </style:style>
    <style:style style:name="ListLabel_20_383" style:display-name="ListLabel 383" style:family="text">
      <style:text-properties style:text-underline-style="none" style:font-name-complex="Wingdings 21" style:font-family-complex="'Wingdings 2'" style:font-family-generic-complex="system" style:font-pitch-complex="variable"/>
    </style:style>
    <style:style style:name="ListLabel_20_384" style:display-name="ListLabel 384" style:family="text">
      <style:text-properties style:text-underline-style="none" style:font-name-complex="OpenSymbol2" style:font-family-complex="OpenSymbol" style:font-family-generic-complex="system" style:font-pitch-complex="variable"/>
    </style:style>
    <style:style style:name="ListLabel_20_385" style:display-name="ListLabel 385" style:family="text">
      <style:text-properties style:text-underline-style="none" style:font-name-complex="Wingdings1" style:font-family-complex="Wingdings" style:font-family-generic-complex="system" style:font-pitch-complex="variable"/>
    </style:style>
    <style:style style:name="ListLabel_20_386" style:display-name="ListLabel 386" style:family="text">
      <style:text-properties style:text-underline-style="none" style:font-name-complex="Wingdings 21" style:font-family-complex="'Wingdings 2'" style:font-family-generic-complex="system" style:font-pitch-complex="variable"/>
    </style:style>
    <style:style style:name="ListLabel_20_387" style:display-name="ListLabel 387" style:family="text">
      <style:text-properties style:text-underline-style="none" style:font-name-complex="OpenSymbol2" style:font-family-complex="OpenSymbol" style:font-family-generic-complex="system" style:font-pitch-complex="variable"/>
    </style:style>
    <style:style style:name="ListLabel_20_388" style:display-name="ListLabel 388" style:family="text">
      <style:text-properties style:text-underline-style="none" style:font-name-complex="Wingdings1" style:font-family-complex="Wingdings" style:font-family-generic-complex="system" style:font-pitch-complex="variable"/>
    </style:style>
    <style:style style:name="ListLabel_20_389" style:display-name="ListLabel 389" style:family="text">
      <style:text-properties style:text-underline-style="none" style:font-name-complex="Wingdings 21" style:font-family-complex="'Wingdings 2'" style:font-family-generic-complex="system" style:font-pitch-complex="variable"/>
    </style:style>
    <style:style style:name="ListLabel_20_390" style:display-name="ListLabel 390" style:family="text">
      <style:text-properties style:text-underline-style="none" style:font-name-complex="OpenSymbol2" style:font-family-complex="OpenSymbol" style:font-family-generic-complex="system" style:font-pitch-complex="variable"/>
    </style:style>
    <style:style style:name="ListLabel_20_391" style:display-name="ListLabel 391" style:family="text">
      <style:text-properties style:text-underline-style="none" style:font-name-complex="Wingdings1" style:font-family-complex="Wingdings" style:font-family-generic-complex="system" style:font-pitch-complex="variable"/>
    </style:style>
    <style:style style:name="ListLabel_20_392" style:display-name="ListLabel 392" style:family="text">
      <style:text-properties style:text-underline-style="none" style:font-name-complex="Wingdings 21" style:font-family-complex="'Wingdings 2'" style:font-family-generic-complex="system" style:font-pitch-complex="variable"/>
    </style:style>
    <style:style style:name="ListLabel_20_393" style:display-name="ListLabel 393" style:family="text">
      <style:text-properties style:text-underline-style="none" style:font-name-complex="OpenSymbol2" style:font-family-complex="OpenSymbol" style:font-family-generic-complex="system" style:font-pitch-complex="variable"/>
    </style:style>
    <style:style style:name="ListLabel_20_394" style:display-name="ListLabel 394" style:family="text">
      <style:text-properties style:text-underline-style="none" style:font-name-complex="Wingdings1" style:font-family-complex="Wingdings" style:font-family-generic-complex="system" style:font-pitch-complex="variable"/>
    </style:style>
    <style:style style:name="ListLabel_20_395" style:display-name="ListLabel 395" style:family="text">
      <style:text-properties style:text-underline-style="none" style:font-name-complex="Wingdings 21" style:font-family-complex="'Wingdings 2'" style:font-family-generic-complex="system" style:font-pitch-complex="variable"/>
    </style:style>
    <style:style style:name="ListLabel_20_396" style:display-name="ListLabel 396" style:family="text">
      <style:text-properties style:text-underline-style="none" style:font-name-complex="OpenSymbol2" style:font-family-complex="OpenSymbol" style:font-family-generic-complex="system" style:font-pitch-complex="variable"/>
    </style:style>
    <style:style style:name="ListLabel_20_397" style:display-name="ListLabel 397" style:family="text">
      <style:text-properties style:text-underline-style="none" style:font-name-complex="Wingdings1" style:font-family-complex="Wingdings" style:font-family-generic-complex="system" style:font-pitch-complex="variable"/>
    </style:style>
    <style:style style:name="ListLabel_20_398" style:display-name="ListLabel 398" style:family="text">
      <style:text-properties style:text-underline-style="none" style:font-name-complex="Wingdings 21" style:font-family-complex="'Wingdings 2'" style:font-family-generic-complex="system" style:font-pitch-complex="variable"/>
    </style:style>
    <style:style style:name="ListLabel_20_399" style:display-name="ListLabel 399" style:family="text">
      <style:text-properties style:text-underline-style="none" style:font-name-complex="OpenSymbol2" style:font-family-complex="OpenSymbol" style:font-family-generic-complex="system" style:font-pitch-complex="variable"/>
    </style:style>
    <style:style style:name="ListLabel_20_400" style:display-name="ListLabel 400" style:family="text">
      <style:text-properties style:text-underline-style="none" style:font-name-complex="Wingdings1" style:font-family-complex="Wingdings" style:font-family-generic-complex="system" style:font-pitch-complex="variable"/>
    </style:style>
    <style:style style:name="ListLabel_20_401" style:display-name="ListLabel 401" style:family="text">
      <style:text-properties style:text-underline-style="none" style:font-name-complex="Wingdings 21" style:font-family-complex="'Wingdings 2'" style:font-family-generic-complex="system" style:font-pitch-complex="variable"/>
    </style:style>
    <style:style style:name="ListLabel_20_402" style:display-name="ListLabel 402" style:family="text">
      <style:text-properties style:text-underline-style="none" style:font-name-complex="OpenSymbol2" style:font-family-complex="OpenSymbol" style:font-family-generic-complex="system" style:font-pitch-complex="variable"/>
    </style:style>
    <style:style style:name="ListLabel_20_403" style:display-name="ListLabel 403" style:family="text">
      <style:text-properties style:text-underline-style="none" style:font-name-complex="Wingdings1" style:font-family-complex="Wingdings" style:font-family-generic-complex="system" style:font-pitch-complex="variable"/>
    </style:style>
    <style:style style:name="ListLabel_20_404" style:display-name="ListLabel 404" style:family="text">
      <style:text-properties style:text-underline-style="none" style:font-name-complex="Wingdings 21" style:font-family-complex="'Wingdings 2'" style:font-family-generic-complex="system" style:font-pitch-complex="variable"/>
    </style:style>
    <style:style style:name="ListLabel_20_405" style:display-name="ListLabel 405" style:family="text">
      <style:text-properties style:text-underline-style="none" style:font-name-complex="OpenSymbol2" style:font-family-complex="OpenSymbol" style:font-family-generic-complex="system" style:font-pitch-complex="variable"/>
    </style:style>
    <style:style style:name="ListLabel_20_406" style:display-name="ListLabel 406" style:family="text">
      <style:text-properties style:text-underline-style="none" style:font-name-complex="Wingdings1" style:font-family-complex="Wingdings" style:font-family-generic-complex="system" style:font-pitch-complex="variable"/>
    </style:style>
    <style:style style:name="ListLabel_20_407" style:display-name="ListLabel 407" style:family="text">
      <style:text-properties style:text-underline-style="none" style:font-name-complex="Wingdings 21" style:font-family-complex="'Wingdings 2'" style:font-family-generic-complex="system" style:font-pitch-complex="variable"/>
    </style:style>
    <style:style style:name="ListLabel_20_408" style:display-name="ListLabel 408" style:family="text">
      <style:text-properties style:text-underline-style="none" style:font-name-complex="OpenSymbol2" style:font-family-complex="OpenSymbol" style:font-family-generic-complex="system" style:font-pitch-complex="variable"/>
    </style:style>
    <style:style style:name="ListLabel_20_409" style:display-name="ListLabel 409" style:family="text">
      <style:text-properties style:text-underline-style="none" style:font-name-complex="Wingdings1" style:font-family-complex="Wingdings" style:font-family-generic-complex="system" style:font-pitch-complex="variable"/>
    </style:style>
    <style:style style:name="ListLabel_20_410" style:display-name="ListLabel 410" style:family="text">
      <style:text-properties style:text-underline-style="none" style:font-name-complex="Wingdings 21" style:font-family-complex="'Wingdings 2'" style:font-family-generic-complex="system" style:font-pitch-complex="variable"/>
    </style:style>
    <style:style style:name="ListLabel_20_411" style:display-name="ListLabel 411" style:family="text">
      <style:text-properties style:text-underline-style="none" style:font-name-complex="OpenSymbol2" style:font-family-complex="OpenSymbol" style:font-family-generic-complex="system" style:font-pitch-complex="variable"/>
    </style:style>
    <style:style style:name="ListLabel_20_412" style:display-name="ListLabel 412" style:family="text">
      <style:text-properties style:text-underline-style="none" style:font-name-complex="Wingdings1" style:font-family-complex="Wingdings" style:font-family-generic-complex="system" style:font-pitch-complex="variable"/>
    </style:style>
    <style:style style:name="ListLabel_20_413" style:display-name="ListLabel 413" style:family="text">
      <style:text-properties style:text-underline-style="none" style:font-name-complex="Wingdings 21" style:font-family-complex="'Wingdings 2'" style:font-family-generic-complex="system" style:font-pitch-complex="variable"/>
    </style:style>
    <style:style style:name="ListLabel_20_414" style:display-name="ListLabel 414" style:family="text">
      <style:text-properties style:text-underline-style="none" style:font-name-complex="OpenSymbol2" style:font-family-complex="OpenSymbol" style:font-family-generic-complex="system" style:font-pitch-complex="variable"/>
    </style:style>
    <style:style style:name="ListLabel_20_415" style:display-name="ListLabel 415" style:family="text">
      <style:text-properties style:text-underline-style="none" style:font-name-complex="Wingdings1" style:font-family-complex="Wingdings" style:font-family-generic-complex="system" style:font-pitch-complex="variable"/>
    </style:style>
    <style:style style:name="ListLabel_20_416" style:display-name="ListLabel 416" style:family="text">
      <style:text-properties style:text-underline-style="none" style:font-name-complex="Wingdings 21" style:font-family-complex="'Wingdings 2'" style:font-family-generic-complex="system" style:font-pitch-complex="variable"/>
    </style:style>
    <style:style style:name="ListLabel_20_417" style:display-name="ListLabel 417" style:family="text">
      <style:text-properties style:text-underline-style="none" style:font-name-complex="OpenSymbol2" style:font-family-complex="OpenSymbol" style:font-family-generic-complex="system" style:font-pitch-complex="variable"/>
    </style:style>
    <style:style style:name="ListLabel_20_418" style:display-name="ListLabel 418" style:family="text">
      <style:text-properties style:text-underline-style="none" style:font-name-complex="Wingdings1" style:font-family-complex="Wingdings" style:font-family-generic-complex="system" style:font-pitch-complex="variable"/>
    </style:style>
    <style:style style:name="ListLabel_20_419" style:display-name="ListLabel 419" style:family="text">
      <style:text-properties style:text-underline-style="none" style:font-name-complex="Wingdings 21" style:font-family-complex="'Wingdings 2'" style:font-family-generic-complex="system" style:font-pitch-complex="variable"/>
    </style:style>
    <style:style style:name="ListLabel_20_420" style:display-name="ListLabel 420" style:family="text">
      <style:text-properties style:text-underline-style="none" style:font-name-complex="OpenSymbol2" style:font-family-complex="OpenSymbol" style:font-family-generic-complex="system" style:font-pitch-complex="variable"/>
    </style:style>
    <style:style style:name="ListLabel_20_421" style:display-name="ListLabel 421" style:family="text">
      <style:text-properties style:text-underline-style="none" style:font-name-complex="Wingdings1" style:font-family-complex="Wingdings" style:font-family-generic-complex="system" style:font-pitch-complex="variable"/>
    </style:style>
    <style:style style:name="ListLabel_20_422" style:display-name="ListLabel 422" style:family="text">
      <style:text-properties style:text-underline-style="none" style:font-name-complex="Wingdings 21" style:font-family-complex="'Wingdings 2'" style:font-family-generic-complex="system" style:font-pitch-complex="variable"/>
    </style:style>
    <style:style style:name="ListLabel_20_423" style:display-name="ListLabel 423" style:family="text">
      <style:text-properties style:text-underline-style="none" style:font-name-complex="OpenSymbol2" style:font-family-complex="OpenSymbol" style:font-family-generic-complex="system" style:font-pitch-complex="variable"/>
    </style:style>
    <style:style style:name="ListLabel_20_424" style:display-name="ListLabel 424" style:family="text">
      <style:text-properties style:text-underline-style="none" style:font-name-complex="Wingdings1" style:font-family-complex="Wingdings" style:font-family-generic-complex="system" style:font-pitch-complex="variable"/>
    </style:style>
    <style:style style:name="ListLabel_20_425" style:display-name="ListLabel 425" style:family="text">
      <style:text-properties style:text-underline-style="none" style:font-name-complex="Wingdings 21" style:font-family-complex="'Wingdings 2'" style:font-family-generic-complex="system" style:font-pitch-complex="variable"/>
    </style:style>
    <style:style style:name="ListLabel_20_426" style:display-name="ListLabel 426" style:family="text">
      <style:text-properties style:text-underline-style="none" style:font-name-complex="OpenSymbol2" style:font-family-complex="OpenSymbol" style:font-family-generic-complex="system" style:font-pitch-complex="variable"/>
    </style:style>
    <style:style style:name="ListLabel_20_427" style:display-name="ListLabel 427" style:family="text">
      <style:text-properties style:text-underline-style="none" style:font-name-complex="Wingdings1" style:font-family-complex="Wingdings" style:font-family-generic-complex="system" style:font-pitch-complex="variable"/>
    </style:style>
    <style:style style:name="ListLabel_20_428" style:display-name="ListLabel 428" style:family="text">
      <style:text-properties style:text-underline-style="none" style:font-name-complex="Wingdings 21" style:font-family-complex="'Wingdings 2'" style:font-family-generic-complex="system" style:font-pitch-complex="variable"/>
    </style:style>
    <style:style style:name="ListLabel_20_429" style:display-name="ListLabel 429" style:family="text">
      <style:text-properties style:text-underline-style="none" style:font-name-complex="OpenSymbol2" style:font-family-complex="OpenSymbol" style:font-family-generic-complex="system" style:font-pitch-complex="variable"/>
    </style:style>
    <style:style style:name="ListLabel_20_430" style:display-name="ListLabel 430" style:family="text">
      <style:text-properties style:text-underline-style="none" style:font-name-complex="Wingdings1" style:font-family-complex="Wingdings" style:font-family-generic-complex="system" style:font-pitch-complex="variable"/>
    </style:style>
    <style:style style:name="ListLabel_20_431" style:display-name="ListLabel 431" style:family="text">
      <style:text-properties style:text-underline-style="none" style:font-name-complex="Wingdings 21" style:font-family-complex="'Wingdings 2'" style:font-family-generic-complex="system" style:font-pitch-complex="variable"/>
    </style:style>
    <style:style style:name="ListLabel_20_432" style:display-name="ListLabel 432" style:family="text">
      <style:text-properties style:text-underline-style="none" style:font-name-complex="OpenSymbol2" style:font-family-complex="OpenSymbol" style:font-family-generic-complex="system" style:font-pitch-complex="variable"/>
    </style:style>
    <style:style style:name="ListLabel_20_433" style:display-name="ListLabel 433" style:family="text">
      <style:text-properties style:text-underline-style="none" style:font-name-complex="Wingdings1" style:font-family-complex="Wingdings" style:font-family-generic-complex="system" style:font-pitch-complex="variable"/>
    </style:style>
    <style:style style:name="ListLabel_20_434" style:display-name="ListLabel 434" style:family="text">
      <style:text-properties style:text-underline-style="none" style:font-name-complex="Wingdings 21" style:font-family-complex="'Wingdings 2'" style:font-family-generic-complex="system" style:font-pitch-complex="variable"/>
    </style:style>
    <style:style style:name="ListLabel_20_435" style:display-name="ListLabel 435" style:family="text">
      <style:text-properties style:text-underline-style="none" style:font-name-complex="OpenSymbol2" style:font-family-complex="OpenSymbol" style:font-family-generic-complex="system" style:font-pitch-complex="variable"/>
    </style:style>
    <style:style style:name="ListLabel_20_436" style:display-name="ListLabel 436" style:family="text">
      <style:text-properties style:text-underline-style="none" style:font-name-complex="Wingdings1" style:font-family-complex="Wingdings" style:font-family-generic-complex="system" style:font-pitch-complex="variable"/>
    </style:style>
    <style:style style:name="ListLabel_20_437" style:display-name="ListLabel 437" style:family="text">
      <style:text-properties style:text-underline-style="none" style:font-name-complex="Wingdings 21" style:font-family-complex="'Wingdings 2'" style:font-family-generic-complex="system" style:font-pitch-complex="variable"/>
    </style:style>
    <style:style style:name="ListLabel_20_438" style:display-name="ListLabel 438" style:family="text">
      <style:text-properties style:text-underline-style="none" style:font-name-complex="OpenSymbol2" style:font-family-complex="OpenSymbol" style:font-family-generic-complex="system" style:font-pitch-complex="variable"/>
    </style:style>
    <style:style style:name="ListLabel_20_439" style:display-name="ListLabel 439" style:family="text">
      <style:text-properties style:text-underline-style="none" style:font-name-complex="Wingdings1" style:font-family-complex="Wingdings" style:font-family-generic-complex="system" style:font-pitch-complex="variable"/>
    </style:style>
    <style:style style:name="ListLabel_20_440" style:display-name="ListLabel 440" style:family="text">
      <style:text-properties style:text-underline-style="none" style:font-name-complex="Wingdings 21" style:font-family-complex="'Wingdings 2'" style:font-family-generic-complex="system" style:font-pitch-complex="variable"/>
    </style:style>
    <style:style style:name="ListLabel_20_441" style:display-name="ListLabel 441" style:family="text">
      <style:text-properties style:text-underline-style="none" style:font-name-complex="OpenSymbol2" style:font-family-complex="OpenSymbol" style:font-family-generic-complex="system" style:font-pitch-complex="variable"/>
    </style:style>
    <style:style style:name="ListLabel_20_442" style:display-name="ListLabel 442" style:family="text">
      <style:text-properties style:text-underline-style="none" style:font-name-complex="Wingdings1" style:font-family-complex="Wingdings" style:font-family-generic-complex="system" style:font-pitch-complex="variable"/>
    </style:style>
    <style:style style:name="ListLabel_20_443" style:display-name="ListLabel 443" style:family="text">
      <style:text-properties style:text-underline-style="none" style:font-name-complex="Wingdings 21" style:font-family-complex="'Wingdings 2'" style:font-family-generic-complex="system" style:font-pitch-complex="variable"/>
    </style:style>
    <style:style style:name="ListLabel_20_444" style:display-name="ListLabel 444" style:family="text">
      <style:text-properties style:text-underline-style="none" style:font-name-complex="OpenSymbol2" style:font-family-complex="OpenSymbol" style:font-family-generic-complex="system" style:font-pitch-complex="variable"/>
    </style:style>
    <style:style style:name="ListLabel_20_445" style:display-name="ListLabel 445" style:family="text">
      <style:text-properties style:text-underline-style="none" style:font-name-complex="Wingdings1" style:font-family-complex="Wingdings" style:font-family-generic-complex="system" style:font-pitch-complex="variable"/>
    </style:style>
    <style:style style:name="ListLabel_20_446" style:display-name="ListLabel 446" style:family="text">
      <style:text-properties style:text-underline-style="none" style:font-name-complex="Wingdings 21" style:font-family-complex="'Wingdings 2'" style:font-family-generic-complex="system" style:font-pitch-complex="variable"/>
    </style:style>
    <style:style style:name="ListLabel_20_447" style:display-name="ListLabel 447" style:family="text">
      <style:text-properties style:text-underline-style="none" style:font-name-complex="OpenSymbol2" style:font-family-complex="OpenSymbol" style:font-family-generic-complex="system" style:font-pitch-complex="variable"/>
    </style:style>
    <style:style style:name="ListLabel_20_448" style:display-name="ListLabel 448" style:family="text">
      <style:text-properties style:text-underline-style="none" style:font-name-complex="Wingdings1" style:font-family-complex="Wingdings" style:font-family-generic-complex="system" style:font-pitch-complex="variable"/>
    </style:style>
    <style:style style:name="ListLabel_20_449" style:display-name="ListLabel 449" style:family="text">
      <style:text-properties style:text-underline-style="none" style:font-name-complex="Wingdings 21" style:font-family-complex="'Wingdings 2'" style:font-family-generic-complex="system" style:font-pitch-complex="variable"/>
    </style:style>
    <style:style style:name="ListLabel_20_450" style:display-name="ListLabel 450" style:family="text">
      <style:text-properties style:text-underline-style="none" style:font-name-complex="OpenSymbol2" style:font-family-complex="OpenSymbol" style:font-family-generic-complex="system" style:font-pitch-complex="variable"/>
    </style:style>
    <style:style style:name="ListLabel_20_451" style:display-name="ListLabel 451" style:family="text">
      <style:text-properties style:text-underline-style="none" style:font-name-complex="Wingdings1" style:font-family-complex="Wingdings" style:font-family-generic-complex="system" style:font-pitch-complex="variable"/>
    </style:style>
    <style:style style:name="ListLabel_20_452" style:display-name="ListLabel 452" style:family="text">
      <style:text-properties style:text-underline-style="none" style:font-name-complex="Wingdings 21" style:font-family-complex="'Wingdings 2'" style:font-family-generic-complex="system" style:font-pitch-complex="variable"/>
    </style:style>
    <style:style style:name="ListLabel_20_453" style:display-name="ListLabel 453" style:family="text">
      <style:text-properties style:text-underline-style="none" style:font-name-complex="OpenSymbol2" style:font-family-complex="OpenSymbol" style:font-family-generic-complex="system" style:font-pitch-complex="variable"/>
    </style:style>
    <style:style style:name="ListLabel_20_454" style:display-name="ListLabel 454" style:family="text">
      <style:text-properties style:text-underline-style="none" style:font-name-complex="Wingdings1" style:font-family-complex="Wingdings" style:font-family-generic-complex="system" style:font-pitch-complex="variable"/>
    </style:style>
    <style:style style:name="ListLabel_20_455" style:display-name="ListLabel 455" style:family="text">
      <style:text-properties style:text-underline-style="none" style:font-name-complex="Wingdings 21" style:font-family-complex="'Wingdings 2'" style:font-family-generic-complex="system" style:font-pitch-complex="variable"/>
    </style:style>
    <style:style style:name="ListLabel_20_456" style:display-name="ListLabel 456" style:family="text">
      <style:text-properties style:text-underline-style="none" style:font-name-complex="OpenSymbol2" style:font-family-complex="OpenSymbol" style:font-family-generic-complex="system" style:font-pitch-complex="variable"/>
    </style:style>
    <style:style style:name="ListLabel_20_457" style:display-name="ListLabel 457" style:family="text">
      <style:text-properties style:text-underline-style="none" style:font-name-complex="Wingdings1" style:font-family-complex="Wingdings" style:font-family-generic-complex="system" style:font-pitch-complex="variable"/>
    </style:style>
    <style:style style:name="ListLabel_20_458" style:display-name="ListLabel 458" style:family="text">
      <style:text-properties style:text-underline-style="none" style:font-name-complex="Wingdings 21" style:font-family-complex="'Wingdings 2'" style:font-family-generic-complex="system" style:font-pitch-complex="variable"/>
    </style:style>
    <style:style style:name="ListLabel_20_459" style:display-name="ListLabel 459" style:family="text">
      <style:text-properties style:text-underline-style="none" style:font-name-complex="OpenSymbol2" style:font-family-complex="OpenSymbol" style:font-family-generic-complex="system" style:font-pitch-complex="variable"/>
    </style:style>
    <style:style style:name="ListLabel_20_460" style:display-name="ListLabel 460" style:family="text">
      <style:text-properties style:font-name="Spectral" fo:font-family="Spectral" style:font-family-generic="roman" style:font-pitch="variable" fo:font-size="10pt" style:text-underline-style="none" fo:font-weight="bold" style:font-size-asian="10pt" style:font-weight-asian="bold" style:font-name-complex="Wingdings1" style:font-family-complex="Wingdings" style:font-family-generic-complex="system" style:font-pitch-complex="variable"/>
    </style:style>
    <style:style style:name="ListLabel_20_461" style:display-name="ListLabel 461" style:family="text">
      <style:text-properties style:text-underline-style="none" style:font-name-complex="Wingdings 21" style:font-family-complex="'Wingdings 2'" style:font-family-generic-complex="system" style:font-pitch-complex="variable"/>
    </style:style>
    <style:style style:name="ListLabel_20_462" style:display-name="ListLabel 462" style:family="text">
      <style:text-properties style:text-underline-style="none" style:font-name-complex="OpenSymbol2" style:font-family-complex="OpenSymbol" style:font-family-generic-complex="system" style:font-pitch-complex="variable"/>
    </style:style>
    <style:style style:name="ListLabel_20_463" style:display-name="ListLabel 463" style:family="text">
      <style:text-properties style:text-underline-style="none" style:font-name-complex="Wingdings1" style:font-family-complex="Wingdings" style:font-family-generic-complex="system" style:font-pitch-complex="variable"/>
    </style:style>
    <style:style style:name="ListLabel_20_464" style:display-name="ListLabel 464" style:family="text">
      <style:text-properties style:text-underline-style="none" style:font-name-complex="Wingdings 21" style:font-family-complex="'Wingdings 2'" style:font-family-generic-complex="system" style:font-pitch-complex="variable"/>
    </style:style>
    <style:style style:name="ListLabel_20_465" style:display-name="ListLabel 465" style:family="text">
      <style:text-properties style:text-underline-style="none" style:font-name-complex="OpenSymbol2" style:font-family-complex="OpenSymbol" style:font-family-generic-complex="system" style:font-pitch-complex="variable"/>
    </style:style>
    <style:style style:name="ListLabel_20_466" style:display-name="ListLabel 466" style:family="text">
      <style:text-properties style:text-underline-style="none" style:font-name-complex="Wingdings1" style:font-family-complex="Wingdings" style:font-family-generic-complex="system" style:font-pitch-complex="variable"/>
    </style:style>
    <style:style style:name="ListLabel_20_467" style:display-name="ListLabel 467" style:family="text">
      <style:text-properties style:text-underline-style="none" style:font-name-complex="Wingdings 21" style:font-family-complex="'Wingdings 2'" style:font-family-generic-complex="system" style:font-pitch-complex="variable"/>
    </style:style>
    <style:style style:name="ListLabel_20_468" style:display-name="ListLabel 468" style:family="text">
      <style:text-properties style:text-underline-style="none" style:font-name-complex="OpenSymbol2" style:font-family-complex="OpenSymbol" style:font-family-generic-complex="system" style:font-pitch-complex="variable"/>
    </style:style>
    <style:style style:name="ListLabel_20_469" style:display-name="ListLabel 469" style:family="text">
      <style:text-properties style:text-underline-style="none" style:font-name-complex="Wingdings1" style:font-family-complex="Wingdings" style:font-family-generic-complex="system" style:font-pitch-complex="variable"/>
    </style:style>
    <style:style style:name="ListLabel_20_470" style:display-name="ListLabel 470" style:family="text">
      <style:text-properties style:text-underline-style="none" style:font-name-complex="Wingdings 21" style:font-family-complex="'Wingdings 2'" style:font-family-generic-complex="system" style:font-pitch-complex="variable"/>
    </style:style>
    <style:style style:name="ListLabel_20_471" style:display-name="ListLabel 471" style:family="text">
      <style:text-properties style:text-underline-style="none" style:font-name-complex="OpenSymbol2" style:font-family-complex="OpenSymbol" style:font-family-generic-complex="system" style:font-pitch-complex="variable"/>
    </style:style>
    <style:style style:name="ListLabel_20_472" style:display-name="ListLabel 472" style:family="text">
      <style:text-properties style:text-underline-style="none" style:font-name-complex="Wingdings1" style:font-family-complex="Wingdings" style:font-family-generic-complex="system" style:font-pitch-complex="variable"/>
    </style:style>
    <style:style style:name="ListLabel_20_473" style:display-name="ListLabel 473" style:family="text">
      <style:text-properties style:text-underline-style="none" style:font-name-complex="Wingdings 21" style:font-family-complex="'Wingdings 2'" style:font-family-generic-complex="system" style:font-pitch-complex="variable"/>
    </style:style>
    <style:style style:name="ListLabel_20_474" style:display-name="ListLabel 474" style:family="text">
      <style:text-properties style:text-underline-style="none" style:font-name-complex="OpenSymbol2" style:font-family-complex="OpenSymbol" style:font-family-generic-complex="system" style:font-pitch-complex="variable"/>
    </style:style>
    <style:style style:name="ListLabel_20_475" style:display-name="ListLabel 475" style:family="text">
      <style:text-properties style:text-underline-style="none" style:font-name-complex="Wingdings1" style:font-family-complex="Wingdings" style:font-family-generic-complex="system" style:font-pitch-complex="variable"/>
    </style:style>
    <style:style style:name="ListLabel_20_476" style:display-name="ListLabel 476" style:family="text">
      <style:text-properties style:text-underline-style="none" style:font-name-complex="Wingdings 21" style:font-family-complex="'Wingdings 2'" style:font-family-generic-complex="system" style:font-pitch-complex="variable"/>
    </style:style>
    <style:style style:name="ListLabel_20_477" style:display-name="ListLabel 477" style:family="text">
      <style:text-properties style:text-underline-style="none" style:font-name-complex="OpenSymbol2" style:font-family-complex="OpenSymbol" style:font-family-generic-complex="system" style:font-pitch-complex="variable"/>
    </style:style>
    <style:style style:name="ListLabel_20_478" style:display-name="ListLabel 478" style:family="text">
      <style:text-properties style:text-underline-style="none" fo:font-weight="bold" style:font-weight-asian="bold" style:font-name-complex="Wingdings1" style:font-family-complex="Wingdings" style:font-family-generic-complex="system" style:font-pitch-complex="variable"/>
    </style:style>
    <style:style style:name="ListLabel_20_479" style:display-name="ListLabel 479" style:family="text">
      <style:text-properties style:text-underline-style="none" style:font-name-complex="Wingdings 21" style:font-family-complex="'Wingdings 2'" style:font-family-generic-complex="system" style:font-pitch-complex="variable"/>
    </style:style>
    <style:style style:name="ListLabel_20_480" style:display-name="ListLabel 480" style:family="text">
      <style:text-properties style:text-underline-style="none" style:font-name-complex="OpenSymbol2" style:font-family-complex="OpenSymbol" style:font-family-generic-complex="system" style:font-pitch-complex="variable"/>
    </style:style>
    <style:style style:name="ListLabel_20_481" style:display-name="ListLabel 481" style:family="text">
      <style:text-properties style:text-underline-style="none" style:font-name-complex="Wingdings1" style:font-family-complex="Wingdings" style:font-family-generic-complex="system" style:font-pitch-complex="variable"/>
    </style:style>
    <style:style style:name="ListLabel_20_482" style:display-name="ListLabel 482" style:family="text">
      <style:text-properties style:text-underline-style="none" style:font-name-complex="Wingdings 21" style:font-family-complex="'Wingdings 2'" style:font-family-generic-complex="system" style:font-pitch-complex="variable"/>
    </style:style>
    <style:style style:name="ListLabel_20_483" style:display-name="ListLabel 483" style:family="text">
      <style:text-properties style:text-underline-style="none" style:font-name-complex="OpenSymbol2" style:font-family-complex="OpenSymbol" style:font-family-generic-complex="system" style:font-pitch-complex="variable"/>
    </style:style>
    <style:style style:name="ListLabel_20_484" style:display-name="ListLabel 484" style:family="text">
      <style:text-properties style:text-underline-style="none" style:font-name-complex="Wingdings1" style:font-family-complex="Wingdings" style:font-family-generic-complex="system" style:font-pitch-complex="variable"/>
    </style:style>
    <style:style style:name="ListLabel_20_485" style:display-name="ListLabel 485" style:family="text">
      <style:text-properties style:text-underline-style="none" style:font-name-complex="Wingdings 21" style:font-family-complex="'Wingdings 2'" style:font-family-generic-complex="system" style:font-pitch-complex="variable"/>
    </style:style>
    <style:style style:name="ListLabel_20_486" style:display-name="ListLabel 486" style:family="text">
      <style:text-properties style:text-underline-style="none" style:font-name-complex="OpenSymbol2" style:font-family-complex="OpenSymbol" style:font-family-generic-complex="system" style:font-pitch-complex="variable"/>
    </style:style>
    <style:style style:name="ListLabel_20_487" style:display-name="ListLabel 487" style:family="text">
      <style:text-properties style:text-underline-style="none" fo:font-weight="bold" style:font-weight-asian="bold" style:font-name-complex="Wingdings1" style:font-family-complex="Wingdings" style:font-family-generic-complex="system" style:font-pitch-complex="variable"/>
    </style:style>
    <style:style style:name="ListLabel_20_488" style:display-name="ListLabel 488" style:family="text">
      <style:text-properties style:text-underline-style="none" style:font-name-complex="Wingdings 21" style:font-family-complex="'Wingdings 2'" style:font-family-generic-complex="system" style:font-pitch-complex="variable"/>
    </style:style>
    <style:style style:name="ListLabel_20_489" style:display-name="ListLabel 489" style:family="text">
      <style:text-properties style:text-underline-style="none" style:font-name-complex="OpenSymbol2" style:font-family-complex="OpenSymbol" style:font-family-generic-complex="system" style:font-pitch-complex="variable"/>
    </style:style>
    <style:style style:name="ListLabel_20_490" style:display-name="ListLabel 490" style:family="text">
      <style:text-properties style:text-underline-style="none" style:font-name-complex="Wingdings1" style:font-family-complex="Wingdings" style:font-family-generic-complex="system" style:font-pitch-complex="variable"/>
    </style:style>
    <style:style style:name="ListLabel_20_491" style:display-name="ListLabel 491" style:family="text">
      <style:text-properties style:text-underline-style="none" style:font-name-complex="Wingdings 21" style:font-family-complex="'Wingdings 2'" style:font-family-generic-complex="system" style:font-pitch-complex="variable"/>
    </style:style>
    <style:style style:name="ListLabel_20_492" style:display-name="ListLabel 492" style:family="text">
      <style:text-properties style:text-underline-style="none" style:font-name-complex="OpenSymbol2" style:font-family-complex="OpenSymbol" style:font-family-generic-complex="system" style:font-pitch-complex="variable"/>
    </style:style>
    <style:style style:name="ListLabel_20_493" style:display-name="ListLabel 493" style:family="text">
      <style:text-properties style:text-underline-style="none" style:font-name-complex="Wingdings1" style:font-family-complex="Wingdings" style:font-family-generic-complex="system" style:font-pitch-complex="variable"/>
    </style:style>
    <style:style style:name="ListLabel_20_494" style:display-name="ListLabel 494" style:family="text">
      <style:text-properties style:text-underline-style="none" style:font-name-complex="Wingdings 21" style:font-family-complex="'Wingdings 2'" style:font-family-generic-complex="system" style:font-pitch-complex="variable"/>
    </style:style>
    <style:style style:name="ListLabel_20_495" style:display-name="ListLabel 495" style:family="text">
      <style:text-properties style:text-underline-style="none" style:font-name-complex="OpenSymbol2" style:font-family-complex="OpenSymbol" style:font-family-generic-complex="system" style:font-pitch-complex="variable"/>
    </style:style>
    <style:style style:name="ListLabel_20_496" style:display-name="ListLabel 496" style:family="text">
      <style:text-properties style:text-underline-style="none" style:font-name-complex="Wingdings1" style:font-family-complex="Wingdings" style:font-family-generic-complex="system" style:font-pitch-complex="variable"/>
    </style:style>
    <style:style style:name="ListLabel_20_497" style:display-name="ListLabel 497" style:family="text">
      <style:text-properties style:text-underline-style="none" style:font-name-complex="Wingdings 21" style:font-family-complex="'Wingdings 2'" style:font-family-generic-complex="system" style:font-pitch-complex="variable"/>
    </style:style>
    <style:style style:name="ListLabel_20_498" style:display-name="ListLabel 498" style:family="text">
      <style:text-properties style:text-underline-style="none" style:font-name-complex="OpenSymbol2" style:font-family-complex="OpenSymbol" style:font-family-generic-complex="system" style:font-pitch-complex="variable"/>
    </style:style>
    <style:style style:name="ListLabel_20_499" style:display-name="ListLabel 499" style:family="text">
      <style:text-properties style:text-underline-style="none" style:font-name-complex="Wingdings1" style:font-family-complex="Wingdings" style:font-family-generic-complex="system" style:font-pitch-complex="variable"/>
    </style:style>
    <style:style style:name="ListLabel_20_500" style:display-name="ListLabel 500" style:family="text">
      <style:text-properties style:text-underline-style="none" style:font-name-complex="Wingdings 21" style:font-family-complex="'Wingdings 2'" style:font-family-generic-complex="system" style:font-pitch-complex="variable"/>
    </style:style>
    <style:style style:name="ListLabel_20_501" style:display-name="ListLabel 501" style:family="text">
      <style:text-properties style:text-underline-style="none" style:font-name-complex="OpenSymbol2" style:font-family-complex="OpenSymbol" style:font-family-generic-complex="system" style:font-pitch-complex="variable"/>
    </style:style>
    <style:style style:name="ListLabel_20_502" style:display-name="ListLabel 502" style:family="text">
      <style:text-properties style:text-underline-style="none" style:font-name-complex="Wingdings1" style:font-family-complex="Wingdings" style:font-family-generic-complex="system" style:font-pitch-complex="variable"/>
    </style:style>
    <style:style style:name="ListLabel_20_503" style:display-name="ListLabel 503" style:family="text">
      <style:text-properties style:text-underline-style="none" style:font-name-complex="Wingdings 21" style:font-family-complex="'Wingdings 2'" style:font-family-generic-complex="system" style:font-pitch-complex="variable"/>
    </style:style>
    <style:style style:name="ListLabel_20_504" style:display-name="ListLabel 504" style:family="text">
      <style:text-properties style:text-underline-style="none" style:font-name-complex="OpenSymbol2" style:font-family-complex="OpenSymbol" style:font-family-generic-complex="system" style:font-pitch-complex="variable"/>
    </style:style>
    <style:style style:name="ListLabel_20_505" style:display-name="ListLabel 505" style:family="text">
      <style:text-properties style:font-name-complex="OpenSymbol2" style:font-family-complex="OpenSymbol" style:font-family-generic-complex="system" style:font-pitch-complex="variable"/>
    </style:style>
    <style:style style:name="ListLabel_20_506" style:display-name="ListLabel 506" style:family="text">
      <style:text-properties style:text-underline-style="none" style:font-name-complex="Wingdings 21" style:font-family-complex="'Wingdings 2'" style:font-family-generic-complex="system" style:font-pitch-complex="variable"/>
    </style:style>
    <style:style style:name="ListLabel_20_507" style:display-name="ListLabel 507" style:family="text">
      <style:text-properties style:text-underline-style="none" style:font-name-complex="OpenSymbol2" style:font-family-complex="OpenSymbol" style:font-family-generic-complex="system" style:font-pitch-complex="variable"/>
    </style:style>
    <style:style style:name="ListLabel_20_508" style:display-name="ListLabel 508" style:family="text">
      <style:text-properties style:text-underline-style="none" style:font-name-complex="Wingdings1" style:font-family-complex="Wingdings" style:font-family-generic-complex="system" style:font-pitch-complex="variable"/>
    </style:style>
    <style:style style:name="ListLabel_20_509" style:display-name="ListLabel 509" style:family="text">
      <style:text-properties style:text-underline-style="none" style:font-name-complex="Wingdings 21" style:font-family-complex="'Wingdings 2'" style:font-family-generic-complex="system" style:font-pitch-complex="variable"/>
    </style:style>
    <style:style style:name="ListLabel_20_510" style:display-name="ListLabel 510" style:family="text">
      <style:text-properties style:text-underline-style="none" style:font-name-complex="OpenSymbol2" style:font-family-complex="OpenSymbol" style:font-family-generic-complex="system" style:font-pitch-complex="variable"/>
    </style:style>
    <style:style style:name="ListLabel_20_511" style:display-name="ListLabel 511" style:family="text">
      <style:text-properties style:text-underline-style="none" style:font-name-complex="Wingdings1" style:font-family-complex="Wingdings" style:font-family-generic-complex="system" style:font-pitch-complex="variable"/>
    </style:style>
    <style:style style:name="ListLabel_20_512" style:display-name="ListLabel 512" style:family="text">
      <style:text-properties style:text-underline-style="none" style:font-name-complex="Wingdings 21" style:font-family-complex="'Wingdings 2'" style:font-family-generic-complex="system" style:font-pitch-complex="variable"/>
    </style:style>
    <style:style style:name="ListLabel_20_513" style:display-name="ListLabel 513" style:family="text">
      <style:text-properties style:text-underline-style="none" style:font-name-complex="OpenSymbol2" style:font-family-complex="OpenSymbol" style:font-family-generic-complex="system" style:font-pitch-complex="variable"/>
    </style:style>
    <style:style style:name="ListLabel_20_514" style:display-name="ListLabel 514" style:family="text">
      <style:text-properties fo:font-size="10pt" style:text-underline-style="none" fo:font-weight="bold" style:font-size-asian="10pt" style:font-weight-asian="bold" style:font-name-complex="OpenSymbol2" style:font-family-complex="OpenSymbol" style:font-family-generic-complex="system" style:font-pitch-complex="variable"/>
    </style:style>
    <style:style style:name="ListLabel_20_515" style:display-name="ListLabel 515" style:family="text">
      <style:text-properties style:text-underline-style="none" style:font-name-complex="Wingdings 21" style:font-family-complex="'Wingdings 2'" style:font-family-generic-complex="system" style:font-pitch-complex="variable"/>
    </style:style>
    <style:style style:name="ListLabel_20_516" style:display-name="ListLabel 516" style:family="text">
      <style:text-properties style:text-underline-style="none" style:font-name-complex="OpenSymbol2" style:font-family-complex="OpenSymbol" style:font-family-generic-complex="system" style:font-pitch-complex="variable"/>
    </style:style>
    <style:style style:name="ListLabel_20_517" style:display-name="ListLabel 517" style:family="text">
      <style:text-properties style:text-underline-style="none" style:font-name-complex="Wingdings1" style:font-family-complex="Wingdings" style:font-family-generic-complex="system" style:font-pitch-complex="variable"/>
    </style:style>
    <style:style style:name="ListLabel_20_518" style:display-name="ListLabel 518" style:family="text">
      <style:text-properties style:text-underline-style="none" style:font-name-complex="Wingdings 21" style:font-family-complex="'Wingdings 2'" style:font-family-generic-complex="system" style:font-pitch-complex="variable"/>
    </style:style>
    <style:style style:name="ListLabel_20_519" style:display-name="ListLabel 519" style:family="text">
      <style:text-properties style:text-underline-style="none" style:font-name-complex="OpenSymbol2" style:font-family-complex="OpenSymbol" style:font-family-generic-complex="system" style:font-pitch-complex="variable"/>
    </style:style>
    <style:style style:name="ListLabel_20_520" style:display-name="ListLabel 520" style:family="text">
      <style:text-properties style:text-underline-style="none" style:font-name-complex="Wingdings1" style:font-family-complex="Wingdings" style:font-family-generic-complex="system" style:font-pitch-complex="variable"/>
    </style:style>
    <style:style style:name="ListLabel_20_521" style:display-name="ListLabel 521" style:family="text">
      <style:text-properties style:text-underline-style="none" style:font-name-complex="Wingdings 21" style:font-family-complex="'Wingdings 2'" style:font-family-generic-complex="system" style:font-pitch-complex="variable"/>
    </style:style>
    <style:style style:name="ListLabel_20_522" style:display-name="ListLabel 522" style:family="text">
      <style:text-properties style:text-underline-style="none" style:font-name-complex="OpenSymbol2" style:font-family-complex="OpenSymbol" style:font-family-generic-complex="system" style:font-pitch-complex="variable"/>
    </style:style>
    <style:style style:name="ListLabel_20_523" style:display-name="ListLabel 523" style:family="text">
      <style:text-properties style:font-name-complex="OpenSymbol2" style:font-family-complex="OpenSymbol" style:font-family-generic-complex="system" style:font-pitch-complex="variable"/>
    </style:style>
    <style:style style:name="ListLabel_20_524" style:display-name="ListLabel 524" style:family="text">
      <style:text-properties style:text-underline-style="none" style:font-name-complex="Wingdings 21" style:font-family-complex="'Wingdings 2'" style:font-family-generic-complex="system" style:font-pitch-complex="variable"/>
    </style:style>
    <style:style style:name="ListLabel_20_525" style:display-name="ListLabel 525" style:family="text">
      <style:text-properties style:text-underline-style="none" style:font-name-complex="OpenSymbol2" style:font-family-complex="OpenSymbol" style:font-family-generic-complex="system" style:font-pitch-complex="variable"/>
    </style:style>
    <style:style style:name="ListLabel_20_526" style:display-name="ListLabel 526" style:family="text">
      <style:text-properties style:text-underline-style="none" style:font-name-complex="Wingdings1" style:font-family-complex="Wingdings" style:font-family-generic-complex="system" style:font-pitch-complex="variable"/>
    </style:style>
    <style:style style:name="ListLabel_20_527" style:display-name="ListLabel 527" style:family="text">
      <style:text-properties style:text-underline-style="none" style:font-name-complex="Wingdings 21" style:font-family-complex="'Wingdings 2'" style:font-family-generic-complex="system" style:font-pitch-complex="variable"/>
    </style:style>
    <style:style style:name="ListLabel_20_528" style:display-name="ListLabel 528" style:family="text">
      <style:text-properties style:text-underline-style="none" style:font-name-complex="OpenSymbol2" style:font-family-complex="OpenSymbol" style:font-family-generic-complex="system" style:font-pitch-complex="variable"/>
    </style:style>
    <style:style style:name="ListLabel_20_529" style:display-name="ListLabel 529" style:family="text">
      <style:text-properties style:text-underline-style="none" style:font-name-complex="Wingdings1" style:font-family-complex="Wingdings" style:font-family-generic-complex="system" style:font-pitch-complex="variable"/>
    </style:style>
    <style:style style:name="ListLabel_20_530" style:display-name="ListLabel 530" style:family="text">
      <style:text-properties style:text-underline-style="none" style:font-name-complex="Wingdings 21" style:font-family-complex="'Wingdings 2'" style:font-family-generic-complex="system" style:font-pitch-complex="variable"/>
    </style:style>
    <style:style style:name="ListLabel_20_531" style:display-name="ListLabel 531" style:family="text">
      <style:text-properties style:text-underline-style="none" style:font-name-complex="OpenSymbol2" style:font-family-complex="OpenSymbol" style:font-family-generic-complex="system" style:font-pitch-complex="variable"/>
    </style:style>
    <style:style style:name="ListLabel_20_532" style:display-name="ListLabel 532" style:family="text">
      <style:text-properties style:text-underline-style="none" style:font-name-complex="Wingdings1" style:font-family-complex="Wingdings" style:font-family-generic-complex="system" style:font-pitch-complex="variable"/>
    </style:style>
    <style:style style:name="ListLabel_20_533" style:display-name="ListLabel 533" style:family="text">
      <style:text-properties style:text-underline-style="none" style:font-name-complex="Wingdings 21" style:font-family-complex="'Wingdings 2'" style:font-family-generic-complex="system" style:font-pitch-complex="variable"/>
    </style:style>
    <style:style style:name="ListLabel_20_534" style:display-name="ListLabel 534" style:family="text">
      <style:text-properties style:text-underline-style="none" style:font-name-complex="OpenSymbol2" style:font-family-complex="OpenSymbol" style:font-family-generic-complex="system" style:font-pitch-complex="variable"/>
    </style:style>
    <style:style style:name="ListLabel_20_535" style:display-name="ListLabel 535" style:family="text">
      <style:text-properties style:text-underline-style="none" style:font-name-complex="Wingdings1" style:font-family-complex="Wingdings" style:font-family-generic-complex="system" style:font-pitch-complex="variable"/>
    </style:style>
    <style:style style:name="ListLabel_20_536" style:display-name="ListLabel 536" style:family="text">
      <style:text-properties style:text-underline-style="none" style:font-name-complex="Wingdings 21" style:font-family-complex="'Wingdings 2'" style:font-family-generic-complex="system" style:font-pitch-complex="variable"/>
    </style:style>
    <style:style style:name="ListLabel_20_537" style:display-name="ListLabel 537" style:family="text">
      <style:text-properties style:text-underline-style="none" style:font-name-complex="OpenSymbol2" style:font-family-complex="OpenSymbol" style:font-family-generic-complex="system" style:font-pitch-complex="variable"/>
    </style:style>
    <style:style style:name="ListLabel_20_538" style:display-name="ListLabel 538" style:family="text">
      <style:text-properties style:text-underline-style="none" style:font-name-complex="Wingdings1" style:font-family-complex="Wingdings" style:font-family-generic-complex="system" style:font-pitch-complex="variable"/>
    </style:style>
    <style:style style:name="ListLabel_20_539" style:display-name="ListLabel 539" style:family="text">
      <style:text-properties style:text-underline-style="none" style:font-name-complex="Wingdings 21" style:font-family-complex="'Wingdings 2'" style:font-family-generic-complex="system" style:font-pitch-complex="variable"/>
    </style:style>
    <style:style style:name="ListLabel_20_540" style:display-name="ListLabel 540" style:family="text">
      <style:text-properties style:text-underline-style="none" style:font-name-complex="OpenSymbol2" style:font-family-complex="OpenSymbol" style:font-family-generic-complex="system" style:font-pitch-complex="variable"/>
    </style:style>
    <style:style style:name="ListLabel_20_541" style:display-name="ListLabel 541" style:family="text">
      <style:text-properties style:font-name="Spectral" fo:font-family="Spectral" style:font-family-generic="roman" style:font-pitch="variable" fo:font-size="10pt" style:font-size-asian="10pt" style:font-name-complex="OpenSymbol2" style:font-family-complex="OpenSymbol" style:font-family-generic-complex="system" style:font-pitch-complex="variable"/>
    </style:style>
    <style:style style:name="ListLabel_20_542" style:display-name="ListLabel 542" style:family="text">
      <style:text-properties style:text-underline-style="none" style:font-name-complex="Wingdings 21" style:font-family-complex="'Wingdings 2'" style:font-family-generic-complex="system" style:font-pitch-complex="variable"/>
    </style:style>
    <style:style style:name="ListLabel_20_543" style:display-name="ListLabel 543" style:family="text">
      <style:text-properties style:text-underline-style="none" style:font-name-complex="OpenSymbol2" style:font-family-complex="OpenSymbol" style:font-family-generic-complex="system" style:font-pitch-complex="variable"/>
    </style:style>
    <style:style style:name="ListLabel_20_544" style:display-name="ListLabel 544" style:family="text">
      <style:text-properties style:text-underline-style="none" style:font-name-complex="Wingdings1" style:font-family-complex="Wingdings" style:font-family-generic-complex="system" style:font-pitch-complex="variable"/>
    </style:style>
    <style:style style:name="ListLabel_20_545" style:display-name="ListLabel 545" style:family="text">
      <style:text-properties style:text-underline-style="none" style:font-name-complex="Wingdings 21" style:font-family-complex="'Wingdings 2'" style:font-family-generic-complex="system" style:font-pitch-complex="variable"/>
    </style:style>
    <style:style style:name="ListLabel_20_546" style:display-name="ListLabel 546" style:family="text">
      <style:text-properties style:text-underline-style="none" style:font-name-complex="OpenSymbol2" style:font-family-complex="OpenSymbol" style:font-family-generic-complex="system" style:font-pitch-complex="variable"/>
    </style:style>
    <style:style style:name="ListLabel_20_547" style:display-name="ListLabel 547" style:family="text">
      <style:text-properties style:text-underline-style="none" style:font-name-complex="Wingdings1" style:font-family-complex="Wingdings" style:font-family-generic-complex="system" style:font-pitch-complex="variable"/>
    </style:style>
    <style:style style:name="ListLabel_20_548" style:display-name="ListLabel 548" style:family="text">
      <style:text-properties style:text-underline-style="none" style:font-name-complex="Wingdings 21" style:font-family-complex="'Wingdings 2'" style:font-family-generic-complex="system" style:font-pitch-complex="variable"/>
    </style:style>
    <style:style style:name="ListLabel_20_549" style:display-name="ListLabel 549" style:family="text">
      <style:text-properties style:text-underline-style="none" style:font-name-complex="OpenSymbol2" style:font-family-complex="OpenSymbol" style:font-family-generic-complex="system" style:font-pitch-complex="variable"/>
    </style:style>
    <style:style style:name="ListLabel_20_550" style:display-name="ListLabel 550" style:family="text">
      <style:text-properties style:font-name="Spectral" fo:font-family="Spectral" style:font-family-generic="roman" style:font-pitch="variable" fo:font-size="10pt" style:text-underline-style="none" fo:font-weight="bold" style:font-size-asian="10pt" style:font-weight-asian="bold" style:font-name-complex="Wingdings1" style:font-family-complex="Wingdings" style:font-family-generic-complex="system" style:font-pitch-complex="variable"/>
    </style:style>
    <style:style style:name="ListLabel_20_551" style:display-name="ListLabel 551" style:family="text">
      <style:text-properties style:text-underline-style="none" style:font-name-complex="Wingdings 21" style:font-family-complex="'Wingdings 2'" style:font-family-generic-complex="system" style:font-pitch-complex="variable"/>
    </style:style>
    <style:style style:name="ListLabel_20_552" style:display-name="ListLabel 552" style:family="text">
      <style:text-properties style:text-underline-style="none" style:font-name-complex="OpenSymbol2" style:font-family-complex="OpenSymbol" style:font-family-generic-complex="system" style:font-pitch-complex="variable"/>
    </style:style>
    <style:style style:name="ListLabel_20_553" style:display-name="ListLabel 553" style:family="text">
      <style:text-properties style:text-underline-style="none" style:font-name-complex="Wingdings1" style:font-family-complex="Wingdings" style:font-family-generic-complex="system" style:font-pitch-complex="variable"/>
    </style:style>
    <style:style style:name="ListLabel_20_554" style:display-name="ListLabel 554" style:family="text">
      <style:text-properties style:text-underline-style="none" style:font-name-complex="Wingdings 21" style:font-family-complex="'Wingdings 2'" style:font-family-generic-complex="system" style:font-pitch-complex="variable"/>
    </style:style>
    <style:style style:name="ListLabel_20_555" style:display-name="ListLabel 555" style:family="text">
      <style:text-properties style:text-underline-style="none" style:font-name-complex="OpenSymbol2" style:font-family-complex="OpenSymbol" style:font-family-generic-complex="system" style:font-pitch-complex="variable"/>
    </style:style>
    <style:style style:name="ListLabel_20_556" style:display-name="ListLabel 556" style:family="text">
      <style:text-properties style:text-underline-style="none" style:font-name-complex="Wingdings1" style:font-family-complex="Wingdings" style:font-family-generic-complex="system" style:font-pitch-complex="variable"/>
    </style:style>
    <style:style style:name="ListLabel_20_557" style:display-name="ListLabel 557" style:family="text">
      <style:text-properties style:text-underline-style="none" style:font-name-complex="Wingdings 21" style:font-family-complex="'Wingdings 2'" style:font-family-generic-complex="system" style:font-pitch-complex="variable"/>
    </style:style>
    <style:style style:name="ListLabel_20_558" style:display-name="ListLabel 558" style:family="text">
      <style:text-properties style:text-underline-style="none" style:font-name-complex="OpenSymbol2" style:font-family-complex="OpenSymbol" style:font-family-generic-complex="system" style:font-pitch-complex="variable"/>
    </style:style>
    <style:style style:name="ListLabel_20_559" style:display-name="ListLabel 559" style:family="text">
      <style:text-properties fo:color="#1155cc" style:text-underline-style="solid" style:text-underline-width="auto" style:text-underline-color="font-color"/>
    </style:style>
    <style:style style:name="ListLabel_20_560" style:display-name="ListLabel 560" style:family="text">
      <style:text-properties fo:color="#1155cc" style:text-underline-style="solid" style:text-underline-width="auto" style:text-underline-color="font-color" fo:font-weight="bold" style:font-weight-asian="bold"/>
    </style:style>
    <style:style style:name="ListLabel_20_561" style:display-name="ListLabel 561" style:family="text">
      <style:text-properties fo:color="#1155cc" style:font-name="Spectral" fo:font-family="Spectral" style:font-family-generic="roman" style:font-pitch="variable" fo:font-size="10pt" style:text-underline-style="solid" style:text-underline-width="auto" style:text-underline-color="font-color" fo:font-weight="bold" style:font-name-asian="Spectral1" style:font-family-asian="Spectral" style:font-family-generic-asian="system" style:font-pitch-asian="variable" style:font-size-asian="10pt" style:font-weight-asian="bold" style:font-name-complex="Spectral1" style:font-family-complex="Spectral" style:font-family-generic-complex="system" style:font-pitch-complex="variable"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OpenSymbol1"/>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style:text-properties style:font-name="OpenSymbol1"/>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281"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282"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28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284"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285"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28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287"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288"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90"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29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293"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294"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295"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296"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299"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300"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301"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302"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303"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304"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305"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306"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308"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309"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310"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311"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312"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313"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314"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315"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317"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318"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319"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320"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321"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32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323"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324"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326"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327"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328"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329"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330"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331"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332"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333"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335"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336"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337"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338"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339"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340"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341"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342"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344"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345"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346"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347"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348"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349"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350"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351"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353"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354"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355"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356"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357"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358"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359"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360"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362"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363"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364"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365"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366"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367"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368"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369"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7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371"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372"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37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374"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375"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37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377"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378"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79"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380"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381"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38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383"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384"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385"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386"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387"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88"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389"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390"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391"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392"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393"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394"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395"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396"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97"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398"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399"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400"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401"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402"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403"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404"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405"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406"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407"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408"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409"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410"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411"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41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413"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414"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415"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416"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417"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418"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419"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420"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421"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422"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423"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424"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425"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426"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427"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428"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429"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430"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431"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432"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433"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434"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435"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436"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437"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438"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439"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440"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441"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442"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443"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444"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445"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446"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447"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448"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449"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450"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45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452"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453"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454"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455"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456"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457"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458"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459"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46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461"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462"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46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464"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465"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46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467"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468"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469"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470"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471"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47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473"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474"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475"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476"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477"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text:style-name="ListLabel_20_478"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479"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480"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481"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482"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483"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484"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485"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486"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487"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488"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489"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490"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491"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492"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493"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494"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495"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bullet text:level="1" text:style-name="ListLabel_20_496"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497"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498"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499"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500"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501"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50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503"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504"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bullet text:level="1" text:style-name="ListLabel_20_505"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06"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507"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508"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509"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510"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511"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512"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513"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bullet text:level="1" text:style-name="ListLabel_20_514"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515"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516"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517"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518"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519"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520"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521"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522"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bullet text:level="1" text:style-name="ListLabel_20_523"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24"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525"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526"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527"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528"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529"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530"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531"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bullet text:level="1" text:style-name="ListLabel_20_532"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533"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534"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535"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536"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537"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538"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539"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540"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bullet text:level="1" text:style-name="ListLabel_20_54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42"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543"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544"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545"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546"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547"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548"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549"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bullet text:level="1" text:style-name="ListLabel_20_55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551"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552"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55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554"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555"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55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557"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558"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Exalted">
      <style:paragraph-properties fo:margin-top="0in" fo:margin-bottom="0.1in" loext:contextual-spacing="false" fo:line-height="100%" fo:text-align="start" style:justify-single-word="false" fo:orphans="2" fo:widows="2" style:writing-mode="lr-tb"/>
    </style:style>
    <style:style style:name="MP2" style:family="paragraph" style:parent-style-name="Exalted">
      <style:paragraph-properties fo:margin-top="0in" fo:margin-bottom="0.1in" loext:contextual-spacing="false" fo:text-align="end" style:justify-single-word="false"/>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4">
      <style:page-layout-properties fo:page-width="8.5in" fo:page-height="11in" style:num-format="1" style:print-orientation="portrait" fo:margin-top="0.5in" fo:margin-bottom="0.5in" fo:margin-left="1.25in" fo:margin-right="1.25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text:page-number text:select-page="current">93</text:page-number></text:p>
      </style:footer>
      <style:footer-left>
        <text:p text:style-name="MP1"><text:page-number text:select-page="current">76</text:page-number></text:p>
      </style:footer-left>
    </style:master-page>
    <style:master-page style:name="First_20_Page" style:display-name="First Page" style:page-layout-name="Mpm2" style:next-style-name="Standard">
      <style:footer>
        <text:p text:style-name="MP2"/>
      </style:footer>
    </style:master-page>
    <style:master-page style:name="Converted1" style:page-layout-name="Mpm3">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style:master-page style:name="Converted2" style:page-layout-name="Mpm3">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style:master-page style:name="Converted3" style:page-layout-name="Mpm3">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style:master-page style:name="Converted4" style:page-layout-name="Mpm4">
      <style:header>
        <text:p text:style-name="Header"/>
      </style:header>
      <style:header-left>
        <text:p text:style-name="Header_20_left"/>
      </style:header-left>
      <style:footer>
        <text:p text:style-name="MP2"><text:page-number text:select-page="current">0</text:page-number></text:p>
      </style:footer>
      <style:footer-left>
        <text:p text:style-name="MP1"><text:page-number text:select-page="current">0</text:page-number></text:p>
      </style:footer-left>
    </style:master-page>
    <style:master-page style:name="Converted5" style:page-layout-name="Mpm4">
      <style:header>
        <text:p text:style-name="Header"/>
      </style:header>
      <style:header-left>
        <text:p text:style-name="Header_20_left"/>
      </style:header-left>
      <style:footer>
        <text:p text:style-name="MP2"><text:page-number text:select-page="current">0</text:page-number></text:p>
      </style:footer>
      <style:footer-left>
        <text:p text:style-name="MP1"><text:page-number text:select-page="current">0</text:page-number></text:p>
      </style:footer-left>
    </style:master-page>
    <style:master-page style:name="Converted6" style:page-layout-name="Mpm4">
      <style:header>
        <text:p text:style-name="Header"/>
      </style:header>
      <style:header-left>
        <text:p text:style-name="Header_20_left"/>
      </style:header-left>
      <style:footer>
        <text:p text:style-name="MP2"><text:page-number text:select-page="current">0</text:page-number></text:p>
      </style:footer>
      <style:footer-left>
        <text:p text:style-name="MP1"><text:page-number text:select-page="current">0</text:page-number></text:p>
      </style:footer-left>
    </style:master-page>
    <style:master-page style:name="Converted7" style:page-layout-name="Mpm4">
      <style:header>
        <text:p text:style-name="Header"/>
      </style:header>
      <style:header-left>
        <text:p text:style-name="Header_20_left"/>
      </style:header-left>
      <style:footer>
        <text:p text:style-name="MP2"><text:page-number text:select-page="current">0</text:page-number></text:p>
      </style:footer>
      <style:footer-left>
        <text:p text:style-name="MP1"><text:page-number text:select-page="current">0</text:page-number></text:p>
      </style:footer-left>
    </style:master-page>
    <style:master-page style:name="Converted8" style:page-layout-name="Mpm4">
      <style:header>
        <text:p text:style-name="Header"/>
      </style:header>
      <style:header-left>
        <text:p text:style-name="Header_20_left"/>
      </style:header-left>
      <style:footer>
        <text:p text:style-name="MP2"><text:page-number text:select-page="current">0</text:page-number></text:p>
      </style:footer>
      <style:footer-left>
        <text:p text:style-name="MP1"><text:page-number text:select-page="current">0</text:page-number></text:p>
      </style:footer-left>
    </style:master-page>
    <style:master-page style:name="Converted9" style:page-layout-name="Mpm4">
      <style:header>
        <text:p text:style-name="Header"/>
      </style:header>
      <style:header-left>
        <text:p text:style-name="Header_20_left"/>
      </style:header-left>
      <style:footer>
        <text:p text:style-name="MP2"><text:page-number text:select-page="current">0</text:page-number></text:p>
      </style:footer>
      <style:footer-left>
        <text:p text:style-name="MP1"><text:page-number text:select-page="current">0</text:page-number></text:p>
      </style:footer-left>
    </style:master-page>
    <style:master-page style:name="Converted10" style:page-layout-name="Mpm4">
      <style:header>
        <text:p text:style-name="Header"/>
      </style:header>
      <style:header-left>
        <text:p text:style-name="Header_20_left"/>
      </style:header-left>
      <style:footer>
        <text:p text:style-name="MP2"><text:page-number text:select-page="current">0</text:page-number></text:p>
      </style:footer>
      <style:footer-left>
        <text:p text:style-name="MP1"><text:page-number text:select-page="current">0</text:page-number></text:p>
      </style:footer-left>
    </style:master-page>
    <style:master-page style:name="Converted11" style:page-layout-name="Mpm4">
      <style:header>
        <text:p text:style-name="Header"/>
      </style:header>
      <style:header-left>
        <text:p text:style-name="Header_20_left"/>
      </style:header-left>
      <style:footer>
        <text:p text:style-name="MP2"><text:page-number text:select-page="current">0</text:page-number></text:p>
      </style:footer>
      <style:footer-left>
        <text:p text:style-name="MP1"><text:page-number text:select-page="current">0</text:page-number></text:p>
      </style:footer-left>
    </style:master-page>
    <style:master-page style:name="Converted12" style:page-layout-name="Mpm4">
      <style:header>
        <text:p text:style-name="Header"/>
      </style:header>
      <style:header-left>
        <text:p text:style-name="Header_20_left"/>
      </style:header-left>
      <style:footer>
        <text:p text:style-name="MP2"><text:page-number text:select-page="current">0</text:page-number></text:p>
      </style:footer>
      <style:footer-left>
        <text:p text:style-name="MP1"><text:page-number text:select-page="current">0</text:page-number></text:p>
      </style:footer-left>
    </style:master-page>
    <style:master-page style:name="Converted13" style:page-layout-name="Mpm4">
      <style:header>
        <text:p text:style-name="Header"/>
      </style:header>
      <style:header-left>
        <text:p text:style-name="Header_20_left"/>
      </style:header-left>
      <style:footer>
        <text:p text:style-name="MP2"><text:page-number text:select-page="current">0</text:page-number></text:p>
      </style:footer>
      <style:footer-left>
        <text:p text:style-name="MP1"><text:page-number text:select-page="current">0</text:page-number></text:p>
      </style:footer-left>
    </style:master-page>
    <style:master-page style:name="Converted14" style:page-layout-name="Mpm4">
      <style:header>
        <text:p text:style-name="Header"/>
      </style:header>
      <style:header-left>
        <text:p text:style-name="Header_20_left"/>
      </style:header-left>
      <style:footer>
        <text:p text:style-name="MP2"><text:page-number text:select-page="current">0</text:page-number></text:p>
      </style:footer>
      <style:footer-left>
        <text:p text:style-name="MP1"><text:page-number text:select-page="current">0</text:page-number></text:p>
      </style:footer-left>
    </style:master-page>
    <style:master-page style:name="Converted15" style:page-layout-name="Mpm4">
      <style:header>
        <text:p text:style-name="Header"/>
      </style:header>
      <style:header-left>
        <text:p text:style-name="Header_20_left"/>
      </style:header-left>
      <style:footer>
        <text:p text:style-name="MP2"><text:page-number text:select-page="current">0</text:page-number></text:p>
      </style:footer>
      <style:footer-left>
        <text:p text:style-name="MP1"><text:page-number text:select-page="current">0</text:page-number></text:p>
      </style:footer-left>
    </style:master-page>
    <style:master-page style:name="Converted16" style:page-layout-name="Mpm4">
      <style:header>
        <text:p text:style-name="Header"/>
      </style:header>
      <style:header-left>
        <text:p text:style-name="Header_20_left"/>
      </style:header-left>
      <style:footer>
        <text:p text:style-name="MP2"><text:page-number text:select-page="current">0</text:page-number></text:p>
      </style:footer>
      <style:footer-left>
        <text:p text:style-name="MP1"><text:page-number text:select-page="current">0</text:page-number></text:p>
      </style:footer-left>
    </style:master-page>
    <style:master-page style:name="Converted17" style:page-layout-name="Mpm4">
      <style:header>
        <text:p text:style-name="Header"/>
      </style:header>
      <style:header-left>
        <text:p text:style-name="Header_20_left"/>
      </style:header-left>
      <style:footer>
        <text:p text:style-name="MP2"><text:page-number text:select-page="current">0</text:page-number></text:p>
      </style:footer>
      <style:footer-left>
        <text:p text:style-name="MP1"><text:page-number text:select-page="current">0</text:page-number></text:p>
      </style:footer-left>
    </style:master-page>
    <style:master-page style:name="Converted18" style:page-layout-name="Mpm4">
      <style:header>
        <text:p text:style-name="Header"/>
      </style:header>
      <style:header-left>
        <text:p text:style-name="Header_20_left"/>
      </style:header-left>
      <style:footer>
        <text:p text:style-name="MP2"><text:page-number text:select-page="current">0</text:page-number></text:p>
      </style:footer>
      <style:footer-left>
        <text:p text:style-name="MP1"><text:page-number text:select-page="current">0</text:page-number></text:p>
      </style:footer-left>
    </style:master-page>
    <style:master-page style:name="Converted19" style:page-layout-name="Mpm4">
      <style:header>
        <text:p text:style-name="Header"/>
      </style:header>
      <style:header-left>
        <text:p text:style-name="Header_20_left"/>
      </style:header-left>
      <style:footer>
        <text:p text:style-name="MP2"><text:page-number text:select-page="current">0</text:page-number></text:p>
      </style:footer>
      <style:footer-left>
        <text:p text:style-name="MP1"><text:page-number text:select-page="current">0</text:page-number></text:p>
      </style:footer-left>
    </style:master-page>
    <style:master-page style:name="Converted20" style:page-layout-name="Mpm4">
      <style:header>
        <text:p text:style-name="Header"/>
      </style:header>
      <style:header-left>
        <text:p text:style-name="Header_20_left"/>
      </style:header-left>
      <style:footer>
        <text:p text:style-name="MP2"><text:page-number text:select-page="current">0</text:page-number></text:p>
      </style:footer>
      <style:footer-left>
        <text:p text:style-name="MP1"><text:page-number text:select-page="current">0</text:page-number></text:p>
      </style:footer-left>
    </style:master-page>
    <style:master-page style:name="Converted21" style:page-layout-name="Mpm4">
      <style:header>
        <text:p text:style-name="Header"/>
      </style:header>
      <style:header-left>
        <text:p text:style-name="Header_20_left"/>
      </style:header-left>
      <style:footer>
        <text:p text:style-name="MP2"><text:page-number text:select-page="current">0</text:page-number></text:p>
      </style:footer>
      <style:footer-left>
        <text:p text:style-name="MP1"><text:page-number text:select-page="current">0</text:page-number></text:p>
      </style:footer-left>
    </style:master-page>
    <style:master-page style:name="Converted22" style:page-layout-name="Mpm4">
      <style:header>
        <text:p text:style-name="Header"/>
      </style:header>
      <style:header-left>
        <text:p text:style-name="Header_20_left"/>
      </style:header-left>
      <style:footer>
        <text:p text:style-name="MP2"><text:page-number text:select-page="current">0</text:page-number></text:p>
      </style:footer>
      <style:footer-left>
        <text:p text:style-name="MP1"><text:page-number text:select-page="current">0</text:page-number></text:p>
      </style:footer-left>
    </style:master-page>
    <style:master-page style:name="Converted23" style:page-layout-name="Mpm4">
      <style:header>
        <text:p text:style-name="Header"/>
      </style:header>
      <style:header-left>
        <text:p text:style-name="Header_20_left"/>
      </style:header-left>
      <style:footer>
        <text:p text:style-name="MP2"><text:page-number text:select-page="current">0</text:page-number></text:p>
      </style:footer>
      <style:footer-left>
        <text:p text:style-name="MP1"><text:page-number text:select-page="current">0</text:page-number></text:p>
      </style:footer-left>
    </style:master-page>
    <style:master-page style:name="Converted24" style:page-layout-name="Mpm4">
      <style:header>
        <text:p text:style-name="Header"/>
      </style:header>
      <style:header-left>
        <text:p text:style-name="Header_20_left"/>
      </style:header-left>
      <style:footer>
        <text:p text:style-name="MP2"><text:page-number text:select-page="current">0</text:page-number></text:p>
      </style:footer>
      <style:footer-left>
        <text:p text:style-name="MP1"><text:page-number text:select-page="current">0</text:page-number></text:p>
      </style:footer-left>
    </style:master-page>
    <style:master-page style:name="Converted25" style:page-layout-name="Mpm4">
      <style:header>
        <text:p text:style-name="Header"/>
      </style:header>
      <style:header-left>
        <text:p text:style-name="Header_20_left"/>
      </style:header-left>
      <style:footer>
        <text:p text:style-name="MP2"><text:page-number text:select-page="current">0</text:page-number></text:p>
      </style:footer>
      <style:footer-left>
        <text:p text:style-name="MP1"><text:page-number text:select-page="current">0</text:page-number></text:p>
      </style:footer-left>
    </style:master-page>
    <style:master-page style:name="Converted26" style:page-layout-name="Mpm4">
      <style:header>
        <text:p text:style-name="Header"/>
      </style:header>
      <style:header-left>
        <text:p text:style-name="Header_20_left"/>
      </style:header-left>
      <style:footer>
        <text:p text:style-name="MP2"><text:page-number text:select-page="current">0</text:page-number></text:p>
      </style:footer>
      <style:footer-left>
        <text:p text:style-name="MP1"><text:page-number text:select-page="current">0</text:page-number></text:p>
      </style:footer-left>
    </style:master-page>
    <style:master-page style:name="Converted27" style:page-layout-name="Mpm4">
      <style:header>
        <text:p text:style-name="Header"/>
      </style:header>
      <style:header-left>
        <text:p text:style-name="Header_20_left"/>
      </style:header-left>
      <style:footer>
        <text:p text:style-name="MP2"><text:page-number text:select-page="current">0</text:page-number></text:p>
      </style:footer>
      <style:footer-left>
        <text:p text:style-name="MP1"><text:page-number text:select-page="current">0</text:page-number></text:p>
      </style:footer-left>
    </style:master-page>
    <style:master-page style:name="Converted28" style:page-layout-name="Mpm4">
      <style:header>
        <text:p text:style-name="Header"/>
      </style:header>
      <style:header-left>
        <text:p text:style-name="Header_20_left"/>
      </style:header-left>
      <style:footer>
        <text:p text:style-name="MP2"><text:page-number text:select-page="current">0</text:page-number></text:p>
      </style:footer>
      <style:footer-left>
        <text:p text:style-name="MP1"><text:page-number text:select-page="current">0</text:page-number></text:p>
      </style:footer-left>
    </style:master-page>
    <style:master-page style:name="Converted29" style:page-layout-name="Mpm4">
      <style:header>
        <text:p text:style-name="Header"/>
      </style:header>
      <style:header-left>
        <text:p text:style-name="Header_20_left"/>
      </style:header-left>
      <style:footer>
        <text:p text:style-name="MP2"><text:page-number text:select-page="current">0</text:page-number></text:p>
      </style:footer>
      <style:footer-left>
        <text:p text:style-name="MP1"><text:page-number text:select-page="current">0</text:page-number></text:p>
      </style:footer-left>
    </style:master-page>
    <style:master-page style:name="Converted30" style:page-layout-name="Mpm3">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language>en-US</dc:language>
    <dc:date>2020-10-25T23:28:02</dc:date>
    <meta:editing-cycles>10</meta:editing-cycles>
    <meta:editing-duration>PT2H43M</meta:editing-duration>
    <meta:generator>LibreOffice/6.3.0.4$Windows_X86_64 LibreOffice_project/057fc023c990d676a43019934386b85b21a9ee99</meta:generator>
    <meta:document-statistic meta:table-count="35" meta:image-count="0" meta:object-count="0" meta:page-count="76" meta:paragraph-count="1785" meta:word-count="24989" meta:character-count="147963" meta:non-whitespace-character-count="124876"/>
  </office:meta>
</office:document-meta>
</file>